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_brut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ID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office:value-type="string">
            <text:p>Angle</text:p>
          </table:table-cell>
          <table:table-cell office:value-type="string">
            <text:p>Opinion</text:p>
          </table:table-cell>
          <table:table-cell office:value-type="string">
            <text:p>Puissance</text:p>
          </table:table-cell>
          <table:table-cell office:value-type="string">
            <text:p>etat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5</text:p>
          </table:table-cell>
          <table:table-cell office:value="-0.14398668892682" office:value-type="float"/>
          <table:table-cell office:value="-0.078660845756531" office:value-type="float"/>
          <table:table-cell office:value="31.93979620174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64</text:p>
          </table:table-cell>
          <table:table-cell office:value="1.1732159554958" office:value-type="float"/>
          <table:table-cell office:value="0.00056704178859945" office:value-type="float"/>
          <table:table-cell office:value="-0.01436108975392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75</text:p>
          </table:table-cell>
          <table:table-cell office:value="2.7046537399292" office:value-type="float"/>
          <table:table-cell office:value="-0.043311342597008" office:value-type="float"/>
          <table:table-cell office:value="11.35906548636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86</text:p>
          </table:table-cell>
          <table:table-cell office:value="4.2262810468674" office:value-type="float"/>
          <table:table-cell office:value="-0.0069436023477465" office:value-type="float"/>
          <table:table-cell office:value="1.907985752365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97</text:p>
          </table:table-cell>
          <table:table-cell office:value="5.6813228130341" office:value-type="float"/>
          <table:table-cell office:value="0.010285055032" office:value-type="float"/>
          <table:table-cell office:value="-2.520626849809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08</text:p>
          </table:table-cell>
          <table:table-cell office:value="7.1871387958527" office:value-type="float"/>
          <table:table-cell office:value="0.025492876302451" office:value-type="float"/>
          <table:table-cell office:value="-6.41417014560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19</text:p>
          </table:table-cell>
          <table:table-cell office:value="8.7499189376831" office:value-type="float"/>
          <table:table-cell office:value="-0.037099462933838" office:value-type="float"/>
          <table:table-cell office:value="11.1927164208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30</text:p>
          </table:table-cell>
          <table:table-cell office:value="-0.25043029338121" office:value-type="float"/>
          <table:table-cell office:value="1.5147203207016" office:value-type="float"/>
          <table:table-cell office:value="-4.362767574134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41</text:p>
          </table:table-cell>
          <table:table-cell office:value="1.310600489378" office:value-type="float"/>
          <table:table-cell office:value="1.546519100666" office:value-type="float"/>
          <table:table-cell office:value="-16.1921660991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52</text:p>
          </table:table-cell>
          <table:table-cell office:value="2.8212186694145" office:value-type="float"/>
          <table:table-cell office:value="1.6313430666924" office:value-type="float"/>
          <table:table-cell office:value="-45.1923244318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63</text:p>
          </table:table-cell>
          <table:table-cell office:value="4.1819339990616" office:value-type="float"/>
          <table:table-cell office:value="1.4830139279366" office:value-type="float"/>
          <table:table-cell office:value="4.187852950992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74</text:p>
          </table:table-cell>
          <table:table-cell office:value="5.7768160104752" office:value-type="float"/>
          <table:table-cell office:value="1.4906568825245" office:value-type="float"/>
          <table:table-cell office:value="3.195769183195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85</text:p>
          </table:table-cell>
          <table:table-cell office:value="7.2202146053314" office:value-type="float"/>
          <table:table-cell office:value="1.4932809770107" office:value-type="float"/>
          <table:table-cell office:value="1.913994882896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596</text:p>
          </table:table-cell>
          <table:table-cell office:value="8.6767864227295" office:value-type="float"/>
          <table:table-cell office:value="1.4999714493752" office:value-type="float"/>
          <table:table-cell office:value="-0.04314802880665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07</text:p>
          </table:table-cell>
          <table:table-cell office:value="-0.19906260073185" office:value-type="float"/>
          <table:table-cell office:value="2.9585629701614" office:value-type="float"/>
          <table:table-cell office:value="14.2847644105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18</text:p>
          </table:table-cell>
          <table:table-cell office:value="1.2710300087929" office:value-type="float"/>
          <table:table-cell office:value="3.0601033568382" office:value-type="float"/>
          <table:table-cell office:value="-18.7412077074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29</text:p>
          </table:table-cell>
          <table:table-cell office:value="2.7422711253166" office:value-type="float"/>
          <table:table-cell office:value="3.0306035280228" office:value-type="float"/>
          <table:table-cell office:value="-8.875210099159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40</text:p>
          </table:table-cell>
          <table:table-cell office:value="4.1728529334068" office:value-type="float"/>
          <table:table-cell office:value="2.9970216751099" office:value-type="float"/>
          <table:table-cell office:value="0.6392035087582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51</text:p>
          </table:table-cell>
          <table:table-cell office:value="5.7414889335632" office:value-type="float"/>
          <table:table-cell office:value="2.9850560426712" office:value-type="float"/>
          <table:table-cell office:value="4.440838649014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62</text:p>
          </table:table-cell>
          <table:table-cell office:value="7.3218369483948" office:value-type="float"/>
          <table:table-cell office:value="3.0885595083237" office:value-type="float"/>
          <table:table-cell office:value="-31.75532855805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73</text:p>
          </table:table-cell>
          <table:table-cell office:value="8.6884832382202" office:value-type="float"/>
          <table:table-cell office:value="2.9738622903824" office:value-type="float"/>
          <table:table-cell office:value="6.709395510375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84</text:p>
          </table:table-cell>
          <table:table-cell office:value="-0.28094599023461" office:value-type="float"/>
          <table:table-cell office:value="4.5162191987038" office:value-type="float"/>
          <table:table-cell office:value="-4.4438727911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695</text:p>
          </table:table-cell>
          <table:table-cell office:value="1.1748276650906" office:value-type="float"/>
          <table:table-cell office:value="4.5060166716576" office:value-type="float"/>
          <table:table-cell office:value="-1.59835675434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06</text:p>
          </table:table-cell>
          <table:table-cell office:value="2.8354614973068" office:value-type="float"/>
          <table:table-cell office:value="4.6068453788757" office:value-type="float"/>
          <table:table-cell office:value="-39.3123243265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17</text:p>
          </table:table-cell>
          <table:table-cell office:value="4.261908531189" office:value-type="float"/>
          <table:table-cell office:value="4.5211920142174" office:value-type="float"/>
          <table:table-cell office:value="-6.370100768128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28</text:p>
          </table:table-cell>
          <table:table-cell office:value="5.77865421772" office:value-type="float"/>
          <table:table-cell office:value="4.388767182827" office:value-type="float"/>
          <table:table-cell office:value="34.95232694467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39</text:p>
          </table:table-cell>
          <table:table-cell office:value="7.2779035568237" office:value-type="float"/>
          <table:table-cell office:value="4.6061831712723" office:value-type="float"/>
          <table:table-cell office:value="-33.03939939304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50</text:p>
          </table:table-cell>
          <table:table-cell office:value="8.7184417247772" office:value-type="float"/>
          <table:table-cell office:value="4.4719916582108" office:value-type="float"/>
          <table:table-cell office:value="7.703845003607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61</text:p>
          </table:table-cell>
          <table:table-cell office:value="-0.24507541209459" office:value-type="float"/>
          <table:table-cell office:value="6.0383862257004" office:value-type="float"/>
          <table:table-cell office:value="-11.62988317620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72</text:p>
          </table:table-cell>
          <table:table-cell office:value="1.1887960135937" office:value-type="float"/>
          <table:table-cell office:value="6.0211145877838" office:value-type="float"/>
          <table:table-cell office:value="-5.3977589983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83</text:p>
          </table:table-cell>
          <table:table-cell office:value="2.6755723357201" office:value-type="float"/>
          <table:table-cell office:value="6.0007536411285" office:value-type="float"/>
          <table:table-cell office:value="-0.0808887957791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794</text:p>
          </table:table-cell>
          <table:table-cell office:value="4.33649122715" office:value-type="float"/>
          <table:table-cell office:value="5.9610742330551" office:value-type="float"/>
          <table:table-cell office:value="14.90165967090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05</text:p>
          </table:table-cell>
          <table:table-cell office:value="5.7854628562927" office:value-type="float"/>
          <table:table-cell office:value="6.093801856041" office:value-type="float"/>
          <table:table-cell office:value="-30.12726868793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16</text:p>
          </table:table-cell>
          <table:table-cell office:value="7.3446643352509" office:value-type="float"/>
          <table:table-cell office:value="6.1407721042633" office:value-type="float"/>
          <table:table-cell office:value="-51.464955518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27</text:p>
          </table:table-cell>
          <table:table-cell office:value="8.7007570266724" office:value-type="float"/>
          <table:table-cell office:value="6.0403406620026" office:value-type="float"/>
          <table:table-cell office:value="-10.470571791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38</text:p>
          </table:table-cell>
          <table:table-cell office:value="-0.20990125834942" office:value-type="float"/>
          <table:table-cell office:value="7.4564915895462" office:value-type="float"/>
          <table:table-cell office:value="14.30987552472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49</text:p>
          </table:table-cell>
          <table:table-cell office:value="1.2371376901865" office:value-type="float"/>
          <table:table-cell office:value="7.5446784496307" office:value-type="float"/>
          <table:table-cell office:value="-12.5857712167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60</text:p>
          </table:table-cell>
          <table:table-cell office:value="2.7275431156158" office:value-type="float"/>
          <table:table-cell office:value="7.5672835111618" office:value-type="float"/>
          <table:table-cell office:value="-18.36081409150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71</text:p>
          </table:table-cell>
          <table:table-cell office:value="4.293033182621" office:value-type="float"/>
          <table:table-cell office:value="7.618220448494" office:value-type="float"/>
          <table:table-cell office:value="-38.27225934168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82</text:p>
          </table:table-cell>
          <table:table-cell office:value="5.7573920488358" office:value-type="float"/>
          <table:table-cell office:value="7.4828690290451" office:value-type="float"/>
          <table:table-cell office:value="5.087937803784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893</text:p>
          </table:table-cell>
          <table:table-cell office:value="7.2420036792755" office:value-type="float"/>
          <table:table-cell office:value="7.52312541008" office:value-type="float"/>
          <table:table-cell office:value="-6.684576534921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04</text:p>
          </table:table-cell>
          <table:table-cell office:value="8.8154059648514" office:value-type="float"/>
          <table:table-cell office:value="7.5535929203033" office:value-type="float"/>
          <table:table-cell office:value="-19.14690805088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15</text:p>
          </table:table-cell>
          <table:table-cell office:value="-0.19060915336013" office:value-type="float"/>
          <table:table-cell office:value="9.0184736251831" office:value-type="float"/>
          <table:table-cell office:value="-6.587794489541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26</text:p>
          </table:table-cell>
          <table:table-cell office:value="1.3170753419399" office:value-type="float"/>
          <table:table-cell office:value="8.9466029405594" office:value-type="float"/>
          <table:table-cell office:value="19.3081207715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37</text:p>
          </table:table-cell>
          <table:table-cell office:value="2.8000766038895" office:value-type="float"/>
          <table:table-cell office:value="9.1198319196701" office:value-type="float"/>
          <table:table-cell office:value="-39.42917980206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48</text:p>
          </table:table-cell>
          <table:table-cell office:value="4.3447440862656" office:value-type="float"/>
          <table:table-cell office:value="8.9204931259155" office:value-type="float"/>
          <table:table-cell office:value="30.6977933379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59</text:p>
          </table:table-cell>
          <table:table-cell office:value="5.7491147518158" office:value-type="float"/>
          <table:table-cell office:value="8.9691209793091" office:value-type="float"/>
          <table:table-cell office:value="9.223132756105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70</text:p>
          </table:table-cell>
          <table:table-cell office:value="7.295845746994" office:value-type="float"/>
          <table:table-cell office:value="9.1197788715363" office:value-type="float"/>
          <table:table-cell office:value="-39.09668497219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81</text:p>
          </table:table-cell>
          <table:table-cell office:value="8.7193787097931" office:value-type="float"/>
          <table:table-cell office:value="8.9376676082611" office:value-type="float"/>
          <table:table-cell office:value="17.0663612283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992</text:p>
          </table:table-cell>
          <table:table-cell office:value="-0.27000099420547" office:value-type="float"/>
          <table:table-cell office:value="10.57000875473" office:value-type="float"/>
          <table:table-cell office:value="-19.53773323897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5003</text:p>
          </table:table-cell>
          <table:table-cell office:value="1.2042348086834" office:value-type="float"/>
          <table:table-cell office:value="10.453330278397" office:value-type="float"/>
          <table:table-cell office:value="12.3383143715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5</text:p>
          </table:table-cell>
          <table:table-cell office:value="-0.17624024301767" office:value-type="float"/>
          <table:table-cell office:value="-0.24882456287742" office:value-type="float"/>
          <table:table-cell office:value="77.79689503323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64</text:p>
          </table:table-cell>
          <table:table-cell office:value="0.81895425915718" office:value-type="float"/>
          <table:table-cell office:value="-0.047864904627204" office:value-type="float"/>
          <table:table-cell office:value="16.84009383438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75</text:p>
          </table:table-cell>
          <table:table-cell office:value="2.3744538426399" office:value-type="float"/>
          <table:table-cell office:value="-0.18846252933145" office:value-type="float"/>
          <table:table-cell office:value="27.69692593319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86</text:p>
          </table:table-cell>
          <table:table-cell office:value="3.9001458883286" office:value-type="float"/>
          <table:table-cell office:value="-0.030454657971859" office:value-type="float"/>
          <table:table-cell office:value="4.760975670662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97</text:p>
          </table:table-cell>
          <table:table-cell office:value="5.2914065122604" office:value-type="float"/>
          <table:table-cell office:value="0.045125619508326" office:value-type="float"/>
          <table:table-cell office:value="-6.119277067245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08</text:p>
          </table:table-cell>
          <table:table-cell office:value="6.819218993187" office:value-type="float"/>
          <table:table-cell office:value="0.11178346350789" office:value-type="float"/>
          <table:table-cell office:value="-15.5360670226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19</text:p>
          </table:table-cell>
          <table:table-cell office:value="8.4820574522018" office:value-type="float"/>
          <table:table-cell office:value="-0.15885045751929" office:value-type="float"/>
          <table:table-cell office:value="27.57936659132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30</text:p>
          </table:table-cell>
          <table:table-cell office:value="-0.53739238530397" office:value-type="float"/>
          <table:table-cell office:value="1.5633369982243" office:value-type="float"/>
          <table:table-cell office:value="-10.7730036708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41</text:p>
          </table:table-cell>
          <table:table-cell office:value="1.1462324857712" office:value-type="float"/>
          <table:table-cell office:value="1.6758927702904" office:value-type="float"/>
          <table:table-cell office:value="-39.37946155572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52</text:p>
          </table:table-cell>
          <table:table-cell office:value="2.8693348169327" office:value-type="float"/>
          <table:table-cell office:value="1.8884524703026" office:value-type="float"/>
          <table:table-cell office:value="-110.5083986452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63</text:p>
          </table:table-cell>
          <table:table-cell office:value="3.8009148836136" office:value-type="float"/>
          <table:table-cell office:value="1.4256718754768" office:value-type="float"/>
          <table:table-cell office:value="10.1168926354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74</text:p>
          </table:table-cell>
          <table:table-cell office:value="5.5352532863617" office:value-type="float"/>
          <table:table-cell office:value="1.4641405642033" office:value-type="float"/>
          <table:table-cell office:value="5.537378228014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85</text:p>
          </table:table-cell>
          <table:table-cell office:value="6.8897193670273" office:value-type="float"/>
          <table:table-cell office:value="1.4699843525887" office:value-type="float"/>
          <table:table-cell office:value="4.7241644874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596</text:p>
          </table:table-cell>
          <table:table-cell office:value="8.2796543836594" office:value-type="float"/>
          <table:table-cell office:value="1.5003788471222" office:value-type="float"/>
          <table:table-cell office:value="-0.1023337949411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07</text:p>
          </table:table-cell>
          <table:table-cell office:value="-0.38611121475697" office:value-type="float"/>
          <table:table-cell office:value="2.8354474902153" office:value-type="float"/>
          <table:table-cell office:value="35.18044796718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18</text:p>
          </table:table-cell>
          <table:table-cell office:value="1.0684464126825" office:value-type="float"/>
          <table:table-cell office:value="3.2383018732071" office:value-type="float"/>
          <table:table-cell office:value="-45.55955472265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29</text:p>
          </table:table-cell>
          <table:table-cell office:value="2.4167653918266" office:value-type="float"/>
          <table:table-cell office:value="3.1017869710922" office:value-type="float"/>
          <table:table-cell office:value="-9.029687400076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40</text:p>
          </table:table-cell>
          <table:table-cell office:value="3.7765753269196" office:value-type="float"/>
          <table:table-cell office:value="2.9872804880142" office:value-type="float"/>
          <table:table-cell office:value="1.60158779116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51</text:p>
          </table:table-cell>
          <table:table-cell office:value="5.4400551319122" office:value-type="float"/>
          <table:table-cell office:value="2.9341214895248" office:value-type="float"/>
          <table:table-cell office:value="10.93083544141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62</text:p>
          </table:table-cell>
          <table:table-cell office:value="7.2571742534637" office:value-type="float"/>
          <table:table-cell office:value="3.3017069101334" office:value-type="float"/>
          <table:table-cell office:value="-77.2167793504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73</text:p>
          </table:table-cell>
          <table:table-cell office:value="8.3217030763626" office:value-type="float"/>
          <table:table-cell office:value="2.8843888640404" office:value-type="float"/>
          <table:table-cell office:value="16.22309863187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84</text:p>
          </table:table-cell>
          <table:table-cell office:value="-0.60946546494961" office:value-type="float"/>
          <table:table-cell office:value="4.5706152915955" office:value-type="float"/>
          <table:table-cell office:value="-10.8694572737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695</text:p>
          </table:table-cell>
          <table:table-cell office:value="0.7814459502697" office:value-type="float"/>
          <table:table-cell office:value="4.5284730195999" office:value-type="float"/>
          <table:table-cell office:value="-3.943683520244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06</text:p>
          </table:table-cell>
          <table:table-cell office:value="2.8386643528938" office:value-type="float"/>
          <table:table-cell office:value="4.8263874650002" office:value-type="float"/>
          <table:table-cell office:value="-95.65847314846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17</text:p>
          </table:table-cell>
          <table:table-cell office:value="4.0042757987976" office:value-type="float"/>
          <table:table-cell office:value="4.5858803391457" office:value-type="float"/>
          <table:table-cell office:value="-15.49939251249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28</text:p>
          </table:table-cell>
          <table:table-cell office:value="5.709063410759" office:value-type="float"/>
          <table:table-cell office:value="4.1081699728966" office:value-type="float"/>
          <table:table-cell office:value="85.31416677365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39</text:p>
          </table:table-cell>
          <table:table-cell office:value="7.1880042552948" office:value-type="float"/>
          <table:table-cell office:value="4.8856988549232" office:value-type="float"/>
          <table:table-cell office:value="-81.1104174632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50</text:p>
          </table:table-cell>
          <table:table-cell office:value="8.3980625867844" office:value-type="float"/>
          <table:table-cell office:value="4.376899600029" office:value-type="float"/>
          <table:table-cell office:value="18.99835467338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61</text:p>
          </table:table-cell>
          <table:table-cell office:value="-0.50416737794876" office:value-type="float"/>
          <table:table-cell office:value="6.1617362499237" office:value-type="float"/>
          <table:table-cell office:value="-28.4367782674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72</text:p>
          </table:table-cell>
          <table:table-cell office:value="0.81572785973549" office:value-type="float"/>
          <table:table-cell office:value="6.0940486192703" office:value-type="float"/>
          <table:table-cell office:value="-13.0252793526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83</text:p>
          </table:table-cell>
          <table:table-cell office:value="2.2773408889771" office:value-type="float"/>
          <table:table-cell office:value="6.0018521547318" office:value-type="float"/>
          <table:table-cell office:value="-0.1408545060118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794</text:p>
          </table:table-cell>
          <table:table-cell office:value="4.1990095376968" office:value-type="float"/>
          <table:table-cell office:value="5.8569151163101" office:value-type="float"/>
          <table:table-cell office:value="36.2704020396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05</text:p>
          </table:table-cell>
          <table:table-cell office:value="5.6779497861862" office:value-type="float"/>
          <table:table-cell office:value="6.3452422618866" office:value-type="float"/>
          <table:table-cell office:value="-74.05493669449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16</text:p>
          </table:table-cell>
          <table:table-cell office:value="7.4514812231064" office:value-type="float"/>
          <table:table-cell office:value="6.3609933853149" office:value-type="float"/>
          <table:table-cell office:value="-125.9121029240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27</text:p>
          </table:table-cell>
          <table:table-cell office:value="8.3587598800659" office:value-type="float"/>
          <table:table-cell office:value="6.172126531601" office:value-type="float"/>
          <table:table-cell office:value="-24.2379355202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38</text:p>
          </table:table-cell>
          <table:table-cell office:value="-0.40838394314051" office:value-type="float"/>
          <table:table-cell office:value="7.2843873500824" office:value-type="float"/>
          <table:table-cell office:value="45.90933869598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49</text:p>
          </table:table-cell>
          <table:table-cell office:value="0.95555528998375" office:value-type="float"/>
          <table:table-cell office:value="7.6884520053864" office:value-type="float"/>
          <table:table-cell office:value="-30.6886635768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60</text:p>
          </table:table-cell>
          <table:table-cell office:value="2.4646456539631" office:value-type="float"/>
          <table:table-cell office:value="7.7787864208221" office:value-type="float"/>
          <table:table-cell office:value="-44.5572798419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71</text:p>
          </table:table-cell>
          <table:table-cell office:value="4.2663702368736" office:value-type="float"/>
          <table:table-cell office:value="7.8956699371338" office:value-type="float"/>
          <table:table-cell office:value="-94.02602265594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82</text:p>
          </table:table-cell>
          <table:table-cell office:value="5.4828989505768" office:value-type="float"/>
          <table:table-cell office:value="7.4286466836929" office:value-type="float"/>
          <table:table-cell office:value="12.41081345612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893</text:p>
          </table:table-cell>
          <table:table-cell office:value="6.9456589221954" office:value-type="float"/>
          <table:table-cell office:value="7.5989580154419" office:value-type="float"/>
          <table:table-cell office:value="-16.27838118061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04</text:p>
          </table:table-cell>
          <table:table-cell office:value="8.6685913801193" office:value-type="float"/>
          <table:table-cell office:value="7.6982748508453" office:value-type="float"/>
          <table:table-cell office:value="-45.75958259546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15</text:p>
          </table:table-cell>
          <table:table-cell office:value="-0.39491184055805" office:value-type="float"/>
          <table:table-cell office:value="9.0858852863312" office:value-type="float"/>
          <table:table-cell office:value="-20.79233394306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26</text:p>
          </table:table-cell>
          <table:table-cell office:value="1.1731954663992" office:value-type="float"/>
          <table:table-cell office:value="8.7993651628494" office:value-type="float"/>
          <table:table-cell office:value="46.99586227441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37</text:p>
          </table:table-cell>
          <table:table-cell office:value="2.7864187955856" office:value-type="float"/>
          <table:table-cell office:value="9.3938606977463" office:value-type="float"/>
          <table:table-cell office:value="-96.98112679135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48</text:p>
          </table:table-cell>
          <table:table-cell office:value="4.2962950468063" office:value-type="float"/>
          <table:table-cell office:value="8.7382614612579" office:value-type="float"/>
          <table:table-cell office:value="75.6533760933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59</text:p>
          </table:table-cell>
          <table:table-cell office:value="5.4759442806244" office:value-type="float"/>
          <table:table-cell office:value="8.8699275255203" office:value-type="float"/>
          <table:table-cell office:value="22.4189860805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70</text:p>
          </table:table-cell>
          <table:table-cell office:value="7.2795104980469" office:value-type="float"/>
          <table:table-cell office:value="9.3953263759613" office:value-type="float"/>
          <table:table-cell office:value="-96.24314004448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81</text:p>
          </table:table-cell>
          <table:table-cell office:value="8.4411162137985" office:value-type="float"/>
          <table:table-cell office:value="8.7365591526031" office:value-type="float"/>
          <table:table-cell office:value="41.58947877823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992</text:p>
          </table:table-cell>
          <table:table-cell office:value="-0.43513964861631" office:value-type="float"/>
          <table:table-cell office:value="10.727971792221" office:value-type="float"/>
          <table:table-cell office:value="-47.69498603359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5003</text:p>
          </table:table-cell>
          <table:table-cell office:value="0.88263675570488" office:value-type="float"/>
          <table:table-cell office:value="10.298222303391" office:value-type="float"/>
          <table:table-cell office:value="30.0237354199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5</text:p>
          </table:table-cell>
          <table:table-cell office:value="-0.077336570248008" office:value-type="float"/>
          <table:table-cell office:value="-0.39032854139805" office:value-type="float"/>
          <table:table-cell office:value="123.64793583086" office:value-type="float"/>
          <table:table-cell office:value="11" office:value-type="float"/>
          <table:table-cell office:value="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64</text:p>
          </table:table-cell>
          <table:table-cell office:value="0.59908013790846" office:value-type="float"/>
          <table:table-cell office:value="-0.27450498193502" office:value-type="float"/>
          <table:table-cell office:value="53.571958830402" office:value-type="float"/>
          <table:table-cell office:value="10" office:value-type="float"/>
          <table:table-cell office:value="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75</text:p>
          </table:table-cell>
          <table:table-cell office:value="2.0993342995644" office:value-type="float"/>
          <table:table-cell office:value="-0.42055018246174" office:value-type="float"/>
          <table:table-cell office:value="43.996404310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86</text:p>
          </table:table-cell>
          <table:table-cell office:value="3.5757106542587" office:value-type="float"/>
          <table:table-cell office:value="-0.069888308644295" office:value-type="float"/>
          <table:table-cell office:value="7.604282088340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97</text:p>
          </table:table-cell>
          <table:table-cell office:value="4.9051585793495" office:value-type="float"/>
          <table:table-cell office:value="0.10446682572365" office:value-type="float"/>
          <table:table-cell office:value="-9.74335573661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08</text:p>
          </table:table-cell>
          <table:table-cell office:value="6.4696002006531" office:value-type="float"/>
          <table:table-cell office:value="0.25490155443549" office:value-type="float"/>
          <table:table-cell office:value="-24.66529683702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19</text:p>
          </table:table-cell>
          <table:table-cell office:value="8.2596409320831" office:value-type="float"/>
          <table:table-cell office:value="-0.35135846585035" office:value-type="float"/>
          <table:table-cell office:value="43.96511642796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30</text:p>
          </table:table-cell>
          <table:table-cell office:value="-0.81724159419537" office:value-type="float"/>
          <table:table-cell office:value="1.6436336934566" office:value-type="float"/>
          <table:table-cell office:value="-17.18517283725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41</text:p>
          </table:table-cell>
          <table:table-cell office:value="1.0453303158283" office:value-type="float"/>
          <table:table-cell office:value="1.8594951927662" office:value-type="float"/>
          <table:table-cell office:value="-62.5548613299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52</text:p>
          </table:table-cell>
          <table:table-cell office:value="3.1220144033432" office:value-type="float"/>
          <table:table-cell office:value="1.9526119530201" office:value-type="float"/>
          <table:table-cell office:value="-175.76547792763" office:value-type="float"/>
          <table:table-cell office:value="11" office:value-type="float"/>
          <table:table-cell office:value="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63</text:p>
          </table:table-cell>
          <table:table-cell office:value="3.4282866120338" office:value-type="float"/>
          <table:table-cell office:value="1.3294325768948" office:value-type="float"/>
          <table:table-cell office:value="16.059726476669" office:value-type="float"/>
          <table:table-cell office:value="10" office:value-type="float"/>
          <table:table-cell office:value="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74</text:p>
          </table:table-cell>
          <table:table-cell office:value="5.2433001995087" office:value-type="float"/>
          <table:table-cell office:value="1.5379483997822" office:value-type="float"/>
          <table:table-cell office:value="-18.96976950062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85</text:p>
          </table:table-cell>
          <table:table-cell office:value="6.5611815452576" office:value-type="float"/>
          <table:table-cell office:value="1.4304192364216" office:value-type="float"/>
          <table:table-cell office:value="7.51236517717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596</text:p>
          </table:table-cell>
          <table:table-cell office:value="7.9109466075897" office:value-type="float"/>
          <table:table-cell office:value="1.4759561419487" office:value-type="float"/>
          <table:table-cell office:value="11.11896421499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07</text:p>
          </table:table-cell>
          <table:table-cell office:value="-0.51740117371082" office:value-type="float"/>
          <table:table-cell office:value="2.6544576883316" office:value-type="float"/>
          <table:table-cell office:value="56.0478461775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18</text:p>
          </table:table-cell>
          <table:table-cell office:value="0.96765324473381" office:value-type="float"/>
          <table:table-cell office:value="3.4891363978386" office:value-type="float"/>
          <table:table-cell office:value="-72.39163225623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29</text:p>
          </table:table-cell>
          <table:table-cell office:value="2.05112606287" office:value-type="float"/>
          <table:table-cell office:value="3.0894029140472" office:value-type="float"/>
          <table:table-cell office:value="5.484462686025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40</text:p>
          </table:table-cell>
          <table:table-cell office:value="3.3805269002914" office:value-type="float"/>
          <table:table-cell office:value="2.9713821411133" office:value-type="float"/>
          <table:table-cell office:value="2.526407907153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51</text:p>
          </table:table-cell>
          <table:table-cell office:value="5.1464426517487" office:value-type="float"/>
          <table:table-cell office:value="2.8495904803276" office:value-type="float"/>
          <table:table-cell office:value="17.34926765132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62</text:p>
          </table:table-cell>
          <table:table-cell office:value="7.3632299900055" office:value-type="float"/>
          <table:table-cell office:value="3.4971725940704" office:value-type="float"/>
          <table:table-cell office:value="-122.6507417715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73</text:p>
          </table:table-cell>
          <table:table-cell office:value="7.9747474193573" office:value-type="float"/>
          <table:table-cell office:value="2.7359285950661" office:value-type="float"/>
          <table:table-cell office:value="25.7187489491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84</text:p>
          </table:table-cell>
          <table:table-cell office:value="-0.93017280101776" office:value-type="float"/>
          <table:table-cell office:value="4.6615290641785" office:value-type="float"/>
          <table:table-cell office:value="-17.2928541329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695</text:p>
          </table:table-cell>
          <table:table-cell office:value="0.38924288004637" office:value-type="float"/>
          <table:table-cell office:value="4.5668157935143" office:value-type="float"/>
          <table:table-cell office:value="-6.251413446323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06</text:p>
          </table:table-cell>
          <table:table-cell office:value="3.0231127142906" office:value-type="float"/>
          <table:table-cell office:value="4.9459281563759" office:value-type="float"/>
          <table:table-cell office:value="-151.9629195996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17</text:p>
          </table:table-cell>
          <table:table-cell office:value="3.7422314286232" office:value-type="float"/>
          <table:table-cell office:value="4.68072026968" office:value-type="float"/>
          <table:table-cell office:value="-18.70289995412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28</text:p>
          </table:table-cell>
          <table:table-cell office:value="5.8799540996552" office:value-type="float"/>
          <table:table-cell office:value="3.8749271631241" office:value-type="float"/>
          <table:table-cell office:value="135.6651615944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39</text:p>
          </table:table-cell>
          <table:table-cell office:value="7.334703207016" office:value-type="float"/>
          <table:table-cell office:value="5.1394701004028" office:value-type="float"/>
          <table:table-cell office:value="-129.1240977633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50</text:p>
          </table:table-cell>
          <table:table-cell office:value="8.1023442745209" office:value-type="float"/>
          <table:table-cell office:value="4.2209786176682" office:value-type="float"/>
          <table:table-cell office:value="30.29500754775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61</text:p>
          </table:table-cell>
          <table:table-cell office:value="-0.71637138724327" office:value-type="float"/>
          <table:table-cell office:value="6.3548147678375" office:value-type="float"/>
          <table:table-cell office:value="-45.28390905659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72</text:p>
          </table:table-cell>
          <table:table-cell office:value="0.45569822192192" office:value-type="float"/>
          <table:table-cell office:value="6.2155467271805" office:value-type="float"/>
          <table:table-cell office:value="-20.66837830148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83</text:p>
          </table:table-cell>
          <table:table-cell office:value="1.8787613511086" office:value-type="float"/>
          <table:table-cell office:value="6.0030490159988" office:value-type="float"/>
          <table:table-cell office:value="-0.1539230008556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794</text:p>
          </table:table-cell>
          <table:table-cell office:value="4.108592569828" office:value-type="float"/>
          <table:table-cell office:value="5.7105696201324" office:value-type="float"/>
          <table:table-cell office:value="57.57676340212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05</text:p>
          </table:table-cell>
          <table:table-cell office:value="5.6510502099991" office:value-type="float"/>
          <table:table-cell office:value="6.6993147134781" office:value-type="float"/>
          <table:table-cell office:value="-84.84979268092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16</text:p>
          </table:table-cell>
          <table:table-cell office:value="7.6397454738617" office:value-type="float"/>
          <table:table-cell office:value="6.4686125516891" office:value-type="float"/>
          <table:table-cell office:value="-131.2519881376" office:value-type="float"/>
          <table:table-cell office:value="11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27</text:p>
          </table:table-cell>
          <table:table-cell office:value="8.1740272045135" office:value-type="float"/>
          <table:table-cell office:value="6.3847583532333" office:value-type="float"/>
          <table:table-cell office:value="-69.973092929573" office:value-type="float"/>
          <table:table-cell office:value="11" office:value-type="float"/>
          <table:table-cell office:value="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38</text:p>
          </table:table-cell>
          <table:table-cell office:value="-0.4850385338068" office:value-type="float"/>
          <table:table-cell office:value="7.0317006111145" office:value-type="float"/>
          <table:table-cell office:value="78.1758552903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49</text:p>
          </table:table-cell>
          <table:table-cell office:value="0.73655463755131" office:value-type="float"/>
          <table:table-cell office:value="7.9134380817413" office:value-type="float"/>
          <table:table-cell office:value="-49.87737137800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60</text:p>
          </table:table-cell>
          <table:table-cell office:value="2.3221197724342" office:value-type="float"/>
          <table:table-cell office:value="8.0859804153442" office:value-type="float"/>
          <table:table-cell office:value="-70.82440898676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71</text:p>
          </table:table-cell>
          <table:table-cell office:value="4.3612641096115" office:value-type="float"/>
          <table:table-cell office:value="8.1209754943848" office:value-type="float"/>
          <table:table-cell office:value="-96.986327201697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82</text:p>
          </table:table-cell>
          <table:table-cell office:value="5.2104043960571" office:value-type="float"/>
          <table:table-cell office:value="7.3130524158478" office:value-type="float"/>
          <table:table-cell office:value="27.40897285710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893</text:p>
          </table:table-cell>
          <table:table-cell office:value="6.6660988330841" office:value-type="float"/>
          <table:table-cell office:value="7.7232563495636" office:value-type="float"/>
          <table:table-cell office:value="-25.8779525756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04</text:p>
          </table:table-cell>
          <table:table-cell office:value="8.5942822694778" office:value-type="float"/>
          <table:table-cell office:value="7.8802692890167" office:value-type="float"/>
          <table:table-cell office:value="-68.48050682408" office:value-type="float"/>
          <table:table-cell office:value="11" office:value-type="float"/>
          <table:table-cell office:value="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15</text:p>
          </table:table-cell>
          <table:table-cell office:value="-0.5690785124898" office:value-type="float"/>
          <table:table-cell office:value="9.2661172151566" office:value-type="float"/>
          <table:table-cell office:value="-49.48509233013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26</text:p>
          </table:table-cell>
          <table:table-cell office:value="1.1141377687454" office:value-type="float"/>
          <table:table-cell office:value="8.6015617847443" office:value-type="float"/>
          <table:table-cell office:value="74.72792172887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37</text:p>
          </table:table-cell>
          <table:table-cell office:value="3.0103528499603" office:value-type="float"/>
          <table:table-cell office:value="9.5531225204468" office:value-type="float"/>
          <table:table-cell office:value="-154.5648468527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48</text:p>
          </table:table-cell>
          <table:table-cell office:value="4.2859190702438" office:value-type="float"/>
          <table:table-cell office:value="8.5558652877808" office:value-type="float"/>
          <table:table-cell office:value="71.268391457333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59</text:p>
          </table:table-cell>
          <table:table-cell office:value="5.2322721481323" office:value-type="float"/>
          <table:table-cell office:value="8.7106209993362" office:value-type="float"/>
          <table:table-cell office:value="35.6034374540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70</text:p>
          </table:table-cell>
          <table:table-cell office:value="7.5009036064148" office:value-type="float"/>
          <table:table-cell office:value="9.5587474107742" office:value-type="float"/>
          <table:table-cell office:value="-153.3651853063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81</text:p>
          </table:table-cell>
          <table:table-cell office:value="8.2723873853683" office:value-type="float"/>
          <table:table-cell office:value="8.4382629394531" office:value-type="float"/>
          <table:table-cell office:value="66.094673363266" office:value-type="float"/>
          <table:table-cell office:value="11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992</text:p>
          </table:table-cell>
          <table:table-cell office:value="-0.24218773469329" office:value-type="float"/>
          <table:table-cell office:value="10.920946598053" office:value-type="float"/>
          <table:table-cell office:value="-76.98856949046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5003</text:p>
          </table:table-cell>
          <table:table-cell office:value="0.62027342617512" office:value-type="float"/>
          <table:table-cell office:value="10.052206516266" office:value-type="float"/>
          <table:table-cell office:value="46.65658504340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5</text:p>
          </table:table-cell>
          <table:table-cell office:value="0.1114416308701" office:value-type="float"/>
          <table:table-cell office:value="-0.5421806126833" office:value-type="float"/>
          <table:table-cell office:value="133.51836933452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464</text:p>
          </table:table-cell>
          <table:table-cell office:value="0.56314777582884" office:value-type="float"/>
          <table:table-cell office:value="-0.58514259755611" office:value-type="float"/>
          <table:table-cell office:value="90.257255894363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475</text:p>
          </table:table-cell>
          <table:table-cell office:value="1.8508850038052" office:value-type="float"/>
          <table:table-cell office:value="-0.58502309024334" office:value-type="float"/>
          <table:table-cell office:value="52.7978733087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486</text:p>
          </table:table-cell>
          <table:table-cell office:value="3.2516998052597" office:value-type="float"/>
          <table:table-cell office:value="-0.12444386258721" office:value-type="float"/>
          <table:table-cell office:value="9.73232707400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497</text:p>
          </table:table-cell>
          <table:table-cell office:value="4.5233350992203" office:value-type="float"/>
          <table:table-cell office:value="0.18785413354635" office:value-type="float"/>
          <table:table-cell office:value="-13.3821079685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08</text:p>
          </table:table-cell>
          <table:table-cell office:value="6.1464691162109" office:value-type="float"/>
          <table:table-cell office:value="0.45181147754192" office:value-type="float"/>
          <table:table-cell office:value="-33.80886536494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19</text:p>
          </table:table-cell>
          <table:table-cell office:value="8.0635195970535" office:value-type="float"/>
          <table:table-cell office:value="-0.57197701185942" office:value-type="float"/>
          <table:table-cell office:value="53.66371429649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30</text:p>
          </table:table-cell>
          <table:table-cell office:value="-1.0869065672159" office:value-type="float"/>
          <table:table-cell office:value="1.7550495266914" office:value-type="float"/>
          <table:table-cell office:value="-23.59625374435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41</text:p>
          </table:table-cell>
          <table:table-cell office:value="1.0243879258633" office:value-type="float"/>
          <table:table-cell office:value="2.0676763355732" office:value-type="float"/>
          <table:table-cell office:value="-85.71506305864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52</text:p>
          </table:table-cell>
          <table:table-cell office:value="3.2859522104263" office:value-type="float"/>
          <table:table-cell office:value="1.7509953677654" office:value-type="float"/>
          <table:table-cell office:value="119.11371103518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63</text:p>
          </table:table-cell>
          <table:table-cell office:value="3.1737023591995" office:value-type="float"/>
          <table:table-cell office:value="1.1538050323725" office:value-type="float"/>
          <table:table-cell office:value="50.521733654532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74</text:p>
          </table:table-cell>
          <table:table-cell office:value="5.0079470872879" office:value-type="float"/>
          <table:table-cell office:value="1.7264702916145" office:value-type="float"/>
          <table:table-cell office:value="-43.4672130141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85</text:p>
          </table:table-cell>
          <table:table-cell office:value="6.2349385023117" office:value-type="float"/>
          <table:table-cell office:value="1.3746692240238" office:value-type="float"/>
          <table:table-cell office:value="10.3153410800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596</text:p>
          </table:table-cell>
          <table:table-cell office:value="7.7060860395432" office:value-type="float"/>
          <table:table-cell office:value="1.2573973834515" office:value-type="float"/>
          <table:table-cell office:value="55.49002870632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07</text:p>
          </table:table-cell>
          <table:table-cell office:value="-0.57506430894136" office:value-type="float"/>
          <table:table-cell office:value="2.4386374652386" office:value-type="float"/>
          <table:table-cell office:value="76.9618704060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18</text:p>
          </table:table-cell>
          <table:table-cell office:value="0.99015638232231" office:value-type="float"/>
          <table:table-cell office:value="3.7575817108154" office:value-type="float"/>
          <table:table-cell office:value="-99.1773742019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29</text:p>
          </table:table-cell>
          <table:table-cell office:value="1.7142549157143" office:value-type="float"/>
          <table:table-cell office:value="3.0245366692543" office:value-type="float"/>
          <table:table-cell office:value="9.955683331580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40</text:p>
          </table:table-cell>
          <table:table-cell office:value="2.9854077100754" office:value-type="float"/>
          <table:table-cell office:value="2.9493808746338" office:value-type="float"/>
          <table:table-cell office:value="3.425714150545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51</text:p>
          </table:table-cell>
          <table:table-cell office:value="4.8583990335464" office:value-type="float"/>
          <table:table-cell office:value="2.6984649896622" office:value-type="float"/>
          <table:table-cell office:value="33.0905151215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62</text:p>
          </table:table-cell>
          <table:table-cell office:value="7.5754058361053" office:value-type="float"/>
          <table:table-cell office:value="3.5468834638596" office:value-type="float"/>
          <table:table-cell office:value="-174.75184209787" office:value-type="float"/>
          <table:table-cell office:value="11" office:value-type="float"/>
          <table:table-cell office:value="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73</text:p>
          </table:table-cell>
          <table:table-cell office:value="7.6575672626495" office:value-type="float"/>
          <table:table-cell office:value="2.5322249531746" office:value-type="float"/>
          <table:table-cell office:value="35.29576245386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84</text:p>
          </table:table-cell>
          <table:table-cell office:value="-1.2380907684565" office:value-type="float"/>
          <table:table-cell office:value="4.7876459360123" office:value-type="float"/>
          <table:table-cell office:value="-23.68291130491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695</text:p>
          </table:table-cell>
          <table:table-cell office:value="-0.00096668212790973" office:value-type="float"/>
          <table:table-cell office:value="4.6208745241165" office:value-type="float"/>
          <table:table-cell office:value="-8.559959994000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06</text:p>
          </table:table-cell>
          <table:table-cell office:value="3.1449276208878" office:value-type="float"/>
          <table:table-cell office:value="5.0851714611053" office:value-type="float"/>
          <table:table-cell office:value="-113.29567508333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17</text:p>
          </table:table-cell>
          <table:table-cell office:value="3.5434907674789" office:value-type="float"/>
          <table:table-cell office:value="4.5955806970596" office:value-type="float"/>
          <table:table-cell office:value="41.834455007201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28</text:p>
          </table:table-cell>
          <table:table-cell office:value="6.1675226688385" office:value-type="float"/>
          <table:table-cell office:value="3.8581249117851" office:value-type="float"/>
          <table:table-cell office:value="-174.1638335452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39</text:p>
          </table:table-cell>
          <table:table-cell office:value="7.6083028316498" office:value-type="float"/>
          <table:table-cell office:value="5.2093946933746" office:value-type="float"/>
          <table:table-cell office:value="-171.48435799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50</text:p>
          </table:table-cell>
          <table:table-cell office:value="7.8754138946533" office:value-type="float"/>
          <table:table-cell office:value="4.0085133910179" office:value-type="float"/>
          <table:table-cell office:value="53.09997546445" office:value-type="float"/>
          <table:table-cell office:value="10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61</text:p>
          </table:table-cell>
          <table:table-cell office:value="-0.76082870364189" office:value-type="float"/>
          <table:table-cell office:value="6.5805685520172" office:value-type="float"/>
          <table:table-cell office:value="-99.880693824428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72</text:p>
          </table:table-cell>
          <table:table-cell office:value="0.11441599577665" office:value-type="float"/>
          <table:table-cell office:value="6.3835608959198" office:value-type="float"/>
          <table:table-cell office:value="-28.38537040030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83</text:p>
          </table:table-cell>
          <table:table-cell office:value="1.4877128601074" office:value-type="float"/>
          <table:table-cell office:value="5.9936553239822" office:value-type="float"/>
          <table:table-cell office:value="2.976365339983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794</text:p>
          </table:table-cell>
          <table:table-cell office:value="4.1334581375122" office:value-type="float"/>
          <table:table-cell office:value="5.4870194196701" office:value-type="float"/>
          <table:table-cell office:value="103.308017086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05</text:p>
          </table:table-cell>
          <table:table-cell office:value="5.6435668468475" office:value-type="float"/>
          <table:table-cell office:value="7.0854938030243" office:value-type="float"/>
          <table:table-cell office:value="-90.34297041073" office:value-type="float"/>
          <table:table-cell office:value="11" office:value-type="float"/>
          <table:table-cell office:value="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16</text:p>
          </table:table-cell>
          <table:table-cell office:value="7.4951887130737" office:value-type="float"/>
          <table:table-cell office:value="6.6373723745346" office:value-type="float"/>
          <table:table-cell office:value="-40.52247211432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27</text:p>
          </table:table-cell>
          <table:table-cell office:value="8.3694678544998" office:value-type="float"/>
          <table:table-cell office:value="6.4895331859589" office:value-type="float"/>
          <table:table-cell office:value="-160.77257873146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38</text:p>
          </table:table-cell>
          <table:table-cell office:value="-0.61157189309597" office:value-type="float"/>
          <table:table-cell office:value="6.8723571300507" office:value-type="float"/>
          <table:table-cell office:value="32.409302368286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49</text:p>
          </table:table-cell>
          <table:table-cell office:value="0.65932907164097" office:value-type="float"/>
          <table:table-cell office:value="8.1786108016968" office:value-type="float"/>
          <table:table-cell office:value="-88.621224567389" office:value-type="float"/>
          <table:table-cell office:value="11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60</text:p>
          </table:table-cell>
          <table:table-cell office:value="2.3290267586708" office:value-type="float"/>
          <table:table-cell office:value="8.4250164031982" office:value-type="float"/>
          <table:table-cell office:value="-97.07983891675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71</text:p>
          </table:table-cell>
          <table:table-cell office:value="4.1472420096397" office:value-type="float"/>
          <table:table-cell office:value="8.1780302524567" office:value-type="float"/>
          <table:table-cell office:value="-6.2525495412243" office:value-type="float"/>
          <table:table-cell office:value="11" office:value-type="float"/>
          <table:table-cell office:value="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82</text:p>
          </table:table-cell>
          <table:table-cell office:value="4.9892941117287" office:value-type="float"/>
          <table:table-cell office:value="7.0938849449158" office:value-type="float"/>
          <table:table-cell office:value="49.152368572867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893</text:p>
          </table:table-cell>
          <table:table-cell office:value="6.4104932546616" office:value-type="float"/>
          <table:table-cell office:value="7.8929316997528" office:value-type="float"/>
          <table:table-cell office:value="-35.4680969456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04</text:p>
          </table:table-cell>
          <table:table-cell office:value="8.7590932846069" office:value-type="float"/>
          <table:table-cell office:value="8.0130195617676" office:value-type="float"/>
          <table:table-cell office:value="-150.73163190465" office:value-type="float"/>
          <table:table-cell office:value="11" office:value-type="float"/>
          <table:table-cell office:value="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15</text:p>
          </table:table-cell>
          <table:table-cell office:value="-0.68114206194878" office:value-type="float"/>
          <table:table-cell office:value="9.5122158527374" office:value-type="float"/>
          <table:table-cell office:value="-68.58063351576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26</text:p>
          </table:table-cell>
          <table:table-cell office:value="1.0903497040272" office:value-type="float"/>
          <table:table-cell office:value="8.4022438526154" office:value-type="float"/>
          <table:table-cell office:value="72.379536689467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37</text:p>
          </table:table-cell>
          <table:table-cell office:value="3.2646733522415" office:value-type="float"/>
          <table:table-cell office:value="9.4486171007156" office:value-type="float"/>
          <table:table-cell office:value="147.97057619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48</text:p>
          </table:table-cell>
          <table:table-cell office:value="4.0682792663574" office:value-type="float"/>
          <table:table-cell office:value="8.5966777801514" office:value-type="float"/>
          <table:table-cell office:value="-19.375469844053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59</text:p>
          </table:table-cell>
          <table:table-cell office:value="5.0312858819962" office:value-type="float"/>
          <table:table-cell office:value="8.5005122423172" office:value-type="float"/>
          <table:table-cell office:value="48.76730586313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70</text:p>
          </table:table-cell>
          <table:table-cell office:value="7.7577501535416" office:value-type="float"/>
          <table:table-cell office:value="9.461881518364" office:value-type="float"/>
          <table:table-cell office:value="149.6466527319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81</text:p>
          </table:table-cell>
          <table:table-cell office:value="8.4239184856415" office:value-type="float"/>
          <table:table-cell office:value="8.2825708389282" office:value-type="float"/>
          <table:table-cell office:value="148.37896899813" office:value-type="float"/>
          <table:table-cell office:value="11" office:value-type="float"/>
          <table:table-cell office:value="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4992</text:p>
          </table:table-cell>
          <table:table-cell office:value="-0.059065041132271" office:value-type="float"/>
          <table:table-cell office:value="11.085000038147" office:value-type="float"/>
          <table:table-cell office:value="-109.036258831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5003</text:p>
          </table:table-cell>
          <table:table-cell office:value="0.31621091067791" office:value-type="float"/>
          <table:table-cell office:value="9.8922979831696" office:value-type="float"/>
          <table:table-cell office:value="22.32317825791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5</text:p>
          </table:table-cell>
          <table:table-cell office:value="0.3246097266674" office:value-type="float"/>
          <table:table-cell office:value="-0.58501861989498" office:value-type="float"/>
          <table:table-cell office:value="116.7235177034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464</text:p>
          </table:table-cell>
          <table:table-cell office:value="0.74824377894402" office:value-type="float"/>
          <table:table-cell office:value="-0.57782303541899" office:value-type="float"/>
          <table:table-cell office:value="127.84636855885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475</text:p>
          </table:table-cell>
          <table:table-cell office:value="1.4883232116699" office:value-type="float"/>
          <table:table-cell office:value="-0.58501899242401" office:value-type="float"/>
          <table:table-cell office:value="55.733856881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486</text:p>
          </table:table-cell>
          <table:table-cell office:value="2.9196682572365" office:value-type="float"/>
          <table:table-cell office:value="-0.17538782209158" office:value-type="float"/>
          <table:table-cell office:value="8.4119498919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497</text:p>
          </table:table-cell>
          <table:table-cell office:value="4.1488137841225" office:value-type="float"/>
          <table:table-cell office:value="0.29533695429564" office:value-type="float"/>
          <table:table-cell office:value="-17.03241334599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08</text:p>
          </table:table-cell>
          <table:table-cell office:value="6.0195416212082" office:value-type="float"/>
          <table:table-cell office:value="0.65438613295555" office:value-type="float"/>
          <table:table-cell office:value="-65.537846771775" office:value-type="float"/>
          <table:table-cell office:value="11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19</text:p>
          </table:table-cell>
          <table:table-cell office:value="7.7481687068939" office:value-type="float"/>
          <table:table-cell office:value="-0.58500956743956" office:value-type="float"/>
          <table:table-cell office:value="55.29895975331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30</text:p>
          </table:table-cell>
          <table:table-cell office:value="-1.3423317670822" office:value-type="float"/>
          <table:table-cell office:value="1.8961454927921" office:value-type="float"/>
          <table:table-cell office:value="-29.9965613966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41</text:p>
          </table:table-cell>
          <table:table-cell office:value="1.0869298875332" office:value-type="float"/>
          <table:table-cell office:value="2.2672283649445" office:value-type="float"/>
          <table:table-cell office:value="-108.8629573773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52</text:p>
          </table:table-cell>
          <table:table-cell office:value="3.4896668791771" office:value-type="float"/>
          <table:table-cell office:value="1.7744269967079" office:value-type="float"/>
          <table:table-cell office:value="-162.5337752567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63</text:p>
          </table:table-cell>
          <table:table-cell office:value="3.3007454872131" office:value-type="float"/>
          <table:table-cell office:value="0.98447434604168" office:value-type="float"/>
          <table:table-cell office:value="134.87940077569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74</text:p>
          </table:table-cell>
          <table:table-cell office:value="4.8725634813309" office:value-type="float"/>
          <table:table-cell office:value="1.9963303208351" office:value-type="float"/>
          <table:table-cell office:value="-67.933459190806" office:value-type="float"/>
          <table:table-cell office:value="11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85</text:p>
          </table:table-cell>
          <table:table-cell office:value="5.9195554256439" office:value-type="float"/>
          <table:table-cell office:value="1.2977799773216" office:value-type="float"/>
          <table:table-cell office:value="15.810045277237" office:value-type="float"/>
          <table:table-cell office:value="11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596</text:p>
          </table:table-cell>
          <table:table-cell office:value="7.712784409523" office:value-type="float"/>
          <table:table-cell office:value="0.95663830637932" office:value-type="float"/>
          <table:table-cell office:value="99.9464950743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07</text:p>
          </table:table-cell>
          <table:table-cell office:value="-0.55238902568817" office:value-type="float"/>
          <table:table-cell office:value="2.2166815400124" office:value-type="float"/>
          <table:table-cell office:value="97.8501010092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18</text:p>
          </table:table-cell>
          <table:table-cell office:value="1.0621669143438" office:value-type="float"/>
          <table:table-cell office:value="3.976813852787" office:value-type="float"/>
          <table:table-cell office:value="-108.1688700208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29</text:p>
          </table:table-cell>
          <table:table-cell office:value="1.4098899066448" office:value-type="float"/>
          <table:table-cell office:value="2.965150475502" office:value-type="float"/>
          <table:table-cell office:value="14.81506019640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40</text:p>
          </table:table-cell>
          <table:table-cell office:value="2.6148173213005" office:value-type="float"/>
          <table:table-cell office:value="2.8931805491447" office:value-type="float"/>
          <table:table-cell office:value="13.1869362607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51</text:p>
          </table:table-cell>
          <table:table-cell office:value="4.6222153306007" office:value-type="float"/>
          <table:table-cell office:value="2.5755745172501" office:value-type="float"/>
          <table:table-cell office:value="23.210328285861" office:value-type="float"/>
          <table:table-cell office:value="10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62</text:p>
          </table:table-cell>
          <table:table-cell office:value="7.626348733902" office:value-type="float"/>
          <table:table-cell office:value="3.3309480547905" office:value-type="float"/>
          <table:table-cell office:value="94.7578044454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73</text:p>
          </table:table-cell>
          <table:table-cell office:value="7.3788940906525" office:value-type="float"/>
          <table:table-cell office:value="2.2794087231159" office:value-type="float"/>
          <table:table-cell office:value="44.85050508171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84</text:p>
          </table:table-cell>
          <table:table-cell office:value="-1.5596686303616" office:value-type="float"/>
          <table:table-cell office:value="4.928777217865" office:value-type="float"/>
          <table:table-cell office:value="-21.97666247938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695</text:p>
          </table:table-cell>
          <table:table-cell office:value="-0.39240512996912" office:value-type="float"/>
          <table:table-cell office:value="4.6853095293045" office:value-type="float"/>
          <table:table-cell office:value="-9.314016077169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06</text:p>
          </table:table-cell>
          <table:table-cell office:value="2.9560309648514" office:value-type="float"/>
          <table:table-cell office:value="5.2012318372726" office:value-type="float"/>
          <table:table-cell office:value="-22.572198301364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17</text:p>
          </table:table-cell>
          <table:table-cell office:value="3.6666005849838" office:value-type="float"/>
          <table:table-cell office:value="4.4107872247696" office:value-type="float"/>
          <table:table-cell office:value="132.60956175008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28</text:p>
          </table:table-cell>
          <table:table-cell office:value="6.3633036613464" office:value-type="float"/>
          <table:table-cell office:value="4.0690007805824" office:value-type="float"/>
          <table:table-cell office:value="-123.778321940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39</text:p>
          </table:table-cell>
          <table:table-cell office:value="7.8412812948227" office:value-type="float"/>
          <table:table-cell office:value="5.1605701446533" office:value-type="float"/>
          <table:table-cell office:value="165.512851848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50</text:p>
          </table:table-cell>
          <table:table-cell office:value="8.0323600769043" office:value-type="float"/>
          <table:table-cell office:value="3.8512289524078" office:value-type="float"/>
          <table:table-cell office:value="143.82916347236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61</text:p>
          </table:table-cell>
          <table:table-cell office:value="-0.6686182320118" office:value-type="float"/>
          <table:table-cell office:value="6.6868937015533" office:value-type="float"/>
          <table:table-cell office:value="-158.95874940666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72</text:p>
          </table:table-cell>
          <table:table-cell office:value="-0.15725459903479" office:value-type="float"/>
          <table:table-cell office:value="6.5651345252991" office:value-type="float"/>
          <table:table-cell office:value="-40.104833378154" office:value-type="float"/>
          <table:table-cell office:value="10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83</text:p>
          </table:table-cell>
          <table:table-cell office:value="1.1064423620701" office:value-type="float"/>
          <table:table-cell office:value="5.9447622299194" office:value-type="float"/>
          <table:table-cell office:value="8.81311610625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794</text:p>
          </table:table-cell>
          <table:table-cell office:value="4.3758744001389" office:value-type="float"/>
          <table:table-cell office:value="5.3793656826019" office:value-type="float"/>
          <table:table-cell office:value="165.9257138610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05</text:p>
          </table:table-cell>
          <table:table-cell office:value="5.672305226326" office:value-type="float"/>
          <table:table-cell office:value="7.4702942371368" office:value-type="float"/>
          <table:table-cell office:value="-95.798891061431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16</text:p>
          </table:table-cell>
          <table:table-cell office:value="7.1946114301682" office:value-type="float"/>
          <table:table-cell office:value="6.5581864118576" office:value-type="float"/>
          <table:table-cell office:value="9.8904390243968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27</text:p>
          </table:table-cell>
          <table:table-cell office:value="8.6228609085083" office:value-type="float"/>
          <table:table-cell office:value="6.3102877140045" office:value-type="float"/>
          <table:table-cell office:value="149.32430929439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38</text:p>
          </table:table-cell>
          <table:table-cell office:value="-0.69661661982536" office:value-type="float"/>
          <table:table-cell office:value="7.0879256725311" office:value-type="float"/>
          <table:table-cell office:value="-54.68849581518" office:value-type="float"/>
          <table:table-cell office:value="10" office:value-type="float"/>
          <table:table-cell office:value="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49</text:p>
          </table:table-cell>
          <table:table-cell office:value="0.74939221143723" office:value-type="float"/>
          <table:table-cell office:value="8.2682102918625" office:value-type="float"/>
          <table:table-cell office:value="-164.16218022632" office:value-type="float"/>
          <table:table-cell office:value="11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60</text:p>
          </table:table-cell>
          <table:table-cell office:value="2.4848358333111" office:value-type="float"/>
          <table:table-cell office:value="8.7254351377487" office:value-type="float"/>
          <table:table-cell office:value="-123.353514701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71</text:p>
          </table:table-cell>
          <table:table-cell office:value="3.9676317572594" office:value-type="float"/>
          <table:table-cell office:value="7.9356372356415" office:value-type="float"/>
          <table:table-cell office:value="49.747074105937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82</text:p>
          </table:table-cell>
          <table:table-cell office:value="4.8663300275803" office:value-type="float"/>
          <table:table-cell office:value="6.807404756546" office:value-type="float"/>
          <table:table-cell office:value="70.913075641462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893</text:p>
          </table:table-cell>
          <table:table-cell office:value="6.1869943141937" office:value-type="float"/>
          <table:table-cell office:value="8.1030195951462" office:value-type="float"/>
          <table:table-cell office:value="-45.0385569766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04</text:p>
          </table:table-cell>
          <table:table-cell office:value="8.8941669464111" office:value-type="float"/>
          <table:table-cell office:value="7.8368866443634" office:value-type="float"/>
          <table:table-cell office:value="118.6899971810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15</text:p>
          </table:table-cell>
          <table:table-cell office:value="-0.70697769522667" office:value-type="float"/>
          <table:table-cell office:value="9.781140089035" office:value-type="float"/>
          <table:table-cell office:value="-87.659955024719" office:value-type="float"/>
          <table:table-cell office:value="11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26</text:p>
          </table:table-cell>
          <table:table-cell office:value="1.0177411884069" office:value-type="float"/>
          <table:table-cell office:value="8.4578675031662" office:value-type="float"/>
          <table:table-cell office:value="-13.171352113888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37</text:p>
          </table:table-cell>
          <table:table-cell office:value="3.3120328187943" office:value-type="float"/>
          <table:table-cell office:value="9.1789847612381" office:value-type="float"/>
          <table:table-cell office:value="90.3498997354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48</text:p>
          </table:table-cell>
          <table:table-cell office:value="4.0106973052025" office:value-type="float"/>
          <table:table-cell office:value="8.8913857936859" office:value-type="float"/>
          <table:table-cell office:value="-74.800836812159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59</text:p>
          </table:table-cell>
          <table:table-cell office:value="4.8733511567116" office:value-type="float"/>
          <table:table-cell office:value="8.2465714216232" office:value-type="float"/>
          <table:table-cell office:value="58.43918414632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70</text:p>
          </table:table-cell>
          <table:table-cell office:value="7.8151261806488" office:value-type="float"/>
          <table:table-cell office:value="9.1926431655884" office:value-type="float"/>
          <table:table-cell office:value="92.47394276272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81</text:p>
          </table:table-cell>
          <table:table-cell office:value="8.5655581951141" office:value-type="float"/>
          <table:table-cell office:value="8.4526091814041" office:value-type="float"/>
          <table:table-cell office:value="-121.0535529312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4992</text:p>
          </table:table-cell>
          <table:table-cell office:value="0.16465496271849" office:value-type="float"/>
          <table:table-cell office:value="11.085010766983" office:value-type="float"/>
          <table:table-cell office:value="-141.2264845173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5003</text:p>
          </table:table-cell>
          <table:table-cell office:value="-0.026698720175773" office:value-type="float"/>
          <table:table-cell office:value="9.8718082904816" office:value-type="float"/>
          <table:table-cell office:value="-2.1164064194746" office:value-type="float"/>
          <table:table-cell office:value="11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5</text:p>
          </table:table-cell>
          <table:table-cell office:value="0.51860876381397" office:value-type="float"/>
          <table:table-cell office:value="-0.58501292020082" office:value-type="float"/>
          <table:table-cell office:value="104.33193756517" office:value-type="float"/>
          <table:table-cell office:value="10" office:value-type="float"/>
          <table:table-cell office:value="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464</text:p>
          </table:table-cell>
          <table:table-cell office:value="0.95392122864723" office:value-type="float"/>
          <table:table-cell office:value="-0.56061714887619" office:value-type="float"/>
          <table:table-cell office:value="150.84187240358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475</text:p>
          </table:table-cell>
          <table:table-cell office:value="1.2358568608761" office:value-type="float"/>
          <table:table-cell office:value="-0.58615703135729" office:value-type="float"/>
          <table:table-cell office:value="40.220896149897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486</text:p>
          </table:table-cell>
          <table:table-cell office:value="2.5868746638298" office:value-type="float"/>
          <table:table-cell office:value="-0.2185769751668" office:value-type="float"/>
          <table:table-cell office:value="7.108617977351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497</text:p>
          </table:table-cell>
          <table:table-cell office:value="3.7817940115929" office:value-type="float"/>
          <table:table-cell office:value="0.42629659175873" office:value-type="float"/>
          <table:table-cell office:value="-20.6891355241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08</text:p>
          </table:table-cell>
          <table:table-cell office:value="5.8347272872925" office:value-type="float"/>
          <table:table-cell office:value="0.70807367563248" office:value-type="float"/>
          <table:table-cell office:value="-2.8525886547034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19</text:p>
          </table:table-cell>
          <table:table-cell office:value="7.4891668558121" office:value-type="float"/>
          <table:table-cell office:value="-0.58503121137619" office:value-type="float"/>
          <table:table-cell office:value="55.31922153606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30</text:p>
          </table:table-cell>
          <table:table-cell office:value="-1.5801946818829" office:value-type="float"/>
          <table:table-cell office:value="2.0649342238903" office:value-type="float"/>
          <table:table-cell office:value="-36.40097265790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41</text:p>
          </table:table-cell>
          <table:table-cell office:value="1.0644729435444" office:value-type="float"/>
          <table:table-cell office:value="2.457400560379" office:value-type="float"/>
          <table:table-cell office:value="-68.11083350212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52</text:p>
          </table:table-cell>
          <table:table-cell office:value="3.4530204534531" office:value-type="float"/>
          <table:table-cell office:value="1.9934497773647" office:value-type="float"/>
          <table:table-cell office:value="-71.757653716263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63</text:p>
          </table:table-cell>
          <table:table-cell office:value="3.4782475233078" office:value-type="float"/>
          <table:table-cell office:value="1.1166325956583" office:value-type="float"/>
          <table:table-cell office:value="-134.56359031094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74</text:p>
          </table:table-cell>
          <table:table-cell office:value="4.6688809990883" office:value-type="float"/>
          <table:table-cell office:value="2.0237186551094" office:value-type="float"/>
          <table:table-cell office:value="6.5171669717807" office:value-type="float"/>
          <table:table-cell office:value="11" office:value-type="float"/>
          <table:table-cell office:value="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85</text:p>
          </table:table-cell>
          <table:table-cell office:value="5.7489216327667" office:value-type="float"/>
          <table:table-cell office:value="1.4167939126492" office:value-type="float"/>
          <table:table-cell office:value="-51.929937806099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596</text:p>
          </table:table-cell>
          <table:table-cell office:value="7.9275566339493" office:value-type="float"/>
          <table:table-cell office:value="0.74669755995274" office:value-type="float"/>
          <table:table-cell office:value="144.4107620579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07</text:p>
          </table:table-cell>
          <table:table-cell office:value="-0.45261230319738" office:value-type="float"/>
          <table:table-cell office:value="2.0173716545105" office:value-type="float"/>
          <table:table-cell office:value="118.7144206587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18</text:p>
          </table:table-cell>
          <table:table-cell office:value="1.1545397341251" office:value-type="float"/>
          <table:table-cell office:value="4.182340502739" office:value-type="float"/>
          <table:table-cell office:value="-114.9420798963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29</text:p>
          </table:table-cell>
          <table:table-cell office:value="1.2984621524811" office:value-type="float"/>
          <table:table-cell office:value="2.7751690149307" office:value-type="float"/>
          <table:table-cell office:value="76.022502723014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40</text:p>
          </table:table-cell>
          <table:table-cell office:value="2.2938556969166" office:value-type="float"/>
          <table:table-cell office:value="2.7348014712334" office:value-type="float"/>
          <table:table-cell office:value="30.39105796510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51</text:p>
          </table:table-cell>
          <table:table-cell office:value="4.6136578917503" office:value-type="float"/>
          <table:table-cell office:value="2.3693379759789" office:value-type="float"/>
          <table:table-cell office:value="100.33176279372" office:value-type="float"/>
          <table:table-cell office:value="10" office:value-type="float"/>
          <table:table-cell office:value="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62</text:p>
          </table:table-cell>
          <table:table-cell office:value="7.3819333314896" office:value-type="float"/>
          <table:table-cell office:value="3.240741789341" office:value-type="float"/>
          <table:table-cell office:value="19.652545452118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73</text:p>
          </table:table-cell>
          <table:table-cell office:value="7.1413564682007" office:value-type="float"/>
          <table:table-cell office:value="2.0556262135506" office:value-type="float"/>
          <table:table-cell office:value="33.23477354778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84</text:p>
          </table:table-cell>
          <table:table-cell office:value="-1.5850138664246" office:value-type="float"/>
          <table:table-cell office:value="5.2380692958832" office:value-type="float"/>
          <table:table-cell office:value="-25.0216769944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695</text:p>
          </table:table-cell>
          <table:table-cell office:value="-0.77846631407738" office:value-type="float"/>
          <table:table-cell office:value="4.7335463762283" office:value-type="float"/>
          <table:table-cell office:value="-5.35850777367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06</text:p>
          </table:table-cell>
          <table:table-cell office:value="2.6173534989357" office:value-type="float"/>
          <table:table-cell office:value="5.1311939954758" office:value-type="float"/>
          <table:table-cell office:value="6.7668665366568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17</text:p>
          </table:table-cell>
          <table:table-cell office:value="4.0033340454102" office:value-type="float"/>
          <table:table-cell office:value="4.3325477838516" office:value-type="float"/>
          <table:table-cell office:value="161.92124755519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28</text:p>
          </table:table-cell>
          <table:table-cell office:value="6.3510954380035" office:value-type="float"/>
          <table:table-cell office:value="4.3846955895424" office:value-type="float"/>
          <table:table-cell office:value="-84.71820384833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39</text:p>
          </table:table-cell>
          <table:table-cell office:value="8.0438679456711" office:value-type="float"/>
          <table:table-cell office:value="5.0243848562241" office:value-type="float"/>
          <table:table-cell office:value="144.777332901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50</text:p>
          </table:table-cell>
          <table:table-cell office:value="8.2382661104202" office:value-type="float"/>
          <table:table-cell office:value="4.0109968185425" office:value-type="float"/>
          <table:table-cell office:value="-141.30489385811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61</text:p>
          </table:table-cell>
          <table:table-cell office:value="-0.5528649687767" office:value-type="float"/>
          <table:table-cell office:value="6.4958798885345" office:value-type="float"/>
          <table:table-cell office:value="111.62564632999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72</text:p>
          </table:table-cell>
          <table:table-cell office:value="-0.039484254084527" office:value-type="float"/>
          <table:table-cell office:value="6.753739118576" office:value-type="float"/>
          <table:table-cell office:value="-130.84231060781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83</text:p>
          </table:table-cell>
          <table:table-cell office:value="0.73205515742302" office:value-type="float"/>
          <table:table-cell office:value="5.8577811717987" office:value-type="float"/>
          <table:table-cell office:value="14.7023100382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794</text:p>
          </table:table-cell>
          <table:table-cell office:value="4.5835366845131" office:value-type="float"/>
          <table:table-cell office:value="5.5443274974823" office:value-type="float"/>
          <table:table-cell office:value="-131.6695107016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05</text:p>
          </table:table-cell>
          <table:table-cell office:value="5.7371860742569" office:value-type="float"/>
          <table:table-cell office:value="7.8508144617081" office:value-type="float"/>
          <table:table-cell office:value="-101.2176024686" office:value-type="float"/>
          <table:table-cell office:value="11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16</text:p>
          </table:table-cell>
          <table:table-cell office:value="6.8025892972946" office:value-type="float"/>
          <table:table-cell office:value="6.4902222156525" office:value-type="float"/>
          <table:table-cell office:value="9.9054030172384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27</text:p>
          </table:table-cell>
          <table:table-cell office:value="8.9645493030548" office:value-type="float"/>
          <table:table-cell office:value="6.1073267459869" office:value-type="float"/>
          <table:table-cell office:value="149.32501999436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38</text:p>
          </table:table-cell>
          <table:table-cell office:value="-0.81231288611889" office:value-type="float"/>
          <table:table-cell office:value="7.2314953804016" office:value-type="float"/>
          <table:table-cell office:value="-28.99066809636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49</text:p>
          </table:table-cell>
          <table:table-cell office:value="0.83229079842567" office:value-type="float"/>
          <table:table-cell office:value="8.2744055986404" office:value-type="float"/>
          <table:table-cell office:value="174.46932519317" office:value-type="float"/>
          <table:table-cell office:value="11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60</text:p>
          </table:table-cell>
          <table:table-cell office:value="2.6435619592667" office:value-type="float"/>
          <table:table-cell office:value="8.954718708992" office:value-type="float"/>
          <table:table-cell office:value="-107.59700939154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71</text:p>
          </table:table-cell>
          <table:table-cell office:value="3.710153400898" office:value-type="float"/>
          <table:table-cell office:value="7.6321017742157" office:value-type="float"/>
          <table:table-cell office:value="49.780688847706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82</text:p>
          </table:table-cell>
          <table:table-cell office:value="4.7927302122116" office:value-type="float"/>
          <table:table-cell office:value="6.4633703231812" office:value-type="float"/>
          <table:table-cell office:value="74.958516533967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893</text:p>
          </table:table-cell>
          <table:table-cell office:value="6.0741531848907" office:value-type="float"/>
          <table:table-cell office:value="8.3512556552887" office:value-type="float"/>
          <table:table-cell office:value="-70.145622180526" office:value-type="float"/>
          <table:table-cell office:value="11" office:value-type="float"/>
          <table:table-cell office:value="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04</text:p>
          </table:table-cell>
          <table:table-cell office:value="9.0037357807159" office:value-type="float"/>
          <table:table-cell office:value="7.4722629785538" office:value-type="float"/>
          <table:table-cell office:value="109.1404652139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15</text:p>
          </table:table-cell>
          <table:table-cell office:value="-0.86116805672646" office:value-type="float"/>
          <table:table-cell office:value="9.9109667539597" office:value-type="float"/>
          <table:table-cell office:value="-23.760413478135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26</text:p>
          </table:table-cell>
          <table:table-cell office:value="1.029286980629" office:value-type="float"/>
          <table:table-cell office:value="8.516634106636" office:value-type="float"/>
          <table:table-cell office:value="6.5425275142785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37</text:p>
          </table:table-cell>
          <table:table-cell office:value="3.1167149543762" office:value-type="float"/>
          <table:table-cell office:value="9.0357637405396" office:value-type="float"/>
          <table:table-cell office:value="20.612567853016" office:value-type="float"/>
          <table:table-cell office:value="11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48</text:p>
          </table:table-cell>
          <table:table-cell office:value="3.9069813489914" office:value-type="float"/>
          <table:table-cell office:value="9.2754429578781" office:value-type="float"/>
          <table:table-cell office:value="-74.818276295996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59</text:p>
          </table:table-cell>
          <table:table-cell office:value="4.6490412950516" office:value-type="float"/>
          <table:table-cell office:value="7.9833602905273" office:value-type="float"/>
          <table:table-cell office:value="47.1300000597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70</text:p>
          </table:table-cell>
          <table:table-cell office:value="7.6205790042877" office:value-type="float"/>
          <table:table-cell office:value="8.9980381727219" office:value-type="float"/>
          <table:table-cell office:value="35.30283186845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81</text:p>
          </table:table-cell>
          <table:table-cell office:value="8.6904275417328" office:value-type="float"/>
          <table:table-cell office:value="8.812028169632" office:value-type="float"/>
          <table:table-cell office:value="-111.2566427060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4992</text:p>
          </table:table-cell>
          <table:table-cell office:value="0.47593053430319" office:value-type="float"/>
          <table:table-cell office:value="11.084793806076" office:value-type="float"/>
          <table:table-cell office:value="-171.0881974287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5003</text:p>
          </table:table-cell>
          <table:table-cell office:value="-0.19272707402706" office:value-type="float"/>
          <table:table-cell office:value="9.736248254776" office:value-type="float"/>
          <table:table-cell office:value="59.339832348429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5</text:p>
          </table:table-cell>
          <table:table-cell office:value="0.61024039983749" office:value-type="float"/>
          <table:table-cell office:value="-0.58517597615719" office:value-type="float"/>
          <table:table-cell office:value="118.85695700433" office:value-type="float"/>
          <table:table-cell office:value="10" office:value-type="float"/>
          <table:table-cell office:value="1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464</text:p>
          </table:table-cell>
          <table:table-cell office:value="0.84041088819504" office:value-type="float"/>
          <table:table-cell office:value="-0.43975777924061" office:value-type="float"/>
          <table:table-cell office:value="90.308480961308" office:value-type="float"/>
          <table:table-cell office:value="10" office:value-type="float"/>
          <table:table-cell office:value="12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475</text:p>
          </table:table-cell>
          <table:table-cell office:value="1.0785812139511" office:value-type="float"/>
          <table:table-cell office:value="-0.54023187607527" office:value-type="float"/>
          <table:table-cell office:value="-26.631292833644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486</text:p>
          </table:table-cell>
          <table:table-cell office:value="2.2528664767742" office:value-type="float"/>
          <table:table-cell office:value="-0.25437125936151" office:value-type="float"/>
          <table:table-cell office:value="5.802610687389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497</text:p>
          </table:table-cell>
          <table:table-cell office:value="3.4236311912537" office:value-type="float"/>
          <table:table-cell office:value="0.58050006628036" office:value-type="float"/>
          <table:table-cell office:value="-24.3353936702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08</text:p>
          </table:table-cell>
          <table:table-cell office:value="5.7923829555511" office:value-type="float"/>
          <table:table-cell office:value="0.49028743058443" office:value-type="float"/>
          <table:table-cell office:value="87.897144305478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19</text:p>
          </table:table-cell>
          <table:table-cell office:value="7.1844971179962" office:value-type="float"/>
          <table:table-cell office:value="-0.57735364884138" office:value-type="float"/>
          <table:table-cell office:value="55.39334617602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30</text:p>
          </table:table-cell>
          <table:table-cell office:value="-1.5850046277046" office:value-type="float"/>
          <table:table-cell office:value="2.2766511142254" office:value-type="float"/>
          <table:table-cell office:value="-31.3060226713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41</text:p>
          </table:table-cell>
          <table:table-cell office:value="0.84918826818466" office:value-type="float"/>
          <table:table-cell office:value="2.4045929312706" office:value-type="float"/>
          <table:table-cell office:value="22.64070909494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52</text:p>
          </table:table-cell>
          <table:table-cell office:value="3.2977220416069" office:value-type="float"/>
          <table:table-cell office:value="2.3522117733955" office:value-type="float"/>
          <table:table-cell office:value="-67.433980619831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63</text:p>
          </table:table-cell>
          <table:table-cell office:value="3.7239527702332" office:value-type="float"/>
          <table:table-cell office:value="1.4200413227081" office:value-type="float"/>
          <table:table-cell office:value="-130.25637948589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74</text:p>
          </table:table-cell>
          <table:table-cell office:value="4.6637496352196" office:value-type="float"/>
          <table:table-cell office:value="1.8013669550419" office:value-type="float"/>
          <table:table-cell office:value="97.33077750843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85</text:p>
          </table:table-cell>
          <table:table-cell office:value="5.9020537137985" office:value-type="float"/>
          <table:table-cell office:value="1.5769726037979" office:value-type="float"/>
          <table:table-cell office:value="-142.63867268896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596</text:p>
          </table:table-cell>
          <table:table-cell office:value="8.2260578870773" office:value-type="float"/>
          <table:table-cell office:value="0.61827339231968" office:value-type="float"/>
          <table:table-cell office:value="150.3722363976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07</text:p>
          </table:table-cell>
          <table:table-cell office:value="-0.28782596811652" office:value-type="float"/>
          <table:table-cell office:value="1.8666508793831" office:value-type="float"/>
          <table:table-cell office:value="139.6014553726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18</text:p>
          </table:table-cell>
          <table:table-cell office:value="1.2863633036613" office:value-type="float"/>
          <table:table-cell office:value="4.3295112252235" office:value-type="float"/>
          <table:table-cell office:value="-134.318316818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29</text:p>
          </table:table-cell>
          <table:table-cell office:value="1.504187732935" office:value-type="float"/>
          <table:table-cell office:value="2.6906096935272" office:value-type="float"/>
          <table:table-cell office:value="166.80208892579" office:value-type="float"/>
          <table:table-cell office:value="10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40</text:p>
          </table:table-cell>
          <table:table-cell office:value="2.0491775870323" office:value-type="float"/>
          <table:table-cell office:value="2.4919322133064" office:value-type="float"/>
          <table:table-cell office:value="52.683484782079" office:value-type="float"/>
          <table:table-cell office:value="10" office:value-type="float"/>
          <table:table-cell office:value="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51</text:p>
          </table:table-cell>
          <table:table-cell office:value="4.8352438211441" office:value-type="float"/>
          <table:table-cell office:value="2.3777422308922" office:value-type="float"/>
          <table:table-cell office:value="-169.1743917526" office:value-type="float"/>
          <table:table-cell office:value="10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62</text:p>
          </table:table-cell>
          <table:table-cell office:value="7.0071667432785" office:value-type="float"/>
          <table:table-cell office:value="3.1074780225754" office:value-type="float"/>
          <table:table-cell office:value="19.733472994179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73</text:p>
          </table:table-cell>
          <table:table-cell office:value="6.9169682264328" office:value-type="float"/>
          <table:table-cell office:value="2.0744244754314" office:value-type="float"/>
          <table:table-cell office:value="-8.700908369319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84</text:p>
          </table:table-cell>
          <table:table-cell office:value="-1.5850001573563" office:value-type="float"/>
          <table:table-cell office:value="5.5281317234039" office:value-type="float"/>
          <table:table-cell office:value="-30.5630473574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695</text:p>
          </table:table-cell>
          <table:table-cell office:value="-1.1632592976093" office:value-type="float"/>
          <table:table-cell office:value="4.7379869222641" office:value-type="float"/>
          <table:table-cell office:value="0.973875604712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06</text:p>
          </table:table-cell>
          <table:table-cell office:value="2.2217381000519" office:value-type="float"/>
          <table:table-cell office:value="5.0846660137177" office:value-type="float"/>
          <table:table-cell office:value="6.7704917898603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17</text:p>
          </table:table-cell>
          <table:table-cell office:value="4.3817764520645" office:value-type="float"/>
          <table:table-cell office:value="4.2094737291336" office:value-type="float"/>
          <table:table-cell office:value="161.9143182305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28</text:p>
          </table:table-cell>
          <table:table-cell office:value="6.2527590990067" office:value-type="float"/>
          <table:table-cell office:value="4.7378784418106" office:value-type="float"/>
          <table:table-cell office:value="-71.16969299923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39</text:p>
          </table:table-cell>
          <table:table-cell office:value="8.2176458835602" office:value-type="float"/>
          <table:table-cell office:value="4.8349776864052" office:value-type="float"/>
          <table:table-cell office:value="130.6745854153" office:value-type="float"/>
          <table:table-cell office:value="10" office:value-type="float"/>
          <table:table-cell office:value="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50</text:p>
          </table:table-cell>
          <table:table-cell office:value="8.548389673233" office:value-type="float"/>
          <table:table-cell office:value="4.2597508430481" office:value-type="float"/>
          <table:table-cell office:value="-141.30185971594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61</text:p>
          </table:table-cell>
          <table:table-cell office:value="-0.74516274034977" office:value-type="float"/>
          <table:table-cell office:value="6.3854873180389" office:value-type="float"/>
          <table:table-cell office:value="20.915144947684" office:value-type="float"/>
          <table:table-cell office:value="10" office:value-type="float"/>
          <table:table-cell office:value="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72</text:p>
          </table:table-cell>
          <table:table-cell office:value="0.19967580214143" office:value-type="float"/>
          <table:table-cell office:value="6.6441261768341" office:value-type="float"/>
          <table:table-cell office:value="155.02913894167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83</text:p>
          </table:table-cell>
          <table:table-cell office:value="0.42913235723972" office:value-type="float"/>
          <table:table-cell office:value="5.8480888605118" office:value-type="float"/>
          <table:table-cell office:value="-12.74890590245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794</text:p>
          </table:table-cell>
          <table:table-cell office:value="4.7428798675537" office:value-type="float"/>
          <table:table-cell office:value="5.7231497764587" office:value-type="float"/>
          <table:table-cell office:value="-155.41010145928" office:value-type="float"/>
          <table:table-cell office:value="10" office:value-type="float"/>
          <table:table-cell office:value="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05</text:p>
          </table:table-cell>
          <table:table-cell office:value="5.5436795949936" office:value-type="float"/>
          <table:table-cell office:value="7.9491174221039" office:value-type="float"/>
          <table:table-cell office:value="-15.434527473085" office:value-type="float"/>
          <table:table-cell office:value="11" office:value-type="float"/>
          <table:table-cell office:value="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16</text:p>
          </table:table-cell>
          <table:table-cell office:value="6.479235291481" office:value-type="float"/>
          <table:table-cell office:value="6.5057837963104" office:value-type="float"/>
          <table:table-cell office:value="-17.698791945816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27</text:p>
          </table:table-cell>
          <table:table-cell office:value="9.204683303833" office:value-type="float"/>
          <table:table-cell office:value="5.9303498268127" office:value-type="float"/>
          <table:table-cell office:value="136.53046614046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38</text:p>
          </table:table-cell>
          <table:table-cell office:value="-0.94679974019527" office:value-type="float"/>
          <table:table-cell office:value="7.0545762777328" office:value-type="float"/>
          <table:table-cell office:value="61.794275690796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49</text:p>
          </table:table-cell>
          <table:table-cell office:value="0.81946596503258" office:value-type="float"/>
          <table:table-cell office:value="8.032454252243" office:value-type="float"/>
          <table:table-cell office:value="92.145018516832" office:value-type="float"/>
          <table:table-cell office:value="11" office:value-type="float"/>
          <table:table-cell office:value="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60</text:p>
          </table:table-cell>
          <table:table-cell office:value="2.4437411129475" office:value-type="float"/>
          <table:table-cell office:value="9.0512293577194" office:value-type="float"/>
          <table:table-cell office:value="-16.869384581876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71</text:p>
          </table:table-cell>
          <table:table-cell office:value="3.5051238536835" office:value-type="float"/>
          <table:table-cell office:value="7.3561549186707" office:value-type="float"/>
          <table:table-cell office:value="58.533632071914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82</text:p>
          </table:table-cell>
          <table:table-cell office:value="4.8002761602402" office:value-type="float"/>
          <table:table-cell office:value="6.1888039112091" office:value-type="float"/>
          <table:table-cell office:value="113.99257107145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893</text:p>
          </table:table-cell>
          <table:table-cell office:value="5.86186170578" office:value-type="float"/>
          <table:table-cell office:value="8.3366316556931" office:value-type="float"/>
          <table:table-cell office:value="14.105241769438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04</text:p>
          </table:table-cell>
          <table:table-cell office:value="9.1331797838211" office:value-type="float"/>
          <table:table-cell office:value="7.0958024263382" office:value-type="float"/>
          <table:table-cell office:value="109.1645880109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15</text:p>
          </table:table-cell>
          <table:table-cell office:value="-0.97759701311588" office:value-type="float"/>
          <table:table-cell office:value="9.7227442264557" office:value-type="float"/>
          <table:table-cell office:value="66.991289709784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26</text:p>
          </table:table-cell>
          <table:table-cell office:value="1.0724250227213" office:value-type="float"/>
          <table:table-cell office:value="8.3143150806427" office:value-type="float"/>
          <table:table-cell office:value="98.181259859899" office:value-type="float"/>
          <table:table-cell office:value="10" office:value-type="float"/>
          <table:table-cell office:value="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37</text:p>
          </table:table-cell>
          <table:table-cell office:value="3.0103746056557" office:value-type="float"/>
          <table:table-cell office:value="9.2299330234528" office:value-type="float"/>
          <table:table-cell office:value="-70.116497149133" office:value-type="float"/>
          <table:table-cell office:value="11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48</text:p>
          </table:table-cell>
          <table:table-cell office:value="3.8165336847305" office:value-type="float"/>
          <table:table-cell office:value="9.6548157930374" office:value-type="float"/>
          <table:table-cell office:value="-78.71799636039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59</text:p>
          </table:table-cell>
          <table:table-cell office:value="4.377236366272" office:value-type="float"/>
          <table:table-cell office:value="7.7688992023468" office:value-type="float"/>
          <table:table-cell office:value="35.83750375516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70</text:p>
          </table:table-cell>
          <table:table-cell office:value="7.3506790399551" office:value-type="float"/>
          <table:table-cell office:value="9.0562331676483" office:value-type="float"/>
          <table:table-cell office:value="-21.84313972284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81</text:p>
          </table:table-cell>
          <table:table-cell office:value="8.8331234455109" office:value-type="float"/>
          <table:table-cell office:value="9.1835367679596" office:value-type="float"/>
          <table:table-cell office:value="-111.2509297717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4992</text:p>
          </table:table-cell>
          <table:table-cell office:value="0.76515220105648" office:value-type="float"/>
          <table:table-cell office:value="10.984814167023" office:value-type="float"/>
          <table:table-cell office:value="154.119907670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5003</text:p>
          </table:table-cell>
          <table:table-cell office:value="-0.019732345826924" office:value-type="float"/>
          <table:table-cell office:value="9.5971471071243" office:value-type="float"/>
          <table:table-cell office:value="150.11679442825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5</text:p>
          </table:table-cell>
          <table:table-cell office:value="0.73968090116978" office:value-type="float"/>
          <table:table-cell office:value="-0.56352864950895" office:value-type="float"/>
          <table:table-cell office:value="-161.84771744309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464</text:p>
          </table:table-cell>
          <table:table-cell office:value="0.8357672393322" office:value-type="float"/>
          <table:table-cell office:value="-0.36743275821209" office:value-type="float"/>
          <table:table-cell office:value="95.421823726338" office:value-type="float"/>
          <table:table-cell office:value="10" office:value-type="float"/>
          <table:table-cell office:value="16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475</text:p>
          </table:table-cell>
          <table:table-cell office:value="1.0281984508038" office:value-type="float"/>
          <table:table-cell office:value="-0.4609727114439" office:value-type="float"/>
          <table:table-cell office:value="-48.7829241783" office:value-type="float"/>
          <table:table-cell office:value="10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486</text:p>
          </table:table-cell>
          <table:table-cell office:value="1.9180506467819" office:value-type="float"/>
          <table:table-cell office:value="-0.28203677386045" office:value-type="float"/>
          <table:table-cell office:value="4.463198363401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497</text:p>
          </table:table-cell>
          <table:table-cell office:value="3.0835729837418" office:value-type="float"/>
          <table:table-cell office:value="0.75723581016064" office:value-type="float"/>
          <table:table-cell office:value="-30.2012908230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08</text:p>
          </table:table-cell>
          <table:table-cell office:value="5.9086281061172" office:value-type="float"/>
          <table:table-cell office:value="0.14348873868585" office:value-type="float"/>
          <table:table-cell office:value="105.35872817799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19</text:p>
          </table:table-cell>
          <table:table-cell office:value="6.8969279527664" office:value-type="float"/>
          <table:table-cell office:value="-0.57866416871548" office:value-type="float"/>
          <table:table-cell office:value="55.13421403374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30</text:p>
          </table:table-cell>
          <table:table-cell office:value="-1.5850062668324" office:value-type="float"/>
          <table:table-cell office:value="2.4713718891144" office:value-type="float"/>
          <table:table-cell office:value="-6.76854078177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41</text:p>
          </table:table-cell>
          <table:table-cell office:value="0.71123622357845" office:value-type="float"/>
          <table:table-cell office:value="2.1030569076538" office:value-type="float"/>
          <table:table-cell office:value="60.155750080279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52</text:p>
          </table:table-cell>
          <table:table-cell office:value="3.1451401114464" office:value-type="float"/>
          <table:table-cell office:value="2.7199149131775" office:value-type="float"/>
          <table:table-cell office:value="-67.389842051609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63</text:p>
          </table:table-cell>
          <table:table-cell office:value="3.9799320697784" office:value-type="float"/>
          <table:table-cell office:value="1.723765283823" office:value-type="float"/>
          <table:table-cell office:value="-130.29217416314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74</text:p>
          </table:table-cell>
          <table:table-cell office:value="4.7975954413414" office:value-type="float"/>
          <table:table-cell office:value="1.4464631676674" office:value-type="float"/>
          <table:table-cell office:value="108.53469599584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85</text:p>
          </table:table-cell>
          <table:table-cell office:value="6.2535935640335" office:value-type="float"/>
          <table:table-cell office:value="1.6788186132908" office:value-type="float"/>
          <table:table-cell office:value="-160.24554003576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596</text:p>
          </table:table-cell>
          <table:table-cell office:value="8.4707164764404" office:value-type="float"/>
          <table:table-cell office:value="0.36761425435543" office:value-type="float"/>
          <table:table-cell office:value="129.5774560065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07</text:p>
          </table:table-cell>
          <table:table-cell office:value="-0.080520622432232" office:value-type="float"/>
          <table:table-cell office:value="1.7842516303062" office:value-type="float"/>
          <table:table-cell office:value="160.438590748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18</text:p>
          </table:table-cell>
          <table:table-cell office:value="1.4624646306038" office:value-type="float"/>
          <table:table-cell office:value="4.4069623947144" office:value-type="float"/>
          <table:table-cell office:value="-156.973614054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29</text:p>
          </table:table-cell>
          <table:table-cell office:value="1.794235855341" office:value-type="float"/>
          <table:table-cell office:value="2.8520798683167" office:value-type="float"/>
          <table:table-cell office:value="-156.07979950631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40</text:p>
          </table:table-cell>
          <table:table-cell office:value="2.2048857808113" office:value-type="float"/>
          <table:table-cell office:value="2.3336145281792" office:value-type="float"/>
          <table:table-cell office:value="143.43725344178" office:value-type="float"/>
          <table:table-cell office:value="10" office:value-type="float"/>
          <table:table-cell office:value="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51</text:p>
          </table:table-cell>
          <table:table-cell office:value="5.1828271150589" office:value-type="float"/>
          <table:table-cell office:value="2.5294977426529" office:value-type="float"/>
          <table:table-cell office:value="-158.61908949105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62</text:p>
          </table:table-cell>
          <table:table-cell office:value="6.658707857132" office:value-type="float"/>
          <table:table-cell office:value="2.9839614033699" office:value-type="float"/>
          <table:table-cell office:value="19.362634534289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73</text:p>
          </table:table-cell>
          <table:table-cell office:value="6.7622005939484" office:value-type="float"/>
          <table:table-cell office:value="2.2369019687176" office:value-type="float"/>
          <table:table-cell office:value="-50.1056666586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84</text:p>
          </table:table-cell>
          <table:table-cell office:value="-1.5850082039833" office:value-type="float"/>
          <table:table-cell office:value="5.82763671875" office:value-type="float"/>
          <table:table-cell office:value="-34.68746820073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695</text:p>
          </table:table-cell>
          <table:table-cell office:value="-1.5453064441681" office:value-type="float"/>
          <table:table-cell office:value="4.6999678015709" office:value-type="float"/>
          <table:table-cell office:value="7.358715602546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06</text:p>
          </table:table-cell>
          <table:table-cell office:value="1.8700632452965" office:value-type="float"/>
          <table:table-cell office:value="5.1120245456696" office:value-type="float"/>
          <table:table-cell office:value="-12.268153250597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17</text:p>
          </table:table-cell>
          <table:table-cell office:value="4.7586989402771" office:value-type="float"/>
          <table:table-cell office:value="4.0900501608849" office:value-type="float"/>
          <table:table-cell office:value="162.84454248513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28</text:p>
          </table:table-cell>
          <table:table-cell office:value="6.0745251178741" office:value-type="float"/>
          <table:table-cell office:value="5.0578570365906" office:value-type="float"/>
          <table:table-cell office:value="-57.59600697049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39</text:p>
          </table:table-cell>
          <table:table-cell office:value="8.1534087657928" office:value-type="float"/>
          <table:table-cell office:value="4.6378198266029" office:value-type="float"/>
          <table:table-cell office:value="58.150393947674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50</text:p>
          </table:table-cell>
          <table:table-cell office:value="8.5613107681274" office:value-type="float"/>
          <table:table-cell office:value="4.4847640395164" office:value-type="float"/>
          <table:table-cell office:value="-72.294341530769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61</text:p>
          </table:table-cell>
          <table:table-cell office:value="-0.91003730893135" office:value-type="float"/>
          <table:table-cell office:value="6.305205821991" office:value-type="float"/>
          <table:table-cell office:value="48.357700086703" office:value-type="float"/>
          <table:table-cell office:value="10" office:value-type="float"/>
          <table:table-cell office:value="1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72</text:p>
          </table:table-cell>
          <table:table-cell office:value="0.49412168562412" office:value-type="float"/>
          <table:table-cell office:value="6.5998536348343" office:value-type="float"/>
          <table:table-cell office:value="-166.75273627992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83</text:p>
          </table:table-cell>
          <table:table-cell office:value="0.34594319760799" office:value-type="float"/>
          <table:table-cell office:value="6.0614442825317" office:value-type="float"/>
          <table:table-cell office:value="-82.787191032604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794</text:p>
          </table:table-cell>
          <table:table-cell office:value="4.863375723362" office:value-type="float"/>
          <table:table-cell office:value="5.5365306138992" office:value-type="float"/>
          <table:table-cell office:value="114.02774388623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05</text:p>
          </table:table-cell>
          <table:table-cell office:value="5.4558575153351" office:value-type="float"/>
          <table:table-cell office:value="7.7456122636795" office:value-type="float"/>
          <table:table-cell office:value="75.338317330476" office:value-type="float"/>
          <table:table-cell office:value="11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16</text:p>
          </table:table-cell>
          <table:table-cell office:value="6.3864266872406" office:value-type="float"/>
          <table:table-cell office:value="6.7459136247635" office:value-type="float"/>
          <table:table-cell office:value="-77.573755744157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27</text:p>
          </table:table-cell>
          <table:table-cell office:value="9.2668437957764" office:value-type="float"/>
          <table:table-cell office:value="5.7524007558823" office:value-type="float"/>
          <table:table-cell office:value="108.80960021049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38</text:p>
          </table:table-cell>
          <table:table-cell office:value="-0.76963819563389" office:value-type="float"/>
          <table:table-cell office:value="6.9168919324875" office:value-type="float"/>
          <table:table-cell office:value="151.96902888596" office:value-type="float"/>
          <table:table-cell office:value="10" office:value-type="float"/>
          <table:table-cell office:value="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49</text:p>
          </table:table-cell>
          <table:table-cell office:value="0.56254327297211" office:value-type="float"/>
          <table:table-cell office:value="7.9118436574936" office:value-type="float"/>
          <table:table-cell office:value="27.854026502864" office:value-type="float"/>
          <table:table-cell office:value="11" office:value-type="float"/>
          <table:table-cell office:value="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60</text:p>
          </table:table-cell>
          <table:table-cell office:value="2.2224760055542" office:value-type="float"/>
          <table:table-cell office:value="8.8471710681915" office:value-type="float"/>
          <table:table-cell office:value="38.669591876352" office:value-type="float"/>
          <table:table-cell office:value="10" office:value-type="float"/>
          <table:table-cell office:value="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71</text:p>
          </table:table-cell>
          <table:table-cell office:value="3.4442275762558" office:value-type="float"/>
          <table:table-cell office:value="7.0965993404388" office:value-type="float"/>
          <table:table-cell office:value="80.338419622676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82</text:p>
          </table:table-cell>
          <table:table-cell office:value="5.0140774250031" office:value-type="float"/>
          <table:table-cell office:value="6.2489151954651" office:value-type="float"/>
          <table:table-cell office:value="-155.50235578209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893</text:p>
          </table:table-cell>
          <table:table-cell office:value="5.8859169483185" office:value-type="float"/>
          <table:table-cell office:value="8.1156098842621" office:value-type="float"/>
          <table:table-cell office:value="104.91184823832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04</text:p>
          </table:table-cell>
          <table:table-cell office:value="9.1990023851395" office:value-type="float"/>
          <table:table-cell office:value="6.8034493923187" office:value-type="float"/>
          <table:table-cell office:value="100.5426561756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15</text:p>
          </table:table-cell>
          <table:table-cell office:value="-0.96861861646175" office:value-type="float"/>
          <table:table-cell office:value="9.3603956699371" office:value-type="float"/>
          <table:table-cell office:value="87.488785670821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26</text:p>
          </table:table-cell>
          <table:table-cell office:value="1.3472121953964" office:value-type="float"/>
          <table:table-cell office:value="8.2424938678741" office:value-type="float"/>
          <table:table-cell office:value="162.56537407067" office:value-type="float"/>
          <table:table-cell office:value="10" office:value-type="float"/>
          <table:table-cell office:value="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37</text:p>
          </table:table-cell>
          <table:table-cell office:value="3.2021549344063" office:value-type="float"/>
          <table:table-cell office:value="9.4622105360031" office:value-type="float"/>
          <table:table-cell office:value="-125.62011457553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48</text:p>
          </table:table-cell>
          <table:table-cell office:value="3.7889760732651" office:value-type="float"/>
          <table:table-cell office:value="10.030709505081" office:value-type="float"/>
          <table:table-cell office:value="-88.233981922174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59</text:p>
          </table:table-cell>
          <table:table-cell office:value="4.068922996521" office:value-type="float"/>
          <table:table-cell office:value="7.6114189624786" office:value-type="float"/>
          <table:table-cell office:value="24.5618968252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70</text:p>
          </table:table-cell>
          <table:table-cell office:value="7.2536873817444" office:value-type="float"/>
          <table:table-cell office:value="9.3137848377228" office:value-type="float"/>
          <table:table-cell office:value="-79.0002262516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81</text:p>
          </table:table-cell>
          <table:table-cell office:value="8.9764422178268" office:value-type="float"/>
          <table:table-cell office:value="9.5551061630249" office:value-type="float"/>
          <table:table-cell office:value="-111.2502395727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4992</text:p>
          </table:table-cell>
          <table:table-cell office:value="0.94466120004654" office:value-type="float"/>
          <table:table-cell office:value="10.737216472626" office:value-type="float"/>
          <table:table-cell office:value="119.233819329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5003</text:p>
          </table:table-cell>
          <table:table-cell office:value="0.33975079655647" office:value-type="float"/>
          <table:table-cell office:value="9.5616215467453" office:value-type="float"/>
          <table:table-cell office:value="170.53058496706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5</text:p>
          </table:table-cell>
          <table:table-cell office:value="0.74382498860359" office:value-type="float"/>
          <table:table-cell office:value="-0.51517654210329" office:value-type="float"/>
          <table:table-cell office:value="-114.56335198348" office:value-type="float"/>
          <table:table-cell office:value="10" office:value-type="float"/>
          <table:table-cell office:value="18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464</text:p>
          </table:table-cell>
          <table:table-cell office:value="0.78133188188076" office:value-type="float"/>
          <table:table-cell office:value="-0.32485760748386" office:value-type="float"/>
          <table:table-cell office:value="99.625470531974" office:value-type="float"/>
          <table:table-cell office:value="10" office:value-type="float"/>
          <table:table-cell office:value="20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475</text:p>
          </table:table-cell>
          <table:table-cell office:value="0.9850849211216" office:value-type="float"/>
          <table:table-cell office:value="-0.36176633089781" office:value-type="float"/>
          <table:table-cell office:value="-11.51426971718" office:value-type="float"/>
          <table:table-cell office:value="10" office:value-type="float"/>
          <table:table-cell office:value="1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486</text:p>
          </table:table-cell>
          <table:table-cell office:value="1.5650756657124" office:value-type="float"/>
          <table:table-cell office:value="-0.3476457297802" office:value-type="float"/>
          <table:table-cell office:value="14.120567091711" office:value-type="float"/>
          <table:table-cell office:value="10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497</text:p>
          </table:table-cell>
          <table:table-cell office:value="3.0552011728287" office:value-type="float"/>
          <table:table-cell office:value="1.0189322382212" office:value-type="float"/>
          <table:table-cell office:value="-93.68596638843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08</text:p>
          </table:table-cell>
          <table:table-cell office:value="6.0130876302719" office:value-type="float"/>
          <table:table-cell office:value="-0.24054814130068" office:value-type="float"/>
          <table:table-cell office:value="105.36001290485" office:value-type="float"/>
          <table:table-cell office:value="11" office:value-type="float"/>
          <table:table-cell office:value="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19</text:p>
          </table:table-cell>
          <table:table-cell office:value="6.6021692752838" office:value-type="float"/>
          <table:table-cell office:value="-0.58311216533184" office:value-type="float"/>
          <table:table-cell office:value="16.733372667033" office:value-type="float"/>
          <table:table-cell office:value="11" office:value-type="float"/>
          <table:table-cell office:value="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30</text:p>
          </table:table-cell>
          <table:table-cell office:value="-1.5850135684013" office:value-type="float"/>
          <table:table-cell office:value="2.3895999789238" office:value-type="float"/>
          <table:table-cell office:value="34.2399048957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41</text:p>
          </table:table-cell>
          <table:table-cell office:value="0.49423925578594" office:value-type="float"/>
          <table:table-cell office:value="1.9145567715168" office:value-type="float"/>
          <table:table-cell office:value="18.121935189909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52</text:p>
          </table:table-cell>
          <table:table-cell office:value="2.9312959313393" office:value-type="float"/>
          <table:table-cell office:value="3.0000811815262" office:value-type="float"/>
          <table:table-cell office:value="-47.682897300477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63</text:p>
          </table:table-cell>
          <table:table-cell office:value="4.2719268798828" office:value-type="float"/>
          <table:table-cell office:value="1.8997472524643" office:value-type="float"/>
          <table:table-cell office:value="-155.15012194397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74</text:p>
          </table:table-cell>
          <table:table-cell office:value="4.9229747056961" office:value-type="float"/>
          <table:table-cell office:value="1.0686737298965" office:value-type="float"/>
          <table:table-cell office:value="108.55089858839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85</text:p>
          </table:table-cell>
          <table:table-cell office:value="6.628645658493" office:value-type="float"/>
          <table:table-cell office:value="1.8131428956985" office:value-type="float"/>
          <table:table-cell office:value="-160.23769500149" office:value-type="float"/>
          <table:table-cell office:value="11" office:value-type="float"/>
          <table:table-cell office:value="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596</text:p>
          </table:table-cell>
          <table:table-cell office:value="8.6102759838104" office:value-type="float"/>
          <table:table-cell office:value="0.045889322645962" office:value-type="float"/>
          <table:table-cell office:value="108.7128083417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07</text:p>
          </table:table-cell>
          <table:table-cell office:value="0.083776814863086" office:value-type="float"/>
          <table:table-cell office:value="1.6715270280838" office:value-type="float"/>
          <table:table-cell office:value="129.47884638598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18</text:p>
          </table:table-cell>
          <table:table-cell office:value="1.6550858318806" office:value-type="float"/>
          <table:table-cell office:value="4.4108575582504" office:value-type="float"/>
          <table:table-cell office:value="-179.567135063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29</text:p>
          </table:table-cell>
          <table:table-cell office:value="2.1118791401386" office:value-type="float"/>
          <table:table-cell office:value="3.0243307352066" office:value-type="float"/>
          <table:table-cell office:value="-141.12164260475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40</text:p>
          </table:table-cell>
          <table:table-cell office:value="2.3634698987007" office:value-type="float"/>
          <table:table-cell office:value="2.494080811739" office:value-type="float"/>
          <table:table-cell office:value="-126.64663867586" office:value-type="float"/>
          <table:table-cell office:value="10" office:value-type="float"/>
          <table:table-cell office:value="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51</text:p>
          </table:table-cell>
          <table:table-cell office:value="5.5524510145187" office:value-type="float"/>
          <table:table-cell office:value="2.6748934388161" office:value-type="float"/>
          <table:table-cell office:value="-158.60588687241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62</text:p>
          </table:table-cell>
          <table:table-cell office:value="6.4352577924728" office:value-type="float"/>
          <table:table-cell office:value="2.9770854115486" office:value-type="float"/>
          <table:table-cell office:value="-11.899571604789" office:value-type="float"/>
          <table:table-cell office:value="11" office:value-type="float"/>
          <table:table-cell office:value="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73</text:p>
          </table:table-cell>
          <table:table-cell office:value="6.6642957925797" office:value-type="float"/>
          <table:table-cell office:value="2.4224157631397" office:value-type="float"/>
          <table:table-cell office:value="-48.264810234118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84</text:p>
          </table:table-cell>
          <table:table-cell office:value="-1.584684997797" office:value-type="float"/>
          <table:table-cell office:value="6.1115831136703" office:value-type="float"/>
          <table:table-cell office:value="-34.96293277497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695</text:p>
          </table:table-cell>
          <table:table-cell office:value="-1.5853470563889" office:value-type="float"/>
          <table:table-cell office:value="4.4509094953537" office:value-type="float"/>
          <table:table-cell office:value="19.09090796853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06</text:p>
          </table:table-cell>
          <table:table-cell office:value="1.5916694700718" office:value-type="float"/>
          <table:table-cell office:value="5.2981460094452" office:value-type="float"/>
          <table:table-cell office:value="-39.898047021999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17</text:p>
          </table:table-cell>
          <table:table-cell office:value="5.1385897397995" office:value-type="float"/>
          <table:table-cell office:value="3.9802783727646" office:value-type="float"/>
          <table:table-cell office:value="164.19209796152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28</text:p>
          </table:table-cell>
          <table:table-cell office:value="5.8254009485245" office:value-type="float"/>
          <table:table-cell office:value="5.3266018629074" office:value-type="float"/>
          <table:table-cell office:value="-43.99560135640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39</text:p>
          </table:table-cell>
          <table:table-cell office:value="7.9504209756851" office:value-type="float"/>
          <table:table-cell office:value="4.7270187735558" office:value-type="float"/>
          <table:table-cell office:value="-32.584442074891" office:value-type="float"/>
          <table:table-cell office:value="10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50</text:p>
          </table:table-cell>
          <table:table-cell office:value="8.3429670333862" office:value-type="float"/>
          <table:table-cell office:value="4.4477611780167" office:value-type="float"/>
          <table:table-cell office:value="18.457674296798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61</text:p>
          </table:table-cell>
          <table:table-cell office:value="-0.76676398515701" office:value-type="float"/>
          <table:table-cell office:value="6.135528087616" office:value-type="float"/>
          <table:table-cell office:value="139.10883095614" office:value-type="float"/>
          <table:table-cell office:value="10" office:value-type="float"/>
          <table:table-cell office:value="1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72</text:p>
          </table:table-cell>
          <table:table-cell office:value="0.47327637672424" office:value-type="float"/>
          <table:table-cell office:value="6.8206083774567" office:value-type="float"/>
          <table:table-cell office:value="-75.959455435443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83</text:p>
          </table:table-cell>
          <table:table-cell office:value="0.56014828383923" office:value-type="float"/>
          <table:table-cell office:value="6.1208760738373" office:value-type="float"/>
          <table:table-cell office:value="-173.60984292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794</text:p>
          </table:table-cell>
          <table:table-cell office:value="4.7240647673607" office:value-type="float"/>
          <table:table-cell office:value="5.2487397193909" office:value-type="float"/>
          <table:table-cell office:value="69.315879967562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05</text:p>
          </table:table-cell>
          <table:table-cell office:value="5.2428239583969" office:value-type="float"/>
          <table:table-cell office:value="7.736753821373" office:value-type="float"/>
          <table:table-cell office:value="-8.0283974196501" office:value-type="float"/>
          <table:table-cell office:value="11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16</text:p>
          </table:table-cell>
          <table:table-cell office:value="6.5469425916672" office:value-type="float"/>
          <table:table-cell office:value="6.9476920366287" office:value-type="float"/>
          <table:table-cell office:value="-137.46108674699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27</text:p>
          </table:table-cell>
          <table:table-cell office:value="9.2387306690216" office:value-type="float"/>
          <table:table-cell office:value="5.5657953023911" office:value-type="float"/>
          <table:table-cell office:value="81.105654406699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38</text:p>
          </table:table-cell>
          <table:table-cell office:value="-0.63810981810093" office:value-type="float"/>
          <table:table-cell office:value="7.0958292484283" office:value-type="float"/>
          <table:table-cell office:value="-117.47330616994" office:value-type="float"/>
          <table:table-cell office:value="10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49</text:p>
          </table:table-cell>
          <table:table-cell office:value="0.21051857620478" office:value-type="float"/>
          <table:table-cell office:value="7.7266579866409" office:value-type="float"/>
          <table:table-cell office:value="27.912011761574" office:value-type="float"/>
          <table:table-cell office:value="11" office:value-type="float"/>
          <table:table-cell office:value="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60</text:p>
          </table:table-cell>
          <table:table-cell office:value="1.9622023403645" office:value-type="float"/>
          <table:table-cell office:value="8.6008894443512" office:value-type="float"/>
          <table:table-cell office:value="54.843934098626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71</text:p>
          </table:table-cell>
          <table:table-cell office:value="3.4843629598618" office:value-type="float"/>
          <table:table-cell office:value="6.8333172798157" office:value-type="float"/>
          <table:table-cell office:value="102.13892247267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82</text:p>
          </table:table-cell>
          <table:table-cell office:value="5.0991940498352" office:value-type="float"/>
          <table:table-cell office:value="6.5575957298279" office:value-type="float"/>
          <table:table-cell office:value="-110.72801176909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893</text:p>
          </table:table-cell>
          <table:table-cell office:value="6.1049336194992" office:value-type="float"/>
          <table:table-cell office:value="8.1306159496307" office:value-type="float"/>
          <table:table-cell office:value="-166.20445858901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04</text:p>
          </table:table-cell>
          <table:table-cell office:value="9.212139248848" office:value-type="float"/>
          <table:table-cell office:value="6.5134274959564" office:value-type="float"/>
          <table:table-cell office:value="90.986358891627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15</text:p>
          </table:table-cell>
          <table:table-cell office:value="-0.98643451929092" office:value-type="float"/>
          <table:table-cell office:value="8.9626103639603" office:value-type="float"/>
          <table:table-cell office:value="87.476300585801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26</text:p>
          </table:table-cell>
          <table:table-cell office:value="1.6982561349869" office:value-type="float"/>
          <table:table-cell office:value="8.1627941131592" office:value-type="float"/>
          <table:table-cell office:value="178.18884181369" office:value-type="float"/>
          <table:table-cell office:value="10" office:value-type="float"/>
          <table:table-cell office:value="1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37</text:p>
          </table:table-cell>
          <table:table-cell office:value="3.4335213899612" office:value-type="float"/>
          <table:table-cell office:value="9.7857028245926" office:value-type="float"/>
          <table:table-cell office:value="-125.60874337603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48</text:p>
          </table:table-cell>
          <table:table-cell office:value="3.8235574960709" office:value-type="float"/>
          <table:table-cell office:value="10.406804084778" office:value-type="float"/>
          <table:table-cell office:value="-97.749981151265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59</text:p>
          </table:table-cell>
          <table:table-cell office:value="3.7357300519943" office:value-type="float"/>
          <table:table-cell office:value="7.5172144174576" office:value-type="float"/>
          <table:table-cell office:value="13.27291301860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70</text:p>
          </table:table-cell>
          <table:table-cell office:value="7.4146240949631" office:value-type="float"/>
          <table:table-cell office:value="9.5349133014679" office:value-type="float"/>
          <table:table-cell office:value="-135.4435462101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81</text:p>
          </table:table-cell>
          <table:table-cell office:value="9.1195744276047" office:value-type="float"/>
          <table:table-cell office:value="9.9269342422485" office:value-type="float"/>
          <table:table-cell office:value="-111.22834454676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4992</text:p>
          </table:table-cell>
          <table:table-cell office:value="0.95112428069115" office:value-type="float"/>
          <table:table-cell office:value="10.431069135666" office:value-type="float"/>
          <table:table-cell office:value="84.3304555127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5003</text:p>
          </table:table-cell>
          <table:table-cell office:value="0.73192730545998" office:value-type="float"/>
          <table:table-cell office:value="9.4955569505692" office:value-type="float"/>
          <table:table-cell office:value="170.49831645504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5</text:p>
          </table:table-cell>
          <table:table-cell office:value="0.81874437630177" office:value-type="float"/>
          <table:table-cell office:value="-0.53541325032711" office:value-type="float"/>
          <table:table-cell office:value="-91.029103394527" office:value-type="float"/>
          <table:table-cell office:value="10" office:value-type="float"/>
          <table:table-cell office:value="20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464</text:p>
          </table:table-cell>
          <table:table-cell office:value="0.77747091650963" office:value-type="float"/>
          <table:table-cell office:value="-0.35560589283705" office:value-type="float"/>
          <table:table-cell office:value="105.66444533646" office:value-type="float"/>
          <table:table-cell office:value="10" office:value-type="float"/>
          <table:table-cell office:value="24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475</text:p>
          </table:table-cell>
          <table:table-cell office:value="0.95478624105453" office:value-type="float"/>
          <table:table-cell office:value="-0.23209076374769" office:value-type="float"/>
          <table:table-cell office:value="71.290696502491" office:value-type="float"/>
          <table:table-cell office:value="10" office:value-type="float"/>
          <table:table-cell office:value="197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486</text:p>
          </table:table-cell>
          <table:table-cell office:value="1.5456381440163" office:value-type="float"/>
          <table:table-cell office:value="-0.56270070374012" office:value-type="float"/>
          <table:table-cell office:value="97.597501839802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497</text:p>
          </table:table-cell>
          <table:table-cell office:value="3.2265195250511" office:value-type="float"/>
          <table:table-cell office:value="1.1748987436295" office:value-type="float"/>
          <table:table-cell office:value="-141.703815217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08</text:p>
          </table:table-cell>
          <table:table-cell office:value="5.8787572383881" office:value-type="float"/>
          <table:table-cell office:value="-0.41752025485039" office:value-type="float"/>
          <table:table-cell office:value="33.191649777115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19</text:p>
          </table:table-cell>
          <table:table-cell office:value="6.4380705356598" office:value-type="float"/>
          <table:table-cell office:value="-0.58500476181507" office:value-type="float"/>
          <table:table-cell office:value="26.587494239686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30</text:p>
          </table:table-cell>
          <table:table-cell office:value="-1.5399327874184" office:value-type="float"/>
          <table:table-cell office:value="2.1209982037544" office:value-type="float"/>
          <table:table-cell office:value="92.93699112667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41</text:p>
          </table:table-cell>
          <table:table-cell office:value="0.39687871932983" office:value-type="float"/>
          <table:table-cell office:value="2.1135434508324" office:value-type="float"/>
          <table:table-cell office:value="-72.573168262555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52</text:p>
          </table:table-cell>
          <table:table-cell office:value="2.63282507658" office:value-type="float"/>
          <table:table-cell office:value="3.1859257817268" office:value-type="float"/>
          <table:table-cell office:value="-27.283149919692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63</text:p>
          </table:table-cell>
          <table:table-cell office:value="4.610543847084" office:value-type="float"/>
          <table:table-cell office:value="1.9287803769112" office:value-type="float"/>
          <table:table-cell office:value="179.19929316089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74</text:p>
          </table:table-cell>
          <table:table-cell office:value="4.9159240722656" office:value-type="float"/>
          <table:table-cell office:value="0.78670538961887" office:value-type="float"/>
          <table:table-cell office:value="82.058750899734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85</text:p>
          </table:table-cell>
          <table:table-cell office:value="6.656306385994" office:value-type="float"/>
          <table:table-cell office:value="2.0271189510822" office:value-type="float"/>
          <table:table-cell office:value="-81.510726054003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596</text:p>
          </table:table-cell>
          <table:table-cell office:value="8.6262589693069" office:value-type="float"/>
          <table:table-cell office:value="-0.30397284775972" office:value-type="float"/>
          <table:table-cell office:value="87.86719923566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07</text:p>
          </table:table-cell>
          <table:table-cell office:value="-0.065834699198604" office:value-type="float"/>
          <table:table-cell office:value="1.5079364180565" office:value-type="float"/>
          <table:table-cell office:value="38.719996904871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18</text:p>
          </table:table-cell>
          <table:table-cell office:value="1.8273076415062" office:value-type="float"/>
          <table:table-cell office:value="4.3545597791672" office:value-type="float"/>
          <table:table-cell office:value="162.7476412779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29</text:p>
          </table:table-cell>
          <table:table-cell office:value="1.9982385635376" office:value-type="float"/>
          <table:table-cell office:value="3.2148662209511" office:value-type="float"/>
          <table:table-cell office:value="-50.363544825536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40</text:p>
          </table:table-cell>
          <table:table-cell office:value="2.205662727356" office:value-type="float"/>
          <table:table-cell office:value="2.6504549384117" office:value-type="float"/>
          <table:table-cell office:value="-35.875611624141" office:value-type="float"/>
          <table:table-cell office:value="10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51</text:p>
          </table:table-cell>
          <table:table-cell office:value="5.772739648819" office:value-type="float"/>
          <table:table-cell office:value="2.8480845689774" office:value-type="float"/>
          <table:table-cell office:value="-136.55303086445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62</text:p>
          </table:table-cell>
          <table:table-cell office:value="6.4501297473907" office:value-type="float"/>
          <table:table-cell office:value="3.1985750794411" office:value-type="float"/>
          <table:table-cell office:value="-102.56983899766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73</text:p>
          </table:table-cell>
          <table:table-cell office:value="6.4800989627838" office:value-type="float"/>
          <table:table-cell office:value="2.3001737892628" office:value-type="float"/>
          <table:table-cell office:value="42.431364393538" office:value-type="float"/>
          <table:table-cell office:value="11" office:value-type="float"/>
          <table:table-cell office:value="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84</text:p>
          </table:table-cell>
          <table:table-cell office:value="-1.5850155055523" office:value-type="float"/>
          <table:table-cell office:value="6.3436019420624" office:value-type="float"/>
          <table:table-cell office:value="-33.355712131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695</text:p>
          </table:table-cell>
          <table:table-cell office:value="-1.5850032866001" office:value-type="float"/>
          <table:table-cell office:value="4.1023263335228" office:value-type="float"/>
          <table:table-cell office:value="30.3472064103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06</text:p>
          </table:table-cell>
          <table:table-cell office:value="1.4315994083881" office:value-type="float"/>
          <table:table-cell office:value="5.5924189090729" office:value-type="float"/>
          <table:table-cell office:value="-67.526747466652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17</text:p>
          </table:table-cell>
          <table:table-cell office:value="5.5205672979355" office:value-type="float"/>
          <table:table-cell office:value="3.8795831799507" office:value-type="float"/>
          <table:table-cell office:value="165.56217715998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28</text:p>
          </table:table-cell>
          <table:table-cell office:value="5.5196160078049" office:value-type="float"/>
          <table:table-cell office:value="5.529568195343" office:value-type="float"/>
          <table:table-cell office:value="-30.37869930267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39</text:p>
          </table:table-cell>
          <table:table-cell office:value="8.0350178480148" office:value-type="float"/>
          <table:table-cell office:value="4.934273660183" office:value-type="float"/>
          <table:table-cell office:value="-121.96998687307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50</text:p>
          </table:table-cell>
          <table:table-cell office:value="8.3740872144699" office:value-type="float"/>
          <table:table-cell office:value="4.2258435487747" office:value-type="float"/>
          <table:table-cell office:value="107.58107331148" office:value-type="float"/>
          <table:table-cell office:value="10" office:value-type="float"/>
          <table:table-cell office:value="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61</text:p>
          </table:table-cell>
          <table:table-cell office:value="-0.42366053909063" office:value-type="float"/>
          <table:table-cell office:value="6.0953098535538" office:value-type="float"/>
          <table:table-cell office:value="168.48370072189" office:value-type="float"/>
          <table:table-cell office:value="10" office:value-type="float"/>
          <table:table-cell office:value="1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72</text:p>
          </table:table-cell>
          <table:table-cell office:value="0.18417742103338" office:value-type="float"/>
          <table:table-cell office:value="6.9323807954788" office:value-type="float"/>
          <table:table-cell office:value="-25.914379365885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83</text:p>
          </table:table-cell>
          <table:table-cell office:value="0.76692648231983" office:value-type="float"/>
          <table:table-cell office:value="5.8898413181305" office:value-type="float"/>
          <table:table-cell office:value="136.48934121344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794</text:p>
          </table:table-cell>
          <table:table-cell office:value="4.5844379067421" office:value-type="float"/>
          <table:table-cell office:value="4.8769959807396" office:value-type="float"/>
          <table:table-cell office:value="69.278397377889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05</text:p>
          </table:table-cell>
          <table:table-cell office:value="5.2426874637604" office:value-type="float"/>
          <table:table-cell office:value="7.9583901166916" office:value-type="float"/>
          <table:table-cell office:value="-98.771790030656" office:value-type="float"/>
          <table:table-cell office:value="11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16</text:p>
          </table:table-cell>
          <table:table-cell office:value="6.8024098873138" office:value-type="float"/>
          <table:table-cell office:value="6.9100058078766" office:value-type="float"/>
          <table:table-cell office:value="162.84060630069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27</text:p>
          </table:table-cell>
          <table:table-cell office:value="9.1154891252518" office:value-type="float"/>
          <table:table-cell office:value="5.410732626915" office:value-type="float"/>
          <table:table-cell office:value="49.020837826334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38</text:p>
          </table:table-cell>
          <table:table-cell office:value="-0.68071722984314" office:value-type="float"/>
          <table:table-cell office:value="7.4387520551682" office:value-type="float"/>
          <table:table-cell office:value="-87.733204957027" office:value-type="float"/>
          <table:table-cell office:value="11" office:value-type="float"/>
          <table:table-cell office:value="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49</text:p>
          </table:table-cell>
          <table:table-cell office:value="-0.096151884645224" office:value-type="float"/>
          <table:table-cell office:value="7.5422060489655" office:value-type="float"/>
          <table:table-cell office:value="37.10599044326" office:value-type="float"/>
          <table:table-cell office:value="11" office:value-type="float"/>
          <table:table-cell office:value="1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60</text:p>
          </table:table-cell>
          <table:table-cell office:value="2.1269066631794" office:value-type="float"/>
          <table:table-cell office:value="8.4541881084442" office:value-type="float"/>
          <table:table-cell office:value="144.890238525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71</text:p>
          </table:table-cell>
          <table:table-cell office:value="3.6193135380745" office:value-type="float"/>
          <table:table-cell office:value="6.6038173437119" office:value-type="float"/>
          <table:table-cell office:value="123.92620220306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82</text:p>
          </table:table-cell>
          <table:table-cell office:value="5.2390545606613" office:value-type="float"/>
          <table:table-cell office:value="6.9302588701248" office:value-type="float"/>
          <table:table-cell office:value="-110.81712944492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893</text:p>
          </table:table-cell>
          <table:table-cell office:value="6.0818272829056" office:value-type="float"/>
          <table:table-cell office:value="8.3511555194855" office:value-type="float"/>
          <table:table-cell office:value="-75.419118449946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04</text:p>
          </table:table-cell>
          <table:table-cell office:value="9.17784512043" office:value-type="float"/>
          <table:table-cell office:value="6.225597858429" office:value-type="float"/>
          <table:table-cell office:value="81.45356937578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15</text:p>
          </table:table-cell>
          <table:table-cell office:value="-1.054634898901" office:value-type="float"/>
          <table:table-cell office:value="8.5999917984009" office:value-type="float"/>
          <table:table-cell office:value="74.967126937429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26</text:p>
          </table:table-cell>
          <table:table-cell office:value="1.7529107630253" office:value-type="float"/>
          <table:table-cell office:value="8.3735716342926" office:value-type="float"/>
          <table:table-cell office:value="-96.897585376812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37</text:p>
          </table:table-cell>
          <table:table-cell office:value="3.6465346813202" office:value-type="float"/>
          <table:table-cell office:value="10.1083111763" office:value-type="float"/>
          <table:table-cell office:value="-120.82796036058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48</text:p>
          </table:table-cell>
          <table:table-cell office:value="3.9189171791077" office:value-type="float"/>
          <table:table-cell office:value="10.771911144257" office:value-type="float"/>
          <table:table-cell office:value="-107.24159107087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59</text:p>
          </table:table-cell>
          <table:table-cell office:value="3.4026890993118" office:value-type="float"/>
          <table:table-cell office:value="7.5030183792114" office:value-type="float"/>
          <table:table-cell office:value="-3.452218689356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70</text:p>
          </table:table-cell>
          <table:table-cell office:value="7.6851415634155" office:value-type="float"/>
          <table:table-cell office:value="9.6035176515579" office:value-type="float"/>
          <table:table-cell office:value="-170.9460574350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81</text:p>
          </table:table-cell>
          <table:table-cell office:value="9.2624121904373" office:value-type="float"/>
          <table:table-cell office:value="10.298360586166" office:value-type="float"/>
          <table:table-cell office:value="-111.2377954896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4992</text:p>
          </table:table-cell>
          <table:table-cell office:value="0.84261782467365" office:value-type="float"/>
          <table:table-cell office:value="10.084472894669" office:value-type="float"/>
          <table:table-cell office:value="74.65736425606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5003</text:p>
          </table:table-cell>
          <table:table-cell office:value="1.0468183457851" office:value-type="float"/>
          <table:table-cell office:value="9.4178378582001" office:value-type="float"/>
          <table:table-cell office:value="163.91823246221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5</text:p>
          </table:table-cell>
          <table:table-cell office:value="0.78121140599251" office:value-type="float"/>
          <table:table-cell office:value="-0.46509929001331" office:value-type="float"/>
          <table:table-cell office:value="-90.130259276955" office:value-type="float"/>
          <table:table-cell office:value="10" office:value-type="float"/>
          <table:table-cell office:value="22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464</text:p>
          </table:table-cell>
          <table:table-cell office:value="0.70044577121735" office:value-type="float"/>
          <table:table-cell office:value="-0.34073796123266" office:value-type="float"/>
          <table:table-cell office:value="129.59642622881" office:value-type="float"/>
          <table:table-cell office:value="10" office:value-type="float"/>
          <table:table-cell office:value="28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475</text:p>
          </table:table-cell>
          <table:table-cell office:value="0.82776144146919" office:value-type="float"/>
          <table:table-cell office:value="-0.25141477584839" office:value-type="float"/>
          <table:table-cell office:value="75.731149904288" office:value-type="float"/>
          <table:table-cell office:value="10" office:value-type="float"/>
          <table:table-cell office:value="216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486</text:p>
          </table:table-cell>
          <table:table-cell office:value="1.771944463253" office:value-type="float"/>
          <table:table-cell office:value="-0.54345108568668" office:value-type="float"/>
          <table:table-cell office:value="-178.69132035857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497</text:p>
          </table:table-cell>
          <table:table-cell office:value="3.4420719742775" office:value-type="float"/>
          <table:table-cell office:value="1.1751441657543" office:value-type="float"/>
          <table:table-cell office:value="176.7613599254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08</text:p>
          </table:table-cell>
          <table:table-cell office:value="5.7323032617569" office:value-type="float"/>
          <table:table-cell office:value="-0.25082889944315" office:value-type="float"/>
          <table:table-cell office:value="-57.591038904372" office:value-type="float"/>
          <table:table-cell office:value="11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19</text:p>
          </table:table-cell>
          <table:table-cell office:value="6.1749053001404" office:value-type="float"/>
          <table:table-cell office:value="-0.5850076675415" office:value-type="float"/>
          <table:table-cell office:value="18.609786299384" office:value-type="float"/>
          <table:table-cell office:value="11" office:value-type="float"/>
          <table:table-cell office:value="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30</text:p>
          </table:table-cell>
          <table:table-cell office:value="-1.3331966102123" office:value-type="float"/>
          <table:table-cell office:value="1.947733014822" office:value-type="float"/>
          <table:table-cell office:value="148.897643301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41</text:p>
          </table:table-cell>
          <table:table-cell office:value="0.57470701634884" office:value-type="float"/>
          <table:table-cell office:value="2.37614184618" office:value-type="float"/>
          <table:table-cell office:value="-118.84721221438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52</text:p>
          </table:table-cell>
          <table:table-cell office:value="2.3952627182007" office:value-type="float"/>
          <table:table-cell office:value="3.1308302283287" office:value-type="float"/>
          <table:table-cell office:value="34.682975073529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63</text:p>
          </table:table-cell>
          <table:table-cell office:value="4.9274080991745" office:value-type="float"/>
          <table:table-cell office:value="1.8079468607903" office:value-type="float"/>
          <table:table-cell office:value="153.39994126824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74</text:p>
          </table:table-cell>
          <table:table-cell office:value="4.7696161270142" office:value-type="float"/>
          <table:table-cell office:value="0.55835295468569" office:value-type="float"/>
          <table:table-cell office:value="52.551318505767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85</text:p>
          </table:table-cell>
          <table:table-cell office:value="6.4830875396729" office:value-type="float"/>
          <table:table-cell office:value="1.9721698760986" office:value-type="float"/>
          <table:table-cell office:value="9.3535470544912" office:value-type="float"/>
          <table:table-cell office:value="11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596</text:p>
          </table:table-cell>
          <table:table-cell office:value="8.4079563617706" office:value-type="float"/>
          <table:table-cell office:value="-0.50819277763367" office:value-type="float"/>
          <table:table-cell office:value="72.10550718246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07</text:p>
          </table:table-cell>
          <table:table-cell office:value="-0.37431292235851" office:value-type="float"/>
          <table:table-cell office:value="1.5803764760494" office:value-type="float"/>
          <table:table-cell office:value="-8.2956487965432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18</text:p>
          </table:table-cell>
          <table:table-cell office:value="1.9741232693195" office:value-type="float"/>
          <table:table-cell office:value="4.2563289403915" office:value-type="float"/>
          <table:table-cell office:value="146.7211929855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29</text:p>
          </table:table-cell>
          <table:table-cell office:value="1.8033355474472" office:value-type="float"/>
          <table:table-cell office:value="3.0981203913689" office:value-type="float"/>
          <table:table-cell office:value="39.993629334079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40</text:p>
          </table:table-cell>
          <table:table-cell office:value="2.0221564173698" office:value-type="float"/>
          <table:table-cell office:value="2.486529648304" office:value-type="float"/>
          <table:table-cell office:value="45.628680545054" office:value-type="float"/>
          <table:table-cell office:value="10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51</text:p>
          </table:table-cell>
          <table:table-cell office:value="5.8894467353821" office:value-type="float"/>
          <table:table-cell office:value="3.090024292469" office:value-type="float"/>
          <table:table-cell office:value="-112.00088907959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62</text:p>
          </table:table-cell>
          <table:table-cell office:value="6.7354327440262" office:value-type="float"/>
          <table:table-cell office:value="3.2728236913681" office:value-type="float"/>
          <table:table-cell office:value="-161.60189725791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73</text:p>
          </table:table-cell>
          <table:table-cell office:value="6.1960124969482" office:value-type="float"/>
          <table:table-cell office:value="2.1837541460991" office:value-type="float"/>
          <table:table-cell office:value="31.182951987929" office:value-type="float"/>
          <table:table-cell office:value="11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84</text:p>
          </table:table-cell>
          <table:table-cell office:value="-1.5838067233562" office:value-type="float"/>
          <table:table-cell office:value="6.560320854187" office:value-type="float"/>
          <table:table-cell office:value="-36.298303847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695</text:p>
          </table:table-cell>
          <table:table-cell office:value="-1.5850108861923" office:value-type="float"/>
          <table:table-cell office:value="3.8323071599007" office:value-type="float"/>
          <table:table-cell office:value="44.3511631838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06</text:p>
          </table:table-cell>
          <table:table-cell office:value="1.5510450303555" office:value-type="float"/>
          <table:table-cell office:value="5.7804572582245" office:value-type="float"/>
          <table:table-cell office:value="-140.84226918069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17</text:p>
          </table:table-cell>
          <table:table-cell office:value="5.9041583538055" office:value-type="float"/>
          <table:table-cell office:value="3.7871533632278" office:value-type="float"/>
          <table:table-cell office:value="166.87113616117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28</text:p>
          </table:table-cell>
          <table:table-cell office:value="5.174834728241" office:value-type="float"/>
          <table:table-cell office:value="5.6550031900406" office:value-type="float"/>
          <table:table-cell office:value="-16.80380200884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39</text:p>
          </table:table-cell>
          <table:table-cell office:value="8.2384538650513" office:value-type="float"/>
          <table:table-cell office:value="4.8447221517563" office:value-type="float"/>
          <table:table-cell office:value="147.47315455394" office:value-type="float"/>
          <table:table-cell office:value="10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50</text:p>
          </table:table-cell>
          <table:table-cell office:value="8.5929667949677" office:value-type="float"/>
          <table:table-cell office:value="4.262061715126" office:value-type="float"/>
          <table:table-cell office:value="-161.8461867047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61</text:p>
          </table:table-cell>
          <table:table-cell office:value="-0.033711628057063" office:value-type="float"/>
          <table:table-cell office:value="6.0156786441803" office:value-type="float"/>
          <table:table-cell office:value="168.44797438117" office:value-type="float"/>
          <table:table-cell office:value="10" office:value-type="float"/>
          <table:table-cell office:value="1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72</text:p>
          </table:table-cell>
          <table:table-cell office:value="-0.0020507644512691" office:value-type="float"/>
          <table:table-cell office:value="6.8188446760178" office:value-type="float"/>
          <table:table-cell office:value="49.492698186522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83</text:p>
          </table:table-cell>
          <table:table-cell office:value="0.99624529480934" office:value-type="float"/>
          <table:table-cell office:value="5.892299413681" office:value-type="float"/>
          <table:table-cell office:value="-157.22380777833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794</text:p>
          </table:table-cell>
          <table:table-cell office:value="4.4909745454788" office:value-type="float"/>
          <table:table-cell office:value="4.5451959967613" office:value-type="float"/>
          <table:table-cell office:value="79.367152444876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05</text:p>
          </table:table-cell>
          <table:table-cell office:value="5.3136348724365" office:value-type="float"/>
          <table:table-cell office:value="8.3486950397491" office:value-type="float"/>
          <table:table-cell office:value="-100.2924487849" office:value-type="float"/>
          <table:table-cell office:value="11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16</text:p>
          </table:table-cell>
          <table:table-cell office:value="6.8976819515228" office:value-type="float"/>
          <table:table-cell office:value="6.6704320907593" office:value-type="float"/>
          <table:table-cell office:value="102.94225944835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27</text:p>
          </table:table-cell>
          <table:table-cell office:value="8.8533306121826" office:value-type="float"/>
          <table:table-cell office:value="5.4259049892426" office:value-type="float"/>
          <table:table-cell office:value="-13.91708309863" office:value-type="float"/>
          <table:table-cell office:value="11" office:value-type="float"/>
          <table:table-cell office:value="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38</text:p>
          </table:table-cell>
          <table:table-cell office:value="-0.90120956301689" office:value-type="float"/>
          <table:table-cell office:value="7.4619001150131" office:value-type="float"/>
          <table:table-cell office:value="2.8121656720426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49</text:p>
          </table:table-cell>
          <table:table-cell office:value="0.009763459675014" office:value-type="float"/>
          <table:table-cell office:value="7.348256111145" office:value-type="float"/>
          <table:table-cell office:value="127.56661245018" office:value-type="float"/>
          <table:table-cell office:value="11" office:value-type="float"/>
          <table:table-cell office:value="1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60</text:p>
          </table:table-cell>
          <table:table-cell office:value="2.3388329148293" office:value-type="float"/>
          <table:table-cell office:value="8.6159229278564" office:value-type="float"/>
          <table:table-cell office:value="-142.65303702871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71</text:p>
          </table:table-cell>
          <table:table-cell office:value="3.8295271992683" office:value-type="float"/>
          <table:table-cell office:value="6.4403855800629" office:value-type="float"/>
          <table:table-cell office:value="145.70619042512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82</text:p>
          </table:table-cell>
          <table:table-cell office:value="5.3266894817352" office:value-type="float"/>
          <table:table-cell office:value="7.272384762764" office:value-type="float"/>
          <table:table-cell office:value="-98.331408895505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893</text:p>
          </table:table-cell>
          <table:table-cell office:value="5.9689050912857" office:value-type="float"/>
          <table:table-cell office:value="8.7305593490601" office:value-type="float"/>
          <table:table-cell office:value="-73.889275265347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04</text:p>
          </table:table-cell>
          <table:table-cell office:value="9.1030198335648" office:value-type="float"/>
          <table:table-cell office:value="5.9497261047363" office:value-type="float"/>
          <table:table-cell office:value="75.130540094558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15</text:p>
          </table:table-cell>
          <table:table-cell office:value="-1.2192656099796" office:value-type="float"/>
          <table:table-cell office:value="8.2787925004959" office:value-type="float"/>
          <table:table-cell office:value="59.111239803824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26</text:p>
          </table:table-cell>
          <table:table-cell office:value="1.5090717375278" office:value-type="float"/>
          <table:table-cell office:value="8.481577038765" office:value-type="float"/>
          <table:table-cell office:value="-24.270887397657" office:value-type="float"/>
          <table:table-cell office:value="10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37</text:p>
          </table:table-cell>
          <table:table-cell office:value="3.7838023900986" office:value-type="float"/>
          <table:table-cell office:value="10.453116893768" office:value-type="float"/>
          <table:table-cell office:value="-109.10669329819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48</text:p>
          </table:table-cell>
          <table:table-cell office:value="4.0929418802261" office:value-type="float"/>
          <table:table-cell office:value="11.085003614426" office:value-type="float"/>
          <table:table-cell office:value="-117.19948167254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59</text:p>
          </table:table-cell>
          <table:table-cell office:value="3.1427344679832" office:value-type="float"/>
          <table:table-cell office:value="7.6519948244095" office:value-type="float"/>
          <table:table-cell office:value="-36.11341935054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70</text:p>
          </table:table-cell>
          <table:table-cell office:value="7.9503709077835" office:value-type="float"/>
          <table:table-cell office:value="9.5118999481201" office:value-type="float"/>
          <table:table-cell office:value="155.258257677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81</text:p>
          </table:table-cell>
          <table:table-cell office:value="9.1033011674881" office:value-type="float"/>
          <table:table-cell office:value="10.559837818146" office:value-type="float"/>
          <table:table-cell office:value="-103.7193756953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4992</text:p>
          </table:table-cell>
          <table:table-cell office:value="0.75668700039387" office:value-type="float"/>
          <table:table-cell office:value="9.7054404020309" office:value-type="float"/>
          <table:table-cell office:value="78.62920669993" office:value-type="float"/>
          <table:table-cell office:value="11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5003</text:p>
          </table:table-cell>
          <table:table-cell office:value="1.3276800513268" office:value-type="float"/>
          <table:table-cell office:value="9.2994260787964" office:value-type="float"/>
          <table:table-cell office:value="155.62630459002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5</text:p>
          </table:table-cell>
          <table:table-cell office:value="0.76619900763035" office:value-type="float"/>
          <table:table-cell office:value="-0.45389052480459" office:value-type="float"/>
          <table:table-cell office:value="-93.126918859543" office:value-type="float"/>
          <table:table-cell office:value="10" office:value-type="float"/>
          <table:table-cell office:value="24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464</text:p>
          </table:table-cell>
          <table:table-cell office:value="0.67700326442719" office:value-type="float"/>
          <table:table-cell office:value="-0.32557208091021" office:value-type="float"/>
          <table:table-cell office:value="129.40877410257" office:value-type="float"/>
          <table:table-cell office:value="10" office:value-type="float"/>
          <table:table-cell office:value="32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475</text:p>
          </table:table-cell>
          <table:table-cell office:value="0.78465305268764" office:value-type="float"/>
          <table:table-cell office:value="-0.21743476390839" office:value-type="float"/>
          <table:table-cell office:value="79.887487326458" office:value-type="float"/>
          <table:table-cell office:value="10" office:value-type="float"/>
          <table:table-cell office:value="25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486</text:p>
          </table:table-cell>
          <table:table-cell office:value="2.1543483436108" office:value-type="float"/>
          <table:table-cell office:value="-0.47991462051868" office:value-type="float"/>
          <table:table-cell office:value="-172.07769679416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497</text:p>
          </table:table-cell>
          <table:table-cell office:value="3.6029833555222" office:value-type="float"/>
          <table:table-cell office:value="1.0311064869165" office:value-type="float"/>
          <table:table-cell office:value="134.9575504375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08</text:p>
          </table:table-cell>
          <table:table-cell office:value="5.557958483696" office:value-type="float"/>
          <table:table-cell office:value="-0.19264578819275" office:value-type="float"/>
          <table:table-cell office:value="-2.2178656735997" office:value-type="float"/>
          <table:table-cell office:value="11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19</text:p>
          </table:table-cell>
          <table:table-cell office:value="5.8541315793991" office:value-type="float"/>
          <table:table-cell office:value="-0.56475944817066" office:value-type="float"/>
          <table:table-cell office:value="-4.5707293186977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30</text:p>
          </table:table-cell>
          <table:table-cell office:value="-1.0991632938385" office:value-type="float"/>
          <table:table-cell office:value="1.9192218780518" office:value-type="float"/>
          <table:table-cell office:value="161.54497292391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41</text:p>
          </table:table-cell>
          <table:table-cell office:value="0.76617911458015" office:value-type="float"/>
          <table:table-cell office:value="2.7252730727196" office:value-type="float"/>
          <table:table-cell office:value="-118.83603235719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52</text:p>
          </table:table-cell>
          <table:table-cell office:value="2.4947063624859" office:value-type="float"/>
          <table:table-cell office:value="2.9324668645859" office:value-type="float"/>
          <table:table-cell office:value="125.44187922387" office:value-type="float"/>
          <table:table-cell office:value="10" office:value-type="float"/>
          <table:table-cell office:value="1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63</text:p>
          </table:table-cell>
          <table:table-cell office:value="5.1588541269302" office:value-type="float"/>
          <table:table-cell office:value="1.5612097084522" office:value-type="float"/>
          <table:table-cell office:value="127.62629758021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74</text:p>
          </table:table-cell>
          <table:table-cell office:value="4.5237755775452" office:value-type="float"/>
          <table:table-cell office:value="0.39624623954296" office:value-type="float"/>
          <table:table-cell office:value="33.259118438526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85</text:p>
          </table:table-cell>
          <table:table-cell office:value="6.4802885055542" office:value-type="float"/>
          <table:table-cell office:value="1.7496947944164" office:value-type="float"/>
          <table:table-cell office:value="99.503906669131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596</text:p>
          </table:table-cell>
          <table:table-cell office:value="8.1489932537079" office:value-type="float"/>
          <table:table-cell office:value="-0.58501493185759" office:value-type="float"/>
          <table:table-cell office:value="62.44986224326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07</text:p>
          </table:table-cell>
          <table:table-cell office:value="-0.71340039372444" office:value-type="float"/>
          <table:table-cell office:value="1.5830932557583" office:value-type="float"/>
          <table:table-cell office:value="14.69977646117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18</text:p>
          </table:table-cell>
          <table:table-cell office:value="2.1427150070667" office:value-type="float"/>
          <table:table-cell office:value="4.1308039426804" office:value-type="float"/>
          <table:table-cell office:value="146.3419525486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29</text:p>
          </table:table-cell>
          <table:table-cell office:value="1.9203391671181" office:value-type="float"/>
          <table:table-cell office:value="2.9098397493362" office:value-type="float"/>
          <table:table-cell office:value="130.75477150595" office:value-type="float"/>
          <table:table-cell office:value="10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40</text:p>
          </table:table-cell>
          <table:table-cell office:value="1.7443805932999" office:value-type="float"/>
          <table:table-cell office:value="2.2019855678082" office:value-type="float"/>
          <table:table-cell office:value="45.675122054519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51</text:p>
          </table:table-cell>
          <table:table-cell office:value="5.7781660556793" office:value-type="float"/>
          <table:table-cell office:value="3.2729041576385" office:value-type="float"/>
          <table:table-cell office:value="-43.055963744024" office:value-type="float"/>
          <table:table-cell office:value="10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62</text:p>
          </table:table-cell>
          <table:table-cell office:value="7.1128135919571" office:value-type="float"/>
          <table:table-cell office:value="3.3986186981201" office:value-type="float"/>
          <table:table-cell office:value="-161.59999750222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73</text:p>
          </table:table-cell>
          <table:table-cell office:value="6.0551303625107" office:value-type="float"/>
          <table:table-cell office:value="2.3554582893848" office:value-type="float"/>
          <table:table-cell office:value="-59.537365937689" office:value-type="float"/>
          <table:table-cell office:value="11" office:value-type="float"/>
          <table:table-cell office:value="1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84</text:p>
          </table:table-cell>
          <table:table-cell office:value="-1.5807504951954" office:value-type="float"/>
          <table:table-cell office:value="6.805876493454" office:value-type="float"/>
          <table:table-cell office:value="-43.01105980660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695</text:p>
          </table:table-cell>
          <table:table-cell office:value="-1.585011780262" office:value-type="float"/>
          <table:table-cell office:value="3.4665533900261" office:value-type="float"/>
          <table:table-cell office:value="45.3952224391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06</text:p>
          </table:table-cell>
          <table:table-cell office:value="1.7144240438938" office:value-type="float"/>
          <table:table-cell office:value="5.6306958198547" office:value-type="float"/>
          <table:table-cell office:value="128.59196116211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17</text:p>
          </table:table-cell>
          <table:table-cell office:value="6.0629892349243" office:value-type="float"/>
          <table:table-cell office:value="3.6067697405815" office:value-type="float"/>
          <table:table-cell office:value="107.5149098779" office:value-type="float"/>
          <table:table-cell office:value="10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28</text:p>
          </table:table-cell>
          <table:table-cell office:value="4.8096877336502" office:value-type="float"/>
          <table:table-cell office:value="5.6963706016541" office:value-type="float"/>
          <table:table-cell office:value="-3.299378689117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39</text:p>
          </table:table-cell>
          <table:table-cell office:value="8.4253978729248" office:value-type="float"/>
          <table:table-cell office:value="4.8329797387123" office:value-type="float"/>
          <table:table-cell office:value="-164.38788213548" office:value-type="float"/>
          <table:table-cell office:value="10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50</text:p>
          </table:table-cell>
          <table:table-cell office:value="8.5839927196503" office:value-type="float"/>
          <table:table-cell office:value="4.4845414161682" office:value-type="float"/>
          <table:table-cell office:value="-76.426870504003" office:value-type="float"/>
          <table:table-cell office:value="10" office:value-type="float"/>
          <table:table-cell office:value="1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61</text:p>
          </table:table-cell>
          <table:table-cell office:value="0.28342077508569" office:value-type="float"/>
          <table:table-cell office:value="5.8746719360352" office:value-type="float"/>
          <table:table-cell office:value="147.42012540246" office:value-type="float"/>
          <table:table-cell office:value="10" office:value-type="float"/>
          <table:table-cell office:value="1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72</text:p>
          </table:table-cell>
          <table:table-cell office:value="0.14428635127842" office:value-type="float"/>
          <table:table-cell office:value="6.6518747806549" office:value-type="float"/>
          <table:table-cell office:value="140.22069372189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83</text:p>
          </table:table-cell>
          <table:table-cell office:value="0.9394371509552" office:value-type="float"/>
          <table:table-cell office:value="6.1070311069489" office:value-type="float"/>
          <table:table-cell office:value="-66.461428715165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794</text:p>
          </table:table-cell>
          <table:table-cell office:value="4.5171990990639" office:value-type="float"/>
          <table:table-cell office:value="4.2483392357826" office:value-type="float"/>
          <table:table-cell office:value="98.889943900382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05</text:p>
          </table:table-cell>
          <table:table-cell office:value="5.3834229707718" office:value-type="float"/>
          <table:table-cell office:value="8.7401235103607" office:value-type="float"/>
          <table:table-cell office:value="-100.25603907883" office:value-type="float"/>
          <table:table-cell office:value="11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16</text:p>
          </table:table-cell>
          <table:table-cell office:value="6.8251121044159" office:value-type="float"/>
          <table:table-cell office:value="6.3428854942322" office:value-type="float"/>
          <table:table-cell office:value="81.955159545704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27</text:p>
          </table:table-cell>
          <table:table-cell office:value="8.8762789964676" office:value-type="float"/>
          <table:table-cell office:value="5.6472051143646" office:value-type="float"/>
          <table:table-cell office:value="-104.64849289815" office:value-type="float"/>
          <table:table-cell office:value="11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38</text:p>
          </table:table-cell>
          <table:table-cell office:value="-0.92573322355747" office:value-type="float"/>
          <table:table-cell office:value="7.2338175773621" office:value-type="float"/>
          <table:table-cell office:value="91.503734801226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49</text:p>
          </table:table-cell>
          <table:table-cell office:value="0.2110437490046" office:value-type="float"/>
          <table:table-cell office:value="7.4573057889938" office:value-type="float"/>
          <table:table-cell office:value="-144.2686493989" office:value-type="float"/>
          <table:table-cell office:value="11" office:value-type="float"/>
          <table:table-cell office:value="1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60</text:p>
          </table:table-cell>
          <table:table-cell office:value="2.6549887657166" office:value-type="float"/>
          <table:table-cell office:value="8.8573658466339" office:value-type="float"/>
          <table:table-cell office:value="-142.61885509369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71</text:p>
          </table:table-cell>
          <table:table-cell office:value="4.0804237127304" office:value-type="float"/>
          <table:table-cell office:value="6.3750112056732" office:value-type="float"/>
          <table:table-cell office:value="170.3618073919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82</text:p>
          </table:table-cell>
          <table:table-cell office:value="5.2654486894608" office:value-type="float"/>
          <table:table-cell office:value="7.5827294588089" office:value-type="float"/>
          <table:table-cell office:value="-73.895138540086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893</text:p>
          </table:table-cell>
          <table:table-cell office:value="5.8591169118881" office:value-type="float"/>
          <table:table-cell office:value="9.1123151779175" office:value-type="float"/>
          <table:table-cell office:value="-73.919767027448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04</text:p>
          </table:table-cell>
          <table:table-cell office:value="9.307051897049" office:value-type="float"/>
          <table:table-cell office:value="5.8623546361923" office:value-type="float"/>
          <table:table-cell office:value="165.88729506086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15</text:p>
          </table:table-cell>
          <table:table-cell office:value="-1.4656794071198" office:value-type="float"/>
          <table:table-cell office:value="8.0142223834991" office:value-type="float"/>
          <table:table-cell office:value="43.259900466652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26</text:p>
          </table:table-cell>
          <table:table-cell office:value="1.1454989761114" office:value-type="float"/>
          <table:table-cell office:value="8.6442983150482" office:value-type="float"/>
          <table:table-cell office:value="-24.320539015873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37</text:p>
          </table:table-cell>
          <table:table-cell office:value="3.8479694724083" office:value-type="float"/>
          <table:table-cell office:value="10.814969539642" office:value-type="float"/>
          <table:table-cell office:value="-96.736413658045" office:value-type="float"/>
          <table:table-cell office:value="10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48</text:p>
          </table:table-cell>
          <table:table-cell office:value="4.3806758522987" office:value-type="float"/>
          <table:table-cell office:value="11.084998846054" office:value-type="float"/>
          <table:table-cell office:value="-110.52911144913" office:value-type="float"/>
          <table:table-cell office:value="10" office:value-type="float"/>
          <table:table-cell office:value="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59</text:p>
          </table:table-cell>
          <table:table-cell office:value="3.0047771334648" office:value-type="float"/>
          <table:table-cell office:value="7.9184609651566" office:value-type="float"/>
          <table:table-cell office:value="-68.80220789818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70</text:p>
          </table:table-cell>
          <table:table-cell office:value="8.1281852722168" office:value-type="float"/>
          <table:table-cell office:value="9.2853307723999" office:value-type="float"/>
          <table:table-cell office:value="124.409532850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81</text:p>
          </table:table-cell>
          <table:table-cell office:value="8.9201927185059" office:value-type="float"/>
          <table:table-cell office:value="10.742934942245" office:value-type="float"/>
          <table:table-cell office:value="-92.98818202535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4992</text:p>
          </table:table-cell>
          <table:table-cell office:value="0.77201977372169" office:value-type="float"/>
          <table:table-cell office:value="9.3489724397659" office:value-type="float"/>
          <table:table-cell office:value="96.775276645733" office:value-type="float"/>
          <table:table-cell office:value="11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5003</text:p>
          </table:table-cell>
          <table:table-cell office:value="1.5647676587105" office:value-type="float"/>
          <table:table-cell office:value="9.1354978084564" office:value-type="float"/>
          <table:table-cell office:value="139.81694780338" office:value-type="float"/>
          <table:table-cell office:value="10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5</text:p>
          </table:table-cell>
          <table:table-cell office:value="0.77499464154243" office:value-type="float"/>
          <table:table-cell office:value="-0.43043538928032" office:value-type="float"/>
          <table:table-cell office:value="-91.994049442801" office:value-type="float"/>
          <table:table-cell office:value="10" office:value-type="float"/>
          <table:table-cell office:value="26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464</text:p>
          </table:table-cell>
          <table:table-cell office:value="0.69819882512093" office:value-type="float"/>
          <table:table-cell office:value="-0.29445260763168" office:value-type="float"/>
          <table:table-cell office:value="119.29768665581" office:value-type="float"/>
          <table:table-cell office:value="10" office:value-type="float"/>
          <table:table-cell office:value="36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475</text:p>
          </table:table-cell>
          <table:table-cell office:value="0.83414539694786" office:value-type="float"/>
          <table:table-cell office:value="-0.22603103891015" office:value-type="float"/>
          <table:table-cell office:value="72.807432739598" office:value-type="float"/>
          <table:table-cell office:value="10" office:value-type="float"/>
          <table:table-cell office:value="29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486</text:p>
          </table:table-cell>
          <table:table-cell office:value="2.5486627221107" office:value-type="float"/>
          <table:table-cell office:value="-0.42444474995136" office:value-type="float"/>
          <table:table-cell office:value="-172.02202985241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497</text:p>
          </table:table-cell>
          <table:table-cell office:value="3.6437368392944" office:value-type="float"/>
          <table:table-cell office:value="0.84683239459991" office:value-type="float"/>
          <table:table-cell office:value="105.0725416013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08</text:p>
          </table:table-cell>
          <table:table-cell office:value="5.4396659135818" office:value-type="float"/>
          <table:table-cell office:value="-0.33943481743336" office:value-type="float"/>
          <table:table-cell office:value="82.494061463957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19</text:p>
          </table:table-cell>
          <table:table-cell office:value="5.7077884674072" office:value-type="float"/>
          <table:table-cell office:value="-0.5286717414856" office:value-type="float"/>
          <table:table-cell office:value="-61.255435275424" office:value-type="float"/>
          <table:table-cell office:value="11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30</text:p>
          </table:table-cell>
          <table:table-cell office:value="-1.1399275064468" office:value-type="float"/>
          <table:table-cell office:value="1.7013889551163" office:value-type="float"/>
          <table:table-cell office:value="70.835739184337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41</text:p>
          </table:table-cell>
          <table:table-cell office:value="0.90054504573345" office:value-type="float"/>
          <table:table-cell office:value="3.0624142289162" office:value-type="float"/>
          <table:table-cell office:value="-104.27826605025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52</text:p>
          </table:table-cell>
          <table:table-cell office:value="2.6974254846573" office:value-type="float"/>
          <table:table-cell office:value="3.0302613973618" office:value-type="float"/>
          <table:table-cell office:value="-144.67991233631" office:value-type="float"/>
          <table:table-cell office:value="10" office:value-type="float"/>
          <table:table-cell office:value="1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63</text:p>
          </table:table-cell>
          <table:table-cell office:value="5.2603805065155" office:value-type="float"/>
          <table:table-cell office:value="1.2365429103374" office:value-type="float"/>
          <table:table-cell office:value="101.82439673478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74</text:p>
          </table:table-cell>
          <table:table-cell office:value="4.2416149377823" office:value-type="float"/>
          <table:table-cell office:value="0.2303820848465" office:value-type="float"/>
          <table:table-cell office:value="29.62352591715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85</text:p>
          </table:table-cell>
          <table:table-cell office:value="6.7019712924957" office:value-type="float"/>
          <table:table-cell office:value="1.7547316849232" office:value-type="float"/>
          <table:table-cell office:value="-169.90274988162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596</text:p>
          </table:table-cell>
          <table:table-cell office:value="7.7855628728867" office:value-type="float"/>
          <table:table-cell office:value="-0.58500163257122" office:value-type="float"/>
          <table:table-cell office:value="62.58486106896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07</text:p>
          </table:table-cell>
          <table:table-cell office:value="-0.68715922534466" office:value-type="float"/>
          <table:table-cell office:value="1.3622984290123" office:value-type="float"/>
          <table:table-cell office:value="105.47381373727" office:value-type="float"/>
          <table:table-cell office:value="10" office:value-type="float"/>
          <table:table-cell office:value="6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18</text:p>
          </table:table-cell>
          <table:table-cell office:value="2.3463129997253" office:value-type="float"/>
          <table:table-cell office:value="4.0280342102051" office:value-type="float"/>
          <table:table-cell office:value="154.3734908863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29</text:p>
          </table:table-cell>
          <table:table-cell office:value="2.1132969856262" office:value-type="float"/>
          <table:table-cell office:value="3.029071688652" office:value-type="float"/>
          <table:table-cell office:value="-139.10474443132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40</text:p>
          </table:table-cell>
          <table:table-cell office:value="1.4792945981026" office:value-type="float"/>
          <table:table-cell office:value="1.91909968853" office:value-type="float"/>
          <table:table-cell office:value="49.394536170231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51</text:p>
          </table:table-cell>
          <table:table-cell office:value="5.6054604053497" office:value-type="float"/>
          <table:table-cell office:value="3.1339710950851" office:value-type="float"/>
          <table:table-cell office:value="47.696291261418" office:value-type="float"/>
          <table:table-cell office:value="10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62</text:p>
          </table:table-cell>
          <table:table-cell office:value="7.4491900205612" office:value-type="float"/>
          <table:table-cell office:value="3.5281437635422" office:value-type="float"/>
          <table:table-cell office:value="-154.78382444685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73</text:p>
          </table:table-cell>
          <table:table-cell office:value="6.2103033065796" office:value-type="float"/>
          <table:table-cell office:value="2.6074752211571" office:value-type="float"/>
          <table:table-cell office:value="-117.56208899674" office:value-type="float"/>
          <table:table-cell office:value="11" office:value-type="float"/>
          <table:table-cell office:value="1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84</text:p>
          </table:table-cell>
          <table:table-cell office:value="-1.585007160902" office:value-type="float"/>
          <table:table-cell office:value="7.1275997161865" office:value-type="float"/>
          <table:table-cell office:value="-70.507819485512" office:value-type="float"/>
          <table:table-cell office:value="11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695</text:p>
          </table:table-cell>
          <table:table-cell office:value="-1.5850165486336" office:value-type="float"/>
          <table:table-cell office:value="3.0823758244514" office:value-type="float"/>
          <table:table-cell office:value="45.24421236317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06</text:p>
          </table:table-cell>
          <table:table-cell office:value="1.7906013131142" office:value-type="float"/>
          <table:table-cell office:value="5.2805984020233" office:value-type="float"/>
          <table:table-cell office:value="106.48011022313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17</text:p>
          </table:table-cell>
          <table:table-cell office:value="5.862403512001" office:value-type="float"/>
          <table:table-cell office:value="3.5106813907623" office:value-type="float"/>
          <table:table-cell office:value="16.70596800792" office:value-type="float"/>
          <table:table-cell office:value="10" office:value-type="float"/>
          <table:table-cell office:value="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28</text:p>
          </table:table-cell>
          <table:table-cell office:value="4.4594177603722" office:value-type="float"/>
          <table:table-cell office:value="5.6376612186432" office:value-type="float"/>
          <table:table-cell office:value="14.8471834932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39</text:p>
          </table:table-cell>
          <table:table-cell office:value="8.3960849046707" office:value-type="float"/>
          <table:table-cell office:value="5.0531399250031" office:value-type="float"/>
          <table:table-cell office:value="-73.592236846875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50</text:p>
          </table:table-cell>
          <table:table-cell office:value="8.3635807037354" office:value-type="float"/>
          <table:table-cell office:value="4.4630083441734" office:value-type="float"/>
          <table:table-cell office:value="14.22928795693" office:value-type="float"/>
          <table:table-cell office:value="10" office:value-type="float"/>
          <table:table-cell office:value="1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61</text:p>
          </table:table-cell>
          <table:table-cell office:value="0.46304158866405" office:value-type="float"/>
          <table:table-cell office:value="5.5993020534515" office:value-type="float"/>
          <table:table-cell office:value="116.60719525283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72</text:p>
          </table:table-cell>
          <table:table-cell office:value="0.42415212839842" office:value-type="float"/>
          <table:table-cell office:value="6.6285347938538" office:value-type="float"/>
          <table:table-cell office:value="-168.18681947745" office:value-type="float"/>
          <table:table-cell office:value="11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83</text:p>
          </table:table-cell>
          <table:table-cell office:value="0.80494806170464" office:value-type="float"/>
          <table:table-cell office:value="6.3189417123795" office:value-type="float"/>
          <table:table-cell office:value="-82.588215542447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794</text:p>
          </table:table-cell>
          <table:table-cell office:value="4.6412545442581" office:value-type="float"/>
          <table:table-cell office:value="3.9770039916039" office:value-type="float"/>
          <table:table-cell office:value="118.3862276138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05</text:p>
          </table:table-cell>
          <table:table-cell office:value="5.5962187051773" office:value-type="float"/>
          <table:table-cell office:value="8.7647217512131" office:value-type="float"/>
          <table:table-cell office:value="175.24698129885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16</text:p>
          </table:table-cell>
          <table:table-cell office:value="6.8188965320587" office:value-type="float"/>
          <table:table-cell office:value="5.9654724597931" office:value-type="float"/>
          <table:table-cell office:value="91.496784975574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27</text:p>
          </table:table-cell>
          <table:table-cell office:value="9.1015177965164" office:value-type="float"/>
          <table:table-cell office:value="5.6253612041473" office:value-type="float"/>
          <table:table-cell office:value="165.61485096148" office:value-type="float"/>
          <table:table-cell office:value="11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38</text:p>
          </table:table-cell>
          <table:table-cell office:value="-0.91551125049591" office:value-type="float"/>
          <table:table-cell office:value="6.8360245227814" office:value-type="float"/>
          <table:table-cell office:value="91.56570920519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49</text:p>
          </table:table-cell>
          <table:table-cell office:value="0.53366668522358" office:value-type="float"/>
          <table:table-cell office:value="7.6900285482407" office:value-type="float"/>
          <table:table-cell office:value="-144.22205754906" office:value-type="float"/>
          <table:table-cell office:value="11" office:value-type="float"/>
          <table:table-cell office:value="1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60</text:p>
          </table:table-cell>
          <table:table-cell office:value="2.9538050293922" office:value-type="float"/>
          <table:table-cell office:value="9.0850430727005" office:value-type="float"/>
          <table:table-cell office:value="-142.7444986477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71</text:p>
          </table:table-cell>
          <table:table-cell office:value="4.2531555891037" office:value-type="float"/>
          <table:table-cell office:value="6.3644164800644" office:value-type="float"/>
          <table:table-cell office:value="169.0213589152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82</text:p>
          </table:table-cell>
          <table:table-cell office:value="5.0818610191345" office:value-type="float"/>
          <table:table-cell office:value="7.8396248817444" office:value-type="float"/>
          <table:table-cell office:value="-49.448692874544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893</text:p>
          </table:table-cell>
          <table:table-cell office:value="6.0384804010391" office:value-type="float"/>
          <table:table-cell office:value="9.2336148023605" office:value-type="float"/>
          <table:table-cell office:value="-158.59129018844" office:value-type="float"/>
          <table:table-cell office:value="11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04</text:p>
          </table:table-cell>
          <table:table-cell office:value="9.403430223465" office:value-type="float"/>
          <table:table-cell office:value="6.0683161020279" office:value-type="float"/>
          <table:table-cell office:value="-111.91896040728" office:value-type="float"/>
          <table:table-cell office:value="11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15</text:p>
          </table:table-cell>
          <table:table-cell office:value="-1.5850095450878" office:value-type="float"/>
          <table:table-cell office:value="7.7223825454712" office:value-type="float"/>
          <table:table-cell office:value="31.8631977792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26</text:p>
          </table:table-cell>
          <table:table-cell office:value="0.91157875955105" office:value-type="float"/>
          <table:table-cell office:value="8.5913693904877" office:value-type="float"/>
          <table:table-cell office:value="36.719424329746" office:value-type="float"/>
          <table:table-cell office:value="10" office:value-type="float"/>
          <table:table-cell office:value="1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37</text:p>
          </table:table-cell>
          <table:table-cell office:value="3.6348366737366" office:value-type="float"/>
          <table:table-cell office:value="10.873310565948" office:value-type="float"/>
          <table:table-cell office:value="-6.4437483336515" office:value-type="float"/>
          <table:table-cell office:value="10" office:value-type="float"/>
          <table:table-cell office:value="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48</text:p>
          </table:table-cell>
          <table:table-cell office:value="4.5139050483704" office:value-type="float"/>
          <table:table-cell office:value="11.085007190704" office:value-type="float"/>
          <table:table-cell office:value="-110.48057200802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59</text:p>
          </table:table-cell>
          <table:table-cell office:value="3.0312123894691" office:value-type="float"/>
          <table:table-cell office:value="8.2176291942596" office:value-type="float"/>
          <table:table-cell office:value="-101.3966783596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70</text:p>
          </table:table-cell>
          <table:table-cell office:value="8.3781212568283" office:value-type="float"/>
          <table:table-cell office:value="9.0049427747726" office:value-type="float"/>
          <table:table-cell office:value="134.43345021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81</text:p>
          </table:table-cell>
          <table:table-cell office:value="8.7147825956345" office:value-type="float"/>
          <table:table-cell office:value="10.948346853256" office:value-type="float"/>
          <table:table-cell office:value="-65.209469218163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4992</text:p>
          </table:table-cell>
          <table:table-cell office:value="0.67370384931564" office:value-type="float"/>
          <table:table-cell office:value="9.1442412137985" office:value-type="float"/>
          <table:table-cell office:value="41.826767146967" office:value-type="float"/>
          <table:table-cell office:value="10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5003</text:p>
          </table:table-cell>
          <table:table-cell office:value="1.6669949889183" office:value-type="float"/>
          <table:table-cell office:value="8.8993167877197" office:value-type="float"/>
          <table:table-cell office:value="108.9227860141" office:value-type="float"/>
          <table:table-cell office:value="10" office:value-type="float"/>
          <table:table-cell office:value="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5</text:p>
          </table:table-cell>
          <table:table-cell office:value="0.74609242379665" office:value-type="float"/>
          <table:table-cell office:value="-0.41450440883636" office:value-type="float"/>
          <table:table-cell office:value="-86.923792863348" office:value-type="float"/>
          <table:table-cell office:value="10" office:value-type="float"/>
          <table:table-cell office:value="29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464</text:p>
          </table:table-cell>
          <table:table-cell office:value="0.64130641520023" office:value-type="float"/>
          <table:table-cell office:value="-0.27697835117579" office:value-type="float"/>
          <table:table-cell office:value="121.26884035244" office:value-type="float"/>
          <table:table-cell office:value="10" office:value-type="float"/>
          <table:table-cell office:value="41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475</text:p>
          </table:table-cell>
          <table:table-cell office:value="0.77810071408749" office:value-type="float"/>
          <table:table-cell office:value="-0.21682973951101" office:value-type="float"/>
          <table:table-cell office:value="71.94213502726" office:value-type="float"/>
          <table:table-cell office:value="10" office:value-type="float"/>
          <table:table-cell office:value="34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486</text:p>
          </table:table-cell>
          <table:table-cell office:value="2.8256294131279" office:value-type="float"/>
          <table:table-cell office:value="-0.25392001494765" office:value-type="float"/>
          <table:table-cell office:value="-140.53655885587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497</text:p>
          </table:table-cell>
          <table:table-cell office:value="3.6933618783951" office:value-type="float"/>
          <table:table-cell office:value="0.76455868780613" office:value-type="float"/>
          <table:table-cell office:value="116.4021446446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08</text:p>
          </table:table-cell>
          <table:table-cell office:value="5.6117218732834" office:value-type="float"/>
          <table:table-cell office:value="-0.33085532486439" office:value-type="float"/>
          <table:table-cell office:value="178.61192697173" office:value-type="float"/>
          <table:table-cell office:value="11" office:value-type="float"/>
          <table:table-cell office:value="1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19</text:p>
          </table:table-cell>
          <table:table-cell office:value="5.9363967180252" office:value-type="float"/>
          <table:table-cell office:value="-0.44288523495197" office:value-type="float"/>
          <table:table-cell office:value="-152.15434390269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30</text:p>
          </table:table-cell>
          <table:table-cell office:value="-1.4208588004112" office:value-type="float"/>
          <table:table-cell office:value="1.6853584349155" office:value-type="float"/>
          <table:table-cell office:value="5.6243300627751" office:value-type="float"/>
          <table:table-cell office:value="10" office:value-type="float"/>
          <table:table-cell office:value="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41</text:p>
          </table:table-cell>
          <table:table-cell office:value="0.85186913609505" office:value-type="float"/>
          <table:table-cell office:value="3.3919525146484" office:value-type="float"/>
          <table:table-cell office:value="-75.256627836045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52</text:p>
          </table:table-cell>
          <table:table-cell office:value="2.5958919525146" office:value-type="float"/>
          <table:table-cell office:value="3.2270070910454" office:value-type="float"/>
          <table:table-cell office:value="-53.907843152429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63</text:p>
          </table:table-cell>
          <table:table-cell office:value="5.2366399765015" office:value-type="float"/>
          <table:table-cell office:value="0.88238909840584" office:value-type="float"/>
          <table:table-cell office:value="82.336040059472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74</text:p>
          </table:table-cell>
          <table:table-cell office:value="3.9340099692345" office:value-type="float"/>
          <table:table-cell office:value="0.09064550511539" office:value-type="float"/>
          <table:table-cell office:value="20.977274817266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85</text:p>
          </table:table-cell>
          <table:table-cell office:value="7.0587629079819" office:value-type="float"/>
          <table:table-cell office:value="1.8906722962856" office:value-type="float"/>
          <table:table-cell office:value="-161.06639849912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596</text:p>
          </table:table-cell>
          <table:table-cell office:value="7.4638140201569" office:value-type="float"/>
          <table:table-cell office:value="-0.58499921113253" office:value-type="float"/>
          <table:table-cell office:value="64.70751686460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07</text:p>
          </table:table-cell>
          <table:table-cell office:value="-0.40684230625629" office:value-type="float"/>
          <table:table-cell office:value="1.3303065299988" office:value-type="float"/>
          <table:table-cell office:value="171.25936678261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18</text:p>
          </table:table-cell>
          <table:table-cell office:value="2.564400434494" office:value-type="float"/>
          <table:table-cell office:value="3.9531755447388" office:value-type="float"/>
          <table:table-cell office:value="161.3119043362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29</text:p>
          </table:table-cell>
          <table:table-cell office:value="1.9929024577141" office:value-type="float"/>
          <table:table-cell office:value="3.2150334119797" office:value-type="float"/>
          <table:table-cell office:value="-48.386199838796" office:value-type="float"/>
          <table:table-cell office:value="10" office:value-type="float"/>
          <table:table-cell office:value="2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40</text:p>
          </table:table-cell>
          <table:table-cell office:value="1.4069791138172" office:value-type="float"/>
          <table:table-cell office:value="1.6068738698959" office:value-type="float"/>
          <table:table-cell office:value="84.322658314067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51</text:p>
          </table:table-cell>
          <table:table-cell office:value="5.7445085048676" office:value-type="float"/>
          <table:table-cell office:value="2.9576155543327" office:value-type="float"/>
          <table:table-cell office:value="137.71432827992" office:value-type="float"/>
          <table:table-cell office:value="10" office:value-type="float"/>
          <table:table-cell office:value="1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62</text:p>
          </table:table-cell>
          <table:table-cell office:value="7.674965262413" office:value-type="float"/>
          <table:table-cell office:value="3.7232422828674" office:value-type="float"/>
          <table:table-cell office:value="-135.74303791022" office:value-type="float"/>
          <table:table-cell office:value="10" office:value-type="float"/>
          <table:table-cell office:value="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73</text:p>
          </table:table-cell>
          <table:table-cell office:value="6.3934463262558" office:value-type="float"/>
          <table:table-cell office:value="2.960786819458" office:value-type="float"/>
          <table:table-cell office:value="-117.59218440694" office:value-type="float"/>
          <table:table-cell office:value="10" office:value-type="float"/>
          <table:table-cell office:value="1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84</text:p>
          </table:table-cell>
          <table:table-cell office:value="-1.534707993269" office:value-type="float"/>
          <table:table-cell office:value="7.2785460948944" office:value-type="float"/>
          <table:table-cell office:value="-131.83812426913" office:value-type="float"/>
          <table:table-cell office:value="11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695</text:p>
          </table:table-cell>
          <table:table-cell office:value="-1.5845170617104" office:value-type="float"/>
          <table:table-cell office:value="2.7644684910774" office:value-type="float"/>
          <table:table-cell office:value="47.32742089374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06</text:p>
          </table:table-cell>
          <table:table-cell office:value="1.9020454585552" office:value-type="float"/>
          <table:table-cell office:value="4.8986139893532" office:value-type="float"/>
          <table:table-cell office:value="106.44064587393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17</text:p>
          </table:table-cell>
          <table:table-cell office:value="5.763640999794" office:value-type="float"/>
          <table:table-cell office:value="3.7113729119301" office:value-type="float"/>
          <table:table-cell office:value="-73.459752805673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28</text:p>
          </table:table-cell>
          <table:table-cell office:value="4.1603469848633" office:value-type="float"/>
          <table:table-cell office:value="5.4571640491486" office:value-type="float"/>
          <table:table-cell office:value="36.159068156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39</text:p>
          </table:table-cell>
          <table:table-cell office:value="8.1564998626709" office:value-type="float"/>
          <table:table-cell office:value="5.3204166889191" office:value-type="float"/>
          <table:table-cell office:value="-52.321471985738" office:value-type="float"/>
          <table:table-cell office:value="10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50</text:p>
          </table:table-cell>
          <table:table-cell office:value="8.0872714519501" office:value-type="float"/>
          <table:table-cell office:value="4.2344808578491" office:value-type="float"/>
          <table:table-cell office:value="35.608350850974" office:value-type="float"/>
          <table:table-cell office:value="10" office:value-type="float"/>
          <table:table-cell office:value="1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61</text:p>
          </table:table-cell>
          <table:table-cell office:value="0.47643296420574" office:value-type="float"/>
          <table:table-cell office:value="5.270431637764" office:value-type="float"/>
          <table:table-cell office:value="85.763130977655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72</text:p>
          </table:table-cell>
          <table:table-cell office:value="0.40852457284927" office:value-type="float"/>
          <table:table-cell office:value="6.849924325943" office:value-type="float"/>
          <table:table-cell office:value="-77.379864492234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83</text:p>
          </table:table-cell>
          <table:table-cell office:value="1.0182122141123" office:value-type="float"/>
          <table:table-cell office:value="6.3787418603897" office:value-type="float"/>
          <table:table-cell office:value="-173.30992753339" office:value-type="float"/>
          <table:table-cell office:value="11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794</text:p>
          </table:table-cell>
          <table:table-cell office:value="4.8485121130943" office:value-type="float"/>
          <table:table-cell office:value="3.7626951932907" office:value-type="float"/>
          <table:table-cell office:value="137.88656368377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05</text:p>
          </table:table-cell>
          <table:table-cell office:value="5.6084829568863" office:value-type="float"/>
          <table:table-cell office:value="8.54347884655" office:value-type="float"/>
          <table:table-cell office:value="84.485319769307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16</text:p>
          </table:table-cell>
          <table:table-cell office:value="6.8748408555984" office:value-type="float"/>
          <table:table-cell office:value="5.5923938751221" office:value-type="float"/>
          <table:table-cell office:value="101.01484796803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27</text:p>
          </table:table-cell>
          <table:table-cell office:value="9.0764939785004" office:value-type="float"/>
          <table:table-cell office:value="5.4046547412872" office:value-type="float"/>
          <table:table-cell office:value="74.826879865804" office:value-type="float"/>
          <table:table-cell office:value="11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38</text:p>
          </table:table-cell>
          <table:table-cell office:value="-0.90472877025604" office:value-type="float"/>
          <table:table-cell office:value="6.4428102970123" office:value-type="float"/>
          <table:table-cell office:value="91.937418955906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49</text:p>
          </table:table-cell>
          <table:table-cell office:value="0.83537615835667" office:value-type="float"/>
          <table:table-cell office:value="7.8540641069412" office:value-type="float"/>
          <table:table-cell office:value="-165.90521290044" office:value-type="float"/>
          <table:table-cell office:value="10" office:value-type="float"/>
          <table:table-cell office:value="1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60</text:p>
          </table:table-cell>
          <table:table-cell office:value="3.1923371553421" office:value-type="float"/>
          <table:table-cell office:value="9.2627990245819" office:value-type="float"/>
          <table:table-cell office:value="-143.65609436278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71</text:p>
          </table:table-cell>
          <table:table-cell office:value="4.3343639373779" office:value-type="float"/>
          <table:table-cell office:value="6.2739682197571" office:value-type="float"/>
          <table:table-cell office:value="139.91621345471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82</text:p>
          </table:table-cell>
          <table:table-cell office:value="4.8829689621925" office:value-type="float"/>
          <table:table-cell office:value="8.0496680736542" office:value-type="float"/>
          <table:table-cell office:value="-53.392353331207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893</text:p>
          </table:table-cell>
          <table:table-cell office:value="6.1478680372238" office:value-type="float"/>
          <table:table-cell office:value="9.0407878160477" office:value-type="float"/>
          <table:table-cell office:value="110.80184939561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04</text:p>
          </table:table-cell>
          <table:table-cell office:value="9.6195477247238" office:value-type="float"/>
          <table:table-cell office:value="6.0160851478577" office:value-type="float"/>
          <table:table-cell office:value="157.57045168786" office:value-type="float"/>
          <table:table-cell office:value="11" office:value-type="float"/>
          <table:table-cell office:value="1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15</text:p>
          </table:table-cell>
          <table:table-cell office:value="-1.5769037604332" office:value-type="float"/>
          <table:table-cell office:value="7.6043230295181" office:value-type="float"/>
          <table:table-cell office:value="74.159484760017" office:value-type="float"/>
          <table:table-cell office:value="11" office:value-type="float"/>
          <table:table-cell office:value="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26</text:p>
          </table:table-cell>
          <table:table-cell office:value="1.0178349167109" office:value-type="float"/>
          <table:table-cell office:value="8.3957946300507" office:value-type="float"/>
          <table:table-cell office:value="127.50486355678" office:value-type="float"/>
          <table:table-cell office:value="10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37</text:p>
          </table:table-cell>
          <table:table-cell office:value="3.5711365938187" office:value-type="float"/>
          <table:table-cell office:value="10.651270151138" office:value-type="float"/>
          <table:table-cell office:value="81.105094047109" office:value-type="float"/>
          <table:table-cell office:value="10" office:value-type="float"/>
          <table:table-cell office:value="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48</text:p>
          </table:table-cell>
          <table:table-cell office:value="4.651971757412" office:value-type="float"/>
          <table:table-cell office:value="11.085003614426" office:value-type="float"/>
          <table:table-cell office:value="-121.13783921406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59</text:p>
          </table:table-cell>
          <table:table-cell office:value="3.2054391503334" office:value-type="float"/>
          <table:table-cell office:value="8.4955388307571" office:value-type="float"/>
          <table:table-cell office:value="-121.879276955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70</text:p>
          </table:table-cell>
          <table:table-cell office:value="8.6697483062744" office:value-type="float"/>
          <table:table-cell office:value="8.7893754243851" office:value-type="float"/>
          <table:table-cell office:value="149.6256187463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81</text:p>
          </table:table-cell>
          <table:table-cell office:value="8.5549145936966" office:value-type="float"/>
          <table:table-cell office:value="11.084997653961" office:value-type="float"/>
          <table:table-cell office:value="-74.006424588003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4992</text:p>
          </table:table-cell>
          <table:table-cell office:value="0.50329118967056" office:value-type="float"/>
          <table:table-cell office:value="9.2868661880493" office:value-type="float"/>
          <table:table-cell office:value="-48.897466462129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5003</text:p>
          </table:table-cell>
          <table:table-cell office:value="1.6333957016468" office:value-type="float"/>
          <table:table-cell office:value="8.644939661026" office:value-type="float"/>
          <table:table-cell office:value="78.041615000196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5</text:p>
          </table:table-cell>
          <table:table-cell office:value="0.69740451872349" office:value-type="float"/>
          <table:table-cell office:value="-0.4485110193491" office:value-type="float"/>
          <table:table-cell office:value="-89.575598953636" office:value-type="float"/>
          <table:table-cell office:value="10" office:value-type="float"/>
          <table:table-cell office:value="31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464</text:p>
          </table:table-cell>
          <table:table-cell office:value="0.59786684811115" office:value-type="float"/>
          <table:table-cell office:value="-0.32455585896969" office:value-type="float"/>
          <table:table-cell office:value="137.67985933146" office:value-type="float"/>
          <table:table-cell office:value="10" office:value-type="float"/>
          <table:table-cell office:value="46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475</text:p>
          </table:table-cell>
          <table:table-cell office:value="0.70989325642586" office:value-type="float"/>
          <table:table-cell office:value="-0.19583489745855" office:value-type="float"/>
          <table:table-cell office:value="83.824334630541" office:value-type="float"/>
          <table:table-cell office:value="10" office:value-type="float"/>
          <table:table-cell office:value="38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486</text:p>
          </table:table-cell>
          <table:table-cell office:value="2.9575917124748" office:value-type="float"/>
          <table:table-cell office:value="0.041443188674748" office:value-type="float"/>
          <table:table-cell office:value="-106.96791691385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497</text:p>
          </table:table-cell>
          <table:table-cell office:value="3.758445084095" office:value-type="float"/>
          <table:table-cell office:value="0.69397650659084" office:value-type="float"/>
          <table:table-cell office:value="127.73313491967" office:value-type="float"/>
          <table:table-cell office:value="11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08</text:p>
          </table:table-cell>
          <table:table-cell office:value="5.6494736671448" office:value-type="float"/>
          <table:table-cell office:value="-0.11172695085406" office:value-type="float"/>
          <table:table-cell office:value="-90.811854714801" office:value-type="float"/>
          <table:table-cell office:value="11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19</text:p>
          </table:table-cell>
          <table:table-cell office:value="6.0797774791718" office:value-type="float"/>
          <table:table-cell office:value="-0.58500271290541" office:value-type="float"/>
          <table:table-cell office:value="118.67962369494" office:value-type="float"/>
          <table:table-cell office:value="11" office:value-type="float"/>
          <table:table-cell office:value="1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30</text:p>
          </table:table-cell>
          <table:table-cell office:value="-1.5850020945072" office:value-type="float"/>
          <table:table-cell office:value="1.6881610453129" office:value-type="float"/>
          <table:table-cell office:value="6.8247928551048" office:value-type="float"/>
          <table:table-cell office:value="10" office:value-type="float"/>
          <table:table-cell office:value="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41</text:p>
          </table:table-cell>
          <table:table-cell office:value="0.64990103244781" office:value-type="float"/>
          <table:table-cell office:value="3.6560565233231" office:value-type="float"/>
          <table:table-cell office:value="-46.275417516186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52</text:p>
          </table:table-cell>
          <table:table-cell office:value="2.3878493905067" office:value-type="float"/>
          <table:table-cell office:value="3.1354123353958" office:value-type="float"/>
          <table:table-cell office:value="33.651974930125" office:value-type="float"/>
          <table:table-cell office:value="10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63</text:p>
          </table:table-cell>
          <table:table-cell office:value="5.1062196493149" office:value-type="float"/>
          <table:table-cell office:value="0.55066008120775" office:value-type="float"/>
          <table:table-cell office:value="64.210006385852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74</text:p>
          </table:table-cell>
          <table:table-cell office:value="3.5810458660126" office:value-type="float"/>
          <table:table-cell office:value="0.04199892282486" office:value-type="float"/>
          <table:table-cell office:value="3.7945411672258" office:value-type="float"/>
          <table:table-cell office:value="11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85</text:p>
          </table:table-cell>
          <table:table-cell office:value="7.43448138237" office:value-type="float"/>
          <table:table-cell office:value="2.0196434855461" office:value-type="float"/>
          <table:table-cell office:value="-161.05148746709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596</text:p>
          </table:table-cell>
          <table:table-cell office:value="7.532234787941" office:value-type="float"/>
          <table:table-cell office:value="-0.58499861508608" office:value-type="float"/>
          <table:table-cell office:value="81.37846068971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07</text:p>
          </table:table-cell>
          <table:table-cell office:value="-0.014043982373551" office:value-type="float"/>
          <table:table-cell office:value="1.2696978449821" office:value-type="float"/>
          <table:table-cell office:value="171.21665644798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18</text:p>
          </table:table-cell>
          <table:table-cell office:value="2.7966913580894" office:value-type="float"/>
          <table:table-cell office:value="3.8738736510277" office:value-type="float"/>
          <table:table-cell office:value="161.1828029535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29</text:p>
          </table:table-cell>
          <table:table-cell office:value="1.8016067147255" office:value-type="float"/>
          <table:table-cell office:value="3.0953389406204" office:value-type="float"/>
          <table:table-cell office:value="41.168792232586" office:value-type="float"/>
          <table:table-cell office:value="10" office:value-type="float"/>
          <table:table-cell office:value="2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40</text:p>
          </table:table-cell>
          <table:table-cell office:value="1.5255491435528" office:value-type="float"/>
          <table:table-cell office:value="1.3097040355206" office:value-type="float"/>
          <table:table-cell office:value="119.20086745244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51</text:p>
          </table:table-cell>
          <table:table-cell office:value="5.9162795543671" office:value-type="float"/>
          <table:table-cell office:value="3.0990904569626" office:value-type="float"/>
          <table:table-cell office:value="-131.67600267252" office:value-type="float"/>
          <table:table-cell office:value="10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62</text:p>
          </table:table-cell>
          <table:table-cell office:value="7.5855243206024" office:value-type="float"/>
          <table:table-cell office:value="3.9167052507401" office:value-type="float"/>
          <table:table-cell office:value="-53.131745119763" office:value-type="float"/>
          <table:table-cell office:value="10" office:value-type="float"/>
          <table:table-cell office:value="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73</text:p>
          </table:table-cell>
          <table:table-cell office:value="6.5765345096588" office:value-type="float"/>
          <table:table-cell office:value="3.3128041028976" office:value-type="float"/>
          <table:table-cell office:value="-117.54570189555" office:value-type="float"/>
          <table:table-cell office:value="10" office:value-type="float"/>
          <table:table-cell office:value="1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84</text:p>
          </table:table-cell>
          <table:table-cell office:value="-1.3504704833031" office:value-type="float"/>
          <table:table-cell office:value="7.1246540546417" office:value-type="float"/>
          <table:table-cell office:value="135.86324187601" office:value-type="float"/>
          <table:table-cell office:value="11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695</text:p>
          </table:table-cell>
          <table:table-cell office:value="-1.5850169956684" office:value-type="float"/>
          <table:table-cell office:value="2.3893555998802" office:value-type="float"/>
          <table:table-cell office:value="41.43868737919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06</text:p>
          </table:table-cell>
          <table:table-cell office:value="2.1085965633392" office:value-type="float"/>
          <table:table-cell office:value="4.6983909606934" office:value-type="float"/>
          <table:table-cell office:value="151.34484297151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17</text:p>
          </table:table-cell>
          <table:table-cell office:value="5.9651565551758" office:value-type="float"/>
          <table:table-cell office:value="3.8046538829803" office:value-type="float"/>
          <table:table-cell office:value="-164.1690958837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28</text:p>
          </table:table-cell>
          <table:table-cell office:value="3.9406996965408" office:value-type="float"/>
          <table:table-cell office:value="5.2044522762299" office:value-type="float"/>
          <table:table-cell office:value="50.38920861140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39</text:p>
          </table:table-cell>
          <table:table-cell office:value="7.9139792919159" office:value-type="float"/>
          <table:table-cell office:value="5.6353724002838" office:value-type="float"/>
          <table:table-cell office:value="-52.308091692104" office:value-type="float"/>
          <table:table-cell office:value="10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50</text:p>
          </table:table-cell>
          <table:table-cell office:value="8.1291943788528" office:value-type="float"/>
          <table:table-cell office:value="4.0227088332176" office:value-type="float"/>
          <table:table-cell office:value="116.10544107522" office:value-type="float"/>
          <table:table-cell office:value="10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61</text:p>
          </table:table-cell>
          <table:table-cell office:value="0.32061159610748" office:value-type="float"/>
          <table:table-cell office:value="4.9814820289612" office:value-type="float"/>
          <table:table-cell office:value="54.955486659032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72</text:p>
          </table:table-cell>
          <table:table-cell office:value="0.12056400999427" office:value-type="float"/>
          <table:table-cell office:value="6.9659793376923" office:value-type="float"/>
          <table:table-cell office:value="-26.578424273023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83</text:p>
          </table:table-cell>
          <table:table-cell office:value="1.2252899259329" office:value-type="float"/>
          <table:table-cell office:value="6.1479878425598" office:value-type="float"/>
          <table:table-cell office:value="136.73663746779" office:value-type="float"/>
          <table:table-cell office:value="11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794</text:p>
          </table:table-cell>
          <table:table-cell office:value="5.1159083843231" office:value-type="float"/>
          <table:table-cell office:value="3.6288779973984" office:value-type="float"/>
          <table:table-cell office:value="157.39365140344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05</text:p>
          </table:table-cell>
          <table:table-cell office:value="5.536076426506" office:value-type="float"/>
          <table:table-cell office:value="8.1591928005219" office:value-type="float"/>
          <table:table-cell office:value="80.343661034942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16</text:p>
          </table:table-cell>
          <table:table-cell office:value="7.001394033432" office:value-type="float"/>
          <table:table-cell office:value="5.2446717023849" office:value-type="float"/>
          <table:table-cell office:value="113.32061791876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27</text:p>
          </table:table-cell>
          <table:table-cell office:value="8.8379275798798" office:value-type="float"/>
          <table:table-cell office:value="5.42484998703" office:value-type="float"/>
          <table:table-cell office:value="-9.5667339813937" office:value-type="float"/>
          <table:table-cell office:value="11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38</text:p>
          </table:table-cell>
          <table:table-cell office:value="-0.85339799523354" office:value-type="float"/>
          <table:table-cell office:value="6.1664187908173" office:value-type="float"/>
          <table:table-cell office:value="102.27960689812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49</text:p>
          </table:table-cell>
          <table:table-cell office:value="0.91975077986717" office:value-type="float"/>
          <table:table-cell office:value="7.6484030485153" office:value-type="float"/>
          <table:table-cell office:value="103.51369639111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60</text:p>
          </table:table-cell>
          <table:table-cell office:value="3.4340286254883" office:value-type="float"/>
          <table:table-cell office:value="9.4364327192307" office:value-type="float"/>
          <table:table-cell office:value="-144.61854612751" office:value-type="float"/>
          <table:table-cell office:value="10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71</text:p>
          </table:table-cell>
          <table:table-cell office:value="4.361270070076" office:value-type="float"/>
          <table:table-cell office:value="6.1560499668121" office:value-type="float"/>
          <table:table-cell office:value="110.84712235032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82</text:p>
          </table:table-cell>
          <table:table-cell office:value="4.8320657014847" office:value-type="float"/>
          <table:table-cell office:value="8.3615684509277" office:value-type="float"/>
          <table:table-cell office:value="-87.877005528493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893</text:p>
          </table:table-cell>
          <table:table-cell office:value="6.2516224384308" office:value-type="float"/>
          <table:table-cell office:value="8.6631172895432" office:value-type="float"/>
          <table:table-cell office:value="106.68446379862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04</text:p>
          </table:table-cell>
          <table:table-cell office:value="9.5713484287262" office:value-type="float"/>
          <table:table-cell office:value="5.7819527387619" office:value-type="float"/>
          <table:table-cell office:value="73.42126566893" office:value-type="float"/>
          <table:table-cell office:value="11" office:value-type="float"/>
          <table:table-cell office:value="1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15</text:p>
          </table:table-cell>
          <table:table-cell office:value="-1.3635396957397" office:value-type="float"/>
          <table:table-cell office:value="7.5512754917145" office:value-type="float"/>
          <table:table-cell office:value="166.50750378894" office:value-type="float"/>
          <table:table-cell office:value="11" office:value-type="float"/>
          <table:table-cell office:value="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26</text:p>
          </table:table-cell>
          <table:table-cell office:value="1.1812039464712" office:value-type="float"/>
          <table:table-cell office:value="8.4764909744263" office:value-type="float"/>
          <table:table-cell office:value="-141.91207764255" office:value-type="float"/>
          <table:table-cell office:value="10" office:value-type="float"/>
          <table:table-cell office:value="2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37</text:p>
          </table:table-cell>
          <table:table-cell office:value="3.509855568409" office:value-type="float"/>
          <table:table-cell office:value="10.258029699326" office:value-type="float"/>
          <table:table-cell office:value="81.117859311924" office:value-type="float"/>
          <table:table-cell office:value="10" office:value-type="float"/>
          <table:table-cell office:value="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48</text:p>
          </table:table-cell>
          <table:table-cell office:value="4.8211947083473" office:value-type="float"/>
          <table:table-cell office:value="11.085004806519" office:value-type="float"/>
          <table:table-cell office:value="-133.59707935601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59</text:p>
          </table:table-cell>
          <table:table-cell office:value="3.2186231017113" office:value-type="float"/>
          <table:table-cell office:value="8.8014757633209" office:value-type="float"/>
          <table:table-cell office:value="-82.323971827319" office:value-type="float"/>
          <table:table-cell office:value="10" office:value-type="float"/>
          <table:table-cell office:value="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70</text:p>
          </table:table-cell>
          <table:table-cell office:value="8.9849710464478" office:value-type="float"/>
          <table:table-cell office:value="8.7860643863678" office:value-type="float"/>
          <table:table-cell office:value="-173.0177205079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81</text:p>
          </table:table-cell>
          <table:table-cell office:value="8.5223567485809" office:value-type="float"/>
          <table:table-cell office:value="11.08500123024" office:value-type="float"/>
          <table:table-cell office:value="-75.535864587043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4992</text:p>
          </table:table-cell>
          <table:table-cell office:value="0.44975753873587" office:value-type="float"/>
          <table:table-cell office:value="9.6313488483429" office:value-type="float"/>
          <table:table-cell office:value="-76.446592428122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5003</text:p>
          </table:table-cell>
          <table:table-cell office:value="1.472979336977" office:value-type="float"/>
          <table:table-cell office:value="8.6079329252243" office:value-type="float"/>
          <table:table-cell office:value="-2.0301520444785" office:value-type="float"/>
          <table:table-cell office:value="10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5</text:p>
          </table:table-cell>
          <table:table-cell office:value="0.65687581896782" office:value-type="float"/>
          <table:table-cell office:value="-0.46345066279173" office:value-type="float"/>
          <table:table-cell office:value="-92.403111943773" office:value-type="float"/>
          <table:table-cell office:value="10" office:value-type="float"/>
          <table:table-cell office:value="34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464</text:p>
          </table:table-cell>
          <table:table-cell office:value="0.58175481855869" office:value-type="float"/>
          <table:table-cell office:value="-0.3271720930934" office:value-type="float"/>
          <table:table-cell office:value="132.44275226715" office:value-type="float"/>
          <table:table-cell office:value="10" office:value-type="float"/>
          <table:table-cell office:value="52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475</text:p>
          </table:table-cell>
          <table:table-cell office:value="0.68600632250309" office:value-type="float"/>
          <table:table-cell office:value="-0.21519517526031" office:value-type="float"/>
          <table:table-cell office:value="80.490044727447" office:value-type="float"/>
          <table:table-cell office:value="10" office:value-type="float"/>
          <table:table-cell office:value="40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486</text:p>
          </table:table-cell>
          <table:table-cell office:value="2.7744859457016" office:value-type="float"/>
          <table:table-cell office:value="0.16064899042249" office:value-type="float"/>
          <table:table-cell office:value="-21.294433220177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497</text:p>
          </table:table-cell>
          <table:table-cell office:value="3.796007335186" office:value-type="float"/>
          <table:table-cell office:value="0.56943833827972" office:value-type="float"/>
          <table:table-cell office:value="102.44584235416" office:value-type="float"/>
          <table:table-cell office:value="11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08</text:p>
          </table:table-cell>
          <table:table-cell office:value="5.53959608078" office:value-type="float"/>
          <table:table-cell office:value="0.24241646751761" office:value-type="float"/>
          <table:table-cell office:value="-75.84194392915" office:value-type="float"/>
          <table:table-cell office:value="11" office:value-type="float"/>
          <table:table-cell office:value="1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19</text:p>
          </table:table-cell>
          <table:table-cell office:value="5.9653556346893" office:value-type="float"/>
          <table:table-cell office:value="-0.58463245630264" office:value-type="float"/>
          <table:table-cell office:value="38.308416202569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30</text:p>
          </table:table-cell>
          <table:table-cell office:value="-1.5849849581718" office:value-type="float"/>
          <table:table-cell office:value="1.5293562412262" office:value-type="float"/>
          <table:table-cell office:value="9.9452252790427" office:value-type="float"/>
          <table:table-cell office:value="10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41</text:p>
          </table:table-cell>
          <table:table-cell office:value="0.38487564772367" office:value-type="float"/>
          <table:table-cell office:value="3.8126665353775" office:value-type="float"/>
          <table:table-cell office:value="-29.310049145085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52</text:p>
          </table:table-cell>
          <table:table-cell office:value="2.4839076399803" office:value-type="float"/>
          <table:table-cell office:value="2.9353392124176" office:value-type="float"/>
          <table:table-cell office:value="124.42761469798" office:value-type="float"/>
          <table:table-cell office:value="10" office:value-type="float"/>
          <table:table-cell office:value="2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63</text:p>
          </table:table-cell>
          <table:table-cell office:value="4.8783120512962" office:value-type="float"/>
          <table:table-cell office:value="0.27649626135826" office:value-type="float"/>
          <table:table-cell office:value="46.100390564864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74</text:p>
          </table:table-cell>
          <table:table-cell office:value="3.4993535280228" office:value-type="float"/>
          <table:table-cell office:value="0.24146568030119" office:value-type="float"/>
          <table:table-cell office:value="-80.234903438835" office:value-type="float"/>
          <table:table-cell office:value="11" office:value-type="float"/>
          <table:table-cell office:value="1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85</text:p>
          </table:table-cell>
          <table:table-cell office:value="7.7488607168198" office:value-type="float"/>
          <table:table-cell office:value="1.980145573616" office:value-type="float"/>
          <table:table-cell office:value="163.80178700587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596</text:p>
          </table:table-cell>
          <table:table-cell office:value="7.892233133316" office:value-type="float"/>
          <table:table-cell office:value="-0.58527983725071" office:value-type="float"/>
          <table:table-cell office:value="107.602517316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07</text:p>
          </table:table-cell>
          <table:table-cell office:value="0.35569425672293" office:value-type="float"/>
          <table:table-cell office:value="1.1923984438181" office:value-type="float"/>
          <table:table-cell office:value="163.16319574976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18</text:p>
          </table:table-cell>
          <table:table-cell office:value="3.028911948204" office:value-type="float"/>
          <table:table-cell office:value="3.7935504317284" office:value-type="float"/>
          <table:table-cell office:value="161.126493648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29</text:p>
          </table:table-cell>
          <table:table-cell office:value="1.922849714756" office:value-type="float"/>
          <table:table-cell office:value="2.9090017080307" office:value-type="float"/>
          <table:table-cell office:value="131.97287024966" office:value-type="float"/>
          <table:table-cell office:value="10" office:value-type="float"/>
          <table:table-cell office:value="3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40</text:p>
          </table:table-cell>
          <table:table-cell office:value="1.7932485044003" office:value-type="float"/>
          <table:table-cell office:value="1.134015545249" office:value-type="float"/>
          <table:table-cell office:value="154.13524238927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51</text:p>
          </table:table-cell>
          <table:table-cell office:value="6.0632735490799" office:value-type="float"/>
          <table:table-cell office:value="3.2081180810928" office:value-type="float"/>
          <table:table-cell office:value="-164.99773104479" office:value-type="float"/>
          <table:table-cell office:value="10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62</text:p>
          </table:table-cell>
          <table:table-cell office:value="7.3906874656677" office:value-type="float"/>
          <table:table-cell office:value="3.8101872801781" office:value-type="float"/>
          <table:table-cell office:value="37.562229071453" office:value-type="float"/>
          <table:table-cell office:value="10" office:value-type="float"/>
          <table:table-cell office:value="1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73</text:p>
          </table:table-cell>
          <table:table-cell office:value="6.7599242925644" office:value-type="float"/>
          <table:table-cell office:value="3.6664012074471" office:value-type="float"/>
          <table:table-cell office:value="-117.50683207421" office:value-type="float"/>
          <table:table-cell office:value="10" office:value-type="float"/>
          <table:table-cell office:value="1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84</text:p>
          </table:table-cell>
          <table:table-cell office:value="-1.3373409211636" office:value-type="float"/>
          <table:table-cell office:value="6.794006228447" office:value-type="float"/>
          <table:table-cell office:value="97.520507065354" office:value-type="float"/>
          <table:table-cell office:value="11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695</text:p>
          </table:table-cell>
          <table:table-cell office:value="-1.5849533677101" office:value-type="float"/>
          <table:table-cell office:value="2.1098010241985" office:value-type="float"/>
          <table:table-cell office:value="46.549757954421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06</text:p>
          </table:table-cell>
          <table:table-cell office:value="2.3632423579693" office:value-type="float"/>
          <table:table-cell office:value="4.7930392622948" office:value-type="float"/>
          <table:table-cell office:value="-149.86502896449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17</text:p>
          </table:table-cell>
          <table:table-cell office:value="6.1272871494293" office:value-type="float"/>
          <table:table-cell office:value="3.8876256346703" office:value-type="float"/>
          <table:table-cell office:value="-131.27807902682" office:value-type="float"/>
          <table:table-cell office:value="10" office:value-type="float"/>
          <table:table-cell office:value="1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28</text:p>
          </table:table-cell>
          <table:table-cell office:value="3.7584924697876" office:value-type="float"/>
          <table:table-cell office:value="4.9474850296974" office:value-type="float"/>
          <table:table-cell office:value="55.8503604238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39</text:p>
          </table:table-cell>
          <table:table-cell office:value="7.8459948301315" office:value-type="float"/>
          <table:table-cell office:value="5.9326303005219" office:value-type="float"/>
          <table:table-cell office:value="-90.370168351823" office:value-type="float"/>
          <table:table-cell office:value="10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50</text:p>
          </table:table-cell>
          <table:table-cell office:value="8.339661359787" office:value-type="float"/>
          <table:table-cell office:value="4.0908581018448" office:value-type="float"/>
          <table:table-cell office:value="-153.3371399922" office:value-type="float"/>
          <table:table-cell office:value="10" office:value-type="float"/>
          <table:table-cell office:value="1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61</text:p>
          </table:table-cell>
          <table:table-cell office:value="0.03819516627118" office:value-type="float"/>
          <table:table-cell office:value="4.8133888840675" office:value-type="float"/>
          <table:table-cell office:value="24.092761384454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72</text:p>
          </table:table-cell>
          <table:table-cell office:value="-0.2343381755054" office:value-type="float"/>
          <table:table-cell office:value="7.1432316303253" office:value-type="float"/>
          <table:table-cell office:value="-26.593051708428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83</text:p>
          </table:table-cell>
          <table:table-cell office:value="1.513793617487" office:value-type="float"/>
          <table:table-cell office:value="5.8756899833679" office:value-type="float"/>
          <table:table-cell office:value="136.72035970506" office:value-type="float"/>
          <table:table-cell office:value="11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794</text:p>
          </table:table-cell>
          <table:table-cell office:value="5.4116576910019" office:value-type="float"/>
          <table:table-cell office:value="3.5926267504692" office:value-type="float"/>
          <table:table-cell office:value="176.85679873084" office:value-type="float"/>
          <table:table-cell office:value="10" office:value-type="float"/>
          <table:table-cell office:value="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05</text:p>
          </table:table-cell>
          <table:table-cell office:value="5.4693305492401" office:value-type="float"/>
          <table:table-cell office:value="7.7675652503967" office:value-type="float"/>
          <table:table-cell office:value="80.344542576249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16</text:p>
          </table:table-cell>
          <table:table-cell office:value="7.2013705968857" office:value-type="float"/>
          <table:table-cell office:value="4.9349445104599" office:value-type="float"/>
          <table:table-cell office:value="126.00721371402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27</text:p>
          </table:table-cell>
          <table:table-cell office:value="8.4447592496872" office:value-type="float"/>
          <table:table-cell office:value="5.4905354976654" office:value-type="float"/>
          <table:table-cell office:value="-9.5674258888147" office:value-type="float"/>
          <table:table-cell office:value="11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38</text:p>
          </table:table-cell>
          <table:table-cell office:value="-0.79620815813541" office:value-type="float"/>
          <table:table-cell office:value="5.8648335933685" office:value-type="float"/>
          <table:table-cell office:value="100.44505793578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49</text:p>
          </table:table-cell>
          <table:table-cell office:value="0.69148048758507" office:value-type="float"/>
          <table:table-cell office:value="7.4860882759094" office:value-type="float"/>
          <table:table-cell office:value="37.287813463029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60</text:p>
          </table:table-cell>
          <table:table-cell office:value="3.5200589895248" office:value-type="float"/>
          <table:table-cell office:value="9.6432286500931" office:value-type="float"/>
          <table:table-cell office:value="-93.017115714444" office:value-type="float"/>
          <table:table-cell office:value="10" office:value-type="float"/>
          <table:table-cell office:value="1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71</text:p>
          </table:table-cell>
          <table:table-cell office:value="4.3469643592834" office:value-type="float"/>
          <table:table-cell office:value="6.0130709409714" office:value-type="float"/>
          <table:table-cell office:value="93.01315219539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82</text:p>
          </table:table-cell>
          <table:table-cell office:value="4.9654150009155" office:value-type="float"/>
          <table:table-cell office:value="8.6480939388275" office:value-type="float"/>
          <table:table-cell office:value="-122.33807478741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893</text:p>
          </table:table-cell>
          <table:table-cell office:value="6.364814043045" office:value-type="float"/>
          <table:table-cell office:value="8.2814347743988" office:value-type="float"/>
          <table:table-cell office:value="106.6508558905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04</text:p>
          </table:table-cell>
          <table:table-cell office:value="9.4586026668549" office:value-type="float"/>
          <table:table-cell office:value="5.4000324010849" office:value-type="float"/>
          <table:table-cell office:value="73.440085550782" office:value-type="float"/>
          <table:table-cell office:value="11" office:value-type="float"/>
          <table:table-cell office:value="1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15</text:p>
          </table:table-cell>
          <table:table-cell office:value="-1.1215275526047" office:value-type="float"/>
          <table:table-cell office:value="7.7526199817657" office:value-type="float"/>
          <table:table-cell office:value="-145.0828245491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26</text:p>
          </table:table-cell>
          <table:table-cell office:value="1.0301958024502" office:value-type="float"/>
          <table:table-cell office:value="8.6474132537842" office:value-type="float"/>
          <table:table-cell office:value="-50.39460378088" office:value-type="float"/>
          <table:table-cell office:value="10" office:value-type="float"/>
          <table:table-cell office:value="2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37</text:p>
          </table:table-cell>
          <table:table-cell office:value="3.5940650105476" office:value-type="float"/>
          <table:table-cell office:value="10.010036230087" office:value-type="float"/>
          <table:table-cell office:value="133.2141897481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48</text:p>
          </table:table-cell>
          <table:table-cell office:value="5.0398671627045" office:value-type="float"/>
          <table:table-cell office:value="11.085003614426" office:value-type="float"/>
          <table:table-cell office:value="-152.25534530202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59</text:p>
          </table:table-cell>
          <table:table-cell office:value="3.01314920187" office:value-type="float"/>
          <table:table-cell office:value="9.02124106884" office:value-type="float"/>
          <table:table-cell office:value="-38.341822517905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70</text:p>
          </table:table-cell>
          <table:table-cell office:value="9.2363280057907" office:value-type="float"/>
          <table:table-cell office:value="8.9749562740326" office:value-type="float"/>
          <table:table-cell office:value="-135.3446085741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81</text:p>
          </table:table-cell>
          <table:table-cell office:value="8.3998727798462" office:value-type="float"/>
          <table:table-cell office:value="11.085005998611" office:value-type="float"/>
          <table:table-cell office:value="-55.571858290654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4992</text:p>
          </table:table-cell>
          <table:table-cell office:value="0.35687822848558" office:value-type="float"/>
          <table:table-cell office:value="10.017875432968" office:value-type="float"/>
          <table:table-cell office:value="-76.437770181401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5003</text:p>
          </table:table-cell>
          <table:table-cell office:value="1.4991588890553" office:value-type="float"/>
          <table:table-cell office:value="8.851979970932" office:value-type="float"/>
          <table:table-cell office:value="-96.036996051764" office:value-type="float"/>
          <table:table-cell office:value="10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5</text:p>
          </table:table-cell>
          <table:table-cell office:value="0.63795126974583" office:value-type="float"/>
          <table:table-cell office:value="-0.40624964982271" office:value-type="float"/>
          <table:table-cell office:value="-98.252480197105" office:value-type="float"/>
          <table:table-cell office:value="10" office:value-type="float"/>
          <table:table-cell office:value="366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464</text:p>
          </table:table-cell>
          <table:table-cell office:value="0.59835910797119" office:value-type="float"/>
          <table:table-cell office:value="-0.24803388863802" office:value-type="float"/>
          <table:table-cell office:value="113.35009830013" office:value-type="float"/>
          <table:table-cell office:value="10" office:value-type="float"/>
          <table:table-cell office:value="57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475</text:p>
          </table:table-cell>
          <table:table-cell office:value="0.7385677844286" office:value-type="float"/>
          <table:table-cell office:value="-0.19935173913836" office:value-type="float"/>
          <table:table-cell office:value="68.790228503525" office:value-type="float"/>
          <table:table-cell office:value="10" office:value-type="float"/>
          <table:table-cell office:value="45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486</text:p>
          </table:table-cell>
          <table:table-cell office:value="2.6656812429428" office:value-type="float"/>
          <table:table-cell office:value="-0.032478086650372" office:value-type="float"/>
          <table:table-cell office:value="69.435913092012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497</text:p>
          </table:table-cell>
          <table:table-cell office:value="3.779816031456" office:value-type="float"/>
          <table:table-cell office:value="0.4508575424552" office:value-type="float"/>
          <table:table-cell office:value="31.850316342275" office:value-type="float"/>
          <table:table-cell office:value="11" office:value-type="float"/>
          <table:table-cell office:value="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08</text:p>
          </table:table-cell>
          <table:table-cell office:value="5.4425728321075" office:value-type="float"/>
          <table:table-cell office:value="0.6281304359436" office:value-type="float"/>
          <table:table-cell office:value="-75.845490595338" office:value-type="float"/>
          <table:table-cell office:value="11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19</text:p>
          </table:table-cell>
          <table:table-cell office:value="5.6188023090363" office:value-type="float"/>
          <table:table-cell office:value="-0.58067552745342" office:value-type="float"/>
          <table:table-cell office:value="4.9402014749825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30</text:p>
          </table:table-cell>
          <table:table-cell office:value="-1.5850195288658" office:value-type="float"/>
          <table:table-cell office:value="1.4542603492737" office:value-type="float"/>
          <table:table-cell office:value="2.1383582501654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41</text:p>
          </table:table-cell>
          <table:table-cell office:value="0.13328361324966" office:value-type="float"/>
          <table:table-cell office:value="4.0533179044724" office:value-type="float"/>
          <table:table-cell office:value="-48.537452509449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52</text:p>
          </table:table-cell>
          <table:table-cell office:value="2.5963088870049" office:value-type="float"/>
          <table:table-cell office:value="2.7872964739799" office:value-type="float"/>
          <table:table-cell office:value="104.78338921905" office:value-type="float"/>
          <table:table-cell office:value="10" office:value-type="float"/>
          <table:table-cell office:value="2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63</text:p>
          </table:table-cell>
          <table:table-cell office:value="4.5787340402603" office:value-type="float"/>
          <table:table-cell office:value="0.11615015566349" office:value-type="float"/>
          <table:table-cell office:value="21.0634574389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74</text:p>
          </table:table-cell>
          <table:table-cell office:value="3.5140001773834" office:value-type="float"/>
          <table:table-cell office:value="0.3104660846293" office:value-type="float"/>
          <table:table-cell office:value="-155.37632954348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85</text:p>
          </table:table-cell>
          <table:table-cell office:value="7.9615294933319" office:value-type="float"/>
          <table:table-cell office:value="1.7519083619118" office:value-type="float"/>
          <table:table-cell office:value="125.249347869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596</text:p>
          </table:table-cell>
          <table:table-cell office:value="8.1163293123245" office:value-type="float"/>
          <table:table-cell office:value="-0.58501254767179" office:value-type="float"/>
          <table:table-cell office:value="135.4337740855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07</text:p>
          </table:table-cell>
          <table:table-cell office:value="0.61292480677366" office:value-type="float"/>
          <table:table-cell office:value="0.98208799958229" office:value-type="float"/>
          <table:table-cell office:value="134.56338530133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18</text:p>
          </table:table-cell>
          <table:table-cell office:value="3.2613384723663" office:value-type="float"/>
          <table:table-cell office:value="3.713181912899" office:value-type="float"/>
          <table:table-cell office:value="161.060576226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29</text:p>
          </table:table-cell>
          <table:table-cell office:value="2.1129079163074" office:value-type="float"/>
          <table:table-cell office:value="3.0334562063217" office:value-type="float"/>
          <table:table-cell office:value="-137.81274655822" office:value-type="float"/>
          <table:table-cell office:value="10" office:value-type="float"/>
          <table:table-cell office:value="3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40</text:p>
          </table:table-cell>
          <table:table-cell office:value="2.1139299869537" office:value-type="float"/>
          <table:table-cell office:value="1.1433179676533" office:value-type="float"/>
          <table:table-cell office:value="-171.13176880369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51</text:p>
          </table:table-cell>
          <table:table-cell office:value="6.1511695384979" office:value-type="float"/>
          <table:table-cell office:value="3.0043590068817" office:value-type="float"/>
          <table:table-cell office:value="104.4555036885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62</text:p>
          </table:table-cell>
          <table:table-cell office:value="7.2518664598465" office:value-type="float"/>
          <table:table-cell office:value="3.8697570562363" office:value-type="float"/>
          <table:table-cell office:value="-30.995111936217" office:value-type="float"/>
          <table:table-cell office:value="10" office:value-type="float"/>
          <table:table-cell office:value="1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73</text:p>
          </table:table-cell>
          <table:table-cell office:value="6.9615197181702" office:value-type="float"/>
          <table:table-cell office:value="3.7159544229507" office:value-type="float"/>
          <table:table-cell office:value="178.54111665373" office:value-type="float"/>
          <table:table-cell office:value="10" office:value-type="float"/>
          <table:table-cell office:value="2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84</text:p>
          </table:table-cell>
          <table:table-cell office:value="-1.2862849235535" office:value-type="float"/>
          <table:table-cell office:value="6.3991129398346" office:value-type="float"/>
          <table:table-cell office:value="97.505076675658" office:value-type="float"/>
          <table:table-cell office:value="11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695</text:p>
          </table:table-cell>
          <table:table-cell office:value="-1.5850085020065" office:value-type="float"/>
          <table:table-cell office:value="1.7931945621967" office:value-type="float"/>
          <table:table-cell office:value="45.464522519689" office:value-type="float"/>
          <table:table-cell office:value="10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06</text:p>
          </table:table-cell>
          <table:table-cell office:value="2.412545979023" office:value-type="float"/>
          <table:table-cell office:value="5.0609076023102" office:value-type="float"/>
          <table:table-cell office:value="-90.875995386938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17</text:p>
          </table:table-cell>
          <table:table-cell office:value="5.9826844930649" office:value-type="float"/>
          <table:table-cell office:value="4.0557879209518" office:value-type="float"/>
          <table:table-cell office:value="-40.459595668088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28</text:p>
          </table:table-cell>
          <table:table-cell office:value="3.6018860340118" office:value-type="float"/>
          <table:table-cell office:value="4.6743822097778" office:value-type="float"/>
          <table:table-cell office:value="61.3136443362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39</text:p>
          </table:table-cell>
          <table:table-cell office:value="7.9833203554153" office:value-type="float"/>
          <table:table-cell office:value="6.169764995575" office:value-type="float"/>
          <table:table-cell office:value="-114.6017092808" office:value-type="float"/>
          <table:table-cell office:value="10" office:value-type="float"/>
          <table:table-cell office:value="1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50</text:p>
          </table:table-cell>
          <table:table-cell office:value="8.6481589078903" office:value-type="float"/>
          <table:table-cell office:value="4.3183073401451" office:value-type="float"/>
          <table:table-cell office:value="-145.20425857252" office:value-type="float"/>
          <table:table-cell office:value="10" office:value-type="float"/>
          <table:table-cell office:value="1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61</text:p>
          </table:table-cell>
          <table:table-cell office:value="-0.29130544513464" office:value-type="float"/>
          <table:table-cell office:value="4.8135662078857" office:value-type="float"/>
          <table:table-cell office:value="-6.7236979201341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72</text:p>
          </table:table-cell>
          <table:table-cell office:value="-0.56344501674175" office:value-type="float"/>
          <table:table-cell office:value="7.2864228487015" office:value-type="float"/>
          <table:table-cell office:value="-19.934823178941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83</text:p>
          </table:table-cell>
          <table:table-cell office:value="1.7633898556232" office:value-type="float"/>
          <table:table-cell office:value="5.5977362394333" office:value-type="float"/>
          <table:table-cell office:value="126.57730442703" office:value-type="float"/>
          <table:table-cell office:value="11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794</text:p>
          </table:table-cell>
          <table:table-cell office:value="5.6560844182968" office:value-type="float"/>
          <table:table-cell office:value="3.68822067976" office:value-type="float"/>
          <table:table-cell office:value="-143.75700009097" office:value-type="float"/>
          <table:table-cell office:value="10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05</text:p>
          </table:table-cell>
          <table:table-cell office:value="5.4144304990768" office:value-type="float"/>
          <table:table-cell office:value="7.4471080303192" office:value-type="float"/>
          <table:table-cell office:value="80.349865992358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16</text:p>
          </table:table-cell>
          <table:table-cell office:value="7.4147576093674" office:value-type="float"/>
          <table:table-cell office:value="4.6723300218582" office:value-type="float"/>
          <table:table-cell office:value="125.5035051115" office:value-type="float"/>
          <table:table-cell office:value="11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27</text:p>
          </table:table-cell>
          <table:table-cell office:value="8.1003904342651" office:value-type="float"/>
          <table:table-cell office:value="5.5812853574753" office:value-type="float"/>
          <table:table-cell office:value="-26.777872993688" office:value-type="float"/>
          <table:table-cell office:value="10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38</text:p>
          </table:table-cell>
          <table:table-cell office:value="-0.74877634644508" office:value-type="float"/>
          <table:table-cell office:value="5.5612689256668" office:value-type="float"/>
          <table:table-cell office:value="98.629718373536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49</text:p>
          </table:table-cell>
          <table:table-cell office:value="0.3753138333559" office:value-type="float"/>
          <table:table-cell office:value="7.2455501556396" office:value-type="float"/>
          <table:table-cell office:value="37.290864689335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60</text:p>
          </table:table-cell>
          <table:table-cell office:value="3.3025670051575" office:value-type="float"/>
          <table:table-cell office:value="9.6861904859543" office:value-type="float"/>
          <table:table-cell office:value="-2.3507095493708" office:value-type="float"/>
          <table:table-cell office:value="10" office:value-type="float"/>
          <table:table-cell office:value="1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71</text:p>
          </table:table-cell>
          <table:table-cell office:value="4.5475497841835" office:value-type="float"/>
          <table:table-cell office:value="5.8046370744705" office:value-type="float"/>
          <table:table-cell office:value="143.39119461691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82</text:p>
          </table:table-cell>
          <table:table-cell office:value="5.2379894256592" office:value-type="float"/>
          <table:table-cell office:value="8.8079768419266" office:value-type="float"/>
          <table:table-cell office:value="-156.8144445966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893</text:p>
          </table:table-cell>
          <table:table-cell office:value="6.2759894132614" office:value-type="float"/>
          <table:table-cell office:value="8.0375415086746" office:value-type="float"/>
          <table:table-cell office:value="62.42694900294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04</text:p>
          </table:table-cell>
          <table:table-cell office:value="9.3519419431686" office:value-type="float"/>
          <table:table-cell office:value="5.034551024437" office:value-type="float"/>
          <table:table-cell office:value="74.462939979164" office:value-type="float"/>
          <table:table-cell office:value="11" office:value-type="float"/>
          <table:table-cell office:value="1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15</text:p>
          </table:table-cell>
          <table:table-cell office:value="-0.79608723521233" office:value-type="float"/>
          <table:table-cell office:value="7.9802286624908" office:value-type="float"/>
          <table:table-cell office:value="-145.04869728331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26</text:p>
          </table:table-cell>
          <table:table-cell office:value="0.69773092865944" office:value-type="float"/>
          <table:table-cell office:value="8.7605541944504" office:value-type="float"/>
          <table:table-cell office:value="-23.772912230461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37</text:p>
          </table:table-cell>
          <table:table-cell office:value="3.7756943702698" office:value-type="float"/>
          <table:table-cell office:value="10.137101411819" office:value-type="float"/>
          <table:table-cell office:value="-136.24084223608" office:value-type="float"/>
          <table:table-cell office:value="10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48</text:p>
          </table:table-cell>
          <table:table-cell office:value="5.3261941671371" office:value-type="float"/>
          <table:table-cell office:value="11.038697957993" office:value-type="float"/>
          <table:table-cell office:value="168.13122087224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59</text:p>
          </table:table-cell>
          <table:table-cell office:value="2.7121976017952" office:value-type="float"/>
          <table:table-cell office:value="9.0366679430008" office:value-type="float"/>
          <table:table-cell office:value="5.6291277146643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70</text:p>
          </table:table-cell>
          <table:table-cell office:value="9.3194901943207" office:value-type="float"/>
          <table:table-cell office:value="9.278439283371" office:value-type="float"/>
          <table:table-cell office:value="-97.69358984224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81</text:p>
          </table:table-cell>
          <table:table-cell office:value="8.2717549800873" office:value-type="float"/>
          <table:table-cell office:value="11.084995269775" office:value-type="float"/>
          <table:table-cell office:value="-57.45860269874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4992</text:p>
          </table:table-cell>
          <table:table-cell office:value="0.23834109306335" office:value-type="float"/>
          <table:table-cell office:value="10.249178409576" office:value-type="float"/>
          <table:table-cell office:value="-54.606109288088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5003</text:p>
          </table:table-cell>
          <table:table-cell office:value="1.3906009495258" office:value-type="float"/>
          <table:table-cell office:value="9.0010720491409" office:value-type="float"/>
          <table:table-cell office:value="-37.811636924744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5</text:p>
          </table:table-cell>
          <table:table-cell office:value="0.66975131630898" office:value-type="float"/>
          <table:table-cell office:value="-0.30047604814172" office:value-type="float"/>
          <table:table-cell office:value="-102.82435159015" office:value-type="float"/>
          <table:table-cell office:value="10" office:value-type="float"/>
          <table:table-cell office:value="40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464</text:p>
          </table:table-cell>
          <table:table-cell office:value="0.68174108862877" office:value-type="float"/>
          <table:table-cell office:value="-0.1583718881011" office:value-type="float"/>
          <table:table-cell office:value="103.91414165497" office:value-type="float"/>
          <table:table-cell office:value="10" office:value-type="float"/>
          <table:table-cell office:value="62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475</text:p>
          </table:table-cell>
          <table:table-cell office:value="0.8260790258646" office:value-type="float"/>
          <table:table-cell office:value="-0.17630208283663" office:value-type="float"/>
          <table:table-cell office:value="34.032332669398" office:value-type="float"/>
          <table:table-cell office:value="10" office:value-type="float"/>
          <table:table-cell office:value="50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486</text:p>
          </table:table-cell>
          <table:table-cell office:value="2.5759717822075" office:value-type="float"/>
          <table:table-cell office:value="-0.40939331054688" office:value-type="float"/>
          <table:table-cell office:value="75.409913518626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497</text:p>
          </table:table-cell>
          <table:table-cell office:value="3.7326434254646" office:value-type="float"/>
          <table:table-cell office:value="0.74394963681698" office:value-type="float"/>
          <table:table-cell office:value="-53.962324455286" office:value-type="float"/>
          <table:table-cell office:value="11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08</text:p>
          </table:table-cell>
          <table:table-cell office:value="5.2545583248138" office:value-type="float"/>
          <table:table-cell office:value="0.89169919490814" office:value-type="float"/>
          <table:table-cell office:value="-44.771723306862" office:value-type="float"/>
          <table:table-cell office:value="11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19</text:p>
          </table:table-cell>
          <table:table-cell office:value="5.2150774002075" office:value-type="float"/>
          <table:table-cell office:value="-0.57982437312603" office:value-type="float"/>
          <table:table-cell office:value="-0.090390090106921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30</text:p>
          </table:table-cell>
          <table:table-cell office:value="-1.5850105881691" office:value-type="float"/>
          <table:table-cell office:value="1.1866991221905" office:value-type="float"/>
          <table:table-cell office:value="3.6848516316171" office:value-type="float"/>
          <table:table-cell office:value="10" office:value-type="float"/>
          <table:table-cell office:value="1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41</text:p>
          </table:table-cell>
          <table:table-cell office:value="-0.019181037787348" office:value-type="float"/>
          <table:table-cell office:value="4.3701109290123" office:value-type="float"/>
          <table:table-cell office:value="-68.974743982789" office:value-type="float"/>
          <table:table-cell office:value="10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52</text:p>
          </table:table-cell>
          <table:table-cell office:value="2.3920245468616" office:value-type="float"/>
          <table:table-cell office:value="2.7007248997688" office:value-type="float"/>
          <table:table-cell office:value="14.042296986671" office:value-type="float"/>
          <table:table-cell office:value="10" office:value-type="float"/>
          <table:table-cell office:value="2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63</text:p>
          </table:table-cell>
          <table:table-cell office:value="4.2458072304726" office:value-type="float"/>
          <table:table-cell office:value="0.1249838527292" office:value-type="float"/>
          <table:table-cell office:value="-7.9175957069275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74</text:p>
          </table:table-cell>
          <table:table-cell office:value="3.471739590168" office:value-type="float"/>
          <table:table-cell office:value="0.54232574999332" office:value-type="float"/>
          <table:table-cell office:value="-84.137404800221" office:value-type="float"/>
          <table:table-cell office:value="11" office:value-type="float"/>
          <table:table-cell office:value="1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85</text:p>
          </table:table-cell>
          <table:table-cell office:value="7.9854673147202" office:value-type="float"/>
          <table:table-cell office:value="1.440132111311" office:value-type="float"/>
          <table:table-cell office:value="86.679653756937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596</text:p>
          </table:table-cell>
          <table:table-cell office:value="8.3386117219925" office:value-type="float"/>
          <table:table-cell office:value="-0.55665232241154" office:value-type="float"/>
          <table:table-cell office:value="147.3412240386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07</text:p>
          </table:table-cell>
          <table:table-cell office:value="0.73910936713219" office:value-type="float"/>
          <table:table-cell office:value="0.67335888743401" office:value-type="float"/>
          <table:table-cell office:value="105.99806430234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18</text:p>
          </table:table-cell>
          <table:table-cell office:value="3.4929224848747" office:value-type="float"/>
          <table:table-cell office:value="3.6326640844345" office:value-type="float"/>
          <table:table-cell office:value="160.9844219912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29</text:p>
          </table:table-cell>
          <table:table-cell office:value="1.9875931739807" office:value-type="float"/>
          <table:table-cell office:value="3.216854929924" office:value-type="float"/>
          <table:table-cell office:value="-47.045184168846" office:value-type="float"/>
          <table:table-cell office:value="10" office:value-type="float"/>
          <table:table-cell office:value="3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40</text:p>
          </table:table-cell>
          <table:table-cell office:value="2.3900608718395" office:value-type="float"/>
          <table:table-cell office:value="1.327917277813" office:value-type="float"/>
          <table:table-cell office:value="-141.07029453205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51</text:p>
          </table:table-cell>
          <table:table-cell office:value="6.044145822525" office:value-type="float"/>
          <table:table-cell office:value="2.6721400022507" office:value-type="float"/>
          <table:table-cell office:value="76.926021059607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62</text:p>
          </table:table-cell>
          <table:table-cell office:value="7.3618716001511" office:value-type="float"/>
          <table:table-cell office:value="3.778381049633" office:value-type="float"/>
          <table:table-cell office:value="-65.588313303176" office:value-type="float"/>
          <table:table-cell office:value="10" office:value-type="float"/>
          <table:table-cell office:value="1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73</text:p>
          </table:table-cell>
          <table:table-cell office:value="7.1100598573685" office:value-type="float"/>
          <table:table-cell office:value="3.6016210913658" office:value-type="float"/>
          <table:table-cell office:value="141.61587976346" office:value-type="float"/>
          <table:table-cell office:value="10" office:value-type="float"/>
          <table:table-cell office:value="2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84</text:p>
          </table:table-cell>
          <table:table-cell office:value="-1.2162157148123" office:value-type="float"/>
          <table:table-cell office:value="6.0280048847198" office:value-type="float"/>
          <table:table-cell office:value="103.64700047074" office:value-type="float"/>
          <table:table-cell office:value="11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695</text:p>
          </table:table-cell>
          <table:table-cell office:value="-1.585006415844" office:value-type="float"/>
          <table:table-cell office:value="1.5608337521553" office:value-type="float"/>
          <table:table-cell office:value="43.159695187951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06</text:p>
          </table:table-cell>
          <table:table-cell office:value="2.415027320385" office:value-type="float"/>
          <table:table-cell office:value="5.2749955654144" office:value-type="float"/>
          <table:table-cell office:value="-112.47908765343" office:value-type="float"/>
          <table:table-cell office:value="11" office:value-type="float"/>
          <table:table-cell office:value="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17</text:p>
          </table:table-cell>
          <table:table-cell office:value="5.8736824989319" office:value-type="float"/>
          <table:table-cell office:value="4.2024278640747" office:value-type="float"/>
          <table:table-cell office:value="-74.049866123564" office:value-type="float"/>
          <table:table-cell office:value="10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28</text:p>
          </table:table-cell>
          <table:table-cell office:value="3.5219663381577" office:value-type="float"/>
          <table:table-cell office:value="4.3966618180275" office:value-type="float"/>
          <table:table-cell office:value="78.39313130469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39</text:p>
          </table:table-cell>
          <table:table-cell office:value="7.7965408563614" office:value-type="float"/>
          <table:table-cell office:value="6.2901592254639" office:value-type="float"/>
          <table:table-cell office:value="-23.81748302727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50</text:p>
          </table:table-cell>
          <table:table-cell office:value="8.9529740810394" office:value-type="float"/>
          <table:table-cell office:value="4.4789162278175" office:value-type="float"/>
          <table:table-cell office:value="-166.47626032495" office:value-type="float"/>
          <table:table-cell office:value="10" office:value-type="float"/>
          <table:table-cell office:value="2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61</text:p>
          </table:table-cell>
          <table:table-cell office:value="-0.55865772068501" office:value-type="float"/>
          <table:table-cell office:value="4.7970145940781" office:value-type="float"/>
          <table:table-cell office:value="25.638038375575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72</text:p>
          </table:table-cell>
          <table:table-cell office:value="-0.8753365278244" office:value-type="float"/>
          <table:table-cell office:value="7.3328876495361" office:value-type="float"/>
          <table:table-cell office:value="-5.4909354372389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83</text:p>
          </table:table-cell>
          <table:table-cell office:value="1.7586706578732" office:value-type="float"/>
          <table:table-cell office:value="5.3475677967072" office:value-type="float"/>
          <table:table-cell office:value="67.508269267477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794</text:p>
          </table:table-cell>
          <table:table-cell office:value="5.5509400367737" office:value-type="float"/>
          <table:table-cell office:value="3.8838842511177" office:value-type="float"/>
          <table:table-cell office:value="-52.967580260745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05</text:p>
          </table:table-cell>
          <table:table-cell office:value="5.3602749109268" office:value-type="float"/>
          <table:table-cell office:value="7.1283829212189" office:value-type="float"/>
          <table:table-cell office:value="80.367995675202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16</text:p>
          </table:table-cell>
          <table:table-cell office:value="7.535138130188" office:value-type="float"/>
          <table:table-cell office:value="4.3895602226257" office:value-type="float"/>
          <table:table-cell office:value="110.03341872221" office:value-type="float"/>
          <table:table-cell office:value="10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27</text:p>
          </table:table-cell>
          <table:table-cell office:value="8.1717669963837" office:value-type="float"/>
          <table:table-cell office:value="5.7918620109558" office:value-type="float"/>
          <table:table-cell office:value="-117.52287749272" office:value-type="float"/>
          <table:table-cell office:value="10" office:value-type="float"/>
          <table:table-cell office:value="1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38</text:p>
          </table:table-cell>
          <table:table-cell office:value="-0.81307262182236" office:value-type="float"/>
          <table:table-cell office:value="5.3262436389923" office:value-type="float"/>
          <table:table-cell office:value="55.896620841543" office:value-type="float"/>
          <table:table-cell office:value="10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49</text:p>
          </table:table-cell>
          <table:table-cell office:value="0.063531743362546" office:value-type="float"/>
          <table:table-cell office:value="7.0399856567383" office:value-type="float"/>
          <table:table-cell office:value="27.16314583827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60</text:p>
          </table:table-cell>
          <table:table-cell office:value="3.0455034971237" office:value-type="float"/>
          <table:table-cell office:value="9.4729769229889" office:value-type="float"/>
          <table:table-cell office:value="34.436830289804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71</text:p>
          </table:table-cell>
          <table:table-cell office:value="4.8363304138184" office:value-type="float"/>
          <table:table-cell office:value="5.8266651630402" office:value-type="float"/>
          <table:table-cell office:value="-166.42651132717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82</text:p>
          </table:table-cell>
          <table:table-cell office:value="5.5534654855728" office:value-type="float"/>
          <table:table-cell office:value="8.7863796949387" office:value-type="float"/>
          <table:table-cell office:value="168.91612065066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893</text:p>
          </table:table-cell>
          <table:table-cell office:value="6.0402423143387" office:value-type="float"/>
          <table:table-cell office:value="7.9372656345367" office:value-type="float"/>
          <table:table-cell office:value="16.584694575352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04</text:p>
          </table:table-cell>
          <table:table-cell office:value="9.2902135848999" office:value-type="float"/>
          <table:table-cell office:value="4.8473873734474" office:value-type="float"/>
          <table:table-cell office:value="62.130163429649" office:value-type="float"/>
          <table:table-cell office:value="10" office:value-type="float"/>
          <table:table-cell office:value="1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15</text:p>
          </table:table-cell>
          <table:table-cell office:value="-0.47703869640827" office:value-type="float"/>
          <table:table-cell office:value="8.1449663639069" office:value-type="float"/>
          <table:table-cell office:value="-161.20365926415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26</text:p>
          </table:table-cell>
          <table:table-cell office:value="0.3324955329299" office:value-type="float"/>
          <table:table-cell office:value="8.9202070236206" office:value-type="float"/>
          <table:table-cell office:value="-23.823599147189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37</text:p>
          </table:table-cell>
          <table:table-cell office:value="3.8002464175224" office:value-type="float"/>
          <table:table-cell office:value="10.469795465469" office:value-type="float"/>
          <table:table-cell office:value="-99.687041750379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48</text:p>
          </table:table-cell>
          <table:table-cell office:value="5.5219095945358" office:value-type="float"/>
          <table:table-cell office:value="10.843532085419" office:value-type="float"/>
          <table:table-cell office:value="128.59879481565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59</text:p>
          </table:table-cell>
          <table:table-cell office:value="2.4851422011852" office:value-type="float"/>
          <table:table-cell office:value="8.8400477170944" office:value-type="float"/>
          <table:table-cell office:value="49.529094225282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70</text:p>
          </table:table-cell>
          <table:table-cell office:value="9.2419701814651" office:value-type="float"/>
          <table:table-cell office:value="9.6224051713943" office:value-type="float"/>
          <table:table-cell office:value="-76.36238814918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81</text:p>
          </table:table-cell>
          <table:table-cell office:value="8.0729687213898" office:value-type="float"/>
          <table:table-cell office:value="11.075372695923" office:value-type="float"/>
          <table:table-cell office:value="-51.36810898021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4992</text:p>
          </table:table-cell>
          <table:table-cell office:value="0.049333423376083" office:value-type="float"/>
          <table:table-cell office:value="10.340517759323" office:value-type="float"/>
          <table:table-cell office:value="-23.764734055586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5003</text:p>
          </table:table-cell>
          <table:table-cell office:value="1.2313432991505" office:value-type="float"/>
          <table:table-cell office:value="8.8467705249786" office:value-type="float"/>
          <table:table-cell office:value="52.916874551469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5</text:p>
          </table:table-cell>
          <table:table-cell office:value="0.58282565325499" office:value-type="float"/>
          <table:table-cell office:value="-0.31426675617695" office:value-type="float"/>
          <table:table-cell office:value="-163.28566848852" office:value-type="float"/>
          <table:table-cell office:value="10" office:value-type="float"/>
          <table:table-cell office:value="45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464</text:p>
          </table:table-cell>
          <table:table-cell office:value="0.63260048627853" office:value-type="float"/>
          <table:table-cell office:value="-0.1083059143275" office:value-type="float"/>
          <table:table-cell office:value="103.12480683539" office:value-type="float"/>
          <table:table-cell office:value="10" office:value-type="float"/>
          <table:table-cell office:value="67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475</text:p>
          </table:table-cell>
          <table:table-cell office:value="0.76593242585659" office:value-type="float"/>
          <table:table-cell office:value="-0.17326099798083" office:value-type="float"/>
          <table:table-cell office:value="-37.434590090612" office:value-type="float"/>
          <table:table-cell office:value="10" office:value-type="float"/>
          <table:table-cell office:value="57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486</text:p>
          </table:table-cell>
          <table:table-cell office:value="2.3910370469093" office:value-type="float"/>
          <table:table-cell office:value="-0.58500647544861" office:value-type="float"/>
          <table:table-cell office:value="69.659585406066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497</text:p>
          </table:table-cell>
          <table:table-cell office:value="3.5567587614059" office:value-type="float"/>
          <table:table-cell office:value="0.91168999671936" office:value-type="float"/>
          <table:table-cell office:value="-19.94137323586" office:value-type="float"/>
          <table:table-cell office:value="11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08</text:p>
          </table:table-cell>
          <table:table-cell office:value="4.9497517943382" office:value-type="float"/>
          <table:table-cell office:value="0.97478993237019" office:value-type="float"/>
          <table:table-cell office:value="-7.5940828604303" office:value-type="float"/>
          <table:table-cell office:value="11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19</text:p>
          </table:table-cell>
          <table:table-cell office:value="4.974382519722" office:value-type="float"/>
          <table:table-cell office:value="-0.44605366885662" office:value-type="float"/>
          <table:table-cell office:value="-48.214333452237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30</text:p>
          </table:table-cell>
          <table:table-cell office:value="-1.5850135684013" office:value-type="float"/>
          <table:table-cell office:value="0.9762204438448" office:value-type="float"/>
          <table:table-cell office:value="37.862639897948" office:value-type="float"/>
          <table:table-cell office:value="10" office:value-type="float"/>
          <table:table-cell office:value="1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41</text:p>
          </table:table-cell>
          <table:table-cell office:value="-0.1946834102273" office:value-type="float"/>
          <table:table-cell office:value="4.4938930869102" office:value-type="float"/>
          <table:table-cell office:value="-12.244305508152" office:value-type="float"/>
          <table:table-cell office:value="10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52</text:p>
          </table:table-cell>
          <table:table-cell office:value="2.2690172493458" office:value-type="float"/>
          <table:table-cell office:value="2.8984990715981" office:value-type="float"/>
          <table:table-cell office:value="-69.194247768183" office:value-type="float"/>
          <table:table-cell office:value="10" office:value-type="float"/>
          <table:table-cell office:value="2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63</text:p>
          </table:table-cell>
          <table:table-cell office:value="3.959134221077" office:value-type="float"/>
          <table:table-cell office:value="0.29357466846704" office:value-type="float"/>
          <table:table-cell office:value="-36.933444108173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74</text:p>
          </table:table-cell>
          <table:table-cell office:value="3.3258327841759" office:value-type="float"/>
          <table:table-cell office:value="0.65922908484936" office:value-type="float"/>
          <table:table-cell office:value="-28.481490862597" office:value-type="float"/>
          <table:table-cell office:value="11" office:value-type="float"/>
          <table:table-cell office:value="2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85</text:p>
          </table:table-cell>
          <table:table-cell office:value="7.8115880489349" office:value-type="float"/>
          <table:table-cell office:value="1.1810503154993" office:value-type="float"/>
          <table:table-cell office:value="48.176932866406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596</text:p>
          </table:table-cell>
          <table:table-cell office:value="8.4654027223587" office:value-type="float"/>
          <table:table-cell office:value="-0.41681777685881" office:value-type="float"/>
          <table:table-cell office:value="-170.623085301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07</text:p>
          </table:table-cell>
          <table:table-cell office:value="0.66288284957409" office:value-type="float"/>
          <table:table-cell office:value="0.40826663374901" office:value-type="float"/>
          <table:table-cell office:value="54.963013928407" office:value-type="float"/>
          <table:table-cell office:value="10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18</text:p>
          </table:table-cell>
          <table:table-cell office:value="3.7244510650635" office:value-type="float"/>
          <table:table-cell office:value="3.5615670681" office:value-type="float"/>
          <table:table-cell office:value="165.5641452522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29</text:p>
          </table:table-cell>
          <table:table-cell office:value="1.7652443051338" office:value-type="float"/>
          <table:table-cell office:value="3.1546345353127" office:value-type="float"/>
          <table:table-cell office:value="4.6007546839441" office:value-type="float"/>
          <table:table-cell office:value="10" office:value-type="float"/>
          <table:table-cell office:value="3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40</text:p>
          </table:table-cell>
          <table:table-cell office:value="2.5669082999229" office:value-type="float"/>
          <table:table-cell office:value="1.6192685067654" office:value-type="float"/>
          <table:table-cell office:value="-115.68571807473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51</text:p>
          </table:table-cell>
          <table:table-cell office:value="5.9546250104904" office:value-type="float"/>
          <table:table-cell office:value="2.2843126952648" office:value-type="float"/>
          <table:table-cell office:value="76.93511665247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62</text:p>
          </table:table-cell>
          <table:table-cell office:value="7.1981734037399" office:value-type="float"/>
          <table:table-cell office:value="3.9419484138489" office:value-type="float"/>
          <table:table-cell office:value="-79.426024370133" office:value-type="float"/>
          <table:table-cell office:value="10" office:value-type="float"/>
          <table:table-cell office:value="19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73</text:p>
          </table:table-cell>
          <table:table-cell office:value="7.0095235109329" office:value-type="float"/>
          <table:table-cell office:value="3.4012204408646" office:value-type="float"/>
          <table:table-cell office:value="52.700203315468" office:value-type="float"/>
          <table:table-cell office:value="10" office:value-type="float"/>
          <table:table-cell office:value="2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84</text:p>
          </table:table-cell>
          <table:table-cell office:value="-1.0363207012415" office:value-type="float"/>
          <table:table-cell office:value="5.8442938327789" office:value-type="float"/>
          <table:table-cell office:value="156.96732709362" office:value-type="float"/>
          <table:table-cell office:value="10" office:value-type="float"/>
          <table:table-cell office:value="1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695</text:p>
          </table:table-cell>
          <table:table-cell office:value="-1.5774947404861" office:value-type="float"/>
          <table:table-cell office:value="1.3077190518379" office:value-type="float"/>
          <table:table-cell office:value="69.325570088283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06</text:p>
          </table:table-cell>
          <table:table-cell office:value="2.6298561692238" office:value-type="float"/>
          <table:table-cell office:value="5.2203959226608" office:value-type="float"/>
          <table:table-cell office:value="156.94927258097" office:value-type="float"/>
          <table:table-cell office:value="11" office:value-type="float"/>
          <table:table-cell office:value="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17</text:p>
          </table:table-cell>
          <table:table-cell office:value="6.0760182142258" office:value-type="float"/>
          <table:table-cell office:value="4.2936158180237" office:value-type="float"/>
          <table:table-cell office:value="-164.84758200919" office:value-type="float"/>
          <table:table-cell office:value="10" office:value-type="float"/>
          <table:table-cell office:value="2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28</text:p>
          </table:table-cell>
          <table:table-cell office:value="3.5513478517532" office:value-type="float"/>
          <table:table-cell office:value="4.120129942894" office:value-type="float"/>
          <table:table-cell office:value="101.81200732091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39</text:p>
          </table:table-cell>
          <table:table-cell office:value="7.618659734726" office:value-type="float"/>
          <table:table-cell office:value="6.0894191265106" office:value-type="float"/>
          <table:table-cell office:value="47.704204632218" office:value-type="float"/>
          <table:table-cell office:value="10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50</text:p>
          </table:table-cell>
          <table:table-cell office:value="9.0342772006989" office:value-type="float"/>
          <table:table-cell office:value="4.2732611298561" office:value-type="float"/>
          <table:table-cell office:value="102.97142548166" office:value-type="float"/>
          <table:table-cell office:value="10" office:value-type="float"/>
          <table:table-cell office:value="2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61</text:p>
          </table:table-cell>
          <table:table-cell office:value="-0.50838433206081" office:value-type="float"/>
          <table:table-cell office:value="4.5795360207558" office:value-type="float"/>
          <table:table-cell office:value="113.72906539091" office:value-type="float"/>
          <table:table-cell office:value="10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72</text:p>
          </table:table-cell>
          <table:table-cell office:value="-1.1511044204235" office:value-type="float"/>
          <table:table-cell office:value="7.3666632175446" office:value-type="float"/>
          <table:table-cell office:value="-8.1019634084337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83</text:p>
          </table:table-cell>
          <table:table-cell office:value="1.544705927372" office:value-type="float"/>
          <table:table-cell office:value="5.4031163454056" office:value-type="float"/>
          <table:table-cell office:value="-23.258471375058" office:value-type="float"/>
          <table:table-cell office:value="11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794</text:p>
          </table:table-cell>
          <table:table-cell office:value="5.2704495191574" office:value-type="float"/>
          <table:table-cell office:value="3.8204145431519" office:value-type="float"/>
          <table:table-cell office:value="9.803669562765" office:value-type="float"/>
          <table:table-cell office:value="10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05</text:p>
          </table:table-cell>
          <table:table-cell office:value="5.3062093257904" office:value-type="float"/>
          <table:table-cell office:value="6.8098908662796" office:value-type="float"/>
          <table:table-cell office:value="80.366594776226" office:value-type="float"/>
          <table:table-cell office:value="11" office:value-type="float"/>
          <table:table-cell office:value="1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16</text:p>
          </table:table-cell>
          <table:table-cell office:value="7.7474451065063" office:value-type="float"/>
          <table:table-cell office:value="4.3869671225548" office:value-type="float"/>
          <table:table-cell office:value="-168.91635299488" office:value-type="float"/>
          <table:table-cell office:value="10" office:value-type="float"/>
          <table:table-cell office:value="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27</text:p>
          </table:table-cell>
          <table:table-cell office:value="8.4371376037598" office:value-type="float"/>
          <table:table-cell office:value="5.7485681772232" office:value-type="float"/>
          <table:table-cell office:value="171.03605665219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38</text:p>
          </table:table-cell>
          <table:table-cell office:value="-1.0128114372492" office:value-type="float"/>
          <table:table-cell office:value="5.4240995645523" office:value-type="float"/>
          <table:table-cell office:value="-34.880385657025" office:value-type="float"/>
          <table:table-cell office:value="10" office:value-type="float"/>
          <table:table-cell office:value="1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49</text:p>
          </table:table-cell>
          <table:table-cell office:value="-0.25469863787293" office:value-type="float"/>
          <table:table-cell office:value="7.0482045412064" office:value-type="float"/>
          <table:table-cell office:value="-8.7496468405815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60</text:p>
          </table:table-cell>
          <table:table-cell office:value="2.717949450016" office:value-type="float"/>
          <table:table-cell office:value="9.2490321397781" office:value-type="float"/>
          <table:table-cell office:value="34.492121380606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71</text:p>
          </table:table-cell>
          <table:table-cell office:value="5.1045459508896" office:value-type="float"/>
          <table:table-cell office:value="5.9125566482544" office:value-type="float"/>
          <table:table-cell office:value="-170.04417917531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82</text:p>
          </table:table-cell>
          <table:table-cell office:value="5.8008641004562" office:value-type="float"/>
          <table:table-cell office:value="8.5899066925049" office:value-type="float"/>
          <table:table-cell office:value="134.39709517607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893</text:p>
          </table:table-cell>
          <table:table-cell office:value="5.7003158330917" office:value-type="float"/>
          <table:table-cell office:value="7.8439331054688" office:value-type="float"/>
          <table:table-cell office:value="20.513698553583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04</text:p>
          </table:table-cell>
          <table:table-cell office:value="9.0813362598419" office:value-type="float"/>
          <table:table-cell office:value="4.9222001433372" office:value-type="float"/>
          <table:table-cell office:value="-28.666113971905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15</text:p>
          </table:table-cell>
          <table:table-cell office:value="-0.15764491632581" office:value-type="float"/>
          <table:table-cell office:value="8.1006443500519" office:value-type="float"/>
          <table:table-cell office:value="164.93697986481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26</text:p>
          </table:table-cell>
          <table:table-cell office:value="0.050947507843375" office:value-type="float"/>
          <table:table-cell office:value="8.9613598585129" office:value-type="float"/>
          <table:table-cell office:value="0.92533755169553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37</text:p>
          </table:table-cell>
          <table:table-cell office:value="3.8660863041878" office:value-type="float"/>
          <table:table-cell office:value="10.862383842468" office:value-type="float"/>
          <table:table-cell office:value="-99.696991549935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48</text:p>
          </table:table-cell>
          <table:table-cell office:value="5.5490410327911" office:value-type="float"/>
          <table:table-cell office:value="10.568196773529" office:value-type="float"/>
          <table:table-cell office:value="89.140930752845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59</text:p>
          </table:table-cell>
          <table:table-cell office:value="2.4582366645336" office:value-type="float"/>
          <table:table-cell office:value="8.5399436950684" office:value-type="float"/>
          <table:table-cell office:value="93.4901207116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70</text:p>
          </table:table-cell>
          <table:table-cell office:value="9.1143023967743" office:value-type="float"/>
          <table:table-cell office:value="9.9800908565521" office:value-type="float"/>
          <table:table-cell office:value="-68.20602629594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81</text:p>
          </table:table-cell>
          <table:table-cell office:value="7.9528152942657" office:value-type="float"/>
          <table:table-cell office:value="11.077547073364" office:value-type="float"/>
          <table:table-cell office:value="-53.74544820967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4992</text:p>
          </table:table-cell>
          <table:table-cell office:value="-0.17989832907915" office:value-type="float"/>
          <table:table-cell office:value="10.355507135391" office:value-type="float"/>
          <table:table-cell office:value="-2.7103999712665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5003</text:p>
          </table:table-cell>
          <table:table-cell office:value="1.1039747297764" office:value-type="float"/>
          <table:table-cell office:value="8.4980356693268" office:value-type="float"/>
          <table:table-cell office:value="67.018139134547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5</text:p>
          </table:table-cell>
          <table:table-cell office:value="0.56328188627958" office:value-type="float"/>
          <table:table-cell office:value="-0.37849724292755" office:value-type="float"/>
          <table:table-cell office:value="174.19507700926" office:value-type="float"/>
          <table:table-cell office:value="10" office:value-type="float"/>
          <table:table-cell office:value="50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464</text:p>
          </table:table-cell>
          <table:table-cell office:value="0.61449013650417" office:value-type="float"/>
          <table:table-cell office:value="-0.086753200739622" office:value-type="float"/>
          <table:table-cell office:value="102.03244048319" office:value-type="float"/>
          <table:table-cell office:value="10" office:value-type="float"/>
          <table:table-cell office:value="722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475</text:p>
          </table:table-cell>
          <table:table-cell office:value="0.76748251914978" office:value-type="float"/>
          <table:table-cell office:value="-0.13715724460781" office:value-type="float"/>
          <table:table-cell office:value="-4.7083719141164" office:value-type="float"/>
          <table:table-cell office:value="10" office:value-type="float"/>
          <table:table-cell office:value="62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486</text:p>
          </table:table-cell>
          <table:table-cell office:value="2.51649081707" office:value-type="float"/>
          <table:table-cell office:value="-0.58501470834017" office:value-type="float"/>
          <table:table-cell office:value="101.44718589297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497</text:p>
          </table:table-cell>
          <table:table-cell office:value="3.4392151236534" office:value-type="float"/>
          <table:table-cell office:value="0.86981996893883" office:value-type="float"/>
          <table:table-cell office:value="49.361276778446" office:value-type="float"/>
          <table:table-cell office:value="11" office:value-type="float"/>
          <table:table-cell office:value="1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08</text:p>
          </table:table-cell>
          <table:table-cell office:value="4.6571499109268" office:value-type="float"/>
          <table:table-cell office:value="0.85808292031288" office:value-type="float"/>
          <table:table-cell office:value="29.557205309534" office:value-type="float"/>
          <table:table-cell office:value="11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19</text:p>
          </table:table-cell>
          <table:table-cell office:value="5.0592148303986" office:value-type="float"/>
          <table:table-cell office:value="-0.21114623174071" office:value-type="float"/>
          <table:table-cell office:value="-119.89698440406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30</text:p>
          </table:table-cell>
          <table:table-cell office:value="-1.4686903357506" office:value-type="float"/>
          <table:table-cell office:value="0.78284926712513" office:value-type="float"/>
          <table:table-cell office:value="128.61366484575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41</text:p>
          </table:table-cell>
          <table:table-cell office:value="-0.14837761409581" office:value-type="float"/>
          <table:table-cell office:value="4.3569612503052" office:value-type="float"/>
          <table:table-cell office:value="43.175648352143" office:value-type="float"/>
          <table:table-cell office:value="10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52</text:p>
          </table:table-cell>
          <table:table-cell office:value="2.4630954861641" office:value-type="float"/>
          <table:table-cell office:value="3.0060085654259" office:value-type="float"/>
          <table:table-cell office:value="-159.95774755053" office:value-type="float"/>
          <table:table-cell office:value="10" office:value-type="float"/>
          <table:table-cell office:value="2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63</text:p>
          </table:table-cell>
          <table:table-cell office:value="3.8675761222839" office:value-type="float"/>
          <table:table-cell office:value="0.54646663367748" office:value-type="float"/>
          <table:table-cell office:value="-88.649235713254" office:value-type="float"/>
          <table:table-cell office:value="11" office:value-type="float"/>
          <table:table-cell office:value="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74</text:p>
          </table:table-cell>
          <table:table-cell office:value="3.1496700644493" office:value-type="float"/>
          <table:table-cell office:value="0.73616072535515" office:value-type="float"/>
          <table:table-cell office:value="-84.545742933917" office:value-type="float"/>
          <table:table-cell office:value="11" office:value-type="float"/>
          <table:table-cell office:value="2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85</text:p>
          </table:table-cell>
          <table:table-cell office:value="7.4967062473297" office:value-type="float"/>
          <table:table-cell office:value="1.0253820568323" office:value-type="float"/>
          <table:table-cell office:value="27.110108144724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596</text:p>
          </table:table-cell>
          <table:table-cell office:value="8.6269664764404" office:value-type="float"/>
          <table:table-cell office:value="-0.18872616812587" office:value-type="float"/>
          <table:table-cell office:value="-115.737790514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07</text:p>
          </table:table-cell>
          <table:table-cell office:value="0.46573676168919" office:value-type="float"/>
          <table:table-cell office:value="0.50867222249508" office:value-type="float"/>
          <table:table-cell office:value="-35.758800567335" office:value-type="float"/>
          <table:table-cell office:value="10" office:value-type="float"/>
          <table:table-cell office:value="1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18</text:p>
          </table:table-cell>
          <table:table-cell office:value="3.8099282979965" office:value-type="float"/>
          <table:table-cell office:value="3.7660437822342" office:value-type="float"/>
          <table:table-cell office:value="-103.93117111959" office:value-type="float"/>
          <table:table-cell office:value="11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29</text:p>
          </table:table-cell>
          <table:table-cell office:value="1.7167775332928" office:value-type="float"/>
          <table:table-cell office:value="3.3710840344429" office:value-type="float"/>
          <table:table-cell office:value="-86.105039165278" office:value-type="float"/>
          <table:table-cell office:value="10" office:value-type="float"/>
          <table:table-cell office:value="3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40</text:p>
          </table:table-cell>
          <table:table-cell office:value="2.6021140813828" office:value-type="float"/>
          <table:table-cell office:value="1.9580979645252" office:value-type="float"/>
          <table:table-cell office:value="-90.339984104132" office:value-type="float"/>
          <table:table-cell office:value="10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51</text:p>
          </table:table-cell>
          <table:table-cell office:value="5.8321154117584" office:value-type="float"/>
          <table:table-cell office:value="1.9320434331894" office:value-type="float"/>
          <table:table-cell office:value="66.670313002957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62</text:p>
          </table:table-cell>
          <table:table-cell office:value="7.045750617981" office:value-type="float"/>
          <table:table-cell office:value="4.0744537115097" office:value-type="float"/>
          <table:table-cell office:value="-79.408106530548" office:value-type="float"/>
          <table:table-cell office:value="10" office:value-type="float"/>
          <table:table-cell office:value="19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73</text:p>
          </table:table-cell>
          <table:table-cell office:value="6.8161457777023" office:value-type="float"/>
          <table:table-cell office:value="3.5091581940651" office:value-type="float"/>
          <table:table-cell office:value="-38.05628855517" office:value-type="float"/>
          <table:table-cell office:value="10" office:value-type="float"/>
          <table:table-cell office:value="2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84</text:p>
          </table:table-cell>
          <table:table-cell office:value="-0.92142939567566" office:value-type="float"/>
          <table:table-cell office:value="6.0341942310333" office:value-type="float"/>
          <table:table-cell office:value="-112.53659284798" office:value-type="float"/>
          <table:table-cell office:value="10" office:value-type="float"/>
          <table:table-cell office:value="1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695</text:p>
          </table:table-cell>
          <table:table-cell office:value="-1.3831400871277" office:value-type="float"/>
          <table:table-cell office:value="1.2010681629181" office:value-type="float"/>
          <table:table-cell office:value="160.12008782405" office:value-type="float"/>
          <table:table-cell office:value="10" office:value-type="float"/>
          <table:table-cell office:value="1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06</text:p>
          </table:table-cell>
          <table:table-cell office:value="2.7548688650131" office:value-type="float"/>
          <table:table-cell office:value="4.9163573980331" office:value-type="float"/>
          <table:table-cell office:value="117.61510448091" office:value-type="float"/>
          <table:table-cell office:value="11" office:value-type="float"/>
          <table:table-cell office:value="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17</text:p>
          </table:table-cell>
          <table:table-cell office:value="6.4136832952499" office:value-type="float"/>
          <table:table-cell office:value="4.1956073045731" office:value-type="float"/>
          <table:table-cell office:value="168.53558181957" office:value-type="float"/>
          <table:table-cell office:value="10" office:value-type="float"/>
          <table:table-cell office:value="2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28</text:p>
          </table:table-cell>
          <table:table-cell office:value="3.7724629044533" office:value-type="float"/>
          <table:table-cell office:value="4.1339510679245" office:value-type="float"/>
          <table:table-cell office:value="-167.64225929406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39</text:p>
          </table:table-cell>
          <table:table-cell office:value="7.3519563674927" office:value-type="float"/>
          <table:table-cell office:value="5.7959151268005" office:value-type="float"/>
          <table:table-cell office:value="47.706558825863" office:value-type="float"/>
          <table:table-cell office:value="10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50</text:p>
          </table:table-cell>
          <table:table-cell office:value="8.804447054863" office:value-type="float"/>
          <table:table-cell office:value="4.1164797544479" office:value-type="float"/>
          <table:table-cell office:value="35.899635333164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61</text:p>
          </table:table-cell>
          <table:table-cell office:value="-0.43372564017773" office:value-type="float"/>
          <table:table-cell office:value="4.4591385126114" office:value-type="float"/>
          <table:table-cell office:value="166.33272626597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72</text:p>
          </table:table-cell>
          <table:table-cell office:value="-1.4206300675869" office:value-type="float"/>
          <table:table-cell office:value="7.4214732646942" office:value-type="float"/>
          <table:table-cell office:value="-12.246272746165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83</text:p>
          </table:table-cell>
          <table:table-cell office:value="1.4207622408867" office:value-type="float"/>
          <table:table-cell office:value="5.7081824541092" office:value-type="float"/>
          <table:table-cell office:value="-62.541672378589" office:value-type="float"/>
          <table:table-cell office:value="11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794</text:p>
          </table:table-cell>
          <table:table-cell office:value="4.8790961503983" office:value-type="float"/>
          <table:table-cell office:value="3.7527552247047" office:value-type="float"/>
          <table:table-cell office:value="9.7696072166892" office:value-type="float"/>
          <table:table-cell office:value="10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05</text:p>
          </table:table-cell>
          <table:table-cell office:value="5.2515858411789" office:value-type="float"/>
          <table:table-cell office:value="6.4915329217911" office:value-type="float"/>
          <table:table-cell office:value="80.376127722916" office:value-type="float"/>
          <table:table-cell office:value="11" office:value-type="float"/>
          <table:table-cell office:value="1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16</text:p>
          </table:table-cell>
          <table:table-cell office:value="7.735590338707" office:value-type="float"/>
          <table:table-cell office:value="4.608970284462" office:value-type="float"/>
          <table:table-cell office:value="-78.142930747597" office:value-type="float"/>
          <table:table-cell office:value="10" office:value-type="float"/>
          <table:table-cell office:value="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27</text:p>
          </table:table-cell>
          <table:table-cell office:value="8.8244831562042" office:value-type="float"/>
          <table:table-cell office:value="5.691402554512" office:value-type="float"/>
          <table:table-cell office:value="173.70912223865" office:value-type="float"/>
          <table:table-cell office:value="10" office:value-type="float"/>
          <table:table-cell office:value="1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38</text:p>
          </table:table-cell>
          <table:table-cell office:value="-0.91467194259167" office:value-type="float"/>
          <table:table-cell office:value="5.6281507015228" office:value-type="float"/>
          <table:table-cell office:value="-125.07841085932" office:value-type="float"/>
          <table:table-cell office:value="10" office:value-type="float"/>
          <table:table-cell office:value="2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49</text:p>
          </table:table-cell>
          <table:table-cell office:value="-0.51168449223042" office:value-type="float"/>
          <table:table-cell office:value="7.2368150949478" office:value-type="float"/>
          <table:table-cell office:value="-43.633270795178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60</text:p>
          </table:table-cell>
          <table:table-cell office:value="2.4095325171947" office:value-type="float"/>
          <table:table-cell office:value="9.1155737638474" office:value-type="float"/>
          <table:table-cell office:value="13.986819678811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71</text:p>
          </table:table-cell>
          <table:table-cell office:value="5.3866696357727" office:value-type="float"/>
          <table:table-cell office:value="5.8666443824768" office:value-type="float"/>
          <table:table-cell office:value="166.58562611622" office:value-type="float"/>
          <table:table-cell office:value="11" office:value-type="float"/>
          <table:table-cell office:value="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82</text:p>
          </table:table-cell>
          <table:table-cell office:value="5.8976769447327" office:value-type="float"/>
          <table:table-cell office:value="8.2931661605835" office:value-type="float"/>
          <table:table-cell office:value="101.73620843584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893</text:p>
          </table:table-cell>
          <table:table-cell office:value="5.4034519195557" office:value-type="float"/>
          <table:table-cell office:value="7.6457792520523" office:value-type="float"/>
          <table:table-cell office:value="37.669401259939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04</text:p>
          </table:table-cell>
          <table:table-cell office:value="9.1228437423706" office:value-type="float"/>
          <table:table-cell office:value="5.1909303665161" office:value-type="float"/>
          <table:table-cell office:value="-98.298046998917" office:value-type="float"/>
          <table:table-cell office:value="10" office:value-type="float"/>
          <table:table-cell office:value="16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15</text:p>
          </table:table-cell>
          <table:table-cell office:value="0.082246474921703" office:value-type="float"/>
          <table:table-cell office:value="7.8856217861176" office:value-type="float"/>
          <table:table-cell office:value="130.96604073883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26</text:p>
          </table:table-cell>
          <table:table-cell office:value="-0.1599938236177" office:value-type="float"/>
          <table:table-cell office:value="8.8347083330154" office:value-type="float"/>
          <table:table-cell office:value="35.471483021025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37</text:p>
          </table:table-cell>
          <table:table-cell office:value="3.7955522537231" office:value-type="float"/>
          <table:table-cell office:value="11.08500957489" office:value-type="float"/>
          <table:table-cell office:value="-55.232587893298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48</text:p>
          </table:table-cell>
          <table:table-cell office:value="5.3959053754807" office:value-type="float"/>
          <table:table-cell office:value="10.33848285675" office:value-type="float"/>
          <table:table-cell office:value="49.727341931337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59</text:p>
          </table:table-cell>
          <table:table-cell office:value="2.6479026675224" office:value-type="float"/>
          <table:table-cell office:value="8.3003985881805" office:value-type="float"/>
          <table:table-cell office:value="135.88107771175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70</text:p>
          </table:table-cell>
          <table:table-cell office:value="9.0550643205643" office:value-type="float"/>
          <table:table-cell office:value="10.290390253067" office:value-type="float"/>
          <table:table-cell office:value="-87.409699798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81</text:p>
          </table:table-cell>
          <table:table-cell office:value="7.7834057807922" office:value-type="float"/>
          <table:table-cell office:value="11.080936193466" office:value-type="float"/>
          <table:table-cell office:value="-56.21054180108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4992</text:p>
          </table:table-cell>
          <table:table-cell office:value="-0.40553651750088" office:value-type="float"/>
          <table:table-cell office:value="10.297911167145" office:value-type="float"/>
          <table:table-cell office:value="16.383047126661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5003</text:p>
          </table:table-cell>
          <table:table-cell office:value="0.94946183264256" office:value-type="float"/>
          <table:table-cell office:value="8.132438659668" office:value-type="float"/>
          <table:table-cell office:value="67.060248107667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5</text:p>
          </table:table-cell>
          <table:table-cell office:value="0.68935006856918" office:value-type="float"/>
          <table:table-cell office:value="-0.49155384302139" office:value-type="float"/>
          <table:table-cell office:value="136.25347082782" office:value-type="float"/>
          <table:table-cell office:value="10" office:value-type="float"/>
          <table:table-cell office:value="55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464</text:p>
          </table:table-cell>
          <table:table-cell office:value="0.50698518753052" office:value-type="float"/>
          <table:table-cell office:value="-0.11392632499337" office:value-type="float"/>
          <table:table-cell office:value="115.53235722196" office:value-type="float"/>
          <table:table-cell office:value="10" office:value-type="float"/>
          <table:table-cell office:value="76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475</text:p>
          </table:table-cell>
          <table:table-cell office:value="0.68694613873959" office:value-type="float"/>
          <table:table-cell office:value="-0.13323836028576" office:value-type="float"/>
          <table:table-cell office:value="34.106689653579" office:value-type="float"/>
          <table:table-cell office:value="10" office:value-type="float"/>
          <table:table-cell office:value="672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486</text:p>
          </table:table-cell>
          <table:table-cell office:value="2.6945051550865" office:value-type="float"/>
          <table:table-cell office:value="-0.57913087308407" office:value-type="float"/>
          <table:table-cell office:value="133.06928895841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497</text:p>
          </table:table-cell>
          <table:table-cell office:value="3.635738492012" office:value-type="float"/>
          <table:table-cell office:value="0.76061606407166" office:value-type="float"/>
          <table:table-cell office:value="131.33781882608" office:value-type="float"/>
          <table:table-cell office:value="11" office:value-type="float"/>
          <table:table-cell office:value="2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08</text:p>
          </table:table-cell>
          <table:table-cell office:value="4.5839244127274" office:value-type="float"/>
          <table:table-cell office:value="0.62119852751493" office:value-type="float"/>
          <table:table-cell office:value="92.061237924418" office:value-type="float"/>
          <table:table-cell office:value="11" office:value-type="float"/>
          <table:table-cell office:value="2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19</text:p>
          </table:table-cell>
          <table:table-cell office:value="5.3006583452225" office:value-type="float"/>
          <table:table-cell office:value="-0.2096558175981" office:value-type="float"/>
          <table:table-cell office:value="172.57771522376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30</text:p>
          </table:table-cell>
          <table:table-cell office:value="-1.2559293210506" office:value-type="float"/>
          <table:table-cell office:value="0.76047316193581" office:value-type="float"/>
          <table:table-cell office:value="155.31719110574" office:value-type="float"/>
          <table:table-cell office:value="10" office:value-type="float"/>
          <table:table-cell office:value="1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41</text:p>
          </table:table-cell>
          <table:table-cell office:value="-0.1649285107851" office:value-type="float"/>
          <table:table-cell office:value="4.43019926548" office:value-type="float"/>
          <table:table-cell office:value="-20.193136991209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52</text:p>
          </table:table-cell>
          <table:table-cell office:value="2.7630779147148" office:value-type="float"/>
          <table:table-cell office:value="2.8703251481056" office:value-type="float"/>
          <table:table-cell office:value="160.97732865886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63</text:p>
          </table:table-cell>
          <table:table-cell office:value="4.0866494178772" office:value-type="float"/>
          <table:table-cell office:value="0.58284919708967" office:value-type="float"/>
          <table:table-cell office:value="-179.37333264928" office:value-type="float"/>
          <table:table-cell office:value="11" office:value-type="float"/>
          <table:table-cell office:value="1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74</text:p>
          </table:table-cell>
          <table:table-cell office:value="3.3081808686256" office:value-type="float"/>
          <table:table-cell office:value="0.70087470114231" office:value-type="float"/>
          <table:table-cell office:value="179.2228555983" office:value-type="float"/>
          <table:table-cell office:value="11" office:value-type="float"/>
          <table:table-cell office:value="26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85</text:p>
          </table:table-cell>
          <table:table-cell office:value="7.313494682312" office:value-type="float"/>
          <table:table-cell office:value="0.7646930962801" office:value-type="float"/>
          <table:table-cell office:value="62.350295911169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596</text:p>
          </table:table-cell>
          <table:table-cell office:value="8.6229342222214" office:value-type="float"/>
          <table:table-cell office:value="0.021227782126516" office:value-type="float"/>
          <table:table-cell office:value="-92.52821563915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07</text:p>
          </table:table-cell>
          <table:table-cell office:value="0.49947734922171" office:value-type="float"/>
          <table:table-cell office:value="0.80632992088795" office:value-type="float"/>
          <table:table-cell office:value="-92.206719574655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18</text:p>
          </table:table-cell>
          <table:table-cell office:value="3.6049455404282" office:value-type="float"/>
          <table:table-cell office:value="3.8692072033882" office:value-type="float"/>
          <table:table-cell office:value="-24.101487960026" office:value-type="float"/>
          <table:table-cell office:value="11" office:value-type="float"/>
          <table:table-cell office:value="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29</text:p>
          </table:table-cell>
          <table:table-cell office:value="1.9667457044125" office:value-type="float"/>
          <table:table-cell office:value="3.4831526875496" office:value-type="float"/>
          <table:table-cell office:value="-154.80101791916" office:value-type="float"/>
          <table:table-cell office:value="10" office:value-type="float"/>
          <table:table-cell office:value="3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40</text:p>
          </table:table-cell>
          <table:table-cell office:value="2.4949657917023" office:value-type="float"/>
          <table:table-cell office:value="2.2784340381622" office:value-type="float"/>
          <table:table-cell office:value="-66.271022626549" office:value-type="float"/>
          <table:table-cell office:value="10" office:value-type="float"/>
          <table:table-cell office:value="1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51</text:p>
          </table:table-cell>
          <table:table-cell office:value="5.6262469291687" office:value-type="float"/>
          <table:table-cell office:value="1.6316775977612" office:value-type="float"/>
          <table:table-cell office:value="52.179977772342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62</text:p>
          </table:table-cell>
          <table:table-cell office:value="6.9746273756027" office:value-type="float"/>
          <table:table-cell office:value="4.2305555939674" office:value-type="float"/>
          <table:table-cell office:value="-87.076449849803" office:value-type="float"/>
          <table:table-cell office:value="10" office:value-type="float"/>
          <table:table-cell office:value="20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73</text:p>
          </table:table-cell>
          <table:table-cell office:value="6.6293197870255" office:value-type="float"/>
          <table:table-cell office:value="3.4453648328781" office:value-type="float"/>
          <table:table-cell office:value="31.528912532102" office:value-type="float"/>
          <table:table-cell office:value="10" office:value-type="float"/>
          <table:table-cell office:value="3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84</text:p>
          </table:table-cell>
          <table:table-cell office:value="-1.1111614853144" office:value-type="float"/>
          <table:table-cell office:value="6.1547529697418" office:value-type="float"/>
          <table:table-cell office:value="-22.490812904516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695</text:p>
          </table:table-cell>
          <table:table-cell office:value="-1.1921960115433" office:value-type="float"/>
          <table:table-cell office:value="1.2955777347088" office:value-type="float"/>
          <table:table-cell office:value="-172.57301367013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06</text:p>
          </table:table-cell>
          <table:table-cell office:value="2.9384317994118" office:value-type="float"/>
          <table:table-cell office:value="4.5636805891991" office:value-type="float"/>
          <table:table-cell office:value="117.6112092984" office:value-type="float"/>
          <table:table-cell office:value="11" office:value-type="float"/>
          <table:table-cell office:value="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17</text:p>
          </table:table-cell>
          <table:table-cell office:value="6.5956795215607" office:value-type="float"/>
          <table:table-cell office:value="4.3276152014732" office:value-type="float"/>
          <table:table-cell office:value="-122.82791107324" office:value-type="float"/>
          <table:table-cell office:value="10" office:value-type="float"/>
          <table:table-cell office:value="2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28</text:p>
          </table:table-cell>
          <table:table-cell office:value="3.7557381391525" office:value-type="float"/>
          <table:table-cell office:value="4.3603077530861" office:value-type="float"/>
          <table:table-cell office:value="-77.621317972803" office:value-type="float"/>
          <table:table-cell office:value="10" office:value-type="float"/>
          <table:table-cell office:value="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39</text:p>
          </table:table-cell>
          <table:table-cell office:value="7.0846593379974" office:value-type="float"/>
          <table:table-cell office:value="5.5247163772583" office:value-type="float"/>
          <table:table-cell office:value="40.699374903539" office:value-type="float"/>
          <table:table-cell office:value="10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50</text:p>
          </table:table-cell>
          <table:table-cell office:value="8.4819918870926" office:value-type="float"/>
          <table:table-cell office:value="3.8839963078499" office:value-type="float"/>
          <table:table-cell office:value="35.926156742558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61</text:p>
          </table:table-cell>
          <table:table-cell office:value="-0.43706972151995" office:value-type="float"/>
          <table:table-cell office:value="4.6156176924706" office:value-type="float"/>
          <table:table-cell office:value="-125.69323466842" office:value-type="float"/>
          <table:table-cell office:value="10" office:value-type="float"/>
          <table:table-cell office:value="2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72</text:p>
          </table:table-cell>
          <table:table-cell office:value="-1.5850035846233" office:value-type="float"/>
          <table:table-cell office:value="7.5306218862534" office:value-type="float"/>
          <table:table-cell office:value="-26.7559215901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83</text:p>
          </table:table-cell>
          <table:table-cell office:value="1.237945407629" office:value-type="float"/>
          <table:table-cell office:value="6.0613083839417" office:value-type="float"/>
          <table:table-cell office:value="-62.513182876976" office:value-type="float"/>
          <table:table-cell office:value="11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794</text:p>
          </table:table-cell>
          <table:table-cell office:value="4.5122927427292" office:value-type="float"/>
          <table:table-cell office:value="3.6888188123703" office:value-type="float"/>
          <table:table-cell office:value="10.209782488027" office:value-type="float"/>
          <table:table-cell office:value="10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05</text:p>
          </table:table-cell>
          <table:table-cell office:value="5.1974850893021" office:value-type="float"/>
          <table:table-cell office:value="6.1729711294174" office:value-type="float"/>
          <table:table-cell office:value="80.375164177767" office:value-type="float"/>
          <table:table-cell office:value="11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16</text:p>
          </table:table-cell>
          <table:table-cell office:value="7.6096332073212" office:value-type="float"/>
          <table:table-cell office:value="4.9749875068665" office:value-type="float"/>
          <table:table-cell office:value="-72.209986911458" office:value-type="float"/>
          <table:table-cell office:value="10" office:value-type="float"/>
          <table:table-cell office:value="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27</text:p>
          </table:table-cell>
          <table:table-cell office:value="8.87939453125" office:value-type="float"/>
          <table:table-cell office:value="5.906417965889" office:value-type="float"/>
          <table:table-cell office:value="-95.740347151544" office:value-type="float"/>
          <table:table-cell office:value="10" office:value-type="float"/>
          <table:table-cell office:value="1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38</text:p>
          </table:table-cell>
          <table:table-cell office:value="-0.71638472378254" office:value-type="float"/>
          <table:table-cell office:value="5.5277717113495" office:value-type="float"/>
          <table:table-cell office:value="144.38650258787" office:value-type="float"/>
          <table:table-cell office:value="10" office:value-type="float"/>
          <table:table-cell office:value="2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49</text:p>
          </table:table-cell>
          <table:table-cell office:value="-0.61450801789761" office:value-type="float"/>
          <table:table-cell office:value="7.5398182868958" office:value-type="float"/>
          <table:table-cell office:value="-78.507458328441" office:value-type="float"/>
          <table:table-cell office:value="10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60</text:p>
          </table:table-cell>
          <table:table-cell office:value="2.1149134635925" office:value-type="float"/>
          <table:table-cell office:value="9.186800122261" office:value-type="float"/>
          <table:table-cell office:value="-20.38315185316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71</text:p>
          </table:table-cell>
          <table:table-cell office:value="5.6265890598297" office:value-type="float"/>
          <table:table-cell office:value="5.710676908493" office:value-type="float"/>
          <table:table-cell office:value="142.90802797694" office:value-type="float"/>
          <table:table-cell office:value="11" office:value-type="float"/>
          <table:table-cell office:value="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82</text:p>
          </table:table-cell>
          <table:table-cell office:value="5.8227407932281" office:value-type="float"/>
          <table:table-cell office:value="7.9912966489792" office:value-type="float"/>
          <table:table-cell office:value="69.530490857021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893</text:p>
          </table:table-cell>
          <table:table-cell office:value="5.1778435707092" office:value-type="float"/>
          <table:table-cell office:value="7.3679286241531" office:value-type="float"/>
          <table:table-cell office:value="54.906373191032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04</text:p>
          </table:table-cell>
          <table:table-cell office:value="9.3454027175903" office:value-type="float"/>
          <table:table-cell office:value="5.1905208826065" office:value-type="float"/>
          <table:table-cell office:value="171.14886660485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15</text:p>
          </table:table-cell>
          <table:table-cell office:value="0.16055891290307" office:value-type="float"/>
          <table:table-cell office:value="7.5729602575302" office:value-type="float"/>
          <table:table-cell office:value="96.953231817598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26</text:p>
          </table:table-cell>
          <table:table-cell office:value="-0.26211991906166" office:value-type="float"/>
          <table:table-cell office:value="8.6100494861603" office:value-type="float"/>
          <table:table-cell office:value="69.964735371292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37</text:p>
          </table:table-cell>
          <table:table-cell office:value="3.5502323508263" office:value-type="float"/>
          <table:table-cell office:value="11.016983985901" office:value-type="float"/>
          <table:table-cell office:value="18.562229195977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48</text:p>
          </table:table-cell>
          <table:table-cell office:value="5.1226031780243" office:value-type="float"/>
          <table:table-cell office:value="10.239794254303" office:value-type="float"/>
          <table:table-cell office:value="16.225384488987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59</text:p>
          </table:table-cell>
          <table:table-cell office:value="2.87468791008" office:value-type="float"/>
          <table:table-cell office:value="8.0221873521805" office:value-type="float"/>
          <table:table-cell office:value="120.17038521493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70</text:p>
          </table:table-cell>
          <table:table-cell office:value="9.1289788484573" office:value-type="float"/>
          <table:table-cell office:value="10.534150600433" office:value-type="float"/>
          <table:table-cell office:value="-116.4769731509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81</text:p>
          </table:table-cell>
          <table:table-cell office:value="7.5961071252823" office:value-type="float"/>
          <table:table-cell office:value="11.085011959076" office:value-type="float"/>
          <table:table-cell office:value="-56.29487591943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4992</text:p>
          </table:table-cell>
          <table:table-cell office:value="-0.60035604983568" office:value-type="float"/>
          <table:table-cell office:value="10.169138908386" office:value-type="float"/>
          <table:table-cell office:value="35.509269708281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5003</text:p>
          </table:table-cell>
          <table:table-cell office:value="0.86899019777775" office:value-type="float"/>
          <table:table-cell office:value="7.7778393030167" office:value-type="float"/>
          <table:table-cell office:value="81.809199539719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5</text:p>
          </table:table-cell>
          <table:table-cell office:value="0.85978507995605" office:value-type="float"/>
          <table:table-cell office:value="-0.58627717196941" office:value-type="float"/>
          <table:table-cell office:value="146.97388782623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464</text:p>
          </table:table-cell>
          <table:table-cell office:value="0.37295021116734" office:value-type="float"/>
          <table:table-cell office:value="-0.19934302195907" office:value-type="float"/>
          <table:table-cell office:value="123.4662289832" office:value-type="float"/>
          <table:table-cell office:value="10" office:value-type="float"/>
          <table:table-cell office:value="78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475</text:p>
          </table:table-cell>
          <table:table-cell office:value="0.55712856352329" office:value-type="float"/>
          <table:table-cell office:value="-0.20545274019241" office:value-type="float"/>
          <table:table-cell office:value="41.741510485388" office:value-type="float"/>
          <table:table-cell office:value="10" office:value-type="float"/>
          <table:table-cell office:value="722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486</text:p>
          </table:table-cell>
          <table:table-cell office:value="2.9738542437553" office:value-type="float"/>
          <table:table-cell office:value="-0.58211363852024" office:value-type="float"/>
          <table:table-cell office:value="174.92713897851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497</text:p>
          </table:table-cell>
          <table:table-cell office:value="3.8444805145264" office:value-type="float"/>
          <table:table-cell office:value="0.73432974517345" office:value-type="float"/>
          <table:table-cell office:value="152.53806721633" office:value-type="float"/>
          <table:table-cell office:value="11" office:value-type="float"/>
          <table:table-cell office:value="2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08</text:p>
          </table:table-cell>
          <table:table-cell office:value="4.8047915101051" office:value-type="float"/>
          <table:table-cell office:value="0.59754174202681" office:value-type="float"/>
          <table:table-cell office:value="-177.39675303174" office:value-type="float"/>
          <table:table-cell office:value="11" office:value-type="float"/>
          <table:table-cell office:value="2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19</text:p>
          </table:table-cell>
          <table:table-cell office:value="5.4200422763824" office:value-type="float"/>
          <table:table-cell office:value="-0.33853720873594" office:value-type="float"/>
          <table:table-cell office:value="133.9260924394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30</text:p>
          </table:table-cell>
          <table:table-cell office:value="-1.3201923668385" office:value-type="float"/>
          <table:table-cell office:value="0.54800637066364" office:value-type="float"/>
          <table:table-cell office:value="64.590374375605" office:value-type="float"/>
          <table:table-cell office:value="10" office:value-type="float"/>
          <table:table-cell office:value="2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41</text:p>
          </table:table-cell>
          <table:table-cell office:value="-0.13560198247433" office:value-type="float"/>
          <table:table-cell office:value="4.645856320858" office:value-type="float"/>
          <table:table-cell office:value="-107.78880954548" office:value-type="float"/>
          <table:table-cell office:value="10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52</text:p>
          </table:table-cell>
          <table:table-cell office:value="3.1391289830208" office:value-type="float"/>
          <table:table-cell office:value="2.7404934167862" office:value-type="float"/>
          <table:table-cell office:value="160.92434050931" office:value-type="float"/>
          <table:table-cell office:value="10" office:value-type="float"/>
          <table:table-cell office:value="3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63</text:p>
          </table:table-cell>
          <table:table-cell office:value="4.2519730329514" office:value-type="float"/>
          <table:table-cell office:value="0.45181751251221" office:value-type="float"/>
          <table:table-cell office:value="161.37965317744" office:value-type="float"/>
          <table:table-cell office:value="11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74</text:p>
          </table:table-cell>
          <table:table-cell office:value="3.3433347940445" office:value-type="float"/>
          <table:table-cell office:value="0.48114735633135" office:value-type="float"/>
          <table:table-cell office:value="89.081040613211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85</text:p>
          </table:table-cell>
          <table:table-cell office:value="7.3149710893631" office:value-type="float"/>
          <table:table-cell office:value="0.44508755207062" office:value-type="float"/>
          <table:table-cell office:value="97.740755718984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596</text:p>
          </table:table-cell>
          <table:table-cell office:value="8.6271619796753" office:value-type="float"/>
          <table:table-cell office:value="0.17984639853239" office:value-type="float"/>
          <table:table-cell office:value="-91.63915047979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07</text:p>
          </table:table-cell>
          <table:table-cell office:value="0.51412731409073" office:value-type="float"/>
          <table:table-cell office:value="1.2041246891022" office:value-type="float"/>
          <table:table-cell office:value="-92.231375396631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18</text:p>
          </table:table-cell>
          <table:table-cell office:value="3.6448508501053" office:value-type="float"/>
          <table:table-cell office:value="4.0567892789841" office:value-type="float"/>
          <table:table-cell office:value="-112.76314213018" office:value-type="float"/>
          <table:table-cell office:value="11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29</text:p>
          </table:table-cell>
          <table:table-cell office:value="2.3260751366615" office:value-type="float"/>
          <table:table-cell office:value="3.652865588665" office:value-type="float"/>
          <table:table-cell office:value="-154.76920042828" office:value-type="float"/>
          <table:table-cell office:value="10" office:value-type="float"/>
          <table:table-cell office:value="3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40</text:p>
          </table:table-cell>
          <table:table-cell office:value="2.2713485360146" office:value-type="float"/>
          <table:table-cell office:value="2.5286290049553" office:value-type="float"/>
          <table:table-cell office:value="-43.148057475971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51</text:p>
          </table:table-cell>
          <table:table-cell office:value="5.3509765863419" office:value-type="float"/>
          <table:table-cell office:value="1.3922476768494" office:value-type="float"/>
          <table:table-cell office:value="37.676279332228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62</text:p>
          </table:table-cell>
          <table:table-cell office:value="6.920303106308" office:value-type="float"/>
          <table:table-cell office:value="4.383564889431" office:value-type="float"/>
          <table:table-cell office:value="-94.057662471844" office:value-type="float"/>
          <table:table-cell office:value="10" office:value-type="float"/>
          <table:table-cell office:value="22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73</text:p>
          </table:table-cell>
          <table:table-cell office:value="6.718088388443" office:value-type="float"/>
          <table:table-cell office:value="3.2413324713707" office:value-type="float"/>
          <table:table-cell office:value="122.28355589946" office:value-type="float"/>
          <table:table-cell office:value="10" office:value-type="float"/>
          <table:table-cell office:value="3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84</text:p>
          </table:table-cell>
          <table:table-cell office:value="-1.2244926393032" office:value-type="float"/>
          <table:table-cell office:value="5.9635895490646" office:value-type="float"/>
          <table:table-cell office:value="68.296968557273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695</text:p>
          </table:table-cell>
          <table:table-cell office:value="-1.1333011090755" office:value-type="float"/>
          <table:table-cell office:value="1.0819514840841" office:value-type="float"/>
          <table:table-cell office:value="96.796741151506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06</text:p>
          </table:table-cell>
          <table:table-cell office:value="3.1472104787827" office:value-type="float"/>
          <table:table-cell office:value="4.3576568365097" office:value-type="float"/>
          <table:table-cell office:value="157.91745094737" office:value-type="float"/>
          <table:table-cell office:value="11" office:value-type="float"/>
          <table:table-cell office:value="1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17</text:p>
          </table:table-cell>
          <table:table-cell office:value="6.4278554916382" office:value-type="float"/>
          <table:table-cell office:value="4.4729644060135" office:value-type="float"/>
          <table:table-cell office:value="-32.089036361427" office:value-type="float"/>
          <table:table-cell office:value="10" office:value-type="float"/>
          <table:table-cell office:value="2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28</text:p>
          </table:table-cell>
          <table:table-cell office:value="3.5528296232224" office:value-type="float"/>
          <table:table-cell office:value="4.3736091256142" office:value-type="float"/>
          <table:table-cell office:value="13.10542187873" office:value-type="float"/>
          <table:table-cell office:value="11" office:value-type="float"/>
          <table:table-cell office:value="1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39</text:p>
          </table:table-cell>
          <table:table-cell office:value="6.7696893215179" office:value-type="float"/>
          <table:table-cell office:value="5.4356479644775" office:value-type="float"/>
          <table:table-cell office:value="8.9619957907185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50</text:p>
          </table:table-cell>
          <table:table-cell office:value="8.1841039657593" office:value-type="float"/>
          <table:table-cell office:value="3.6473333835602" office:value-type="float"/>
          <table:table-cell office:value="43.034550490653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61</text:p>
          </table:table-cell>
          <table:table-cell office:value="-0.42008645832539" office:value-type="float"/>
          <table:table-cell office:value="4.8250532150269" office:value-type="float"/>
          <table:table-cell office:value="-114.16811396362" office:value-type="float"/>
          <table:table-cell office:value="10" office:value-type="float"/>
          <table:table-cell office:value="2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72</text:p>
          </table:table-cell>
          <table:table-cell office:value="-1.5817855298519" office:value-type="float"/>
          <table:table-cell office:value="7.7839213609695" office:value-type="float"/>
          <table:table-cell office:value="-58.017007864205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83</text:p>
          </table:table-cell>
          <table:table-cell office:value="1.1457021534443" office:value-type="float"/>
          <table:table-cell office:value="6.3930237293243" office:value-type="float"/>
          <table:table-cell office:value="-84.912320610824" office:value-type="float"/>
          <table:table-cell office:value="11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794</text:p>
          </table:table-cell>
          <table:table-cell office:value="4.1979989409447" office:value-type="float"/>
          <table:table-cell office:value="3.6260056495667" office:value-type="float"/>
          <table:table-cell office:value="11.651915729426" office:value-type="float"/>
          <table:table-cell office:value="10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05</text:p>
          </table:table-cell>
          <table:table-cell office:value="5.1430976390839" office:value-type="float"/>
          <table:table-cell office:value="5.8546835184097" office:value-type="float"/>
          <table:table-cell office:value="80.376633413278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16</text:p>
          </table:table-cell>
          <table:table-cell office:value="7.4883043766022" office:value-type="float"/>
          <table:table-cell office:value="5.3545606136322" office:value-type="float"/>
          <table:table-cell office:value="-72.175572632225" office:value-type="float"/>
          <table:table-cell office:value="10" office:value-type="float"/>
          <table:table-cell office:value="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27</text:p>
          </table:table-cell>
          <table:table-cell office:value="8.6527621746063" office:value-type="float"/>
          <table:table-cell office:value="5.9698665142059" office:value-type="float"/>
          <table:table-cell office:value="-9.8060365695103" office:value-type="float"/>
          <table:table-cell office:value="10" office:value-type="float"/>
          <table:table-cell office:value="1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38</text:p>
          </table:table-cell>
          <table:table-cell office:value="-0.65754666924477" office:value-type="float"/>
          <table:table-cell office:value="5.2779704332352" office:value-type="float"/>
          <table:table-cell office:value="122.51472473145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49</text:p>
          </table:table-cell>
          <table:table-cell office:value="-0.45772518962622" office:value-type="float"/>
          <table:table-cell office:value="7.7625948190689" office:value-type="float"/>
          <table:table-cell office:value="-135.89787483215" office:value-type="float"/>
          <table:table-cell office:value="10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60</text:p>
          </table:table-cell>
          <table:table-cell office:value="1.9129560887814" office:value-type="float"/>
          <table:table-cell office:value="9.4135218858719" office:value-type="float"/>
          <table:table-cell office:value="-54.905201219449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71</text:p>
          </table:table-cell>
          <table:table-cell office:value="5.7842826843262" office:value-type="float"/>
          <table:table-cell office:value="5.4722708463669" office:value-type="float"/>
          <table:table-cell office:value="119.27591463563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82</text:p>
          </table:table-cell>
          <table:table-cell office:value="5.5983912944794" office:value-type="float"/>
          <table:table-cell office:value="7.7756279706955" office:value-type="float"/>
          <table:table-cell office:value="37.334432647486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893</text:p>
          </table:table-cell>
          <table:table-cell office:value="5.0440001487732" office:value-type="float"/>
          <table:table-cell office:value="7.0347768068314" office:value-type="float"/>
          <table:table-cell office:value="72.159677554088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04</text:p>
          </table:table-cell>
          <table:table-cell office:value="9.3503457307816" office:value-type="float"/>
          <table:table-cell office:value="4.9548226594925" office:value-type="float"/>
          <table:table-cell office:value="85.2713129323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15</text:p>
          </table:table-cell>
          <table:table-cell office:value="0.051415497437119" office:value-type="float"/>
          <table:table-cell office:value="7.2695565223694" office:value-type="float"/>
          <table:table-cell office:value="62.924862667254" office:value-type="float"/>
          <table:table-cell office:value="11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26</text:p>
          </table:table-cell>
          <table:table-cell office:value="-0.21965039893985" office:value-type="float"/>
          <table:table-cell office:value="8.3673870563507" office:value-type="float"/>
          <table:table-cell office:value="104.47357870211" office:value-type="float"/>
          <table:table-cell office:value="10" office:value-type="float"/>
          <table:table-cell office:value="3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37</text:p>
          </table:table-cell>
          <table:table-cell office:value="3.5185018181801" office:value-type="float"/>
          <table:table-cell office:value="10.77287197113" office:value-type="float"/>
          <table:table-cell office:value="92.538964976171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48</text:p>
          </table:table-cell>
          <table:table-cell office:value="4.8100662231445" office:value-type="float"/>
          <table:table-cell office:value="10.248426198959" office:value-type="float"/>
          <table:table-cell office:value="-5.9974214928165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59</text:p>
          </table:table-cell>
          <table:table-cell office:value="2.8548768162727" office:value-type="float"/>
          <table:table-cell office:value="7.7173101902008" office:value-type="float"/>
          <table:table-cell office:value="77.988558514103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70</text:p>
          </table:table-cell>
          <table:table-cell office:value="9.1493558883667" office:value-type="float"/>
          <table:table-cell office:value="10.513771772385" office:value-type="float"/>
          <table:table-cell office:value="-147.5212771421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81</text:p>
          </table:table-cell>
          <table:table-cell office:value="7.3890620470047" office:value-type="float"/>
          <table:table-cell office:value="11.08500123024" office:value-type="float"/>
          <table:table-cell office:value="-55.625024115204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4992</text:p>
          </table:table-cell>
          <table:table-cell office:value="-0.74093781411648" office:value-type="float"/>
          <table:table-cell office:value="9.9798381328583" office:value-type="float"/>
          <table:table-cell office:value="55.752194990778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5003</text:p>
          </table:table-cell>
          <table:table-cell office:value="0.89911796152592" office:value-type="float"/>
          <table:table-cell office:value="7.4205839633942" office:value-type="float"/>
          <table:table-cell office:value="99.026466630826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5</text:p>
          </table:table-cell>
          <table:table-cell office:value="1.0441011190414" office:value-type="float"/>
          <table:table-cell office:value="-0.53232420235872" office:value-type="float"/>
          <table:table-cell office:value="-173.47847276432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464</text:p>
          </table:table-cell>
          <table:table-cell office:value="0.19364297389984" office:value-type="float"/>
          <table:table-cell office:value="-0.28847327455878" office:value-type="float"/>
          <table:table-cell office:value="122.49159964786" office:value-type="float"/>
          <table:table-cell office:value="10" office:value-type="float"/>
          <table:table-cell office:value="814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475</text:p>
          </table:table-cell>
          <table:table-cell office:value="0.38007389754057" office:value-type="float"/>
          <table:table-cell office:value="-0.29800087213516" office:value-type="float"/>
          <table:table-cell office:value="37.074914403782" office:value-type="float"/>
          <table:table-cell office:value="10" office:value-type="float"/>
          <table:table-cell office:value="75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486</text:p>
          </table:table-cell>
          <table:table-cell office:value="3.2191878557205" office:value-type="float"/>
          <table:table-cell office:value="-0.47493550926447" office:value-type="float"/>
          <table:table-cell office:value="-151.10556942642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497</text:p>
          </table:table-cell>
          <table:table-cell office:value="3.7699717283249" office:value-type="float"/>
          <table:table-cell office:value="0.52523236721754" office:value-type="float"/>
          <table:table-cell office:value="61.797569511802" office:value-type="float"/>
          <table:table-cell office:value="11" office:value-type="float"/>
          <table:table-cell office:value="3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08</text:p>
          </table:table-cell>
          <table:table-cell office:value="4.9818110466003" office:value-type="float"/>
          <table:table-cell office:value="0.69026455283165" office:value-type="float"/>
          <table:table-cell office:value="-175.0814975447" office:value-type="float"/>
          <table:table-cell office:value="11" office:value-type="float"/>
          <table:table-cell office:value="2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19</text:p>
          </table:table-cell>
          <table:table-cell office:value="5.4332911968231" office:value-type="float"/>
          <table:table-cell office:value="-0.51312036812305" office:value-type="float"/>
          <table:table-cell office:value="95.320364472213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30</text:p>
          </table:table-cell>
          <table:table-cell office:value="-1.4840479195118" office:value-type="float"/>
          <table:table-cell office:value="0.67452661693096" office:value-type="float"/>
          <table:table-cell office:value="5.8391335758434" office:value-type="float"/>
          <table:table-cell office:value="10" office:value-type="float"/>
          <table:table-cell office:value="2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41</text:p>
          </table:table-cell>
          <table:table-cell office:value="-0.078133819624782" office:value-type="float"/>
          <table:table-cell office:value="4.8209667205811" office:value-type="float"/>
          <table:table-cell office:value="-83.563234396042" office:value-type="float"/>
          <table:table-cell office:value="10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52</text:p>
          </table:table-cell>
          <table:table-cell office:value="3.4907665848732" office:value-type="float"/>
          <table:table-cell office:value="2.6752039790154" office:value-type="float"/>
          <table:table-cell office:value="177.3671633119" office:value-type="float"/>
          <table:table-cell office:value="10" office:value-type="float"/>
          <table:table-cell office:value="3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63</text:p>
          </table:table-cell>
          <table:table-cell office:value="4.3524900078773" office:value-type="float"/>
          <table:table-cell office:value="0.64973041415215" office:value-type="float"/>
          <table:table-cell office:value="-108.09206658868" office:value-type="float"/>
          <table:table-cell office:value="11" office:value-type="float"/>
          <table:table-cell office:value="2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74</text:p>
          </table:table-cell>
          <table:table-cell office:value="3.122738301754" office:value-type="float"/>
          <table:table-cell office:value="0.45332822948694" office:value-type="float"/>
          <table:table-cell office:value="-1.6373257704411" office:value-type="float"/>
          <table:table-cell office:value="11" office:value-type="float"/>
          <table:table-cell office:value="3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85</text:p>
          </table:table-cell>
          <table:table-cell office:value="7.5006306171417" office:value-type="float"/>
          <table:table-cell office:value="0.18597926944494" office:value-type="float"/>
          <table:table-cell office:value="133.09603587837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596</text:p>
          </table:table-cell>
          <table:table-cell office:value="8.6288130283356" office:value-type="float"/>
          <table:table-cell office:value="0.33803831785917" office:value-type="float"/>
          <table:table-cell office:value="-90.73773690849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07</text:p>
          </table:table-cell>
          <table:table-cell office:value="0.48200666904449" office:value-type="float"/>
          <table:table-cell office:value="1.5564438700676" office:value-type="float"/>
          <table:table-cell office:value="-74.365526247936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18</text:p>
          </table:table-cell>
          <table:table-cell office:value="3.8626861572266" office:value-type="float"/>
          <table:table-cell office:value="4.0000614523888" office:value-type="float"/>
          <table:table-cell office:value="164.82273484491" office:value-type="float"/>
          <table:table-cell office:value="11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29</text:p>
          </table:table-cell>
          <table:table-cell office:value="2.6827037334442" office:value-type="float"/>
          <table:table-cell office:value="3.8152053952217" office:value-type="float"/>
          <table:table-cell office:value="-157.13480627461" office:value-type="float"/>
          <table:table-cell office:value="10" office:value-type="float"/>
          <table:table-cell office:value="3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40</text:p>
          </table:table-cell>
          <table:table-cell office:value="1.9672831892967" office:value-type="float"/>
          <table:table-cell office:value="2.6713952422142" office:value-type="float"/>
          <table:table-cell office:value="-20.064513964258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51</text:p>
          </table:table-cell>
          <table:table-cell office:value="5.0902497768402" office:value-type="float"/>
          <table:table-cell office:value="1.2648625671864" office:value-type="float"/>
          <table:table-cell office:value="11.124314965716" office:value-type="float"/>
          <table:table-cell office:value="11" office:value-type="float"/>
          <table:table-cell office:value="2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62</text:p>
          </table:table-cell>
          <table:table-cell office:value="6.956125497818" office:value-type="float"/>
          <table:table-cell office:value="4.539443552494" office:value-type="float"/>
          <table:table-cell office:value="-103.0937547137" office:value-type="float"/>
          <table:table-cell office:value="10" office:value-type="float"/>
          <table:table-cell office:value="23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73</text:p>
          </table:table-cell>
          <table:table-cell office:value="6.9766169786453" office:value-type="float"/>
          <table:table-cell office:value="2.9615244269371" office:value-type="float"/>
          <table:table-cell office:value="130.8417092463" office:value-type="float"/>
          <table:table-cell office:value="10" office:value-type="float"/>
          <table:table-cell office:value="3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84</text:p>
          </table:table-cell>
          <table:table-cell office:value="-1.0983148962259" office:value-type="float"/>
          <table:table-cell office:value="5.6599205732346" office:value-type="float"/>
          <table:table-cell office:value="107.55876826633" office:value-type="float"/>
          <table:table-cell office:value="10" office:value-type="float"/>
          <table:table-cell office:value="1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695</text:p>
          </table:table-cell>
          <table:table-cell office:value="-1.265998929739" office:value-type="float"/>
          <table:table-cell office:value="0.91469094157219" office:value-type="float"/>
          <table:table-cell office:value="70.164278054693" office:value-type="float"/>
          <table:table-cell office:value="10" office:value-type="float"/>
          <table:table-cell office:value="1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06</text:p>
          </table:table-cell>
          <table:table-cell office:value="3.2991230487823" office:value-type="float"/>
          <table:table-cell office:value="4.4473123550415" office:value-type="float"/>
          <table:table-cell office:value="-144.31864440821" office:value-type="float"/>
          <table:table-cell office:value="11" office:value-type="float"/>
          <table:table-cell office:value="1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17</text:p>
          </table:table-cell>
          <table:table-cell office:value="6.347416639328" office:value-type="float"/>
          <table:table-cell office:value="4.6386018395424" office:value-type="float"/>
          <table:table-cell office:value="-81.600171745203" office:value-type="float"/>
          <table:table-cell office:value="10" office:value-type="float"/>
          <table:table-cell office:value="2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28</text:p>
          </table:table-cell>
          <table:table-cell office:value="3.613558113575" office:value-type="float"/>
          <table:table-cell office:value="4.2163687944412" office:value-type="float"/>
          <table:table-cell office:value="92.293178959257" office:value-type="float"/>
          <table:table-cell office:value="11" office:value-type="float"/>
          <table:table-cell office:value="1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39</text:p>
          </table:table-cell>
          <table:table-cell office:value="6.4540016651154" office:value-type="float"/>
          <table:table-cell office:value="5.5245769023895" office:value-type="float"/>
          <table:table-cell office:value="-22.752762220468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50</text:p>
          </table:table-cell>
          <table:table-cell office:value="8.0354928970337" office:value-type="float"/>
          <table:table-cell office:value="3.3443483710289" office:value-type="float"/>
          <table:table-cell office:value="69.745053910905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61</text:p>
          </table:table-cell>
          <table:table-cell office:value="-0.32820969820023" office:value-type="float"/>
          <table:table-cell office:value="5.0359731912613" office:value-type="float"/>
          <table:table-cell office:value="-142.85249770827" office:value-type="float"/>
          <table:table-cell office:value="10" office:value-type="float"/>
          <table:table-cell office:value="3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72</text:p>
          </table:table-cell>
          <table:table-cell office:value="-1.5538075566292" office:value-type="float"/>
          <table:table-cell office:value="8.1189316511154" office:value-type="float"/>
          <table:table-cell office:value="-92.72385630638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83</text:p>
          </table:table-cell>
          <table:table-cell office:value="1.2176959216595" office:value-type="float"/>
          <table:table-cell office:value="6.6699278354645" office:value-type="float"/>
          <table:table-cell office:value="-96.223664131893" office:value-type="float"/>
          <table:table-cell office:value="11" office:value-type="float"/>
          <table:table-cell office:value="1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794</text:p>
          </table:table-cell>
          <table:table-cell office:value="4.0046054124832" office:value-type="float"/>
          <table:table-cell office:value="3.7023448944092" office:value-type="float"/>
          <table:table-cell office:value="-46.528836724105" office:value-type="float"/>
          <table:table-cell office:value="11" office:value-type="float"/>
          <table:table-cell office:value="1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05</text:p>
          </table:table-cell>
          <table:table-cell office:value="5.0886285305023" office:value-type="float"/>
          <table:table-cell office:value="5.5367565155029" office:value-type="float"/>
          <table:table-cell office:value="80.386829224362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16</text:p>
          </table:table-cell>
          <table:table-cell office:value="7.4269562959671" office:value-type="float"/>
          <table:table-cell office:value="5.5465000867844" office:value-type="float"/>
          <table:table-cell office:value="-72.197194312029" office:value-type="float"/>
          <table:table-cell office:value="10" office:value-type="float"/>
          <table:table-cell office:value="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27</text:p>
          </table:table-cell>
          <table:table-cell office:value="8.2603549957275" office:value-type="float"/>
          <table:table-cell office:value="6.0371750593185" office:value-type="float"/>
          <table:table-cell office:value="-9.803155330336" office:value-type="float"/>
          <table:table-cell office:value="10" office:value-type="float"/>
          <table:table-cell office:value="1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38</text:p>
          </table:table-cell>
          <table:table-cell office:value="-0.46605724841356" office:value-type="float"/>
          <table:table-cell office:value="5.3980523347855" office:value-type="float"/>
          <table:table-cell office:value="-138.38632243454" office:value-type="float"/>
          <table:table-cell office:value="10" office:value-type="float"/>
          <table:table-cell office:value="2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49</text:p>
          </table:table-cell>
          <table:table-cell office:value="-0.26713529601693" office:value-type="float"/>
          <table:table-cell office:value="7.6544278860092" office:value-type="float"/>
          <table:table-cell office:value="138.68465241353" office:value-type="float"/>
          <table:table-cell office:value="10" office:value-type="float"/>
          <table:table-cell office:value="23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60</text:p>
          </table:table-cell>
          <table:table-cell office:value="1.8742406368256" office:value-type="float"/>
          <table:table-cell office:value="9.7150468826294" office:value-type="float"/>
          <table:table-cell office:value="-89.346220538874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71</text:p>
          </table:table-cell>
          <table:table-cell office:value="5.8335268497467" office:value-type="float"/>
          <table:table-cell office:value="5.1907807588577" office:value-type="float"/>
          <table:table-cell office:value="95.664110912639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82</text:p>
          </table:table-cell>
          <table:table-cell office:value="5.2739012241364" office:value-type="float"/>
          <table:table-cell office:value="7.6511138677597" office:value-type="float"/>
          <table:table-cell office:value="21.002882225498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893</text:p>
          </table:table-cell>
          <table:table-cell office:value="5.0143444538116" office:value-type="float"/>
          <table:table-cell office:value="6.6770905256271" office:value-type="float"/>
          <table:table-cell office:value="89.362224955468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04</text:p>
          </table:table-cell>
          <table:table-cell office:value="9.3175381422043" office:value-type="float"/>
          <table:table-cell office:value="4.5576256513596" office:value-type="float"/>
          <table:table-cell office:value="85.310825117075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15</text:p>
          </table:table-cell>
          <table:table-cell office:value="-0.20138580352068" office:value-type="float"/>
          <table:table-cell office:value="7.095400094986" office:value-type="float"/>
          <table:table-cell office:value="23.247959507499" office:value-type="float"/>
          <table:table-cell office:value="10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26</text:p>
          </table:table-cell>
          <table:table-cell office:value="-0.0080663303378969" office:value-type="float"/>
          <table:table-cell office:value="8.3470737934113" office:value-type="float"/>
          <table:table-cell office:value="-174.330233009" office:value-type="float"/>
          <table:table-cell office:value="10" office:value-type="float"/>
          <table:table-cell office:value="3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37</text:p>
          </table:table-cell>
          <table:table-cell office:value="3.7438458204269" office:value-type="float"/>
          <table:table-cell office:value="10.674483776093" office:value-type="float"/>
          <table:table-cell office:value="166.5004787931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48</text:p>
          </table:table-cell>
          <table:table-cell office:value="4.5304816961288" office:value-type="float"/>
          <table:table-cell office:value="10.359727144241" office:value-type="float"/>
          <table:table-cell office:value="-23.332206496767" office:value-type="float"/>
          <table:table-cell office:value="10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59</text:p>
          </table:table-cell>
          <table:table-cell office:value="2.6361382007599" office:value-type="float"/>
          <table:table-cell office:value="7.5046217441559" office:value-type="float"/>
          <table:table-cell office:value="35.78297119991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70</text:p>
          </table:table-cell>
          <table:table-cell office:value="9.2806673049927" office:value-type="float"/>
          <table:table-cell office:value="10.382468700409" office:value-type="float"/>
          <table:table-cell office:value="-165.7167270684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81</text:p>
          </table:table-cell>
          <table:table-cell office:value="7.1653068065643" office:value-type="float"/>
          <table:table-cell office:value="11.084996461868" office:value-type="float"/>
          <table:table-cell office:value="-60.1644561548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4992</text:p>
          </table:table-cell>
          <table:table-cell office:value="-0.80652043223381" office:value-type="float"/>
          <table:table-cell office:value="9.7527760267258" office:value-type="float"/>
          <table:table-cell office:value="76.186647081071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5003</text:p>
          </table:table-cell>
          <table:table-cell office:value="0.97511045634747" office:value-type="float"/>
          <table:table-cell office:value="7.1089589595795" office:value-type="float"/>
          <table:table-cell office:value="93.376094368613" office:value-type="float"/>
          <table:table-cell office:value="11" office:value-type="float"/>
          <table:table-cell office:value="1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5</text:p>
          </table:table-cell>
          <table:table-cell office:value="1.1722233146429" office:value-type="float"/>
          <table:table-cell office:value="-0.54761327803135" office:value-type="float"/>
          <table:table-cell office:value="-119.10291386258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464</text:p>
          </table:table-cell>
          <table:table-cell office:value="0.02534658415243" office:value-type="float"/>
          <table:table-cell office:value="-0.36100305616856" office:value-type="float"/>
          <table:table-cell office:value="115.63424699625" office:value-type="float"/>
          <table:table-cell office:value="10" office:value-type="float"/>
          <table:table-cell office:value="83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475</text:p>
          </table:table-cell>
          <table:table-cell office:value="0.21005589514971" office:value-type="float"/>
          <table:table-cell office:value="-0.38397066295147" office:value-type="float"/>
          <table:table-cell office:value="25.779918690396" office:value-type="float"/>
          <table:table-cell office:value="10" office:value-type="float"/>
          <table:table-cell office:value="776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486</text:p>
          </table:table-cell>
          <table:table-cell office:value="3.3732128143311" office:value-type="float"/>
          <table:table-cell office:value="-0.27981352061033" office:value-type="float"/>
          <table:table-cell office:value="-126.54070337867" office:value-type="float"/>
          <table:table-cell office:value="11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497</text:p>
          </table:table-cell>
          <table:table-cell office:value="3.4666508436203" office:value-type="float"/>
          <table:table-cell office:value="0.50356388092041" office:value-type="float"/>
          <table:table-cell office:value="8.4768918099677" office:value-type="float"/>
          <table:table-cell office:value="11" office:value-type="float"/>
          <table:table-cell office:value="3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08</text:p>
          </table:table-cell>
          <table:table-cell office:value="5.0316798686981" office:value-type="float"/>
          <table:table-cell office:value="0.47406442463398" office:value-type="float"/>
          <table:table-cell office:value="94.331322961552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19</text:p>
          </table:table-cell>
          <table:table-cell office:value="5.3238278627396" office:value-type="float"/>
          <table:table-cell office:value="-0.58500580489635" office:value-type="float"/>
          <table:table-cell office:value="94.220378596312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30</text:p>
          </table:table-cell>
          <table:table-cell office:value="-1.5001361072063" office:value-type="float"/>
          <table:table-cell office:value="0.91626226902008" office:value-type="float"/>
          <table:table-cell office:value="-92.278773617593" office:value-type="float"/>
          <table:table-cell office:value="10" office:value-type="float"/>
          <table:table-cell office:value="2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41</text:p>
          </table:table-cell>
          <table:table-cell office:value="-0.16219742596149" office:value-type="float"/>
          <table:table-cell office:value="4.9608817696571" office:value-type="float"/>
          <table:table-cell office:value="-37.118991469122" office:value-type="float"/>
          <table:table-cell office:value="10" office:value-type="float"/>
          <table:table-cell office:value="2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52</text:p>
          </table:table-cell>
          <table:table-cell office:value="3.8031381368637" office:value-type="float"/>
          <table:table-cell office:value="2.7881959080696" office:value-type="float"/>
          <table:table-cell office:value="-153.77643457644" office:value-type="float"/>
          <table:table-cell office:value="10" office:value-type="float"/>
          <table:table-cell office:value="3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63</text:p>
          </table:table-cell>
          <table:table-cell office:value="4.1598811745644" office:value-type="float"/>
          <table:table-cell office:value="0.88755123317242" office:value-type="float"/>
          <table:table-cell office:value="-55.407867689801" office:value-type="float"/>
          <table:table-cell office:value="11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74</text:p>
          </table:table-cell>
          <table:table-cell office:value="2.7331644296646" office:value-type="float"/>
          <table:table-cell office:value="0.49740813672543" office:value-type="float"/>
          <table:table-cell office:value="-5.6108498269585" office:value-type="float"/>
          <table:table-cell office:value="11" office:value-type="float"/>
          <table:table-cell office:value="3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85</text:p>
          </table:table-cell>
          <table:table-cell office:value="7.8032141923904" office:value-type="float"/>
          <table:table-cell office:value="0.082012880593538" office:value-type="float"/>
          <table:table-cell office:value="168.43695853167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596</text:p>
          </table:table-cell>
          <table:table-cell office:value="8.627764582634" office:value-type="float"/>
          <table:table-cell office:value="0.49685008823872" office:value-type="float"/>
          <table:table-cell office:value="-89.8220683359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07</text:p>
          </table:table-cell>
          <table:table-cell office:value="0.24514693766832" office:value-type="float"/>
          <table:table-cell office:value="1.7331041395664" office:value-type="float"/>
          <table:table-cell office:value="-27.752990935259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18</text:p>
          </table:table-cell>
          <table:table-cell office:value="4.164617061615" office:value-type="float"/>
          <table:table-cell office:value="4.0631428360939" office:value-type="float"/>
          <table:table-cell office:value="149.62397866948" office:value-type="float"/>
          <table:table-cell office:value="11" office:value-type="float"/>
          <table:table-cell office:value="2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29</text:p>
          </table:table-cell>
          <table:table-cell office:value="3.0453145503998" office:value-type="float"/>
          <table:table-cell office:value="3.9180371165276" office:value-type="float"/>
          <table:table-cell office:value="-166.59591759846" office:value-type="float"/>
          <table:table-cell office:value="10" office:value-type="float"/>
          <table:table-cell office:value="3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40</text:p>
          </table:table-cell>
          <table:table-cell office:value="1.629851013422" office:value-type="float"/>
          <table:table-cell office:value="2.6847928762436" office:value-type="float"/>
          <table:table-cell office:value="2.3879651336154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51</text:p>
          </table:table-cell>
          <table:table-cell office:value="5.0167232751846" office:value-type="float"/>
          <table:table-cell office:value="1.4744006097317" office:value-type="float"/>
          <table:table-cell office:value="-79.66184008653" office:value-type="float"/>
          <table:table-cell office:value="11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62</text:p>
          </table:table-cell>
          <table:table-cell office:value="7.0874601602554" office:value-type="float"/>
          <table:table-cell office:value="4.633674621582" office:value-type="float"/>
          <table:table-cell office:value="-123.77465910213" office:value-type="float"/>
          <table:table-cell office:value="10" office:value-type="float"/>
          <table:table-cell office:value="23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73</text:p>
          </table:table-cell>
          <table:table-cell office:value="7.2357833385468" office:value-type="float"/>
          <table:table-cell office:value="2.660511136055" office:value-type="float"/>
          <table:table-cell office:value="130.84533108268" office:value-type="float"/>
          <table:table-cell office:value="10" office:value-type="float"/>
          <table:table-cell office:value="3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84</text:p>
          </table:table-cell>
          <table:table-cell office:value="-1.1815585941076" office:value-type="float"/>
          <table:table-cell office:value="5.4335916042328" office:value-type="float"/>
          <table:table-cell office:value="46.41389808837" office:value-type="float"/>
          <table:table-cell office:value="10" office:value-type="float"/>
          <table:table-cell office:value="1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695</text:p>
          </table:table-cell>
          <table:table-cell office:value="-1.0563416779041" office:value-type="float"/>
          <table:table-cell office:value="0.81782758235931" office:value-type="float"/>
          <table:table-cell office:value="160.35759828653" office:value-type="float"/>
          <table:table-cell office:value="10" office:value-type="float"/>
          <table:table-cell office:value="2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06</text:p>
          </table:table-cell>
          <table:table-cell office:value="3.1991446018219" office:value-type="float"/>
          <table:table-cell office:value="4.6484246850014" office:value-type="float"/>
          <table:table-cell office:value="-54.429544764719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17</text:p>
          </table:table-cell>
          <table:table-cell office:value="6.5597325563431" office:value-type="float"/>
          <table:table-cell office:value="4.7026139497757" office:value-type="float"/>
          <table:table-cell office:value="-172.37500172512" office:value-type="float"/>
          <table:table-cell office:value="10" office:value-type="float"/>
          <table:table-cell office:value="3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28</text:p>
          </table:table-cell>
          <table:table-cell office:value="3.8206970691681" office:value-type="float"/>
          <table:table-cell office:value="4.192898273468" office:value-type="float"/>
          <table:table-cell office:value="-178.90979226228" office:value-type="float"/>
          <table:table-cell office:value="11" office:value-type="float"/>
          <table:table-cell office:value="2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39</text:p>
          </table:table-cell>
          <table:table-cell office:value="6.1817127466202" office:value-type="float"/>
          <table:table-cell office:value="5.7584846019745" office:value-type="float"/>
          <table:table-cell office:value="-40.683708752796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50</text:p>
          </table:table-cell>
          <table:table-cell office:value="8.0382668972015" office:value-type="float"/>
          <table:table-cell office:value="3.006317615509" office:value-type="float"/>
          <table:table-cell office:value="96.455119977331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61</text:p>
          </table:table-cell>
          <table:table-cell office:value="-0.30414789915085" office:value-type="float"/>
          <table:table-cell office:value="5.2764999866486" office:value-type="float"/>
          <table:table-cell office:value="-108.66467891985" office:value-type="float"/>
          <table:table-cell office:value="10" office:value-type="float"/>
          <table:table-cell office:value="3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72</text:p>
          </table:table-cell>
          <table:table-cell office:value="-1.4089792966843" office:value-type="float"/>
          <table:table-cell office:value="8.4164762496948" office:value-type="float"/>
          <table:table-cell office:value="-122.62947544171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83</text:p>
          </table:table-cell>
          <table:table-cell office:value="1.0022914409637" office:value-type="float"/>
          <table:table-cell office:value="6.7245787382126" office:value-type="float"/>
          <table:table-cell office:value="-5.4805717745404" office:value-type="float"/>
          <table:table-cell office:value="11" office:value-type="float"/>
          <table:table-cell office:value="1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794</text:p>
          </table:table-cell>
          <table:table-cell office:value="4.1703724861145" office:value-type="float"/>
          <table:table-cell office:value="3.7334921956062" office:value-type="float"/>
          <table:table-cell office:value="-131.33252957824" office:value-type="float"/>
          <table:table-cell office:value="11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05</text:p>
          </table:table-cell>
          <table:table-cell office:value="5.0030618906021" office:value-type="float"/>
          <table:table-cell office:value="5.2056419849396" office:value-type="float"/>
          <table:table-cell office:value="71.601463730927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16</text:p>
          </table:table-cell>
          <table:table-cell office:value="7.3685419559479" office:value-type="float"/>
          <table:table-cell office:value="5.7275944948196" office:value-type="float"/>
          <table:table-cell office:value="-72.218194129361" office:value-type="float"/>
          <table:table-cell office:value="10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27</text:p>
          </table:table-cell>
          <table:table-cell office:value="7.8776270151138" office:value-type="float"/>
          <table:table-cell office:value="6.1060512065887" office:value-type="float"/>
          <table:table-cell office:value="-11.635883124011" office:value-type="float"/>
          <table:table-cell office:value="10" office:value-type="float"/>
          <table:table-cell office:value="1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38</text:p>
          </table:table-cell>
          <table:table-cell office:value="-0.58736640959978" office:value-type="float"/>
          <table:table-cell office:value="5.5867755413055" office:value-type="float"/>
          <table:table-cell office:value="-48.576014816381" office:value-type="float"/>
          <table:table-cell office:value="10" office:value-type="float"/>
          <table:table-cell office:value="3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49</text:p>
          </table:table-cell>
          <table:table-cell office:value="-0.35456169396639" office:value-type="float"/>
          <table:table-cell office:value="7.5229066610336" office:value-type="float"/>
          <table:table-cell office:value="48.792651884115" office:value-type="float"/>
          <table:table-cell office:value="10" office:value-type="float"/>
          <table:table-cell office:value="2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60</text:p>
          </table:table-cell>
          <table:table-cell office:value="1.9720759987831" office:value-type="float"/>
          <table:table-cell office:value="9.9764263629913" office:value-type="float"/>
          <table:table-cell office:value="-111.85566710818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71</text:p>
          </table:table-cell>
          <table:table-cell office:value="5.7657957077026" office:value-type="float"/>
          <table:table-cell office:value="4.913130402565" office:value-type="float"/>
          <table:table-cell office:value="72.073969871375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82</text:p>
          </table:table-cell>
          <table:table-cell office:value="4.9187445640564" office:value-type="float"/>
          <table:table-cell office:value="7.5413072109222" office:value-type="float"/>
          <table:table-cell office:value="16.021758697595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893</text:p>
          </table:table-cell>
          <table:table-cell office:value="5.1121509075165" office:value-type="float"/>
          <table:table-cell office:value="6.3612753152847" office:value-type="float"/>
          <table:table-cell office:value="113.11902513929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04</text:p>
          </table:table-cell>
          <table:table-cell office:value="9.289755821228" office:value-type="float"/>
          <table:table-cell office:value="4.1658225655556" office:value-type="float"/>
          <table:table-cell office:value="87.720883879692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15</text:p>
          </table:table-cell>
          <table:table-cell office:value="-0.40723953396082" office:value-type="float"/>
          <table:table-cell office:value="7.1971261501312" office:value-type="float"/>
          <table:table-cell office:value="-44.76025643622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26</text:p>
          </table:table-cell>
          <table:table-cell office:value="-0.00047963247197913" office:value-type="float"/>
          <table:table-cell office:value="8.5681104660034" office:value-type="float"/>
          <table:table-cell office:value="-83.531239230162" office:value-type="float"/>
          <table:table-cell office:value="10" office:value-type="float"/>
          <table:table-cell office:value="3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37</text:p>
          </table:table-cell>
          <table:table-cell office:value="3.9445629715919" office:value-type="float"/>
          <table:table-cell office:value="10.802254676819" office:value-type="float"/>
          <table:table-cell office:value="-156.28493211831" office:value-type="float"/>
          <table:table-cell office:value="10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48</text:p>
          </table:table-cell>
          <table:table-cell office:value="4.2976421117783" office:value-type="float"/>
          <table:table-cell office:value="10.39922952652" office:value-type="float"/>
          <table:table-cell office:value="1.0306843004789" office:value-type="float"/>
          <table:table-cell office:value="10" office:value-type="float"/>
          <table:table-cell office:value="1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59</text:p>
          </table:table-cell>
          <table:table-cell office:value="2.3370821774006" office:value-type="float"/>
          <table:table-cell office:value="7.504289150238" office:value-type="float"/>
          <table:table-cell office:value="-8.907147178984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70</text:p>
          </table:table-cell>
          <table:table-cell office:value="9.3737107515335" office:value-type="float"/>
          <table:table-cell office:value="10.289404392242" office:value-type="float"/>
          <table:table-cell office:value="-131.988778995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81</text:p>
          </table:table-cell>
          <table:table-cell office:value="7.2271621227264" office:value-type="float"/>
          <table:table-cell office:value="11.085066795349" office:value-type="float"/>
          <table:table-cell office:value="-109.6934512922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4992</text:p>
          </table:table-cell>
          <table:table-cell office:value="-0.76704099774361" office:value-type="float"/>
          <table:table-cell office:value="9.5407152175903" office:value-type="float"/>
          <table:table-cell office:value="105.73722374667" office:value-type="float"/>
          <table:table-cell office:value="10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5003</text:p>
          </table:table-cell>
          <table:table-cell office:value="0.75783491134644" office:value-type="float"/>
          <table:table-cell office:value="7.0644700527191" office:value-type="float"/>
          <table:table-cell office:value="2.6592718567818" office:value-type="float"/>
          <table:table-cell office:value="11" office:value-type="float"/>
          <table:table-cell office:value="1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5</text:p>
          </table:table-cell>
          <table:table-cell office:value="1.304335296154" office:value-type="float"/>
          <table:table-cell office:value="-0.5239699408412" office:value-type="float"/>
          <table:table-cell office:value="-103.14541713447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464</text:p>
          </table:table-cell>
          <table:table-cell office:value="-0.14538737013936" office:value-type="float"/>
          <table:table-cell office:value="-0.33251363784075" office:value-type="float"/>
          <table:table-cell office:value="118.49508771471" office:value-type="float"/>
          <table:table-cell office:value="10" office:value-type="float"/>
          <table:table-cell office:value="86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475</text:p>
          </table:table-cell>
          <table:table-cell office:value="0.04056959412992" office:value-type="float"/>
          <table:table-cell office:value="-0.35156719386578" office:value-type="float"/>
          <table:table-cell office:value="29.105979166213" office:value-type="float"/>
          <table:table-cell office:value="10" office:value-type="float"/>
          <table:table-cell office:value="80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486</text:p>
          </table:table-cell>
          <table:table-cell office:value="3.4503474831581" office:value-type="float"/>
          <table:table-cell office:value="-0.056432969868183" office:value-type="float"/>
          <table:table-cell office:value="-106.98394183141" office:value-type="float"/>
          <table:table-cell office:value="11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497</text:p>
          </table:table-cell>
          <table:table-cell office:value="3.0731031298637" office:value-type="float"/>
          <table:table-cell office:value="0.44527042657137" office:value-type="float"/>
          <table:table-cell office:value="8.5227464794353" office:value-type="float"/>
          <table:table-cell office:value="11" office:value-type="float"/>
          <table:table-cell office:value="3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08</text:p>
          </table:table-cell>
          <table:table-cell office:value="4.8040351271629" office:value-type="float"/>
          <table:table-cell office:value="0.24946849793196" office:value-type="float"/>
          <table:table-cell office:value="49.555970984659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19</text:p>
          </table:table-cell>
          <table:table-cell office:value="5.5499225854874" office:value-type="float"/>
          <table:table-cell office:value="-0.58482687920332" office:value-type="float"/>
          <table:table-cell office:value="124.86056765174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30</text:p>
          </table:table-cell>
          <table:table-cell office:value="-1.275700032711" office:value-type="float"/>
          <table:table-cell office:value="0.93983761966228" office:value-type="float"/>
          <table:table-cell office:value="177.70925600817" office:value-type="float"/>
          <table:table-cell office:value="10" office:value-type="float"/>
          <table:table-cell office:value="2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41</text:p>
          </table:table-cell>
          <table:table-cell office:value="-0.32540768384933" office:value-type="float"/>
          <table:table-cell office:value="4.808503985405" office:value-type="float"/>
          <table:table-cell office:value="52.905650275528" office:value-type="float"/>
          <table:table-cell office:value="10" office:value-type="float"/>
          <table:table-cell office:value="2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52</text:p>
          </table:table-cell>
          <table:table-cell office:value="4.0021353960037" office:value-type="float"/>
          <table:table-cell office:value="3.0364170670509" office:value-type="float"/>
          <table:table-cell office:value="-118.90020036394" office:value-type="float"/>
          <table:table-cell office:value="10" office:value-type="float"/>
          <table:table-cell office:value="3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63</text:p>
          </table:table-cell>
          <table:table-cell office:value="3.9343112707138" office:value-type="float"/>
          <table:table-cell office:value="1.2142191082239" office:value-type="float"/>
          <table:table-cell office:value="-55.473088079197" office:value-type="float"/>
          <table:table-cell office:value="11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74</text:p>
          </table:table-cell>
          <table:table-cell office:value="2.3372009396553" office:value-type="float"/>
          <table:table-cell office:value="0.53616810590029" office:value-type="float"/>
          <table:table-cell office:value="-5.6070071781517" office:value-type="float"/>
          <table:table-cell office:value="11" office:value-type="float"/>
          <table:table-cell office:value="3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85</text:p>
          </table:table-cell>
          <table:table-cell office:value="8.10975253582" office:value-type="float"/>
          <table:table-cell office:value="0.17088312655687" office:value-type="float"/>
          <table:table-cell office:value="-156.41553690479" office:value-type="float"/>
          <table:table-cell office:value="11" office:value-type="float"/>
          <table:table-cell office:value="1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596</text:p>
          </table:table-cell>
          <table:table-cell office:value="8.4900599718094" office:value-type="float"/>
          <table:table-cell office:value="0.72929568588734" office:value-type="float"/>
          <table:table-cell office:value="-55.531409895344" office:value-type="float"/>
          <table:table-cell office:value="11" office:value-type="float"/>
          <table:table-cell office:value="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07</text:p>
          </table:table-cell>
          <table:table-cell office:value="0.033857082016766" office:value-type="float"/>
          <table:table-cell office:value="1.5979504585266" office:value-type="float"/>
          <table:table-cell office:value="42.567152506227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18</text:p>
          </table:table-cell>
          <table:table-cell office:value="4.2845582962036" office:value-type="float"/>
          <table:table-cell office:value="3.9250460267067" office:value-type="float"/>
          <table:table-cell office:value="108.19375135337" office:value-type="float"/>
          <table:table-cell office:value="10" office:value-type="float"/>
          <table:table-cell office:value="2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29</text:p>
          </table:table-cell>
          <table:table-cell office:value="3.4203559160233" office:value-type="float"/>
          <table:table-cell office:value="3.9597621560097" office:value-type="float"/>
          <table:table-cell office:value="-176.0873156748" office:value-type="float"/>
          <table:table-cell office:value="10" office:value-type="float"/>
          <table:table-cell office:value="4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40</text:p>
          </table:table-cell>
          <table:table-cell office:value="1.3037970662117" office:value-type="float"/>
          <table:table-cell office:value="2.5804734230042" office:value-type="float"/>
          <table:table-cell office:value="22.303900521272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51</text:p>
          </table:table-cell>
          <table:table-cell office:value="5.252593755722" office:value-type="float"/>
          <table:table-cell office:value="1.6397629678249" office:value-type="float"/>
          <table:table-cell office:value="-142.27810179352" office:value-type="float"/>
          <table:table-cell office:value="11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62</text:p>
          </table:table-cell>
          <table:table-cell office:value="7.2198045253754" office:value-type="float"/>
          <table:table-cell office:value="4.7412759065628" office:value-type="float"/>
          <table:table-cell office:value="172.37282862329" office:value-type="float"/>
          <table:table-cell office:value="10" office:value-type="float"/>
          <table:table-cell office:value="23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73</text:p>
          </table:table-cell>
          <table:table-cell office:value="7.5253504514694" office:value-type="float"/>
          <table:table-cell office:value="2.4614229798317" office:value-type="float"/>
          <table:table-cell office:value="151.19767340885" office:value-type="float"/>
          <table:table-cell office:value="10" office:value-type="float"/>
          <table:table-cell office:value="3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84</text:p>
          </table:table-cell>
          <table:table-cell office:value="-1.362272799015" office:value-type="float"/>
          <table:table-cell office:value="5.5625212192535" office:value-type="float"/>
          <table:table-cell office:value="-44.344425201416" office:value-type="float"/>
          <table:table-cell office:value="10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695</text:p>
          </table:table-cell>
          <table:table-cell office:value="-0.94720758497715" office:value-type="float"/>
          <table:table-cell office:value="1.0151568800211" office:value-type="float"/>
          <table:table-cell office:value="-109.65092546621" office:value-type="float"/>
          <table:table-cell office:value="10" office:value-type="float"/>
          <table:table-cell office:value="2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06</text:p>
          </table:table-cell>
          <table:table-cell office:value="3.0018836259842" office:value-type="float"/>
          <table:table-cell office:value="4.5458030700684" office:value-type="float"/>
          <table:table-cell office:value="36.340634913961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17</text:p>
          </table:table-cell>
          <table:table-cell office:value="6.9094151258469" office:value-type="float"/>
          <table:table-cell office:value="4.6146702766418" office:value-type="float"/>
          <table:table-cell office:value="169.45458521509" office:value-type="float"/>
          <table:table-cell office:value="10" office:value-type="float"/>
          <table:table-cell office:value="3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28</text:p>
          </table:table-cell>
          <table:table-cell office:value="3.8645443320274" office:value-type="float"/>
          <table:table-cell office:value="4.4329753518105" office:value-type="float"/>
          <table:table-cell office:value="-96.607264439771" office:value-type="float"/>
          <table:table-cell office:value="10" office:value-type="float"/>
          <table:table-cell office:value="2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39</text:p>
          </table:table-cell>
          <table:table-cell office:value="5.8827996253967" office:value-type="float"/>
          <table:table-cell office:value="6.0101300477982" office:value-type="float"/>
          <table:table-cell office:value="-38.433270469593" office:value-type="float"/>
          <table:table-cell office:value="10" office:value-type="float"/>
          <table:table-cell office:value="1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50</text:p>
          </table:table-cell>
          <table:table-cell office:value="8.061391711235" office:value-type="float"/>
          <table:table-cell office:value="2.7579385042191" office:value-type="float"/>
          <table:table-cell office:value="84.605216220686" office:value-type="float"/>
          <table:table-cell office:value="10" office:value-type="float"/>
          <table:table-cell office:value="2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61</text:p>
          </table:table-cell>
          <table:table-cell office:value="-0.48597503453493" office:value-type="float"/>
          <table:table-cell office:value="5.3872382640839" office:value-type="float"/>
          <table:table-cell office:value="-20.592179647677" office:value-type="float"/>
          <table:table-cell office:value="10" office:value-type="float"/>
          <table:table-cell office:value="4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72</text:p>
          </table:table-cell>
          <table:table-cell office:value="-1.1344812065363" office:value-type="float"/>
          <table:table-cell office:value="8.6015576124191" office:value-type="float"/>
          <table:table-cell office:value="-152.55196686763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83</text:p>
          </table:table-cell>
          <table:table-cell office:value="0.88769569993019" office:value-type="float"/>
          <table:table-cell office:value="6.4769053459167" office:value-type="float"/>
          <table:table-cell office:value="63.960926547931" office:value-type="float"/>
          <table:table-cell office:value="11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794</text:p>
          </table:table-cell>
          <table:table-cell office:value="4.3583291769028" office:value-type="float"/>
          <table:table-cell office:value="3.5992747545242" office:value-type="float"/>
          <table:table-cell office:value="144.10142989675" office:value-type="float"/>
          <table:table-cell office:value="10" office:value-type="float"/>
          <table:table-cell office:value="2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05</text:p>
          </table:table-cell>
          <table:table-cell office:value="4.8099356889725" office:value-type="float"/>
          <table:table-cell office:value="4.9187237024307" office:value-type="float"/>
          <table:table-cell office:value="49.247144513829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16</text:p>
          </table:table-cell>
          <table:table-cell office:value="7.5070095062256" office:value-type="float"/>
          <table:table-cell office:value="5.8719062805176" office:value-type="float"/>
          <table:table-cell office:value="-144.32215690613" office:value-type="float"/>
          <table:table-cell office:value="10" office:value-type="float"/>
          <table:table-cell office:value="1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27</text:p>
          </table:table-cell>
          <table:table-cell office:value="7.828780412674" office:value-type="float"/>
          <table:table-cell office:value="6.3107854127884" office:value-type="float"/>
          <table:table-cell office:value="-89.378461716281" office:value-type="float"/>
          <table:table-cell office:value="10" office:value-type="float"/>
          <table:table-cell office:value="2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38</text:p>
          </table:table-cell>
          <table:table-cell office:value="-0.7978980243206" office:value-type="float"/>
          <table:table-cell office:value="5.4779851436615" office:value-type="float"/>
          <table:table-cell office:value="36.057813911681" office:value-type="float"/>
          <table:table-cell office:value="10" office:value-type="float"/>
          <table:table-cell office:value="3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49</text:p>
          </table:table-cell>
          <table:table-cell office:value="-0.52282564342022" office:value-type="float"/>
          <table:table-cell office:value="7.6869481801987" office:value-type="float"/>
          <table:table-cell office:value="-40.275435538808" office:value-type="float"/>
          <table:table-cell office:value="10" office:value-type="float"/>
          <table:table-cell office:value="2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60</text:p>
          </table:table-cell>
          <table:table-cell office:value="2.0844340324402" office:value-type="float"/>
          <table:table-cell office:value="10.227108001709" office:value-type="float"/>
          <table:table-cell office:value="-112.41165316029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71</text:p>
          </table:table-cell>
          <table:table-cell office:value="5.7485812902451" office:value-type="float"/>
          <table:table-cell office:value="4.633940756321" office:value-type="float"/>
          <table:table-cell office:value="99.50575858924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82</text:p>
          </table:table-cell>
          <table:table-cell office:value="4.5552811026573" office:value-type="float"/>
          <table:table-cell office:value="7.4624729156494" office:value-type="float"/>
          <table:table-cell office:value="11.013068211306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893</text:p>
          </table:table-cell>
          <table:table-cell office:value="5.3167939186096" office:value-type="float"/>
          <table:table-cell office:value="6.1222106218338" office:value-type="float"/>
          <table:table-cell office:value="132.92184604961" office:value-type="float"/>
          <table:table-cell office:value="10" office:value-type="float"/>
          <table:table-cell office:value="1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04</text:p>
          </table:table-cell>
          <table:table-cell office:value="9.4348162412643" office:value-type="float"/>
          <table:table-cell office:value="3.8858088850975" office:value-type="float"/>
          <table:table-cell office:value="125.39808917197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15</text:p>
          </table:table-cell>
          <table:table-cell office:value="-0.46083219349384" office:value-type="float"/>
          <table:table-cell office:value="7.3514449596405" office:value-type="float"/>
          <table:table-cell office:value="-104.42682967824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26</text:p>
          </table:table-cell>
          <table:table-cell office:value="-0.14191967435181" office:value-type="float"/>
          <table:table-cell office:value="8.9130222797394" office:value-type="float"/>
          <table:table-cell office:value="-70.377228366342" office:value-type="float"/>
          <table:table-cell office:value="10" office:value-type="float"/>
          <table:table-cell office:value="3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37</text:p>
          </table:table-cell>
          <table:table-cell office:value="4.0618005394936" office:value-type="float"/>
          <table:table-cell office:value="10.613644123077" office:value-type="float"/>
          <table:table-cell office:value="113.09968589977" office:value-type="float"/>
          <table:table-cell office:value="10" office:value-type="float"/>
          <table:table-cell office:value="1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48</text:p>
          </table:table-cell>
          <table:table-cell office:value="4.2708310484886" office:value-type="float"/>
          <table:table-cell office:value="10.179126262665" office:value-type="float"/>
          <table:table-cell office:value="91.770240455676" office:value-type="float"/>
          <table:table-cell office:value="10" office:value-type="float"/>
          <table:table-cell office:value="1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59</text:p>
          </table:table-cell>
          <table:table-cell office:value="2.1280607581139" office:value-type="float"/>
          <table:table-cell office:value="7.7172327041626" office:value-type="float"/>
          <table:table-cell office:value="-54.250851558272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70</text:p>
          </table:table-cell>
          <table:table-cell office:value="9.2634057998657" office:value-type="float"/>
          <table:table-cell office:value="10.371797084808" office:value-type="float"/>
          <table:table-cell office:value="-88.4941732807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81</text:p>
          </table:table-cell>
          <table:table-cell office:value="7.4542462825775" office:value-type="float"/>
          <table:table-cell office:value="11.080123186111" office:value-type="float"/>
          <table:table-cell office:value="-169.4735417700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4992</text:p>
          </table:table-cell>
          <table:table-cell office:value="-0.60802944004536" office:value-type="float"/>
          <table:table-cell office:value="9.4164478778839" office:value-type="float"/>
          <table:table-cell office:value="143.87124511087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5003</text:p>
          </table:table-cell>
          <table:table-cell office:value="0.65209686756134" office:value-type="float"/>
          <table:table-cell office:value="7.3168611526489" office:value-type="float"/>
          <table:table-cell office:value="-65.927132679399" office:value-type="float"/>
          <table:table-cell office:value="11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15</text:p>
          </table:table-cell>
          <table:table-cell office:value="1.4237144589424" office:value-type="float"/>
          <table:table-cell office:value="-0.45662879943848" office:value-type="float"/>
          <table:table-cell office:value="-95.17697391996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464</text:p>
          </table:table-cell>
          <table:table-cell office:value="-0.2684479393065" office:value-type="float"/>
          <table:table-cell office:value="-0.3821262344718" office:value-type="float"/>
          <table:table-cell office:value="160.79428241511" office:value-type="float"/>
          <table:table-cell office:value="10" office:value-type="float"/>
          <table:table-cell office:value="89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475</text:p>
          </table:table-cell>
          <table:table-cell office:value="-0.080562382936478" office:value-type="float"/>
          <table:table-cell office:value="-0.37063900381327" office:value-type="float"/>
          <table:table-cell office:value="50.555348396301" office:value-type="float"/>
          <table:table-cell office:value="10" office:value-type="float"/>
          <table:table-cell office:value="826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486</text:p>
          </table:table-cell>
          <table:table-cell office:value="3.448389172554" office:value-type="float"/>
          <table:table-cell office:value="0.1790995337069" office:value-type="float"/>
          <table:table-cell office:value="-87.449745008141" office:value-type="float"/>
          <table:table-cell office:value="11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497</text:p>
          </table:table-cell>
          <table:table-cell office:value="2.7274242043495" office:value-type="float"/>
          <table:table-cell office:value="0.42270120233297" office:value-type="float"/>
          <table:table-cell office:value="-2.3844379006298" office:value-type="float"/>
          <table:table-cell office:value="11" office:value-type="float"/>
          <table:table-cell office:value="3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08</text:p>
          </table:table-cell>
          <table:table-cell office:value="4.5460313558578" office:value-type="float"/>
          <table:table-cell office:value="-0.052865594625473" office:value-type="float"/>
          <table:table-cell office:value="49.599070837543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19</text:p>
          </table:table-cell>
          <table:table-cell office:value="5.7877910137177" office:value-type="float"/>
          <table:table-cell office:value="-0.57991057634354" office:value-type="float"/>
          <table:table-cell office:value="137.61003305958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30</text:p>
          </table:table-cell>
          <table:table-cell office:value="-1.259301751852" office:value-type="float"/>
          <table:table-cell office:value="0.72232849895954" office:value-type="float"/>
          <table:table-cell office:value="87.789705604505" office:value-type="float"/>
          <table:table-cell office:value="10" office:value-type="float"/>
          <table:table-cell office:value="3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41</text:p>
          </table:table-cell>
          <table:table-cell office:value="-0.16912158578634" office:value-type="float"/>
          <table:table-cell office:value="4.6504259109497" office:value-type="float"/>
          <table:table-cell office:value="143.67345184278" office:value-type="float"/>
          <table:table-cell office:value="10" office:value-type="float"/>
          <table:table-cell office:value="2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52</text:p>
          </table:table-cell>
          <table:table-cell office:value="4.1941624879837" office:value-type="float"/>
          <table:table-cell office:value="3.078216612339" office:value-type="float"/>
          <table:table-cell office:value="177.05035513374" office:value-type="float"/>
          <table:table-cell office:value="10" office:value-type="float"/>
          <table:table-cell office:value="3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63</text:p>
          </table:table-cell>
          <table:table-cell office:value="3.6967694759369" office:value-type="float"/>
          <table:table-cell office:value="1.4856754243374" office:value-type="float"/>
          <table:table-cell office:value="-40.531499370648" office:value-type="float"/>
          <table:table-cell office:value="11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74</text:p>
          </table:table-cell>
          <table:table-cell office:value="1.9413428008556" office:value-type="float"/>
          <table:table-cell office:value="0.57472813874483" office:value-type="float"/>
          <table:table-cell office:value="-5.6185141965082" office:value-type="float"/>
          <table:table-cell office:value="11" office:value-type="float"/>
          <table:table-cell office:value="3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85</text:p>
          </table:table-cell>
          <table:table-cell office:value="8.3410799503326" office:value-type="float"/>
          <table:table-cell office:value="0.2431682497263" office:value-type="float"/>
          <table:table-cell office:value="176.05525217239" office:value-type="float"/>
          <table:table-cell office:value="11" office:value-type="float"/>
          <table:table-cell office:value="1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596</text:p>
          </table:table-cell>
          <table:table-cell office:value="8.4049332141876" office:value-type="float"/>
          <table:table-cell office:value="0.97286507487297" office:value-type="float"/>
          <table:table-cell office:value="-92.775129208899" office:value-type="float"/>
          <table:table-cell office:value="11" office:value-type="float"/>
          <table:table-cell office:value="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07</text:p>
          </table:table-cell>
          <table:table-cell office:value="0.078032067976892" office:value-type="float"/>
          <table:table-cell office:value="1.3584621250629" office:value-type="float"/>
          <table:table-cell office:value="108.44955550637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18</text:p>
          </table:table-cell>
          <table:table-cell office:value="4.5028305053711" office:value-type="float"/>
          <table:table-cell office:value="3.9631944894791" office:value-type="float"/>
          <table:table-cell office:value="-161.24407349119" office:value-type="float"/>
          <table:table-cell office:value="10" office:value-type="float"/>
          <table:table-cell office:value="3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29</text:p>
          </table:table-cell>
          <table:table-cell office:value="3.7966960668564" office:value-type="float"/>
          <table:table-cell office:value="3.9397546648979" office:value-type="float"/>
          <table:table-cell office:value="174.59994364696" office:value-type="float"/>
          <table:table-cell office:value="10" office:value-type="float"/>
          <table:table-cell office:value="4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40</text:p>
          </table:table-cell>
          <table:table-cell office:value="1.0328689962626" office:value-type="float"/>
          <table:table-cell office:value="2.369519174099" office:value-type="float"/>
          <table:table-cell office:value="42.77738985742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51</text:p>
          </table:table-cell>
          <table:table-cell office:value="5.5673110485077" office:value-type="float"/>
          <table:table-cell office:value="1.8833801150322" office:value-type="float"/>
          <table:table-cell office:value="-142.28011088766" office:value-type="float"/>
          <table:table-cell office:value="11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62</text:p>
          </table:table-cell>
          <table:table-cell office:value="7.4604713916779" office:value-type="float"/>
          <table:table-cell office:value="4.7371625900269" office:value-type="float"/>
          <table:table-cell office:value="142.09545190167" office:value-type="float"/>
          <table:table-cell office:value="10" office:value-type="float"/>
          <table:table-cell office:value="239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73</text:p>
          </table:table-cell>
          <table:table-cell office:value="7.6753062009811" office:value-type="float"/>
          <table:table-cell office:value="2.6187789440155" office:value-type="float"/>
          <table:table-cell office:value="-122.62804037446" office:value-type="float"/>
          <table:table-cell office:value="10" office:value-type="float"/>
          <table:table-cell office:value="3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84</text:p>
          </table:table-cell>
          <table:table-cell office:value="-1.4426499605179" office:value-type="float"/>
          <table:table-cell office:value="5.9018325805664" office:value-type="float"/>
          <table:table-cell office:value="-71.912798152608" office:value-type="float"/>
          <table:table-cell office:value="10" office:value-type="float"/>
          <table:table-cell office:value="2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695</text:p>
          </table:table-cell>
          <table:table-cell office:value="-1.1296268552542" office:value-type="float"/>
          <table:table-cell office:value="1.1176019906998" office:value-type="float"/>
          <table:table-cell office:value="-19.264742447312" office:value-type="float"/>
          <table:table-cell office:value="10" office:value-type="float"/>
          <table:table-cell office:value="2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06</text:p>
          </table:table-cell>
          <table:table-cell office:value="2.9954212903976" office:value-type="float"/>
          <table:table-cell office:value="4.2303308844566" office:value-type="float"/>
          <table:table-cell office:value="83.686322163624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17</text:p>
          </table:table-cell>
          <table:table-cell office:value="7.1600997447968" office:value-type="float"/>
          <table:table-cell office:value="4.5479446649551" office:value-type="float"/>
          <table:table-cell office:value="179.65101132727" office:value-type="float"/>
          <table:table-cell office:value="10" office:value-type="float"/>
          <table:table-cell office:value="3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28</text:p>
          </table:table-cell>
          <table:table-cell office:value="3.9096787571907" office:value-type="float"/>
          <table:table-cell office:value="4.8287159204483" office:value-type="float"/>
          <table:table-cell office:value="-96.590542489556" office:value-type="float"/>
          <table:table-cell office:value="10" office:value-type="float"/>
          <table:table-cell office:value="3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39</text:p>
          </table:table-cell>
          <table:table-cell office:value="5.7228314876556" office:value-type="float"/>
          <table:table-cell office:value="5.857794880867" office:value-type="float"/>
          <table:table-cell office:value="52.275915434406" office:value-type="float"/>
          <table:table-cell office:value="10" office:value-type="float"/>
          <table:table-cell office:value="2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50</text:p>
          </table:table-cell>
          <table:table-cell office:value="8.2528078556061" office:value-type="float"/>
          <table:table-cell office:value="2.6752513647079" office:value-type="float"/>
          <table:table-cell office:value="166.43434269413" office:value-type="float"/>
          <table:table-cell office:value="10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61</text:p>
          </table:table-cell>
          <table:table-cell office:value="-0.62121473252773" office:value-type="float"/>
          <table:table-cell office:value="5.3104722499847" office:value-type="float"/>
          <table:table-cell office:value="46.09928351299" office:value-type="float"/>
          <table:table-cell office:value="10" office:value-type="float"/>
          <table:table-cell office:value="4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72</text:p>
          </table:table-cell>
          <table:table-cell office:value="-0.80780662596226" office:value-type="float"/>
          <table:table-cell office:value="8.6817342042923" office:value-type="float"/>
          <table:table-cell office:value="-162.71414270826" office:value-type="float"/>
          <table:table-cell office:value="10" office:value-type="float"/>
          <table:table-cell office:value="1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83</text:p>
          </table:table-cell>
          <table:table-cell office:value="0.7137069106102" office:value-type="float"/>
          <table:table-cell office:value="6.119521856308" office:value-type="float"/>
          <table:table-cell office:value="63.915619424954" office:value-type="float"/>
          <table:table-cell office:value="11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794</text:p>
          </table:table-cell>
          <table:table-cell office:value="4.25835698843" office:value-type="float"/>
          <table:table-cell office:value="3.4012675285339" office:value-type="float"/>
          <table:table-cell office:value="54.438042412898" office:value-type="float"/>
          <table:table-cell office:value="10" office:value-type="float"/>
          <table:table-cell office:value="2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05</text:p>
          </table:table-cell>
          <table:table-cell office:value="4.5121330022812" office:value-type="float"/>
          <table:table-cell office:value="4.7654166817665" office:value-type="float"/>
          <table:table-cell office:value="21.152132635663" office:value-type="float"/>
          <table:table-cell office:value="10" office:value-type="float"/>
          <table:table-cell office:value="1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16</text:p>
          </table:table-cell>
          <table:table-cell office:value="7.6606607437134" office:value-type="float"/>
          <table:table-cell office:value="5.7119959592819" office:value-type="float"/>
          <table:table-cell office:value="125.12459268995" office:value-type="float"/>
          <table:table-cell office:value="10" office:value-type="float"/>
          <table:table-cell office:value="1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27</text:p>
          </table:table-cell>
          <table:table-cell office:value="8.0480843782425" office:value-type="float"/>
          <table:table-cell office:value="6.3450658321381" office:value-type="float"/>
          <table:table-cell office:value="180.0487982999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38</text:p>
          </table:table-cell>
          <table:table-cell office:value="-0.9158543497324" office:value-type="float"/>
          <table:table-cell office:value="5.1818227767944" office:value-type="float"/>
          <table:table-cell office:value="86.067638579448" office:value-type="float"/>
          <table:table-cell office:value="10" office:value-type="float"/>
          <table:table-cell office:value="4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49</text:p>
          </table:table-cell>
          <table:table-cell office:value="-0.40458742529154" office:value-type="float"/>
          <table:table-cell office:value="7.8748506307602" office:value-type="float"/>
          <table:table-cell office:value="-131.04145693931" office:value-type="float"/>
          <table:table-cell office:value="10" office:value-type="float"/>
          <table:table-cell office:value="3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60</text:p>
          </table:table-cell>
          <table:table-cell office:value="2.1726796030998" office:value-type="float"/>
          <table:table-cell office:value="10.500683784485" office:value-type="float"/>
          <table:table-cell office:value="-106.95328606162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71</text:p>
          </table:table-cell>
          <table:table-cell office:value="5.9711956977844" office:value-type="float"/>
          <table:table-cell office:value="4.4518321752548" office:value-type="float"/>
          <table:table-cell office:value="150.34099293363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82</text:p>
          </table:table-cell>
          <table:table-cell office:value="4.1862565279007" office:value-type="float"/>
          <table:table-cell office:value="7.4156630039215" office:value-type="float"/>
          <table:table-cell office:value="6.0128749460931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893</text:p>
          </table:table-cell>
          <table:table-cell office:value="5.1772892475128" office:value-type="float"/>
          <table:table-cell office:value="5.950123667717" office:value-type="float"/>
          <table:table-cell office:value="42.297831386518" office:value-type="float"/>
          <table:table-cell office:value="10" office:value-type="float"/>
          <table:table-cell office:value="1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04</text:p>
          </table:table-cell>
          <table:table-cell office:value="9.7203099727631" office:value-type="float"/>
          <table:table-cell office:value="3.7540003657341" office:value-type="float"/>
          <table:table-cell office:value="163.0251149463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15</text:p>
          </table:table-cell>
          <table:table-cell office:value="-0.24033069610596" office:value-type="float"/>
          <table:table-cell office:value="7.3276245594025" office:value-type="float"/>
          <table:table-cell office:value="165.02870116264" office:value-type="float"/>
          <table:table-cell office:value="10" office:value-type="float"/>
          <table:table-cell office:value="1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26</text:p>
          </table:table-cell>
          <table:table-cell office:value="-0.35374104976654" office:value-type="float"/>
          <table:table-cell office:value="8.9729106426239" office:value-type="float"/>
          <table:table-cell office:value="3.3454059083371" office:value-type="float"/>
          <table:table-cell office:value="10" office:value-type="float"/>
          <table:table-cell office:value="3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37</text:p>
          </table:table-cell>
          <table:table-cell office:value="3.8604107499123" office:value-type="float"/>
          <table:table-cell office:value="10.424720048904" office:value-type="float"/>
          <table:table-cell office:value="45.051687841962" office:value-type="float"/>
          <table:table-cell office:value="10" office:value-type="float"/>
          <table:table-cell office:value="1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48</text:p>
          </table:table-cell>
          <table:table-cell office:value="4.5321583747864" office:value-type="float"/>
          <table:table-cell office:value="10.090564489365" office:value-type="float"/>
          <table:table-cell office:value="160.03245305104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59</text:p>
          </table:table-cell>
          <table:table-cell office:value="2.1325659751892" office:value-type="float"/>
          <table:table-cell office:value="8.0161654949188" office:value-type="float"/>
          <table:table-cell office:value="-99.599454812943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70</text:p>
          </table:table-cell>
          <table:table-cell office:value="9.070011973381" office:value-type="float"/>
          <table:table-cell office:value="10.571286678314" office:value-type="float"/>
          <table:table-cell office:value="-43.46856949435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81</text:p>
          </table:table-cell>
          <table:table-cell office:value="7.6427531242371" office:value-type="float"/>
          <table:table-cell office:value="10.909245014191" office:value-type="float"/>
          <table:table-cell office:value="128.970777912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4992</text:p>
          </table:table-cell>
          <table:table-cell office:value="-0.61166100203991" office:value-type="float"/>
          <table:table-cell office:value="9.2228603363037" office:value-type="float"/>
          <table:table-cell office:value="77.335240734611" office:value-type="float"/>
          <table:table-cell office:value="10" office:value-type="float"/>
          <table:table-cell office:value="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5</text:p>
          </table:table-cell>
          <table:table-cell office:value-type="string">
            <text:p>5003</text:p>
          </table:table-cell>
          <table:table-cell office:value="0.49090266227722" office:value-type="float"/>
          <table:table-cell office:value="7.6807862520218" office:value-type="float"/>
          <table:table-cell office:value="-65.968052596803" office:value-type="float"/>
          <table:table-cell office:value="11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15</text:p>
          </table:table-cell>
          <table:table-cell office:value="1.5080383419991" office:value-type="float"/>
          <table:table-cell office:value="-0.36088239401579" office:value-type="float"/>
          <table:table-cell office:value="-92.380150867875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464</text:p>
          </table:table-cell>
          <table:table-cell office:value="-0.23872369900346" office:value-type="float"/>
          <table:table-cell office:value="-0.40104191750288" office:value-type="float"/>
          <table:table-cell office:value="-139.2388207138" office:value-type="float"/>
          <table:table-cell office:value="10" office:value-type="float"/>
          <table:table-cell office:value="91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475</text:p>
          </table:table-cell>
          <table:table-cell office:value="-0.10204063728452" office:value-type="float"/>
          <table:table-cell office:value="-0.57579584419727" office:value-type="float"/>
          <table:table-cell office:value="7.5155197624948" office:value-type="float"/>
          <table:table-cell office:value="10" office:value-type="float"/>
          <table:table-cell office:value="85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486</text:p>
          </table:table-cell>
          <table:table-cell office:value="3.4081253409386" office:value-type="float"/>
          <table:table-cell office:value="0.45305054634809" office:value-type="float"/>
          <table:table-cell office:value="-87.191924927341" office:value-type="float"/>
          <table:table-cell office:value="11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497</text:p>
          </table:table-cell>
          <table:table-cell office:value="2.4723391234875" office:value-type="float"/>
          <table:table-cell office:value="0.53567707538605" office:value-type="float"/>
          <table:table-cell office:value="-28.354239691595" office:value-type="float"/>
          <table:table-cell office:value="11" office:value-type="float"/>
          <table:table-cell office:value="3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08</text:p>
          </table:table-cell>
          <table:table-cell office:value="4.2785197496414" office:value-type="float"/>
          <table:table-cell office:value="-0.29799062758684" office:value-type="float"/>
          <table:table-cell office:value="35.26730028687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19</text:p>
          </table:table-cell>
          <table:table-cell office:value="6.1170876026154" office:value-type="float"/>
          <table:table-cell office:value="-0.58500546962023" office:value-type="float"/>
          <table:table-cell office:value="158.13601852223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30</text:p>
          </table:table-cell>
          <table:table-cell office:value="-1.4906652271748" office:value-type="float"/>
          <table:table-cell office:value="0.69089069962502" office:value-type="float"/>
          <table:table-cell office:value="1.0652858645293" office:value-type="float"/>
          <table:table-cell office:value="10" office:value-type="float"/>
          <table:table-cell office:value="3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41</text:p>
          </table:table-cell>
          <table:table-cell office:value="0.18459033221006" office:value-type="float"/>
          <table:table-cell office:value="4.5889410376549" office:value-type="float"/>
          <table:table-cell office:value="166.02346244132" office:value-type="float"/>
          <table:table-cell office:value="10" office:value-type="float"/>
          <table:table-cell office:value="2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52</text:p>
          </table:table-cell>
          <table:table-cell office:value="4.2252779006958" office:value-type="float"/>
          <table:table-cell office:value="2.8504884243011" office:value-type="float"/>
          <table:table-cell office:value="93.770573852928" office:value-type="float"/>
          <table:table-cell office:value="10" office:value-type="float"/>
          <table:table-cell office:value="3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63</text:p>
          </table:table-cell>
          <table:table-cell office:value="3.384937942028" office:value-type="float"/>
          <table:table-cell office:value="1.5547828376293" office:value-type="float"/>
          <table:table-cell office:value="-5.2097318753315" office:value-type="float"/>
          <table:table-cell office:value="11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74</text:p>
          </table:table-cell>
          <table:table-cell office:value="1.5445497632027" office:value-type="float"/>
          <table:table-cell office:value="0.61364065855742" office:value-type="float"/>
          <table:table-cell office:value="-5.6677126580743" office:value-type="float"/>
          <table:table-cell office:value="11" office:value-type="float"/>
          <table:table-cell office:value="3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85</text:p>
          </table:table-cell>
          <table:table-cell office:value="8.3566361665726" office:value-type="float"/>
          <table:table-cell office:value="0.021489369682968" office:value-type="float"/>
          <table:table-cell office:value="85.257898470399" office:value-type="float"/>
          <table:table-cell office:value="11" office:value-type="float"/>
          <table:table-cell office:value="1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596</text:p>
          </table:table-cell>
          <table:table-cell office:value="8.625825047493" office:value-type="float"/>
          <table:table-cell office:value="0.9938208013773" office:value-type="float"/>
          <table:table-cell office:value="176.65647701093" office:value-type="float"/>
          <table:table-cell office:value="11" office:value-type="float"/>
          <table:table-cell office:value="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07</text:p>
          </table:table-cell>
          <table:table-cell office:value="0.29266888275743" office:value-type="float"/>
          <table:table-cell office:value="1.1327463388443" office:value-type="float"/>
          <table:table-cell office:value="136.06158183638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18</text:p>
          </table:table-cell>
          <table:table-cell office:value="4.4615808129311" office:value-type="float"/>
          <table:table-cell office:value="4.1845721006393" office:value-type="float"/>
          <table:table-cell office:value="-71.159961876596" office:value-type="float"/>
          <table:table-cell office:value="10" office:value-type="float"/>
          <table:table-cell office:value="3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29</text:p>
          </table:table-cell>
          <table:table-cell office:value="3.9983636140823" office:value-type="float"/>
          <table:table-cell office:value="3.7844225764275" office:value-type="float"/>
          <table:table-cell office:value="119.16846226735" office:value-type="float"/>
          <table:table-cell office:value="10" office:value-type="float"/>
          <table:table-cell office:value="4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40</text:p>
          </table:table-cell>
          <table:table-cell office:value="0.85907012224197" office:value-type="float"/>
          <table:table-cell office:value="2.0686313509941" office:value-type="float"/>
          <table:table-cell office:value="64.974200194049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51</text:p>
          </table:table-cell>
          <table:table-cell office:value="5.8471238613129" office:value-type="float"/>
          <table:table-cell office:value="2.1038356423378" office:value-type="float"/>
          <table:table-cell office:value="-140.95328871612" office:value-type="float"/>
          <table:table-cell office:value="11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62</text:p>
          </table:table-cell>
          <table:table-cell office:value="7.599670290947" office:value-type="float"/>
          <table:table-cell office:value="4.7233134508133" office:value-type="float"/>
          <table:table-cell office:value="97.926979611634" office:value-type="float"/>
          <table:table-cell office:value="10" office:value-type="float"/>
          <table:table-cell office:value="25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73</text:p>
          </table:table-cell>
          <table:table-cell office:value="7.5069940090179" office:value-type="float"/>
          <table:table-cell office:value="2.763994038105" office:value-type="float"/>
          <table:table-cell office:value="-31.877531367502" office:value-type="float"/>
          <table:table-cell office:value="10" office:value-type="float"/>
          <table:table-cell office:value="3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84</text:p>
          </table:table-cell>
          <table:table-cell office:value="-1.5656659007072" office:value-type="float"/>
          <table:table-cell office:value="6.2797659635544" office:value-type="float"/>
          <table:table-cell office:value="-71.910242366183" office:value-type="float"/>
          <table:table-cell office:value="10" office:value-type="float"/>
          <table:table-cell office:value="2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695</text:p>
          </table:table-cell>
          <table:table-cell office:value="-1.3258212804794" office:value-type="float"/>
          <table:table-cell office:value="1.0373874008656" office:value-type="float"/>
          <table:table-cell office:value="2.6018093725678" office:value-type="float"/>
          <table:table-cell office:value="10" office:value-type="float"/>
          <table:table-cell office:value="2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06</text:p>
          </table:table-cell>
          <table:table-cell office:value="2.9518255591393" office:value-type="float"/>
          <table:table-cell office:value="3.8347858190536" office:value-type="float"/>
          <table:table-cell office:value="83.705845911791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17</text:p>
          </table:table-cell>
          <table:table-cell office:value="7.2742640972137" office:value-type="float"/>
          <table:table-cell office:value="4.6710982918739" office:value-type="float"/>
          <table:table-cell office:value="-113.48819960454" office:value-type="float"/>
          <table:table-cell office:value="10" office:value-type="float"/>
          <table:table-cell office:value="3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28</text:p>
          </table:table-cell>
          <table:table-cell office:value="4.1118288040161" office:value-type="float"/>
          <table:table-cell office:value="4.9260705709457" office:value-type="float"/>
          <table:table-cell office:value="-168.19687861546" office:value-type="float"/>
          <table:table-cell office:value="10" office:value-type="float"/>
          <table:table-cell office:value="3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39</text:p>
          </table:table-cell>
          <table:table-cell office:value="5.8820188045502" office:value-type="float"/>
          <table:table-cell office:value="5.683958530426" office:value-type="float"/>
          <table:table-cell office:value="137.89636314295" office:value-type="float"/>
          <table:table-cell office:value="10" office:value-type="float"/>
          <table:table-cell office:value="2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50</text:p>
          </table:table-cell>
          <table:table-cell office:value="8.3343267440796" office:value-type="float"/>
          <table:table-cell office:value="2.8814551234245" office:value-type="float"/>
          <table:table-cell office:value="-102.92546232794" office:value-type="float"/>
          <table:table-cell office:value="10" office:value-type="float"/>
          <table:table-cell office:value="2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61</text:p>
          </table:table-cell>
          <table:table-cell office:value="-0.4984300583601" office:value-type="float"/>
          <table:table-cell office:value="5.1470965147018" office:value-type="float"/>
          <table:table-cell office:value="129.44372140678" office:value-type="float"/>
          <table:table-cell office:value="10" office:value-type="float"/>
          <table:table-cell office:value="5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72</text:p>
          </table:table-cell>
          <table:table-cell office:value="-0.84395334124565" office:value-type="float"/>
          <table:table-cell office:value="8.9008617401123" office:value-type="float"/>
          <table:table-cell office:value="-71.885347366333" office:value-type="float"/>
          <table:table-cell office:value="10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83</text:p>
          </table:table-cell>
          <table:table-cell office:value="0.56099660694599" office:value-type="float"/>
          <table:table-cell office:value="5.7702600955963" office:value-type="float"/>
          <table:table-cell office:value="70.643747688099" office:value-type="float"/>
          <table:table-cell office:value="11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794</text:p>
          </table:table-cell>
          <table:table-cell office:value="4.0674489736557" office:value-type="float"/>
          <table:table-cell office:value="3.4116929769516" office:value-type="float"/>
          <table:table-cell office:value="-16.564087693099" office:value-type="float"/>
          <table:table-cell office:value="10" office:value-type="float"/>
          <table:table-cell office:value="3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05</text:p>
          </table:table-cell>
          <table:table-cell office:value="4.4146651029587" office:value-type="float"/>
          <table:table-cell office:value="4.942212998867" office:value-type="float"/>
          <table:table-cell office:value="-58.632016181946" office:value-type="float"/>
          <table:table-cell office:value="10" office:value-type="float"/>
          <table:table-cell office:value="2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16</text:p>
          </table:table-cell>
          <table:table-cell office:value="7.7533650398254" office:value-type="float"/>
          <table:table-cell office:value="5.3563857078552" office:value-type="float"/>
          <table:table-cell office:value="108.33906899592" office:value-type="float"/>
          <table:table-cell office:value="10" office:value-type="float"/>
          <table:table-cell office:value="1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27</text:p>
          </table:table-cell>
          <table:table-cell office:value="8.392875790596" office:value-type="float"/>
          <table:table-cell office:value="6.218855381012" office:value-type="float"/>
          <table:table-cell office:value="163.24442055575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38</text:p>
          </table:table-cell>
          <table:table-cell office:value="-0.79570554196835" office:value-type="float"/>
          <table:table-cell office:value="5.0050365924835" office:value-type="float"/>
          <table:table-cell office:value="150.26574074083" office:value-type="float"/>
          <table:table-cell office:value="10" office:value-type="float"/>
          <table:table-cell office:value="4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49</text:p>
          </table:table-cell>
          <table:table-cell office:value="-0.21396132186055" office:value-type="float"/>
          <table:table-cell office:value="7.7655839920044" office:value-type="float"/>
          <table:table-cell office:value="140.07120071703" office:value-type="float"/>
          <table:table-cell office:value="10" office:value-type="float"/>
          <table:table-cell office:value="3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60</text:p>
          </table:table-cell>
          <table:table-cell office:value="2.2349011898041" office:value-type="float"/>
          <table:table-cell office:value="10.781146287918" office:value-type="float"/>
          <table:table-cell office:value="-101.49513080621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71</text:p>
          </table:table-cell>
          <table:table-cell office:value="6.2536078691483" office:value-type="float"/>
          <table:table-cell office:value="4.5104122161865" office:value-type="float"/>
          <table:table-cell office:value="-159.06046150596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82</text:p>
          </table:table-cell>
          <table:table-cell office:value="3.8227134943008" office:value-type="float"/>
          <table:table-cell office:value="7.3935008049011" office:value-type="float"/>
          <table:table-cell office:value="4.4387902613658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893</text:p>
          </table:table-cell>
          <table:table-cell office:value="4.990581870079" office:value-type="float"/>
          <table:table-cell office:value="6.0933190584183" office:value-type="float"/>
          <table:table-cell office:value="-43.439915985059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04</text:p>
          </table:table-cell>
          <table:table-cell office:value="9.9789476394653" office:value-type="float"/>
          <table:table-cell office:value="3.7396633625031" office:value-type="float"/>
          <table:table-cell office:value="175.39099371357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15</text:p>
          </table:table-cell>
          <table:table-cell office:value="-0.24803426116705" office:value-type="float"/>
          <table:table-cell office:value="7.0758062601089" office:value-type="float"/>
          <table:table-cell office:value="86.074465399335" office:value-type="float"/>
          <table:table-cell office:value="10" office:value-type="float"/>
          <table:table-cell office:value="2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26</text:p>
          </table:table-cell>
          <table:table-cell office:value="-0.37142027169466" office:value-type="float"/>
          <table:table-cell office:value="8.7514388561249" office:value-type="float"/>
          <table:table-cell office:value="94.157611488537" office:value-type="float"/>
          <table:table-cell office:value="10" office:value-type="float"/>
          <table:table-cell office:value="4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37</text:p>
          </table:table-cell>
          <table:table-cell office:value="3.5805317759514" office:value-type="float"/>
          <table:table-cell office:value="10.14343380928" office:value-type="float"/>
          <table:table-cell office:value="45.089604368635" office:value-type="float"/>
          <table:table-cell office:value="10" office:value-type="float"/>
          <table:table-cell office:value="1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48</text:p>
          </table:table-cell>
          <table:table-cell office:value="4.9057555198669" office:value-type="float"/>
          <table:table-cell office:value="9.9545180797577" office:value-type="float"/>
          <table:table-cell office:value="159.98342842053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59</text:p>
          </table:table-cell>
          <table:table-cell office:value="2.3474006354809" office:value-type="float"/>
          <table:table-cell office:value="8.2227355241776" office:value-type="float"/>
          <table:table-cell office:value="-144.96985058876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70</text:p>
          </table:table-cell>
          <table:table-cell office:value="8.7632638216019" office:value-type="float"/>
          <table:table-cell office:value="10.637414455414" office:value-type="float"/>
          <table:table-cell office:value="-9.987196724885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81</text:p>
          </table:table-cell>
          <table:table-cell office:value="7.5810641050339" office:value-type="float"/>
          <table:table-cell office:value="10.662262439728" office:value-type="float"/>
          <table:table-cell office:value="67.27677925377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4992</text:p>
          </table:table-cell>
          <table:table-cell office:value="-0.83306409418583" office:value-type="float"/>
          <table:table-cell office:value="9.2406225204468" office:value-type="float"/>
          <table:table-cell office:value="-13.43308446134" office:value-type="float"/>
          <table:table-cell office:value="10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6</text:p>
          </table:table-cell>
          <table:table-cell office:value-type="string">
            <text:p>5003</text:p>
          </table:table-cell>
          <table:table-cell office:value="0.34946944564581" office:value-type="float"/>
          <table:table-cell office:value="8.0352813005447" office:value-type="float"/>
          <table:table-cell office:value="-71.963134844592" office:value-type="float"/>
          <table:table-cell office:value="10" office:value-type="float"/>
          <table:table-cell office:value="2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15</text:p>
          </table:table-cell>
          <table:table-cell office:value="1.5521411597729" office:value-type="float"/>
          <table:table-cell office:value="-0.23197952657938" office:value-type="float"/>
          <table:table-cell office:value="-92.435578631747" office:value-type="float"/>
          <table:table-cell office:value="10" office:value-type="float"/>
          <table:table-cell office:value="56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464</text:p>
          </table:table-cell>
          <table:table-cell office:value="-0.17210464924574" office:value-type="float"/>
          <table:table-cell office:value="-0.36079205572605" office:value-type="float"/>
          <table:table-cell office:value="120.16017573654" office:value-type="float"/>
          <table:table-cell office:value="10" office:value-type="float"/>
          <table:table-cell office:value="94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475</text:p>
          </table:table-cell>
          <table:table-cell office:value="-0.10420338250697" office:value-type="float"/>
          <table:table-cell office:value="-0.5897943302989" office:value-type="float"/>
          <table:table-cell office:value="-134.13717032997" office:value-type="float"/>
          <table:table-cell office:value="10" office:value-type="float"/>
          <table:table-cell office:value="867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486</text:p>
          </table:table-cell>
          <table:table-cell office:value="3.5232794284821" office:value-type="float"/>
          <table:table-cell office:value="0.76275452971458" office:value-type="float"/>
          <table:table-cell office:value="-117.47483690833" office:value-type="float"/>
          <table:table-cell office:value="11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497</text:p>
          </table:table-cell>
          <table:table-cell office:value="2.2918994724751" office:value-type="float"/>
          <table:table-cell office:value="0.74890717864037" office:value-type="float"/>
          <table:table-cell office:value="-54.222785743179" office:value-type="float"/>
          <table:table-cell office:value="11" office:value-type="float"/>
          <table:table-cell office:value="3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08</text:p>
          </table:table-cell>
          <table:table-cell office:value="3.9520606398582" office:value-type="float"/>
          <table:table-cell office:value="-0.3752850741148" office:value-type="float"/>
          <table:table-cell office:value="7.1630710913877" office:value-type="float"/>
          <table:table-cell office:value="11" office:value-type="float"/>
          <table:table-cell office:value="2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19</text:p>
          </table:table-cell>
          <table:table-cell office:value="6.4784252643585" office:value-type="float"/>
          <table:table-cell office:value="-0.58497954159975" office:value-type="float"/>
          <table:table-cell office:value="175.71971978352" office:value-type="float"/>
          <table:table-cell office:value="11" office:value-type="float"/>
          <table:table-cell office:value="1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30</text:p>
          </table:table-cell>
          <table:table-cell office:value="-1.5850108861923" office:value-type="float"/>
          <table:table-cell office:value="0.88763788342476" office:value-type="float"/>
          <table:table-cell office:value="-6.3122966012378" office:value-type="float"/>
          <table:table-cell office:value="10" office:value-type="float"/>
          <table:table-cell office:value="3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41</text:p>
          </table:table-cell>
          <table:table-cell office:value="0.57091422379017" office:value-type="float"/>
          <table:table-cell office:value="4.4927668571472" office:value-type="float"/>
          <table:table-cell office:value="166.0203462953" office:value-type="float"/>
          <table:table-cell office:value="10" office:value-type="float"/>
          <table:table-cell office:value="2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52</text:p>
          </table:table-cell>
          <table:table-cell office:value="4.13922727108" office:value-type="float"/>
          <table:table-cell office:value="2.4886557459831" office:value-type="float"/>
          <table:table-cell office:value="79.592977359796" office:value-type="float"/>
          <table:table-cell office:value="10" office:value-type="float"/>
          <table:table-cell office:value="3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63</text:p>
          </table:table-cell>
          <table:table-cell office:value="3.0915677547455" office:value-type="float"/>
          <table:table-cell office:value="1.4322677254677" office:value-type="float"/>
          <table:table-cell office:value="30.13148505217" office:value-type="float"/>
          <table:table-cell office:value="11" office:value-type="float"/>
          <table:table-cell office:value="2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74</text:p>
          </table:table-cell>
          <table:table-cell office:value="1.1486460268497" office:value-type="float"/>
          <table:table-cell office:value="0.65314054489136" office:value-type="float"/>
          <table:table-cell office:value="-5.7805623313424" office:value-type="float"/>
          <table:table-cell office:value="11" office:value-type="float"/>
          <table:table-cell office:value="3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85</text:p>
          </table:table-cell>
          <table:table-cell office:value="8.1001055240631" office:value-type="float"/>
          <table:table-cell office:value="-0.17398817464709" office:value-type="float"/>
          <table:table-cell office:value="42.491749973054" office:value-type="float"/>
          <table:table-cell office:value="11" office:value-type="float"/>
          <table:table-cell office:value="1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596</text:p>
          </table:table-cell>
          <table:table-cell office:value="8.8245928287506" office:value-type="float"/>
          <table:table-cell office:value="0.73956653475761" office:value-type="float"/>
          <table:table-cell office:value="133.65401735731" office:value-type="float"/>
          <table:table-cell office:value="11" office:value-type="float"/>
          <table:table-cell office:value="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07</text:p>
          </table:table-cell>
          <table:table-cell office:value="0.5796954780817" office:value-type="float"/>
          <table:table-cell office:value="0.98842188715935" office:value-type="float"/>
          <table:table-cell office:value="157.80399863128" office:value-type="float"/>
          <table:table-cell office:value="11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18</text:p>
          </table:table-cell>
          <table:table-cell office:value="4.2436972260475" office:value-type="float"/>
          <table:table-cell office:value="4.1433572769165" office:value-type="float"/>
          <table:table-cell office:value="19.530294807094" office:value-type="float"/>
          <table:table-cell office:value="10" office:value-type="float"/>
          <table:table-cell office:value="3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29</text:p>
          </table:table-cell>
          <table:table-cell office:value="3.8277241587639" office:value-type="float"/>
          <table:table-cell office:value="3.7899762392044" office:value-type="float"/>
          <table:table-cell office:value="31.761847863531" office:value-type="float"/>
          <table:table-cell office:value="10" office:value-type="float"/>
          <table:table-cell office:value="5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40</text:p>
          </table:table-cell>
          <table:table-cell office:value="0.80808892846107" office:value-type="float"/>
          <table:table-cell office:value="1.7290939390659" office:value-type="float"/>
          <table:table-cell office:value="85.165391302412" office:value-type="float"/>
          <table:table-cell office:value="10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51</text:p>
          </table:table-cell>
          <table:table-cell office:value="6.0466945171356" office:value-type="float"/>
          <table:table-cell office:value="2.2869496047497" office:value-type="float"/>
          <table:table-cell office:value="-136.85405330293" office:value-type="float"/>
          <table:table-cell office:value="11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62</text:p>
          </table:table-cell>
          <table:table-cell office:value="7.647762298584" office:value-type="float"/>
          <table:table-cell office:value="4.6261420845985" office:value-type="float"/>
          <table:table-cell office:value="89.221561030977" office:value-type="float"/>
          <table:table-cell office:value="10" office:value-type="float"/>
          <table:table-cell office:value="27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73</text:p>
          </table:table-cell>
          <table:table-cell office:value="7.1600162982941" office:value-type="float"/>
          <table:table-cell office:value="2.9474785923958" office:value-type="float"/>
          <table:table-cell office:value="-28.704901789404" office:value-type="float"/>
          <table:table-cell office:value="10" office:value-type="float"/>
          <table:table-cell office:value="3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84</text:p>
          </table:table-cell>
          <table:table-cell office:value="-1.5722964704037" office:value-type="float"/>
          <table:table-cell office:value="6.6016107797623" office:value-type="float"/>
          <table:table-cell office:value="-87.54169865019" office:value-type="float"/>
          <table:table-cell office:value="10" office:value-type="float"/>
          <table:table-cell office:value="2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695</text:p>
          </table:table-cell>
          <table:table-cell office:value="-1.3665662705898" office:value-type="float"/>
          <table:table-cell office:value="1.2556977570057" office:value-type="float"/>
          <table:table-cell office:value="-88.204105188892" office:value-type="float"/>
          <table:table-cell office:value="10" office:value-type="float"/>
          <table:table-cell office:value="3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06</text:p>
          </table:table-cell>
          <table:table-cell office:value="2.9709467291832" office:value-type="float"/>
          <table:table-cell office:value="3.4871479868889" office:value-type="float"/>
          <table:table-cell office:value="103.76536618372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17</text:p>
          </table:table-cell>
          <table:table-cell office:value="7.2802984714508" office:value-type="float"/>
          <table:table-cell office:value="4.8201838135719" office:value-type="float"/>
          <table:table-cell office:value="-79.556786330642" office:value-type="float"/>
          <table:table-cell office:value="10" office:value-type="float"/>
          <table:table-cell office:value="4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28</text:p>
          </table:table-cell>
          <table:table-cell office:value="4.1737285256386" office:value-type="float"/>
          <table:table-cell office:value="4.7448348999023" office:value-type="float"/>
          <table:table-cell office:value="105.02701580145" office:value-type="float"/>
          <table:table-cell office:value="10" office:value-type="float"/>
          <table:table-cell office:value="3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39</text:p>
          </table:table-cell>
          <table:table-cell office:value="6.177504658699" office:value-type="float"/>
          <table:table-cell office:value="5.4177963733673" office:value-type="float"/>
          <table:table-cell office:value="137.92778428193" office:value-type="float"/>
          <table:table-cell office:value="10" office:value-type="float"/>
          <table:table-cell office:value="2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50</text:p>
          </table:table-cell>
          <table:table-cell office:value="8.397234082222" office:value-type="float"/>
          <table:table-cell office:value="3.2694494724274" office:value-type="float"/>
          <table:table-cell office:value="-99.885436379985" office:value-type="float"/>
          <table:table-cell office:value="10" office:value-type="float"/>
          <table:table-cell office:value="2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61</text:p>
          </table:table-cell>
          <table:table-cell office:value="-0.32167136669159" office:value-type="float"/>
          <table:table-cell office:value="5.0536674261093" office:value-type="float"/>
          <table:table-cell office:value="126.79960317672" office:value-type="float"/>
          <table:table-cell office:value="10" office:value-type="float"/>
          <table:table-cell office:value="5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72</text:p>
          </table:table-cell>
          <table:table-cell office:value="-1.0654450953007" office:value-type="float"/>
          <table:table-cell office:value="8.9208209514618" office:value-type="float"/>
          <table:table-cell office:value="-10.681661640763" office:value-type="float"/>
          <table:table-cell office:value="10" office:value-type="float"/>
          <table:table-cell office:value="2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83</text:p>
          </table:table-cell>
          <table:table-cell office:value="0.57331152260303" office:value-type="float"/>
          <table:table-cell office:value="5.4350513219833" office:value-type="float"/>
          <table:table-cell office:value="98.237029306448" office:value-type="float"/>
          <table:table-cell office:value="11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794</text:p>
          </table:table-cell>
          <table:table-cell office:value="3.8649526238441" office:value-type="float"/>
          <table:table-cell office:value="3.4623631834984" office:value-type="float"/>
          <table:table-cell office:value="-47.947663790101" office:value-type="float"/>
          <table:table-cell office:value="10" office:value-type="float"/>
          <table:table-cell office:value="3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05</text:p>
          </table:table-cell>
          <table:table-cell office:value="4.5988139510155" office:value-type="float"/>
          <table:table-cell office:value="5.0811046361923" office:value-type="float"/>
          <table:table-cell office:value="-139.8762365815" office:value-type="float"/>
          <table:table-cell office:value="10" office:value-type="float"/>
          <table:table-cell office:value="2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16</text:p>
          </table:table-cell>
          <table:table-cell office:value="7.9696553945541" office:value-type="float"/>
          <table:table-cell office:value="5.3618824481964" office:value-type="float"/>
          <table:table-cell office:value="-166.49920773354" office:value-type="float"/>
          <table:table-cell office:value="10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27</text:p>
          </table:table-cell>
          <table:table-cell office:value="8.7736666202545" office:value-type="float"/>
          <table:table-cell office:value="6.1043053865433" office:value-type="float"/>
          <table:table-cell office:value="163.31170470851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38</text:p>
          </table:table-cell>
          <table:table-cell office:value="-0.65732702612877" office:value-type="float"/>
          <table:table-cell office:value="5.1711201667786" office:value-type="float"/>
          <table:table-cell office:value="-121.26657157947" office:value-type="float"/>
          <table:table-cell office:value="10" office:value-type="float"/>
          <table:table-cell office:value="4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49</text:p>
          </table:table-cell>
          <table:table-cell office:value="-0.33118888735771" office:value-type="float"/>
          <table:table-cell office:value="7.5764524936676" office:value-type="float"/>
          <table:table-cell office:value="49.302111006087" office:value-type="float"/>
          <table:table-cell office:value="10" office:value-type="float"/>
          <table:table-cell office:value="3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60</text:p>
          </table:table-cell>
          <table:table-cell office:value="2.2448964416981" office:value-type="float"/>
          <table:table-cell office:value="11.04994058609" office:value-type="float"/>
          <table:table-cell office:value="-88.15778668519" office:value-type="float"/>
          <table:table-cell office:value="10" office:value-type="float"/>
          <table:table-cell office:value="1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71</text:p>
          </table:table-cell>
          <table:table-cell office:value="6.3862776756287" office:value-type="float"/>
          <table:table-cell office:value="4.7655123472214" office:value-type="float"/>
          <table:table-cell office:value="-108.25649112653" office:value-type="float"/>
          <table:table-cell office:value="10" office:value-type="float"/>
          <table:table-cell office:value="1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82</text:p>
          </table:table-cell>
          <table:table-cell office:value="3.4931081533432" office:value-type="float"/>
          <table:table-cell office:value="7.3226773738861" office:value-type="float"/>
          <table:table-cell office:value="14.35612398348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893</text:p>
          </table:table-cell>
          <table:table-cell office:value="4.7022408246994" office:value-type="float"/>
          <table:table-cell office:value="6.3663899898529" office:value-type="float"/>
          <table:table-cell office:value="-43.455206284857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04</text:p>
          </table:table-cell>
          <table:table-cell office:value="10.084998607635" office:value-type="float"/>
          <table:table-cell office:value="3.6795607209206" office:value-type="float"/>
          <table:table-cell office:value="177.79362429479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15</text:p>
          </table:table-cell>
          <table:table-cell office:value="-0.27533963322639" office:value-type="float"/>
          <table:table-cell office:value="6.6788947582245" office:value-type="float"/>
          <table:table-cell office:value="86.085850266135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26</text:p>
          </table:table-cell>
          <table:table-cell office:value="-0.48823341727257" office:value-type="float"/>
          <table:table-cell office:value="8.6041033267975" office:value-type="float"/>
          <table:table-cell office:value="36.187670413096" office:value-type="float"/>
          <table:table-cell office:value="10" office:value-type="float"/>
          <table:table-cell office:value="4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37</text:p>
          </table:table-cell>
          <table:table-cell office:value="3.301927447319" office:value-type="float"/>
          <table:table-cell office:value="9.8970288038254" office:value-type="float"/>
          <table:table-cell office:value="34.978499837742" office:value-type="float"/>
          <table:table-cell office:value="10" office:value-type="float"/>
          <table:table-cell office:value="1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48</text:p>
          </table:table-cell>
          <table:table-cell office:value="5.2575886249542" office:value-type="float"/>
          <table:table-cell office:value="9.8335611820221" office:value-type="float"/>
          <table:table-cell office:value="163.06603486371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59</text:p>
          </table:table-cell>
          <table:table-cell office:value="2.6461157202721" office:value-type="float"/>
          <table:table-cell office:value="8.2149487733841" office:value-type="float"/>
          <table:table-cell office:value="169.83681879226" office:value-type="float"/>
          <table:table-cell office:value="10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70</text:p>
          </table:table-cell>
          <table:table-cell office:value="8.4232777357101" office:value-type="float"/>
          <table:table-cell office:value="10.619823932648" office:value-type="float"/>
          <table:table-cell office:value="6.14477812674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81</text:p>
          </table:table-cell>
          <table:table-cell office:value="7.334668636322" office:value-type="float"/>
          <table:table-cell office:value="10.598958730698" office:value-type="float"/>
          <table:table-cell office:value="5.5706623917932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4992</text:p>
          </table:table-cell>
          <table:table-cell office:value="-1.1187845468521" office:value-type="float"/>
          <table:table-cell office:value="9.2609703540802" office:value-type="float"/>
          <table:table-cell office:value="8.3902009353516" office:value-type="float"/>
          <table:table-cell office:value="10" office:value-type="float"/>
          <table:table-cell office:value="1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7</text:p>
          </table:table-cell>
          <table:table-cell office:value-type="string">
            <text:p>5003</text:p>
          </table:table-cell>
          <table:table-cell office:value="0.35304695367813" office:value-type="float"/>
          <table:table-cell office:value="8.3693665266037" office:value-type="float"/>
          <table:table-cell office:value="-95.935003772663" office:value-type="float"/>
          <table:table-cell office:value="10" office:value-type="float"/>
          <table:table-cell office:value="227" office:value-type="float"/>
          <table:table-cell office:value-type="string">
            <text:p> <text:s/>OK </text:p>
          </table:table-cell>
        </table:table-row>
      </table:table>
      <table:table table:name="analyse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opinion_1</text:p>
          </table:table-cell>
          <table:table-cell office:value-type="string">
            <text:p>somme_1</text:p>
          </table:table-cell>
          <table:table-cell office:value-type="string">
            <text:p>opinion_2</text:p>
          </table:table-cell>
          <table:table-cell office:value-type="string">
            <text:p>somme_2</text:p>
          </table:table-cell>
          <table:table-cell office:value-type="string">
            <text:p>puissance_1</text:p>
          </table:table-cell>
          <table:table-cell office:value-type="string">
            <text:p>puissance_2</text:p>
          </table:table-cell>
          <table:table-cell office:value-type="string">
            <text:p>etat</text:p>
          </table:table-cell>
        </table:table-row>
        <table:table-row>
          <table:table-cell office:value="0" office:value-type="float"/>
          <table:table-cell office:value="10" office:value-type="float"/>
          <table:table-cell office:value="25" office:value-type="float"/>
          <table:table-cell office:value="11" office:value-type="float"/>
          <table:table-cell office:value="26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  <table:table-row>
          <table:table-cell office:value="1" office:value-type="float"/>
          <table:table-cell office:value="10" office:value-type="float"/>
          <table:table-cell office:value="25" office:value-type="float"/>
          <table:table-cell office:value="11" office:value-type="float"/>
          <table:table-cell office:value="25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  <table:table-row>
          <table:table-cell office:value="2" office:value-type="float"/>
          <table:table-cell office:value="10" office:value-type="float"/>
          <table:table-cell office:value="25" office:value-type="float"/>
          <table:table-cell office:value="11" office:value-type="float"/>
          <table:table-cell office:value="25" office:value-type="float"/>
          <table:table-cell office:value="1.0" office:value-type="float"/>
          <table:table-cell office:value="2.84" office:value-type="float"/>
          <table:table-cell office:value="0" office:value-type="float"/>
        </table:table-row>
        <table:table-row>
          <table:table-cell office:value="3" office:value-type="float"/>
          <table:table-cell office:value="10" office:value-type="float"/>
          <table:table-cell office:value="25" office:value-type="float"/>
          <table:table-cell office:value="11" office:value-type="float"/>
          <table:table-cell office:value="25" office:value-type="float"/>
          <table:table-cell office:value="8.4" office:value-type="float"/>
          <table:table-cell office:value="10.0" office:value-type="float"/>
          <table:table-cell office:value="0" office:value-type="float"/>
        </table:table-row>
        <table:table-row>
          <table:table-cell office:value="4" office:value-type="float"/>
          <table:table-cell office:value="10" office:value-type="float"/>
          <table:table-cell office:value="26" office:value-type="float"/>
          <table:table-cell office:value="11" office:value-type="float"/>
          <table:table-cell office:value="24" office:value-type="float"/>
          <table:table-cell office:value="14.26923076923077" office:value-type="float"/>
          <table:table-cell office:value="16.375" office:value-type="float"/>
          <table:table-cell office:value="0" office:value-type="float"/>
        </table:table-row>
        <table:table-row>
          <table:table-cell office:value="5" office:value-type="float"/>
          <table:table-cell office:value="10" office:value-type="float"/>
          <table:table-cell office:value="26" office:value-type="float"/>
          <table:table-cell office:value="11" office:value-type="float"/>
          <table:table-cell office:value="24" office:value-type="float"/>
          <table:table-cell office:value="23.153846153846153" office:value-type="float"/>
          <table:table-cell office:value="23.208333333333332" office:value-type="float"/>
          <table:table-cell office:value="0" office:value-type="float"/>
        </table:table-row>
        <table:table-row>
          <table:table-cell office:value="6" office:value-type="float"/>
          <table:table-cell office:value="10" office:value-type="float"/>
          <table:table-cell office:value="27" office:value-type="float"/>
          <table:table-cell office:value="11" office:value-type="float"/>
          <table:table-cell office:value="23" office:value-type="float"/>
          <table:table-cell office:value="31.48148148148148" office:value-type="float"/>
          <table:table-cell office:value="28.652173913043477" office:value-type="float"/>
          <table:table-cell office:value="1" office:value-type="float"/>
        </table:table-row>
        <table:table-row>
          <table:table-cell office:value="7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41.25" office:value-type="float"/>
          <table:table-cell office:value="33.0" office:value-type="float"/>
          <table:table-cell office:value="1" office:value-type="float"/>
        </table:table-row>
        <table:table-row>
          <table:table-cell office:value="8" office:value-type="float"/>
          <table:table-cell office:value="10" office:value-type="float"/>
          <table:table-cell office:value="27" office:value-type="float"/>
          <table:table-cell office:value="11" office:value-type="float"/>
          <table:table-cell office:value="23" office:value-type="float"/>
          <table:table-cell office:value="53.51851851851852" office:value-type="float"/>
          <table:table-cell office:value="35.43478260869565" office:value-type="float"/>
          <table:table-cell office:value="1" office:value-type="float"/>
        </table:table-row>
        <table:table-row>
          <table:table-cell office:value="9" office:value-type="float"/>
          <table:table-cell office:value="10" office:value-type="float"/>
          <table:table-cell office:value="26" office:value-type="float"/>
          <table:table-cell office:value="11" office:value-type="float"/>
          <table:table-cell office:value="24" office:value-type="float"/>
          <table:table-cell office:value="62.73076923076923" office:value-type="float"/>
          <table:table-cell office:value="44.791666666666664" office:value-type="float"/>
          <table:table-cell office:value="2" office:value-type="float"/>
        </table:table-row>
        <table:table-row>
          <table:table-cell office:value="10" office:value-type="float"/>
          <table:table-cell office:value="10" office:value-type="float"/>
          <table:table-cell office:value="26" office:value-type="float"/>
          <table:table-cell office:value="11" office:value-type="float"/>
          <table:table-cell office:value="24" office:value-type="float"/>
          <table:table-cell office:value="72.65384615384616" office:value-type="float"/>
          <table:table-cell office:value="52.458333333333336" office:value-type="float"/>
          <table:table-cell office:value="2" office:value-type="float"/>
        </table:table-row>
        <table:table-row>
          <table:table-cell office:value="11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83.53571428571429" office:value-type="float"/>
          <table:table-cell office:value="61.09090909090909" office:value-type="float"/>
          <table:table-cell office:value="2" office:value-type="float"/>
        </table:table-row>
        <table:table-row>
          <table:table-cell office:value="12" office:value-type="float"/>
          <table:table-cell office:value="10" office:value-type="float"/>
          <table:table-cell office:value="27" office:value-type="float"/>
          <table:table-cell office:value="11" office:value-type="float"/>
          <table:table-cell office:value="23" office:value-type="float"/>
          <table:table-cell office:value="98.37037037037037" office:value-type="float"/>
          <table:table-cell office:value="70.43478260869566" office:value-type="float"/>
          <table:table-cell office:value="2" office:value-type="float"/>
        </table:table-row>
        <table:table-row>
          <table:table-cell office:value="13" office:value-type="float"/>
          <table:table-cell office:value="10" office:value-type="float"/>
          <table:table-cell office:value="30" office:value-type="float"/>
          <table:table-cell office:value="11" office:value-type="float"/>
          <table:table-cell office:value="20" office:value-type="float"/>
          <table:table-cell office:value="109.86666666666666" office:value-type="float"/>
          <table:table-cell office:value="74.95" office:value-type="float"/>
          <table:table-cell office:value="2" office:value-type="float"/>
        </table:table-row>
        <table:table-row>
          <table:table-cell office:value="14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128.82142857142858" office:value-type="float"/>
          <table:table-cell office:value="77.0" office:value-type="float"/>
          <table:table-cell office:value="2" office:value-type="float"/>
        </table:table-row>
        <table:table-row>
          <table:table-cell office:value="15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142.32142857142858" office:value-type="float"/>
          <table:table-cell office:value="86.5909090909091" office:value-type="float"/>
          <table:table-cell office:value="2" office:value-type="float"/>
        </table:table-row>
        <table:table-row>
          <table:table-cell office:value="16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155.9655172413793" office:value-type="float"/>
          <table:table-cell office:value="89.0" office:value-type="float"/>
          <table:table-cell office:value="2" office:value-type="float"/>
        </table:table-row>
        <table:table-row>
          <table:table-cell office:value="17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167.5483870967742" office:value-type="float"/>
          <table:table-cell office:value="92.15789473684211" office:value-type="float"/>
          <table:table-cell office:value="3" office:value-type="float"/>
        </table:table-row>
        <table:table-row>
          <table:table-cell office:value="18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182.6875" office:value-type="float"/>
          <table:table-cell office:value="96.66666666666667" office:value-type="float"/>
          <table:table-cell office:value="3" office:value-type="float"/>
        </table:table-row>
        <table:table-row>
          <table:table-cell office:value="19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195.53125" office:value-type="float"/>
          <table:table-cell office:value="105.88888888888889" office:value-type="float"/>
          <table:table-cell office:value="3" office:value-type="float"/>
        </table:table-row>
        <table:table-row>
          <table:table-cell office:value="20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208.15625" office:value-type="float"/>
          <table:table-cell office:value="118.11111111111111" office:value-type="float"/>
          <table:table-cell office:value="3" office:value-type="float"/>
        </table:table-row>
        <table:table-row>
          <table:table-cell office:value="21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223.2258064516129" office:value-type="float"/>
          <table:table-cell office:value="131.8421052631579" office:value-type="float"/>
          <table:table-cell office:value="3" office:value-type="float"/>
        </table:table-row>
        <table:table-row>
          <table:table-cell office:value="22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240.10344827586206" office:value-type="float"/>
          <table:table-cell office:value="155.42857142857142" office:value-type="float"/>
          <table:table-cell office:value="3" office:value-type="float"/>
        </table:table-row>
        <table:table-row>
          <table:table-cell office:value="23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253.75862068965517" office:value-type="float"/>
          <table:table-cell office:value="171.23809523809524" office:value-type="float"/>
          <table:table-cell office:value="3" office:value-type="float"/>
        </table:table-row>
        <table:table-row>
          <table:table-cell office:value="24" office:value-type="float"/>
          <table:table-cell office:value="10" office:value-type="float"/>
          <table:table-cell office:value="33" office:value-type="float"/>
          <table:table-cell office:value="11" office:value-type="float"/>
          <table:table-cell office:value="17" office:value-type="float"/>
          <table:table-cell office:value="265.72727272727275" office:value-type="float"/>
          <table:table-cell office:value="171.23529411764707" office:value-type="float"/>
          <table:table-cell office:value="3" office:value-type="float"/>
        </table:table-row>
        <table:table-row>
          <table:table-cell office:value="25" office:value-type="float"/>
          <table:table-cell office:value="10" office:value-type="float"/>
          <table:table-cell office:value="35" office:value-type="float"/>
          <table:table-cell office:value="11" office:value-type="float"/>
          <table:table-cell office:value="15" office:value-type="float"/>
          <table:table-cell office:value="280.3142857142857" office:value-type="float"/>
          <table:table-cell office:value="176.66666666666666" office:value-type="float"/>
          <table:table-cell office:value="3" office:value-type="float"/>
        </table:table-row>
        <table:table-row>
          <table:table-cell office:value="26" office:value-type="float"/>
          <table:table-cell office:value="10" office:value-type="float"/>
          <table:table-cell office:value="36" office:value-type="float"/>
          <table:table-cell office:value="11" office:value-type="float"/>
          <table:table-cell office:value="14" office:value-type="float"/>
          <table:table-cell office:value="297.3888888888889" office:value-type="float"/>
          <table:table-cell office:value="174.78571428571428" office:value-type="float"/>
          <table:table-cell office:value="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12T09:40:05.317151</meta:creation-date>
    <dc:date>2023-04-12T09:40:05.470144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